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3571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4071in"/>
    </style:style>
    <style:style style:name="co13" style:family="table-column">
      <style:table-column-properties fo:break-before="auto" style:column-width="1.3937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4965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1.7154in"/>
    </style:style>
    <style:style style:name="co20" style:family="table-column">
      <style:table-column-properties fo:break-before="auto" style:column-width="1.1681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.7043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5035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6571in"/>
    </style:style>
    <style:style style:name="co30" style:family="table-column">
      <style:table-column-properties fo:break-before="auto" style:column-width="0.5181in"/>
    </style:style>
    <style:style style:name="co31" style:family="table-column">
      <style:table-column-properties fo:break-before="auto" style:column-width="0.5929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5571in"/>
    </style:style>
    <style:style style:name="co34" style:family="table-column">
      <style:table-column-properties fo:break-before="auto" style:column-width="0.4602in"/>
    </style:style>
    <style:style style:name="co35" style:family="table-column">
      <style:table-column-properties fo:break-before="auto" style:column-width="1.24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29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0">
      <style:text-properties fo:color="#999999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Weapon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ce2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Dmg Type</text:p>
          </table:table-cell>
          <table:table-cell table:style-name="ce1" office:value-type="string" calcext:value-type="string">
            <text:p>Dmg Min</text:p>
          </table:table-cell>
          <table:table-cell table:style-name="ce1" office:value-type="string" calcext:value-type="string">
            <text:p>Dmg Max</text:p>
          </table:table-cell>
          <table:table-cell table:style-name="ce1" office:value-type="string" calcext:value-type="string">
            <text:p>Attack Pri</text:p>
          </table:table-cell>
          <table:table-cell table:style-name="ce1" office:value-type="string" calcext:value-type="string">
            <text:p>Attack Sec</text:p>
          </table:table-cell>
          <table:table-cell table:style-name="ce1" office:value-type="string" calcext:value-type="string">
            <text:p>Rng Pri</text:p>
          </table:table-cell>
          <table:table-cell table:style-name="ce1" office:value-type="string" calcext:value-type="string">
            <text:p>Rng Sec</text:p>
          </table:table-cell>
          <table:table-cell table:style-name="ce1" office:value-type="string" calcext:value-type="string">
            <text:p>AP Pri</text:p>
          </table:table-cell>
          <table:table-cell table:style-name="ce1" office:value-type="string" calcext:value-type="string">
            <text:p>AP Sec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Burst</text:p>
          </table:table-cell>
          <table:table-cell table:style-name="ce1" office:value-type="string" calcext:value-type="string">
            <text:p>Caliber</text:p>
          </table:table-cell>
          <table:table-cell table:style-name="ce1" office:value-type="string" calcext:value-type="string">
            <text:p>Ammo PID</text:p>
          </table:table-cell>
          <table:table-cell table:style-name="ce1" office:value-type="string" calcext:value-type="string">
            <text:p>Min St</text:p>
          </table:table-cell>
          <table:table-cell table:style-name="ce1" office:value-type="string" calcext:value-type="string">
            <text:p>Crit.Fai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erk</text:p>
          </table:table-cell>
          <table:table-cell table:style-name="ce1" office:value-type="string" calcext:value-type="string">
            <text:p>Anim Code</text:p>
          </table:table-cell>
          <table:table-cell table:style-name="ce1" office:value-type="string" calcext:value-type="string">
            <text:p>Big Gun</text:p>
          </table:table-cell>
          <table:table-cell table:style-name="ce1" office:value-type="string" calcext:value-type="string">
            <text:p>Two Hand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00000012.pro</text:p>
          </table:table-cell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9.pro</text:p>
          </table:table-cell>
          <table:table-cell office:value-type="string" calcext:value-type="string">
            <text:p>Cl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5.pro</text:p>
          </table:table-cell>
          <table:table-cell office:value-type="string" calcext:value-type="string">
            <text:p>Sledgehamm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3.pro</text:p>
          </table:table-cell>
          <table:table-cell office:value-type="string" calcext:value-type="string">
            <text:p>Sp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4.pro</text:p>
          </table:table-cell>
          <table:table-cell office:value-type="string" calcext:value-type="string">
            <text:p>10mm Pist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2.pro</text:p>
          </table:table-cell>
          <table:table-cell office:value-type="string" calcext:value-type="string">
            <text:p>10mm SM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1.pro</text:p>
          </table:table-cell>
          <table:table-cell office:value-type="string" calcext:value-type="string">
            <text:p>Hunting Rif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0.pro</text:p>
          </table:table-cell>
          <table:table-cell office:value-type="string" calcext:value-type="string">
            <text:p>Fla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[3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6.pro</text:p>
          </table:table-cell>
          <table:table-cell office:value-type="string" calcext:value-type="string">
            <text:p>Minigu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00" calcext:value-type="float">
            <text:p>38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07.pro</text:p>
          </table:table-cell>
          <table:table-cell office:value-type="string" calcext:value-type="string">
            <text:p>Rocket Launc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plode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5.pro</text:p>
          </table:table-cell>
          <table:table-cell office:value-type="string" calcext:value-type="string">
            <text:p>Plasma Rif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6.pro</text:p>
          </table:table-cell>
          <table:table-cell office:value-type="string" calcext:value-type="string">
            <text:p>Laser Pist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8.pro</text:p>
          </table:table-cell>
          <table:table-cell office:value-type="string" calcext:value-type="string">
            <text:p>Desert Eagle .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19.pro</text:p>
          </table:table-cell>
          <table:table-cell office:value-type="string" calcext:value-type="string">
            <text:p>Roc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0.pro</text:p>
          </table:table-cell>
          <table:table-cell office:value-type="string" calcext:value-type="string">
            <text:p>Crow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1.pro</text:p>
          </table:table-cell>
          <table:table-cell office:value-type="string" calcext:value-type="string">
            <text:p>Brass Knuck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2.pro</text:p>
          </table:table-cell>
          <table:table-cell office:value-type="string" calcext:value-type="string">
            <text:p>14mm Pisto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3.pro</text:p>
          </table:table-cell>
          <table:table-cell office:value-type="string" calcext:value-type="string">
            <text:p>Assault Rifl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4.pro</text:p>
          </table:table-cell>
          <table:table-cell office:value-type="string" calcext:value-type="string">
            <text:p>Plasma Pisto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5.pro</text:p>
          </table:table-cell>
          <table:table-cell office:value-type="string" calcext:value-type="string">
            <text:p>Grenade (Fra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de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6.pro</text:p>
          </table:table-cell>
          <table:table-cell office:value-type="string" calcext:value-type="string">
            <text:p>Grenade (Plasm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lasma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7.pro</text:p>
          </table:table-cell>
          <table:table-cell office:value-type="string" calcext:value-type="string">
            <text:p>Grenade (Puls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MP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28.pro</text:p>
          </table:table-cell>
          <table:table-cell office:value-type="string" calcext:value-type="string">
            <text:p>Gatling Las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45.pro</text:p>
          </table:table-cell>
          <table:table-cell office:value-type="string" calcext:value-type="string">
            <text:p>Throwing Knif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79.pro</text:p>
          </table:table-cell>
          <table:table-cell office:value-type="string" calcext:value-type="string">
            <text:p>Flar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094.pro</text:p>
          </table:table-cell>
          <table:table-cell office:value-type="string" calcext:value-type="string">
            <text:p>Shotgu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5.pro</text:p>
          </table:table-cell>
          <table:table-cell office:value-type="string" calcext:value-type="string">
            <text:p>Super Sledg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50" calcext:value-type="float">
            <text:p>37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6.pro</text:p>
          </table:table-cell>
          <table:table-cell office:value-type="string" calcext:value-type="string">
            <text:p>Ripp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18.pro</text:p>
          </table:table-cell>
          <table:table-cell office:value-type="string" calcext:value-type="string">
            <text:p>Laser Rifl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0.pro</text:p>
          </table:table-cell>
          <table:table-cell office:value-type="string" calcext:value-type="string">
            <text:p>Alien Blast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ectrical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22.pro</text:p>
          </table:table-cell>
          <table:table-cell office:value-type="string" calcext:value-type="string">
            <text:p>9mm Maus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AP [360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43.pro</text:p>
          </table:table-cell>
          <table:table-cell office:value-type="string" calcext:value-type="string">
            <text:p>Sniper Rifl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rmal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59.pro</text:p>
          </table:table-cell>
          <table:table-cell office:value-type="string" calcext:value-type="string">
            <text:p>Molotov Cocktai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0.pro</text:p>
          </table:table-cell>
          <table:table-cell office:value-type="string" calcext:value-type="string">
            <text:p>Cattle Pro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lectric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1.pro</text:p>
          </table:table-cell>
          <table:table-cell office:value-type="string" calcext:value-type="string">
            <text:p>Red Ryder BB Gu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162.pro</text:p>
          </table:table-cell>
          <table:table-cell office:value-type="string" calcext:value-type="string">
            <text:p>Red Ryder LE BB Gu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05.pro</text:p>
          </table:table-cell>
          <table:table-cell office:value-type="string" calcext:value-type="string">
            <text:p>Flar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3.pro</text:p>
          </table:table-cell>
          <table:table-cell office:value-type="string" calcext:value-type="string">
            <text:p>Turbo Plasma Rifl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lasm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4.pro</text:p>
          </table:table-cell>
          <table:table-cell office:value-type="string" calcext:value-type="string">
            <text:p>Spiked Knuckl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5.pro</text:p>
          </table:table-cell>
          <table:table-cell office:value-type="string" calcext:value-type="string">
            <text:p>Power Fis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36.pro</text:p>
          </table:table-cell>
          <table:table-cell office:value-type="string" calcext:value-type="string">
            <text:p>Combat Knif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1.pro</text:p>
          </table:table-cell>
          <table:table-cell office:value-type="string" calcext:value-type="string">
            <text:p>.223 Pisto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42.pro</text:p>
          </table:table-cell>
          <table:table-cell office:value-type="string" calcext:value-type="string">
            <text:p>Combat Shotgu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1.pro</text:p>
          </table:table-cell>
          <table:table-cell office:value-type="string" calcext:value-type="string">
            <text:p>Jonny's BB Gu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 office:value-type="string" calcext:value-type="string">
            <text:p>BB's [163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68.pro</text:p>
          </table:table-cell>
          <table:table-cell office:value-type="string" calcext:value-type="string">
            <text:p>H&amp;K CAW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50" calcext:value-type="float">
            <text:p>325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70.pro</text:p>
          </table:table-cell>
          <table:table-cell office:value-type="string" calcext:value-type="string">
            <text:p>Robo Rocket Launche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xplod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 [1]</text:p>
          </table:table-cell>
          <table:table-cell office:value-type="string" calcext:value-type="string">
            <text:p>Explosive Rocket [14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ocket Launcher (M) [10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0.pro</text:p>
          </table:table-cell>
          <table:table-cell office:value-type="string" calcext:value-type="string">
            <text:p>Sharpened Spea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3.pro</text:p>
          </table:table-cell>
          <table:table-cell office:value-type="string" calcext:value-type="string">
            <text:p>Tommy Gu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orm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87.pro</text:p>
          </table:table-cell>
          <table:table-cell office:value-type="string" calcext:value-type="string">
            <text:p>Scoped Hunting Rifl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0.pro</text:p>
          </table:table-cell>
          <table:table-cell office:value-type="string" calcext:value-type="string">
            <text:p>Robo Melee Weapon 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ectrical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1.pro</text:p>
          </table:table-cell>
          <table:table-cell office:value-type="string" calcext:value-type="string">
            <text:p>Robo Melee Weapon 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lectric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2.pro</text:p>
          </table:table-cell>
          <table:table-cell office:value-type="string" calcext:value-type="string">
            <text:p>Boxing Glove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3.pro</text:p>
          </table:table-cell>
          <table:table-cell office:value-type="string" calcext:value-type="string">
            <text:p>Plated Boxing Glove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6.pro</text:p>
          </table:table-cell>
          <table:table-cell office:value-type="string" calcext:value-type="string">
            <text:p>H&amp;K P90c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AP [30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299.pro</text:p>
          </table:table-cell>
          <table:table-cell office:value-type="string" calcext:value-type="string">
            <text:p>Pipe Rifl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00.pro</text:p>
          </table:table-cell>
          <table:table-cell office:value-type="string" calcext:value-type="string">
            <text:p>Zip Gu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m [8]</text:p>
          </table:table-cell>
          <table:table-cell office:value-type="string" calcext:value-type="string">
            <text:p>10mm JHP [29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3.pro</text:p>
          </table:table-cell>
          <table:table-cell office:value-type="string" calcext:value-type="string">
            <text:p>.44 Magnum Revolver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19.pro</text:p>
          </table:table-cell>
          <table:table-cell office:value-type="string" calcext:value-type="string">
            <text:p>Switchblad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20.pro</text:p>
          </table:table-cell>
          <table:table-cell office:value-type="string" calcext:value-type="string">
            <text:p>Sharpened Pol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Throw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32.pro</text:p>
          </table:table-cell>
          <table:table-cell office:value-type="string" calcext:value-type="string">
            <text:p>M3A1 "Grease Gun" SM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orma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45 cal [14]</text:p>
          </table:table-cell>
          <table:table-cell office:value-type="string" calcext:value-type="string">
            <text:p>.45 Caliber [357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0.pro</text:p>
          </table:table-cell>
          <table:table-cell office:value-type="string" calcext:value-type="string">
            <text:p>Bozar AM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0 cal [19]</text:p>
          </table:table-cell>
          <table:table-cell office:value-type="string" calcext:value-type="string">
            <text:p>.50 BMG [610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apon Scope Range [64]</text:p>
          </table:table-cell>
          <table:table-cell office:value-type="string" calcext:value-type="string">
            <text:p>Custom Anim (P) [13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1.pro</text:p>
          </table:table-cell>
          <table:table-cell office:value-type="string" calcext:value-type="string">
            <text:p>FN F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2.pro</text:p>
          </table:table-cell>
          <table:table-cell office:value-type="string" calcext:value-type="string">
            <text:p>H&amp;K G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3.pro</text:p>
          </table:table-cell>
          <table:table-cell office:value-type="string" calcext:value-type="string">
            <text:p>XL70E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AP [61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4.pro</text:p>
          </table:table-cell>
          <table:table-cell office:value-type="string" calcext:value-type="string">
            <text:p>Pancor Jackhammer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55.pro</text:p>
          </table:table-cell>
          <table:table-cell office:value-type="string" calcext:value-type="string">
            <text:p>Light Support Weap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65.pro</text:p>
          </table:table-cell>
          <table:table-cell office:value-type="string" calcext:value-type="string">
            <text:p>Plant Spik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1.pro</text:p>
          </table:table-cell>
          <table:table-cell office:value-type="string" calcext:value-type="string">
            <text:p>Claw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72.pro</text:p>
          </table:table-cell>
          <table:table-cell office:value-type="string" calcext:value-type="string">
            <text:p>Claw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3.pro</text:p>
          </table:table-cell>
          <table:table-cell office:value-type="string" calcext:value-type="string">
            <text:p>Shiv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4.pro</text:p>
          </table:table-cell>
          <table:table-cell office:value-type="string" calcext:value-type="string">
            <text:p>Wrenc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5.pro</text:p>
          </table:table-cell>
          <table:table-cell office:value-type="string" calcext:value-type="string">
            <text:p>Sawed-Off Shotgu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rmal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-gauge [11]</text:p>
          </table:table-cell>
          <table:table-cell office:value-type="string" calcext:value-type="string">
            <text:p>12 ga. Buckshot [95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Enhanced Knockout [117]</text:p>
          </table:table-cell>
          <table:table-cell office:value-type="string" calcext:value-type="string">
            <text:p>Rifle (J) [7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6.pro</text:p>
          </table:table-cell>
          <table:table-cell office:value-type="string" calcext:value-type="string">
            <text:p>Louisville Slugger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Club (E) [2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7.pro</text:p>
          </table:table-cell>
          <table:table-cell office:value-type="string" calcext:value-type="string">
            <text:p>M6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8.pro</text:p>
          </table:table-cell>
          <table:table-cell office:value-type="string" calcext:value-type="string">
            <text:p>Needler Pistol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N needler [17]</text:p>
          </table:table-cell>
          <table:table-cell office:value-type="string" calcext:value-type="string">
            <text:p>HN Needler Cartridge [361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89.pro</text:p>
          </table:table-cell>
          <table:table-cell office:value-type="string" calcext:value-type="string">
            <text:p>Avenger Minigu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0.pro</text:p>
          </table:table-cell>
          <table:table-cell office:value-type="string" calcext:value-type="string">
            <text:p>Solar Scorcher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1.pro</text:p>
          </table:table-cell>
          <table:table-cell office:value-type="string" calcext:value-type="string">
            <text:p>H&amp;K G11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Uzi (I) [6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2.pro</text:p>
          </table:table-cell>
          <table:table-cell office:value-type="string" calcext:value-type="string">
            <text:p>M72 Gauss Rifl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50" calcext:value-type="float">
            <text:p>575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3.pro</text:p>
          </table:table-cell>
          <table:table-cell office:value-type="string" calcext:value-type="string">
            <text:p>Phaze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as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4.pro</text:p>
          </table:table-cell>
          <table:table-cell office:value-type="string" calcext:value-type="string">
            <text:p>PPK12 Gauss Pisto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mm [15]</text:p>
          </table:table-cell>
          <table:table-cell office:value-type="string" calcext:value-type="string">
            <text:p>2mm EC [358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50" calcext:value-type="float">
            <text:p>3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5.pro</text:p>
          </table:table-cell>
          <table:table-cell office:value-type="string" calcext:value-type="string">
            <text:p>Vindicator Minigu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mm caseless [16]</text:p>
          </table:table-cell>
          <table:table-cell office:value-type="string" calcext:value-type="string">
            <text:p>4.7mm Caseless [359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000" calcext:value-type="float">
            <text:p>1200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6.pro</text:p>
          </table:table-cell>
          <table:table-cell office:value-type="string" calcext:value-type="string">
            <text:p>YK32 Pulse Pistol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Electrical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7.pro</text:p>
          </table:table-cell>
          <table:table-cell office:value-type="string" calcext:value-type="string">
            <text:p>YK42B Pulse Rifl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lectrical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8.pro</text:p>
          </table:table-cell>
          <table:table-cell office:value-type="string" calcext:value-type="string">
            <text:p>.44 Magnum (Speed Load)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Fast Reload [65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399.pro</text:p>
          </table:table-cell>
          <table:table-cell office:value-type="string" calcext:value-type="string">
            <text:p>Super Cattle Prod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lectrica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0.pro</text:p>
          </table:table-cell>
          <table:table-cell office:value-type="string" calcext:value-type="string">
            <text:p>Improved Flam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re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thrower Fuel [2]</text:p>
          </table:table-cell>
          <table:table-cell office:value-type="string" calcext:value-type="string">
            <text:p>Flamethrower Fuel MKII [382]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 Flameboy [67]</text:p>
          </table:table-cell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1.pro</text:p>
          </table:table-cell>
          <table:table-cell office:value-type="string" calcext:value-type="string">
            <text:p>Laser Rifle (Ext. Cap.)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aser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Laser (K) [8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2.pro</text:p>
          </table:table-cell>
          <table:table-cell office:value-type="string" calcext:value-type="string">
            <text:p>Magneto-Laser Pisto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Laser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3.pro</text:p>
          </table:table-cell>
          <table:table-cell office:value-type="string" calcext:value-type="string">
            <text:p>FN FAL (Night Sight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Night Sight [66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4.pro</text:p>
          </table:table-cell>
          <table:table-cell office:value-type="string" calcext:value-type="string">
            <text:p>Desert Eagle (Exp. Mag.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JHP [3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5.pro</text:p>
          </table:table-cell>
          <table:table-cell office:value-type="string" calcext:value-type="string">
            <text:p>Assault Rifle (Exp. Mag.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6.pro</text:p>
          </table:table-cell>
          <table:table-cell office:value-type="string" calcext:value-type="string">
            <text:p>Plasma Pistol (Ext. Cap.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lasma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50" calcext:value-type="float">
            <text:p>27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07.pro</text:p>
          </table:table-cell>
          <table:table-cell office:value-type="string" calcext:value-type="string">
            <text:p>Mega Power Fi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1.pro</text:p>
          </table:table-cell>
          <table:table-cell office:value-type="string" calcext:value-type="string">
            <text:p>Holy Hand Grenad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xplode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3.pro</text:p>
          </table:table-cell>
          <table:table-cell office:value-type="string" calcext:value-type="string">
            <text:p>Gold Nugge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6.pro</text:p>
          </table:table-cell>
          <table:table-cell office:value-type="string" calcext:value-type="string">
            <text:p>Uranium Ore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27.pro</text:p>
          </table:table-cell>
          <table:table-cell office:value-type="string" calcext:value-type="string">
            <text:p>Flame Brea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6.pro</text:p>
          </table:table-cell>
          <table:table-cell office:value-type="string" calcext:value-type="string">
            <text:p>Refined Uranium Or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Pu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89.pro</text:p>
          </table:table-cell>
          <table:table-cell office:value-type="string" calcext:value-type="string">
            <text:p>Special Boxer Weapo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b (E) [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6.pro</text:p>
          </table:table-cell>
          <table:table-cell office:value-type="string" calcext:value-type="string">
            <text:p>Boxing Glove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7.pro</text:p>
          </table:table-cell>
          <table:table-cell office:value-type="string" calcext:value-type="string">
            <text:p>Plated Boxing Glove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498.pro</text:p>
          </table:table-cell>
          <table:table-cell office:value-type="string" calcext:value-type="string">
            <text:p>Dual Plasma Canno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lasma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Long Range [58]</text:p>
          </table:table-cell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00.pro</text:p>
          </table:table-cell>
          <table:table-cell office:value-type="string" calcext:value-type="string">
            <text:p>FN FAL HPF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ma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62mm [18]</text:p>
          </table:table-cell>
          <table:table-cell office:value-type="string" calcext:value-type="string">
            <text:p>7.62mm FMJ [363]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Custom Anim (P) [1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7.pro</text:p>
          </table:table-cell>
          <table:table-cell office:value-type="string" calcext:value-type="string">
            <text:p>Little Jesu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18.pro</text:p>
          </table:table-cell>
          <table:table-cell office:value-type="string" calcext:value-type="string">
            <text:p>Dual Minigu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mm [6]</text:p>
          </table:table-cell>
          <table:table-cell office:value-type="string" calcext:value-type="string">
            <text:p>5mm JHP [35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0.pro</text:p>
          </table:table-cell>
          <table:table-cell office:value-type="string" calcext:value-type="string">
            <text:p>Heavy Dual Minigu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223 [5]</text:p>
          </table:table-cell>
          <table:table-cell office:value-type="string" calcext:value-type="string">
            <text:p>.223 FMJ [34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Minigun (L) [9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22.pro</text:p>
          </table:table-cell>
          <table:table-cell office:value-type="string" calcext:value-type="string">
            <text:p>Wakizashi Blad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Q) [1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0.pro</text:p>
          </table:table-cell>
          <table:table-cell office:value-type="string" calcext:value-type="string">
            <text:p>End Boss Knif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31.pro</text:p>
          </table:table-cell>
          <table:table-cell office:value-type="string" calcext:value-type="string">
            <text:p>End Boss Plasma Gu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asma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Energy Cell [4]</text:p>
          </table:table-cell>
          <table:table-cell office:value-type="string" calcext:value-type="string">
            <text:p>Micro Fusion Cell [39]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4.pro</text:p>
          </table:table-cell>
          <table:table-cell office:value-type="string" calcext:value-type="string">
            <text:p>Lightsaber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O) [12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5.pro</text:p>
          </table:table-cell>
          <table:table-cell office:value-type="string" calcext:value-type="string">
            <text:p>Blaster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as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76.pro</text:p>
          </table:table-cell>
          <table:table-cell office:value-type="string" calcext:value-type="string">
            <text:p>Lightsaber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aser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Custom Anim (S) [1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583.pro</text:p>
          </table:table-cell>
          <table:table-cell office:value-type="string" calcext:value-type="string">
            <text:p>Plant Spike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us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1.pro</text:p>
          </table:table-cell>
          <table:table-cell office:value-type="string" calcext:value-type="string">
            <text:p>Throwing Ax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Swing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3.pro</text:p>
          </table:table-cell>
          <table:table-cell office:value-type="string" calcext:value-type="string">
            <text:p>Home-made grenade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17.pro</text:p>
          </table:table-cell>
          <table:table-cell office:value-type="string" calcext:value-type="string">
            <text:p>Taser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Electric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 Energy Cell [3]</text:p>
          </table:table-cell>
          <table:table-cell office:value-type="string" calcext:value-type="string">
            <text:p>Small Energy Cell [38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istol (H) [5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29.pro</text:p>
          </table:table-cell>
          <table:table-cell office:value-type="string" calcext:value-type="string">
            <text:p>9mm SM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orm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m [12]</text:p>
          </table:table-cell>
          <table:table-cell office:value-type="string" calcext:value-type="string">
            <text:p>9mm ball [12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0.pro</text:p>
          </table:table-cell>
          <table:table-cell office:value-type="string" calcext:value-type="string">
            <text:p>Grenade Launcher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Explod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ifle (J) [7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4.pro</text:p>
          </table:table-cell>
          <table:table-cell office:value-type="string" calcext:value-type="string">
            <text:p>MGL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Explo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mm grenade [20]</text:p>
          </table:table-cell>
          <table:table-cell office:value-type="string" calcext:value-type="string">
            <text:p>40mm HE Grenades [631]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aser (K) [8]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7.pro</text:p>
          </table:table-cell>
          <table:table-cell office:value-type="string" calcext:value-type="string">
            <text:p>Boomeran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Norma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Knife (D) [1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8.pro</text:p>
          </table:table-cell>
          <table:table-cell office:value-type="string" calcext:value-type="string">
            <text:p>Spiked Sledg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Norma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Thru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Knockback [61]</text:p>
          </table:table-cell>
          <table:table-cell office:value-type="string" calcext:value-type="string">
            <text:p>2Hnd Club (F) [3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39.pro</text:p>
          </table:table-cell>
          <table:table-cell office:value-type="string" calcext:value-type="string">
            <text:p>Piston Spear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Spear (G) [4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0.pro</text:p>
          </table:table-cell>
          <table:table-cell office:value-type="string" calcext:value-type="string">
            <text:p>Deathclaw Gauntlet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ne [0]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Penetrate [60]</text:p>
          </table:table-cell>
          <table:table-cell office:value-type="string" calcext:value-type="string">
            <text:p>None [0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3.pro</text:p>
          </table:table-cell>
          <table:table-cell office:value-type="string" calcext:value-type="string">
            <text:p>Cowboy Repeater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Norma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44 cal [9]</text:p>
          </table:table-cell>
          <table:table-cell office:value-type="string" calcext:value-type="string">
            <text:p>.44 magnum FMJ [111]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 Accurate [59]</text:p>
          </table:table-cell>
          <table:table-cell office:value-type="string" calcext:value-type="string">
            <text:p>Rifle (J) [7]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644.pro</text:p>
          </table:table-cell>
          <table:table-cell office:value-type="string" calcext:value-type="string">
            <text:p>14mm SM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urs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mm [10]</text:p>
          </table:table-cell>
          <table:table-cell office:value-type="string" calcext:value-type="string">
            <text:p>14mm AP [33]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zi (I) [6]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</table:table-row>
      </table:table>
      <table:table table:name="Weapon Tier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4"/>
        <table:table-column table:style-name="co25" table:default-cell-style-name="Default"/>
        <table:table-column table:style-name="co1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5"/>
        <table:table-column table:style-name="co22" table:default-cell-style-name="ce7"/>
        <table:table-column table:style-name="co22" table:number-columns-repeated="16363" table:default-cell-style-name="Default"/>
        <table:table-row table:style-name="ro1">
          <table:table-cell table:style-name="ce12" office:value-type="string" calcext:value-type="string">
            <text:p>P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ier</text:p>
          </table:table-cell>
          <table:table-cell table:style-name="ce12" office:value-type="string" calcext:value-type="string">
            <text:p>D/AP Br</text:p>
          </table:table-cell>
          <table:table-cell table:style-name="ce12" office:value-type="string" calcext:value-type="string">
            <text:p>D Type</text:p>
          </table:table-cell>
          <table:table-cell table:style-name="ce12" office:value-type="string" calcext:value-type="string">
            <text:p>D Min</text:p>
          </table:table-cell>
          <table:table-cell table:style-name="ce12" office:value-type="string" calcext:value-type="string">
            <text:p>D Max</text:p>
          </table:table-cell>
          <table:table-cell table:style-name="ce12" office:value-type="string" calcext:value-type="string">
            <text:p>D Avg</text:p>
          </table:table-cell>
          <table:table-cell table:style-name="ce12" office:value-type="string" calcext:value-type="string">
            <text:p>Attack Pri</text:p>
          </table:table-cell>
          <table:table-cell table:style-name="ce12" office:value-type="string" calcext:value-type="string">
            <text:p>Attack Sec</text:p>
          </table:table-cell>
          <table:table-cell table:style-name="ce12" office:value-type="string" calcext:value-type="string">
            <text:p>Rng Pri</text:p>
          </table:table-cell>
          <table:table-cell table:style-name="ce12" office:value-type="string" calcext:value-type="string">
            <text:p>Rng Sec</text:p>
          </table:table-cell>
          <table:table-cell table:style-name="ce12" office:value-type="string" calcext:value-type="string">
            <text:p>AP Pri</text:p>
          </table:table-cell>
          <table:table-cell table:style-name="ce12" office:value-type="string" calcext:value-type="string">
            <text:p>AP Sec</text:p>
          </table:table-cell>
          <table:table-cell table:style-name="ce12" office:value-type="string" calcext:value-type="string">
            <text:p>Mag</text:p>
          </table:table-cell>
          <table:table-cell table:style-name="ce12" office:value-type="string" calcext:value-type="string">
            <text:p>Avg Burst</text:p>
          </table:table-cell>
          <table:table-cell table:style-name="ce12" office:value-type="string" calcext:value-type="string">
            <text:p>Caliber</text:p>
          </table:table-cell>
          <table:table-cell table:style-name="ce12" office:value-type="string" calcext:value-type="string">
            <text:p>Min St</text:p>
          </table:table-cell>
          <table:table-cell table:style-name="ce12" office:value-type="string" calcext:value-type="string">
            <text:p>Cost</text:p>
          </table:table-cell>
          <table:table-cell table:style-name="ce12" office:value-type="string" calcext:value-type="string">
            <text:p>Skill</text:p>
          </table:table-cell>
          <table:table-cell table:style-name="ce15" office:value-type="string" calcext:value-type="string">
            <text:p>Skill lookup</text:p>
          </table:table-cell>
          <table:table-cell table:style-name="ce3"/>
          <table:table-cell table:style-name="ce8" table:number-columns-repeated="4"/>
          <table:table-cell table:style-name="ce9" table:number-columns-repeated="6"/>
          <table:table-cell table:style-name="ce8" table:number-columns-repeated="16352"/>
        </table:table-row>
        <table:table-row table:style-name="ro2">
          <table:table-cell table:formula="of:=[$'Weapon Data'.$C36]" office:value-type="float" office:value="161" calcext:value-type="float">
            <text:p>161</text:p>
          </table:table-cell>
          <table:table-cell table:formula="of:=[$'Weapon Data'.B36]" office:value-type="string" office:string-value="Red Ryder BB Gun" calcext:value-type="string">
            <text:p>Red Ryder BB Gun</text:p>
          </table:table-cell>
          <table:table-cell office:value-type="float" office:value="0" calcext:value-type="float">
            <text:p>0</text:p>
          </table:table-cell>
          <table:table-cell table:formula="of:=IF([.P2]&gt;1;[.H2]*[.P2]/IF([.J2]&lt;&gt;&quot;Burst&quot;;[.M2];[.N2]);[.H2]/[.M2])" office:value-type="float" office:value="0.4" calcext:value-type="float">
            <text:p>0.4</text:p>
          </table:table-cell>
          <table:table-cell table:formula="of:=[$'Weapon Data'.D36]" office:value-type="string" office:string-value="Normal" calcext:value-type="string">
            <text:p>Normal</text:p>
          </table:table-cell>
          <table:table-cell table:formula="of:=[$'Weapon Data'.E36]" office:value-type="float" office:value="1" calcext:value-type="float">
            <text:p>1</text:p>
          </table:table-cell>
          <table:table-cell table:formula="of:=[$'Weapon Data'.F36]" office:value-type="float" office:value="3" calcext:value-type="float">
            <text:p>3</text:p>
          </table:table-cell>
          <table:table-cell table:formula="of:=AVERAGE([.F2];[.G2])" office:value-type="float" office:value="2" calcext:value-type="float">
            <text:p>2</text:p>
          </table:table-cell>
          <table:table-cell table:formula="of:=[$'Weapon Data'.G36]" office:value-type="string" office:string-value="Single" calcext:value-type="string">
            <text:p>Single</text:p>
          </table:table-cell>
          <table:table-cell table:formula="of:=[$'Weapon Data'.H36]" office:value-type="string" office:string-value="None" calcext:value-type="string">
            <text:p>None</text:p>
          </table:table-cell>
          <table:table-cell table:formula="of:=[$'Weapon Data'.I36]" office:value-type="float" office:value="22" calcext:value-type="float">
            <text:p>22</text:p>
          </table:table-cell>
          <table:table-cell table:formula="of:=[$'Weapon Data'.J36]" office:value-type="float" office:value="0" calcext:value-type="float">
            <text:p>0</text:p>
          </table:table-cell>
          <table:table-cell table:formula="of:=[$'Weapon Data'.K36]" office:value-type="float" office:value="5" calcext:value-type="float">
            <text:p>5</text:p>
          </table:table-cell>
          <table:table-cell table:formula="of:=[$'Weapon Data'.L36]" office:value-type="float" office:value="0" calcext:value-type="float">
            <text:p>0</text:p>
          </table:table-cell>
          <table:table-cell table:formula="of:=[$'Weapon Data'.M36]" office:value-type="float" office:value="100" calcext:value-type="float">
            <text:p>100</text:p>
          </table:table-cell>
          <table:table-cell table:formula="of:=IF([$'Weapon Data'.N36]&gt;1;ROUNDUP([$'Weapon Data'.N36]/3);0)" office:value-type="float" office:value="0" calcext:value-type="float">
            <text:p>0</text:p>
          </table:table-cell>
          <table:table-cell table:formula="of:=ORG.LIBREOFFICE.REGEX([$'Weapon Data'.O36];&quot; \[\d+\]&quot;;&quot;&quot;)" office:value-type="string" office:string-value="None" calcext:value-type="string">
            <text:p>None</text:p>
          </table:table-cell>
          <table:table-cell table:formula="of:=[$'Weapon Data'.Q36]" office:value-type="float" office:value="3" calcext:value-type="float">
            <text:p>3</text:p>
          </table:table-cell>
          <table:table-cell table:formula="of:=[$'Weapon Data'.S36]" office:value-type="float" office:value="200" calcext:value-type="float">
            <text:p>200</text:p>
          </table:table-cell>
          <table:table-cell table:formula="of:=IF([.$U2]=&quot;Small Guns&quot;;IF(ORG.LIBREOFFICE.REGEX([.$E2];&quot;Laser|Plasma|Electrical&quot;;&quot;&quot;)=&quot;&quot;;&quot;Energy Weapons&quot;;IF([$'Weapon Data'.$X36];&quot;Big Guns&quot;;[.$U2])); [.$U2])" office:value-type="string" office:string-value="Small Guns" calcext:value-type="string">
            <text:p>Small Guns</text:p>
          </table:table-cell>
          <table:table-cell table:formula="of:=VLOOKUP([$'Weapon Data'.G3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5]" office:value-type="float" office:value="261" calcext:value-type="float">
            <text:p>261</text:p>
          </table:table-cell>
          <table:table-cell table:formula="of:=[$'Weapon Data'.B45]" office:value-type="string" office:string-value="Jonny's BB Gun" calcext:value-type="string">
            <text:p>Jonny's BB Gun</text:p>
          </table:table-cell>
          <table:table-cell office:value-type="float" office:value="0" calcext:value-type="float">
            <text:p>0</text:p>
          </table:table-cell>
          <table:table-cell table:formula="of:=IF([.P3]&gt;1;[.H3]*[.P3]/IF([.J3]&lt;&gt;&quot;Burst&quot;;[.M3];[.N3]);[.H3]/[.M3])" office:value-type="float" office:value="0.4" calcext:value-type="float">
            <text:p>0.4</text:p>
          </table:table-cell>
          <table:table-cell table:formula="of:=[$'Weapon Data'.D45]" office:value-type="string" office:string-value="Normal" calcext:value-type="string">
            <text:p>Normal</text:p>
          </table:table-cell>
          <table:table-cell table:formula="of:=[$'Weapon Data'.E45]" office:value-type="float" office:value="1" calcext:value-type="float">
            <text:p>1</text:p>
          </table:table-cell>
          <table:table-cell table:formula="of:=[$'Weapon Data'.F45]" office:value-type="float" office:value="3" calcext:value-type="float">
            <text:p>3</text:p>
          </table:table-cell>
          <table:table-cell table:formula="of:=AVERAGE([.F3];[.G3])" office:value-type="float" office:value="2" calcext:value-type="float">
            <text:p>2</text:p>
          </table:table-cell>
          <table:table-cell table:formula="of:=[$'Weapon Data'.G45]" office:value-type="string" office:string-value="Single" calcext:value-type="string">
            <text:p>Single</text:p>
          </table:table-cell>
          <table:table-cell table:formula="of:=[$'Weapon Data'.H45]" office:value-type="string" office:string-value="None" calcext:value-type="string">
            <text:p>None</text:p>
          </table:table-cell>
          <table:table-cell table:formula="of:=[$'Weapon Data'.I45]" office:value-type="float" office:value="22" calcext:value-type="float">
            <text:p>22</text:p>
          </table:table-cell>
          <table:table-cell table:formula="of:=[$'Weapon Data'.J45]" office:value-type="float" office:value="0" calcext:value-type="float">
            <text:p>0</text:p>
          </table:table-cell>
          <table:table-cell table:formula="of:=[$'Weapon Data'.K45]" office:value-type="float" office:value="5" calcext:value-type="float">
            <text:p>5</text:p>
          </table:table-cell>
          <table:table-cell table:formula="of:=[$'Weapon Data'.L45]" office:value-type="float" office:value="0" calcext:value-type="float">
            <text:p>0</text:p>
          </table:table-cell>
          <table:table-cell table:formula="of:=[$'Weapon Data'.M45]" office:value-type="float" office:value="100" calcext:value-type="float">
            <text:p>100</text:p>
          </table:table-cell>
          <table:table-cell table:formula="of:=IF([$'Weapon Data'.N45]&gt;1;ROUNDUP([$'Weapon Data'.N45]/3);0)" office:value-type="float" office:value="0" calcext:value-type="float">
            <text:p>0</text:p>
          </table:table-cell>
          <table:table-cell table:formula="of:=ORG.LIBREOFFICE.REGEX([$'Weapon Data'.O45];&quot; \[\d+\]&quot;;&quot;&quot;)" office:value-type="string" office:string-value="None" calcext:value-type="string">
            <text:p>None</text:p>
          </table:table-cell>
          <table:table-cell table:formula="of:=[$'Weapon Data'.Q45]" office:value-type="float" office:value="3" calcext:value-type="float">
            <text:p>3</text:p>
          </table:table-cell>
          <table:table-cell table:formula="of:=[$'Weapon Data'.S45]" office:value-type="float" office:value="200" calcext:value-type="float">
            <text:p>200</text:p>
          </table:table-cell>
          <table:table-cell table:formula="of:=IF([.$U3]=&quot;Small Guns&quot;;IF(ORG.LIBREOFFICE.REGEX([.$E3];&quot;Laser|Plasma|Electrical&quot;;&quot;&quot;)=&quot;&quot;;&quot;Energy Weapons&quot;;IF([$'Weapon Data'.$X45];&quot;Big Guns&quot;;[.$U3])); [.$U3])" office:value-type="string" office:string-value="Small Guns" calcext:value-type="string">
            <text:p>Small Guns</text:p>
          </table:table-cell>
          <table:table-cell table:formula="of:=VLOOKUP([$'Weapon Data'.G4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9]" office:value-type="float" office:value="427" calcext:value-type="float">
            <text:p>427</text:p>
          </table:table-cell>
          <table:table-cell table:formula="of:=[$'Weapon Data'.B99]" office:value-type="string" office:string-value="Flame Breath" calcext:value-type="string">
            <text:p>Flame Breath</text:p>
          </table:table-cell>
          <table:table-cell office:value-type="float" office:value="0" calcext:value-type="float">
            <text:p>0</text:p>
          </table:table-cell>
          <table:table-cell table:formula="of:=IF([.P4]&gt;1;[.H4]*[.P4]/IF([.J4]&lt;&gt;&quot;Burst&quot;;[.M4];[.N4]);[.H4]/[.M4])" office:value-type="float" office:value="7.08333333333333" calcext:value-type="float">
            <text:p>7.1</text:p>
          </table:table-cell>
          <table:table-cell table:formula="of:=[$'Weapon Data'.D99]" office:value-type="string" office:string-value="Fire" calcext:value-type="string">
            <text:p>Fire</text:p>
          </table:table-cell>
          <table:table-cell table:formula="of:=[$'Weapon Data'.E99]" office:value-type="float" office:value="35" calcext:value-type="float">
            <text:p>35</text:p>
          </table:table-cell>
          <table:table-cell table:formula="of:=[$'Weapon Data'.F99]" office:value-type="float" office:value="50" calcext:value-type="float">
            <text:p>50</text:p>
          </table:table-cell>
          <table:table-cell table:formula="of:=AVERAGE([.F4];[.G4])" office:value-type="float" office:value="42.5" calcext:value-type="float">
            <text:p>42.5</text:p>
          </table:table-cell>
          <table:table-cell table:formula="of:=[$'Weapon Data'.G99]" office:value-type="string" office:string-value="Flame" calcext:value-type="string">
            <text:p>Flame</text:p>
          </table:table-cell>
          <table:table-cell table:formula="of:=[$'Weapon Data'.H99]" office:value-type="string" office:string-value="None" calcext:value-type="string">
            <text:p>None</text:p>
          </table:table-cell>
          <table:table-cell table:formula="of:=[$'Weapon Data'.I99]" office:value-type="float" office:value="5" calcext:value-type="float">
            <text:p>5</text:p>
          </table:table-cell>
          <table:table-cell table:formula="of:=[$'Weapon Data'.J99]" office:value-type="float" office:value="0" calcext:value-type="float">
            <text:p>0</text:p>
          </table:table-cell>
          <table:table-cell table:formula="of:=[$'Weapon Data'.K99]" office:value-type="float" office:value="6" calcext:value-type="float">
            <text:p>6</text:p>
          </table:table-cell>
          <table:table-cell table:formula="of:=[$'Weapon Data'.L99]" office:value-type="float" office:value="0" calcext:value-type="float">
            <text:p>0</text:p>
          </table:table-cell>
          <table:table-cell table:formula="of:=[$'Weapon Data'.M99]" office:value-type="float" office:value="4" calcext:value-type="float">
            <text:p>4</text:p>
          </table:table-cell>
          <table:table-cell table:formula="of:=IF([$'Weapon Data'.N99]&gt;1;ROUNDUP([$'Weapon Data'.N99]/3);0)" office:value-type="float" office:value="0" calcext:value-type="float">
            <text:p>0</text:p>
          </table:table-cell>
          <table:table-cell table:formula="of:=ORG.LIBREOFFICE.REGEX([$'Weapon Data'.O99];&quot; \[\d+\]&quot;;&quot;&quot;)" office:value-type="string" office:string-value="None" calcext:value-type="string">
            <text:p>None</text:p>
          </table:table-cell>
          <table:table-cell table:formula="of:=[$'Weapon Data'.Q99]" office:value-type="float" office:value="1" calcext:value-type="float">
            <text:p>1</text:p>
          </table:table-cell>
          <table:table-cell table:formula="of:=[$'Weapon Data'.S99]" office:value-type="float" office:value="0" calcext:value-type="float">
            <text:p>0</text:p>
          </table:table-cell>
          <table:table-cell table:formula="of:=IF([.$U4]=&quot;Small Guns&quot;;IF(ORG.LIBREOFFICE.REGEX([.$E4];&quot;Laser|Plasma|Electrical&quot;;&quot;&quot;)=&quot;&quot;;&quot;Energy Weapons&quot;;IF([$'Weapon Data'.$X99];&quot;Big Guns&quot;;[.$U4])); [.$U4])" office:value-type="string" office:string-value="Small Guns" calcext:value-type="string">
            <text:p>Small Guns</text:p>
          </table:table-cell>
          <table:table-cell table:formula="of:=VLOOKUP([$'Weapon Data'.G9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7]" office:value-type="float" office:value="300" calcext:value-type="float">
            <text:p>300</text:p>
          </table:table-cell>
          <table:table-cell table:formula="of:=[$'Weapon Data'.B57]" office:value-type="string" office:string-value="Zip Gun" calcext:value-type="string">
            <text:p>Zip Gun</text:p>
          </table:table-cell>
          <table:table-cell office:value-type="float" office:value="1" calcext:value-type="float">
            <text:p>1</text:p>
          </table:table-cell>
          <table:table-cell table:formula="of:=IF([.P5]&gt;1;[.H5]*[.P5]/IF([.J5]&lt;&gt;&quot;Burst&quot;;[.M5];[.N5]);[.H5]/[.M5])" office:value-type="float" office:value="1.75" calcext:value-type="float">
            <text:p>1.8</text:p>
          </table:table-cell>
          <table:table-cell table:formula="of:=[$'Weapon Data'.D57]" office:value-type="string" office:string-value="Normal" calcext:value-type="string">
            <text:p>Normal</text:p>
          </table:table-cell>
          <table:table-cell table:formula="of:=[$'Weapon Data'.E57]" office:value-type="float" office:value="5" calcext:value-type="float">
            <text:p>5</text:p>
          </table:table-cell>
          <table:table-cell table:formula="of:=[$'Weapon Data'.F57]" office:value-type="float" office:value="9" calcext:value-type="float">
            <text:p>9</text:p>
          </table:table-cell>
          <table:table-cell table:formula="of:=AVERAGE([.F5];[.G5])" office:value-type="float" office:value="7" calcext:value-type="float">
            <text:p>7</text:p>
          </table:table-cell>
          <table:table-cell table:formula="of:=[$'Weapon Data'.G57]" office:value-type="string" office:string-value="Single" calcext:value-type="string">
            <text:p>Single</text:p>
          </table:table-cell>
          <table:table-cell table:formula="of:=[$'Weapon Data'.H57]" office:value-type="string" office:string-value="None" calcext:value-type="string">
            <text:p>None</text:p>
          </table:table-cell>
          <table:table-cell table:formula="of:=[$'Weapon Data'.I57]" office:value-type="float" office:value="15" calcext:value-type="float">
            <text:p>15</text:p>
          </table:table-cell>
          <table:table-cell table:formula="of:=[$'Weapon Data'.J57]" office:value-type="float" office:value="0" calcext:value-type="float">
            <text:p>0</text:p>
          </table:table-cell>
          <table:table-cell table:formula="of:=[$'Weapon Data'.K57]" office:value-type="float" office:value="4" calcext:value-type="float">
            <text:p>4</text:p>
          </table:table-cell>
          <table:table-cell table:formula="of:=[$'Weapon Data'.L57]" office:value-type="float" office:value="0" calcext:value-type="float">
            <text:p>0</text:p>
          </table:table-cell>
          <table:table-cell table:formula="of:=[$'Weapon Data'.M57]" office:value-type="float" office:value="1" calcext:value-type="float">
            <text:p>1</text:p>
          </table:table-cell>
          <table:table-cell table:formula="of:=IF([$'Weapon Data'.N57]&gt;1;ROUNDUP([$'Weapon Data'.N57]/3);0)" office:value-type="float" office:value="0" calcext:value-type="float">
            <text:p>0</text:p>
          </table:table-cell>
          <table:table-cell table:formula="of:=ORG.LIBREOFFICE.REGEX([$'Weapon Data'.O57];&quot; \[\d+\]&quot;;&quot;&quot;)" office:value-type="string" office:string-value="10mm" calcext:value-type="string">
            <text:p>10mm</text:p>
          </table:table-cell>
          <table:table-cell table:formula="of:=[$'Weapon Data'.Q57]" office:value-type="float" office:value="4" calcext:value-type="float">
            <text:p>4</text:p>
          </table:table-cell>
          <table:table-cell table:formula="of:=[$'Weapon Data'.S57]" office:value-type="float" office:value="150" calcext:value-type="float">
            <text:p>150</text:p>
          </table:table-cell>
          <table:table-cell table:formula="of:=IF([.$U5]=&quot;Small Guns&quot;;IF(ORG.LIBREOFFICE.REGEX([.$E5];&quot;Laser|Plasma|Electrical&quot;;&quot;&quot;)=&quot;&quot;;&quot;Energy Weapons&quot;;IF([$'Weapon Data'.$X57];&quot;Big Guns&quot;;[.$U5])); [.$U5])" office:value-type="string" office:string-value="Small Guns" calcext:value-type="string">
            <text:p>Small Guns</text:p>
          </table:table-cell>
          <table:table-cell table:formula="of:=VLOOKUP([$'Weapon Data'.G5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6]" office:value-type="float" office:value="299" calcext:value-type="float">
            <text:p>299</text:p>
          </table:table-cell>
          <table:table-cell table:formula="of:=[$'Weapon Data'.B56]" office:value-type="string" office:string-value="Pipe Rifle" calcext:value-type="string">
            <text:p>Pipe Rifle</text:p>
          </table:table-cell>
          <table:table-cell office:value-type="float" office:value="1" calcext:value-type="float">
            <text:p>1</text:p>
          </table:table-cell>
          <table:table-cell table:formula="of:=IF([.P6]&gt;1;[.H6]*[.P6]/IF([.J6]&lt;&gt;&quot;Burst&quot;;[.M6];[.N6]);[.H6]/[.M6])" office:value-type="float" office:value="2.1" calcext:value-type="float">
            <text:p>2.1</text:p>
          </table:table-cell>
          <table:table-cell table:formula="of:=[$'Weapon Data'.D56]" office:value-type="string" office:string-value="Normal" calcext:value-type="string">
            <text:p>Normal</text:p>
          </table:table-cell>
          <table:table-cell table:formula="of:=[$'Weapon Data'.E56]" office:value-type="float" office:value="8" calcext:value-type="float">
            <text:p>8</text:p>
          </table:table-cell>
          <table:table-cell table:formula="of:=[$'Weapon Data'.F56]" office:value-type="float" office:value="13" calcext:value-type="float">
            <text:p>13</text:p>
          </table:table-cell>
          <table:table-cell table:formula="of:=AVERAGE([.F6];[.G6])" office:value-type="float" office:value="10.5" calcext:value-type="float">
            <text:p>10.5</text:p>
          </table:table-cell>
          <table:table-cell table:formula="of:=[$'Weapon Data'.G56]" office:value-type="string" office:string-value="Single" calcext:value-type="string">
            <text:p>Single</text:p>
          </table:table-cell>
          <table:table-cell table:formula="of:=[$'Weapon Data'.H56]" office:value-type="string" office:string-value="None" calcext:value-type="string">
            <text:p>None</text:p>
          </table:table-cell>
          <table:table-cell table:formula="of:=[$'Weapon Data'.I56]" office:value-type="float" office:value="20" calcext:value-type="float">
            <text:p>20</text:p>
          </table:table-cell>
          <table:table-cell table:formula="of:=[$'Weapon Data'.J56]" office:value-type="float" office:value="0" calcext:value-type="float">
            <text:p>0</text:p>
          </table:table-cell>
          <table:table-cell table:formula="of:=[$'Weapon Data'.K56]" office:value-type="float" office:value="5" calcext:value-type="float">
            <text:p>5</text:p>
          </table:table-cell>
          <table:table-cell table:formula="of:=[$'Weapon Data'.L56]" office:value-type="float" office:value="0" calcext:value-type="float">
            <text:p>0</text:p>
          </table:table-cell>
          <table:table-cell table:formula="of:=[$'Weapon Data'.M56]" office:value-type="float" office:value="1" calcext:value-type="float">
            <text:p>1</text:p>
          </table:table-cell>
          <table:table-cell table:formula="of:=IF([$'Weapon Data'.N56]&gt;1;ROUNDUP([$'Weapon Data'.N56]/3);0)" office:value-type="float" office:value="0" calcext:value-type="float">
            <text:p>0</text:p>
          </table:table-cell>
          <table:table-cell table:formula="of:=ORG.LIBREOFFICE.REGEX([$'Weapon Data'.O56];&quot; \[\d+\]&quot;;&quot;&quot;)" office:value-type="string" office:string-value="10mm" calcext:value-type="string">
            <text:p>10mm</text:p>
          </table:table-cell>
          <table:table-cell table:formula="of:=[$'Weapon Data'.Q56]" office:value-type="float" office:value="5" calcext:value-type="float">
            <text:p>5</text:p>
          </table:table-cell>
          <table:table-cell table:formula="of:=[$'Weapon Data'.S56]" office:value-type="float" office:value="200" calcext:value-type="float">
            <text:p>200</text:p>
          </table:table-cell>
          <table:table-cell table:formula="of:=IF([.$U6]=&quot;Small Guns&quot;;IF(ORG.LIBREOFFICE.REGEX([.$E6];&quot;Laser|Plasma|Electrical&quot;;&quot;&quot;)=&quot;&quot;;&quot;Energy Weapons&quot;;IF([$'Weapon Data'.$X56];&quot;Big Guns&quot;;[.$U6])); [.$U6])" office:value-type="string" office:string-value="Small Guns" calcext:value-type="string">
            <text:p>Small Guns</text:p>
          </table:table-cell>
          <table:table-cell table:formula="of:=VLOOKUP([$'Weapon Data'.G5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]" office:value-type="float" office:value="8" calcext:value-type="float">
            <text:p>8</text:p>
          </table:table-cell>
          <table:table-cell table:formula="of:=[$'Weapon Data'.B6]" office:value-type="string" office:string-value="10mm Pistol" calcext:value-type="string">
            <text:p>10mm Pistol</text:p>
          </table:table-cell>
          <table:table-cell office:value-type="float" office:value="1" calcext:value-type="float">
            <text:p>1</text:p>
          </table:table-cell>
          <table:table-cell table:formula="of:=IF([.P7]&gt;1;[.H7]*[.P7]/IF([.J7]&lt;&gt;&quot;Burst&quot;;[.M7];[.N7]);[.H7]/[.M7])" office:value-type="float" office:value="2.125" calcext:value-type="float">
            <text:p>2.1</text:p>
          </table:table-cell>
          <table:table-cell table:formula="of:=[$'Weapon Data'.D6]" office:value-type="string" office:string-value="Normal" calcext:value-type="string">
            <text:p>Normal</text:p>
          </table:table-cell>
          <table:table-cell table:formula="of:=[$'Weapon Data'.E6]" office:value-type="float" office:value="5" calcext:value-type="float">
            <text:p>5</text:p>
          </table:table-cell>
          <table:table-cell table:formula="of:=[$'Weapon Data'.F6]" office:value-type="float" office:value="12" calcext:value-type="float">
            <text:p>12</text:p>
          </table:table-cell>
          <table:table-cell table:formula="of:=AVERAGE([.F7];[.G7])" office:value-type="float" office:value="8.5" calcext:value-type="float">
            <text:p>8.5</text:p>
          </table:table-cell>
          <table:table-cell table:formula="of:=[$'Weapon Data'.G6]" office:value-type="string" office:string-value="Single" calcext:value-type="string">
            <text:p>Single</text:p>
          </table:table-cell>
          <table:table-cell table:formula="of:=[$'Weapon Data'.H6]" office:value-type="string" office:string-value="None" calcext:value-type="string">
            <text:p>None</text:p>
          </table:table-cell>
          <table:table-cell table:formula="of:=[$'Weapon Data'.I6]" office:value-type="float" office:value="18" calcext:value-type="float">
            <text:p>18</text:p>
          </table:table-cell>
          <table:table-cell table:formula="of:=[$'Weapon Data'.J6]" office:value-type="float" office:value="0" calcext:value-type="float">
            <text:p>0</text:p>
          </table:table-cell>
          <table:table-cell table:formula="of:=[$'Weapon Data'.K6]" office:value-type="float" office:value="4" calcext:value-type="float">
            <text:p>4</text:p>
          </table:table-cell>
          <table:table-cell table:formula="of:=[$'Weapon Data'.L6]" office:value-type="float" office:value="0" calcext:value-type="float">
            <text:p>0</text:p>
          </table:table-cell>
          <table:table-cell table:formula="of:=[$'Weapon Data'.M6]" office:value-type="float" office:value="10" calcext:value-type="float">
            <text:p>10</text:p>
          </table:table-cell>
          <table:table-cell table:formula="of:=IF([$'Weapon Data'.N6]&gt;1;ROUNDUP([$'Weapon Data'.N6]/3);0)" office:value-type="float" office:value="0" calcext:value-type="float">
            <text:p>0</text:p>
          </table:table-cell>
          <table:table-cell table:formula="of:=ORG.LIBREOFFICE.REGEX([$'Weapon Data'.O6];&quot; \[\d+\]&quot;;&quot;&quot;)" office:value-type="string" office:string-value="10mm" calcext:value-type="string">
            <text:p>10mm</text:p>
          </table:table-cell>
          <table:table-cell table:formula="of:=[$'Weapon Data'.Q6]" office:value-type="float" office:value="3" calcext:value-type="float">
            <text:p>3</text:p>
          </table:table-cell>
          <table:table-cell table:formula="of:=[$'Weapon Data'.S6]" office:value-type="float" office:value="250" calcext:value-type="float">
            <text:p>250</text:p>
          </table:table-cell>
          <table:table-cell table:formula="of:=IF([.$U7]=&quot;Small Guns&quot;;IF(ORG.LIBREOFFICE.REGEX([.$E7];&quot;Laser|Plasma|Electrical&quot;;&quot;&quot;)=&quot;&quot;;&quot;Energy Weapons&quot;;IF([$'Weapon Data'.$X6];&quot;Big Guns&quot;;[.$U7])); [.$U7])" office:value-type="string" office:string-value="Small Guns" calcext:value-type="string">
            <text:p>Small Guns</text:p>
          </table:table-cell>
          <table:table-cell table:formula="of:=VLOOKUP([$'Weapon Data'.G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4]" office:value-type="float" office:value="18" calcext:value-type="float">
            <text:p>18</text:p>
          </table:table-cell>
          <table:table-cell table:formula="of:=[$'Weapon Data'.B14]" office:value-type="string" office:string-value="Desert Eagle .44" calcext:value-type="string">
            <text:p>Desert Eagle .44</text:p>
          </table:table-cell>
          <table:table-cell office:value-type="float" office:value="2" calcext:value-type="float">
            <text:p>2</text:p>
          </table:table-cell>
          <table:table-cell table:formula="of:=IF([.P8]&gt;1;[.H8]*[.P8]/IF([.J8]&lt;&gt;&quot;Burst&quot;;[.M8];[.N8]);[.H8]/[.M8])" office:value-type="float" office:value="2.8" calcext:value-type="float">
            <text:p>2.8</text:p>
          </table:table-cell>
          <table:table-cell table:formula="of:=[$'Weapon Data'.D14]" office:value-type="string" office:string-value="Normal" calcext:value-type="string">
            <text:p>Normal</text:p>
          </table:table-cell>
          <table:table-cell table:formula="of:=[$'Weapon Data'.E14]" office:value-type="float" office:value="10" calcext:value-type="float">
            <text:p>10</text:p>
          </table:table-cell>
          <table:table-cell table:formula="of:=[$'Weapon Data'.F14]" office:value-type="float" office:value="18" calcext:value-type="float">
            <text:p>18</text:p>
          </table:table-cell>
          <table:table-cell table:formula="of:=AVERAGE([.F8];[.G8])" office:value-type="float" office:value="14" calcext:value-type="float">
            <text:p>14</text:p>
          </table:table-cell>
          <table:table-cell table:formula="of:=[$'Weapon Data'.G14]" office:value-type="string" office:string-value="Single" calcext:value-type="string">
            <text:p>Single</text:p>
          </table:table-cell>
          <table:table-cell table:formula="of:=[$'Weapon Data'.H14]" office:value-type="string" office:string-value="None" calcext:value-type="string">
            <text:p>None</text:p>
          </table:table-cell>
          <table:table-cell table:formula="of:=[$'Weapon Data'.I14]" office:value-type="float" office:value="23" calcext:value-type="float">
            <text:p>23</text:p>
          </table:table-cell>
          <table:table-cell table:formula="of:=[$'Weapon Data'.J14]" office:value-type="float" office:value="0" calcext:value-type="float">
            <text:p>0</text:p>
          </table:table-cell>
          <table:table-cell table:formula="of:=[$'Weapon Data'.K14]" office:value-type="float" office:value="5" calcext:value-type="float">
            <text:p>5</text:p>
          </table:table-cell>
          <table:table-cell table:formula="of:=[$'Weapon Data'.L14]" office:value-type="float" office:value="0" calcext:value-type="float">
            <text:p>0</text:p>
          </table:table-cell>
          <table:table-cell table:formula="of:=[$'Weapon Data'.M14]" office:value-type="float" office:value="8" calcext:value-type="float">
            <text:p>8</text:p>
          </table:table-cell>
          <table:table-cell table:formula="of:=IF([$'Weapon Data'.N14]&gt;1;ROUNDUP([$'Weapon Data'.N14]/3);0)" office:value-type="float" office:value="0" calcext:value-type="float">
            <text:p>0</text:p>
          </table:table-cell>
          <table:table-cell table:formula="of:=ORG.LIBREOFFICE.REGEX([$'Weapon Data'.O14];&quot; \[\d+\]&quot;;&quot;&quot;)" office:value-type="string" office:string-value=".44 cal" calcext:value-type="string">
            <text:p>.44 cal</text:p>
          </table:table-cell>
          <table:table-cell table:formula="of:=[$'Weapon Data'.Q14]" office:value-type="float" office:value="4" calcext:value-type="float">
            <text:p>4</text:p>
          </table:table-cell>
          <table:table-cell table:formula="of:=[$'Weapon Data'.S14]" office:value-type="float" office:value="750" calcext:value-type="float">
            <text:p>750</text:p>
          </table:table-cell>
          <table:table-cell table:formula="of:=IF([.$U8]=&quot;Small Guns&quot;;IF(ORG.LIBREOFFICE.REGEX([.$E8];&quot;Laser|Plasma|Electrical&quot;;&quot;&quot;)=&quot;&quot;;&quot;Energy Weapons&quot;;IF([$'Weapon Data'.$X14];&quot;Big Guns&quot;;[.$U8])); [.$U8])" office:value-type="string" office:string-value="Small Guns" calcext:value-type="string">
            <text:p>Small Guns</text:p>
          </table:table-cell>
          <table:table-cell table:formula="of:=VLOOKUP([$'Weapon Data'.G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2]" office:value-type="float" office:value="404" calcext:value-type="float">
            <text:p>404</text:p>
          </table:table-cell>
          <table:table-cell table:formula="of:=[$'Weapon Data'.B92]" office:value-type="string" office:string-value="Desert Eagle (Exp. Mag.)" calcext:value-type="string">
            <text:p>Desert Eagle (Exp. Mag.)</text:p>
          </table:table-cell>
          <table:table-cell office:value-type="float" office:value="2" calcext:value-type="float">
            <text:p>2</text:p>
          </table:table-cell>
          <table:table-cell table:formula="of:=IF([.P9]&gt;1;[.H9]*[.P9]/IF([.J9]&lt;&gt;&quot;Burst&quot;;[.M9];[.N9]);[.H9]/[.M9])" office:value-type="float" office:value="2.8" calcext:value-type="float">
            <text:p>2.8</text:p>
          </table:table-cell>
          <table:table-cell table:formula="of:=[$'Weapon Data'.D92]" office:value-type="string" office:string-value="Normal" calcext:value-type="string">
            <text:p>Normal</text:p>
          </table:table-cell>
          <table:table-cell table:formula="of:=[$'Weapon Data'.E92]" office:value-type="float" office:value="10" calcext:value-type="float">
            <text:p>10</text:p>
          </table:table-cell>
          <table:table-cell table:formula="of:=[$'Weapon Data'.F92]" office:value-type="float" office:value="18" calcext:value-type="float">
            <text:p>18</text:p>
          </table:table-cell>
          <table:table-cell table:formula="of:=AVERAGE([.F9];[.G9])" office:value-type="float" office:value="14" calcext:value-type="float">
            <text:p>14</text:p>
          </table:table-cell>
          <table:table-cell table:formula="of:=[$'Weapon Data'.G92]" office:value-type="string" office:string-value="Single" calcext:value-type="string">
            <text:p>Single</text:p>
          </table:table-cell>
          <table:table-cell table:formula="of:=[$'Weapon Data'.H92]" office:value-type="string" office:string-value="None" calcext:value-type="string">
            <text:p>None</text:p>
          </table:table-cell>
          <table:table-cell table:formula="of:=[$'Weapon Data'.I92]" office:value-type="float" office:value="23" calcext:value-type="float">
            <text:p>23</text:p>
          </table:table-cell>
          <table:table-cell table:formula="of:=[$'Weapon Data'.J92]" office:value-type="float" office:value="0" calcext:value-type="float">
            <text:p>0</text:p>
          </table:table-cell>
          <table:table-cell table:formula="of:=[$'Weapon Data'.K92]" office:value-type="float" office:value="5" calcext:value-type="float">
            <text:p>5</text:p>
          </table:table-cell>
          <table:table-cell table:formula="of:=[$'Weapon Data'.L92]" office:value-type="float" office:value="0" calcext:value-type="float">
            <text:p>0</text:p>
          </table:table-cell>
          <table:table-cell table:formula="of:=[$'Weapon Data'.M92]" office:value-type="float" office:value="14" calcext:value-type="float">
            <text:p>14</text:p>
          </table:table-cell>
          <table:table-cell table:formula="of:=IF([$'Weapon Data'.N92]&gt;1;ROUNDUP([$'Weapon Data'.N92]/3);0)" office:value-type="float" office:value="0" calcext:value-type="float">
            <text:p>0</text:p>
          </table:table-cell>
          <table:table-cell table:formula="of:=ORG.LIBREOFFICE.REGEX([$'Weapon Data'.O92];&quot; \[\d+\]&quot;;&quot;&quot;)" office:value-type="string" office:string-value=".44 cal" calcext:value-type="string">
            <text:p>.44 cal</text:p>
          </table:table-cell>
          <table:table-cell table:formula="of:=[$'Weapon Data'.Q92]" office:value-type="float" office:value="4" calcext:value-type="float">
            <text:p>4</text:p>
          </table:table-cell>
          <table:table-cell table:formula="of:=[$'Weapon Data'.S92]" office:value-type="float" office:value="900" calcext:value-type="float">
            <text:p>900</text:p>
          </table:table-cell>
          <table:table-cell table:formula="of:=IF([.$U9]=&quot;Small Guns&quot;;IF(ORG.LIBREOFFICE.REGEX([.$E9];&quot;Laser|Plasma|Electrical&quot;;&quot;&quot;)=&quot;&quot;;&quot;Energy Weapons&quot;;IF([$'Weapon Data'.$X92];&quot;Big Guns&quot;;[.$U9])); [.$U9])" office:value-type="string" office:string-value="Small Guns" calcext:value-type="string">
            <text:p>Small Guns</text:p>
          </table:table-cell>
          <table:table-cell table:formula="of:=VLOOKUP([$'Weapon Data'.G9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]" office:value-type="float" office:value="10" calcext:value-type="float">
            <text:p>10</text:p>
          </table:table-cell>
          <table:table-cell table:formula="of:=[$'Weapon Data'.B8]" office:value-type="string" office:string-value="Hunting Rifle" calcext:value-type="string">
            <text:p>Hunting Rifle</text:p>
          </table:table-cell>
          <table:table-cell office:value-type="float" office:value="2" calcext:value-type="float">
            <text:p>2</text:p>
          </table:table-cell>
          <table:table-cell table:formula="of:=IF([.P10]&gt;1;[.H10]*[.P10]/IF([.J10]&lt;&gt;&quot;Burst&quot;;[.M10];[.N10]);[.H10]/[.M10])" office:value-type="float" office:value="3.2" calcext:value-type="float">
            <text:p>3.2</text:p>
          </table:table-cell>
          <table:table-cell table:formula="of:=[$'Weapon Data'.D8]" office:value-type="string" office:string-value="Normal" calcext:value-type="string">
            <text:p>Normal</text:p>
          </table:table-cell>
          <table:table-cell table:formula="of:=[$'Weapon Data'.E8]" office:value-type="float" office:value="12" calcext:value-type="float">
            <text:p>12</text:p>
          </table:table-cell>
          <table:table-cell table:formula="of:=[$'Weapon Data'.F8]" office:value-type="float" office:value="20" calcext:value-type="float">
            <text:p>20</text:p>
          </table:table-cell>
          <table:table-cell table:formula="of:=AVERAGE([.F10];[.G10])" office:value-type="float" office:value="16" calcext:value-type="float">
            <text:p>16</text:p>
          </table:table-cell>
          <table:table-cell table:formula="of:=[$'Weapon Data'.G8]" office:value-type="string" office:string-value="Single" calcext:value-type="string">
            <text:p>Single</text:p>
          </table:table-cell>
          <table:table-cell table:formula="of:=[$'Weapon Data'.H8]" office:value-type="string" office:string-value="None" calcext:value-type="string">
            <text:p>None</text:p>
          </table:table-cell>
          <table:table-cell table:formula="of:=[$'Weapon Data'.I8]" office:value-type="float" office:value="40" calcext:value-type="float">
            <text:p>40</text:p>
          </table:table-cell>
          <table:table-cell table:formula="of:=[$'Weapon Data'.J8]" office:value-type="float" office:value="0" calcext:value-type="float">
            <text:p>0</text:p>
          </table:table-cell>
          <table:table-cell table:formula="of:=[$'Weapon Data'.K8]" office:value-type="float" office:value="5" calcext:value-type="float">
            <text:p>5</text:p>
          </table:table-cell>
          <table:table-cell table:formula="of:=[$'Weapon Data'.L8]" office:value-type="float" office:value="0" calcext:value-type="float">
            <text:p>0</text:p>
          </table:table-cell>
          <table:table-cell table:formula="of:=[$'Weapon Data'.M8]" office:value-type="float" office:value="10" calcext:value-type="float">
            <text:p>10</text:p>
          </table:table-cell>
          <table:table-cell table:formula="of:=IF([$'Weapon Data'.N8]&gt;1;ROUNDUP([$'Weapon Data'.N8]/3);0)" office:value-type="float" office:value="0" calcext:value-type="float">
            <text:p>0</text:p>
          </table:table-cell>
          <table:table-cell table:formula="of:=ORG.LIBREOFFICE.REGEX([$'Weapon Data'.O8];&quot; \[\d+\]&quot;;&quot;&quot;)" office:value-type="string" office:string-value=".223" calcext:value-type="string">
            <text:p>.223</text:p>
          </table:table-cell>
          <table:table-cell table:formula="of:=[$'Weapon Data'.Q8]" office:value-type="float" office:value="5" calcext:value-type="float">
            <text:p>5</text:p>
          </table:table-cell>
          <table:table-cell table:formula="of:=[$'Weapon Data'.S8]" office:value-type="float" office:value="1000" calcext:value-type="float">
            <text:p>1000</text:p>
          </table:table-cell>
          <table:table-cell table:formula="of:=IF([.$U10]=&quot;Small Guns&quot;;IF(ORG.LIBREOFFICE.REGEX([.$E10];&quot;Laser|Plasma|Electrical&quot;;&quot;&quot;)=&quot;&quot;;&quot;Energy Weapons&quot;;IF([$'Weapon Data'.$X8];&quot;Big Guns&quot;;[.$U10])); [.$U10])" office:value-type="string" office:string-value="Small Guns" calcext:value-type="string">
            <text:p>Small Guns</text:p>
          </table:table-cell>
          <table:table-cell table:formula="of:=VLOOKUP([$'Weapon Data'.G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0]" office:value-type="float" office:value="287" calcext:value-type="float">
            <text:p>287</text:p>
          </table:table-cell>
          <table:table-cell table:formula="of:=[$'Weapon Data'.B50]" office:value-type="string" office:string-value="Scoped Hunting Rifle" calcext:value-type="string">
            <text:p>Scoped Hunting Rifle</text:p>
          </table:table-cell>
          <table:table-cell office:value-type="float" office:value="2" calcext:value-type="float">
            <text:p>2</text:p>
          </table:table-cell>
          <table:table-cell table:formula="of:=IF([.P11]&gt;1;[.H11]*[.P11]/IF([.J11]&lt;&gt;&quot;Burst&quot;;[.M11];[.N11]);[.H11]/[.M11])" office:value-type="float" office:value="3.2" calcext:value-type="float">
            <text:p>3.2</text:p>
          </table:table-cell>
          <table:table-cell table:formula="of:=[$'Weapon Data'.D50]" office:value-type="string" office:string-value="Normal" calcext:value-type="string">
            <text:p>Normal</text:p>
          </table:table-cell>
          <table:table-cell table:formula="of:=[$'Weapon Data'.E50]" office:value-type="float" office:value="12" calcext:value-type="float">
            <text:p>12</text:p>
          </table:table-cell>
          <table:table-cell table:formula="of:=[$'Weapon Data'.F50]" office:value-type="float" office:value="20" calcext:value-type="float">
            <text:p>20</text:p>
          </table:table-cell>
          <table:table-cell table:formula="of:=AVERAGE([.F11];[.G11])" office:value-type="float" office:value="16" calcext:value-type="float">
            <text:p>16</text:p>
          </table:table-cell>
          <table:table-cell table:formula="of:=[$'Weapon Data'.G50]" office:value-type="string" office:string-value="Single" calcext:value-type="string">
            <text:p>Single</text:p>
          </table:table-cell>
          <table:table-cell table:formula="of:=[$'Weapon Data'.H50]" office:value-type="string" office:string-value="None" calcext:value-type="string">
            <text:p>None</text:p>
          </table:table-cell>
          <table:table-cell table:formula="of:=[$'Weapon Data'.I50]" office:value-type="float" office:value="40" calcext:value-type="float">
            <text:p>40</text:p>
          </table:table-cell>
          <table:table-cell table:formula="of:=[$'Weapon Data'.J50]" office:value-type="float" office:value="0" calcext:value-type="float">
            <text:p>0</text:p>
          </table:table-cell>
          <table:table-cell table:formula="of:=[$'Weapon Data'.K50]" office:value-type="float" office:value="5" calcext:value-type="float">
            <text:p>5</text:p>
          </table:table-cell>
          <table:table-cell table:formula="of:=[$'Weapon Data'.L50]" office:value-type="float" office:value="0" calcext:value-type="float">
            <text:p>0</text:p>
          </table:table-cell>
          <table:table-cell table:formula="of:=[$'Weapon Data'.M50]" office:value-type="float" office:value="10" calcext:value-type="float">
            <text:p>10</text:p>
          </table:table-cell>
          <table:table-cell table:formula="of:=IF([$'Weapon Data'.N50]&gt;1;ROUNDUP([$'Weapon Data'.N50]/3);0)" office:value-type="float" office:value="0" calcext:value-type="float">
            <text:p>0</text:p>
          </table:table-cell>
          <table:table-cell table:formula="of:=ORG.LIBREOFFICE.REGEX([$'Weapon Data'.O50];&quot; \[\d+\]&quot;;&quot;&quot;)" office:value-type="string" office:string-value=".223" calcext:value-type="string">
            <text:p>.223</text:p>
          </table:table-cell>
          <table:table-cell table:formula="of:=[$'Weapon Data'.Q50]" office:value-type="float" office:value="5" calcext:value-type="float">
            <text:p>5</text:p>
          </table:table-cell>
          <table:table-cell table:formula="of:=[$'Weapon Data'.S50]" office:value-type="float" office:value="1300" calcext:value-type="float">
            <text:p>1300</text:p>
          </table:table-cell>
          <table:table-cell table:formula="of:=IF([.$U11]=&quot;Small Guns&quot;;IF(ORG.LIBREOFFICE.REGEX([.$E11];&quot;Laser|Plasma|Electrical&quot;;&quot;&quot;)=&quot;&quot;;&quot;Energy Weapons&quot;;IF([$'Weapon Data'.$X50];&quot;Big Guns&quot;;[.$U11])); [.$U11])" office:value-type="string" office:string-value="Small Guns" calcext:value-type="string">
            <text:p>Small Guns</text:p>
          </table:table-cell>
          <table:table-cell table:formula="of:=VLOOKUP([$'Weapon Data'.G5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2]" office:value-type="float" office:value="122" calcext:value-type="float">
            <text:p>122</text:p>
          </table:table-cell>
          <table:table-cell table:formula="of:=[$'Weapon Data'.B32]" office:value-type="string" office:string-value="9mm Mauser" calcext:value-type="string">
            <text:p>9mm Mauser</text:p>
          </table:table-cell>
          <table:table-cell office:value-type="float" office:value="2" calcext:value-type="float">
            <text:p>2</text:p>
          </table:table-cell>
          <table:table-cell table:formula="of:=IF([.P12]&gt;1;[.H12]*[.P12]/IF([.J12]&lt;&gt;&quot;Burst&quot;;[.M12];[.N12]);[.H12]/[.M12])" office:value-type="float" office:value="3.25" calcext:value-type="float">
            <text:p>3.3</text:p>
          </table:table-cell>
          <table:table-cell table:formula="of:=[$'Weapon Data'.D32]" office:value-type="string" office:string-value="Normal" calcext:value-type="string">
            <text:p>Normal</text:p>
          </table:table-cell>
          <table:table-cell table:formula="of:=[$'Weapon Data'.E32]" office:value-type="float" office:value="10" calcext:value-type="float">
            <text:p>10</text:p>
          </table:table-cell>
          <table:table-cell table:formula="of:=[$'Weapon Data'.F32]" office:value-type="float" office:value="16" calcext:value-type="float">
            <text:p>16</text:p>
          </table:table-cell>
          <table:table-cell table:formula="of:=AVERAGE([.F12];[.G12])" office:value-type="float" office:value="13" calcext:value-type="float">
            <text:p>13</text:p>
          </table:table-cell>
          <table:table-cell table:formula="of:=[$'Weapon Data'.G32]" office:value-type="string" office:string-value="Single" calcext:value-type="string">
            <text:p>Single</text:p>
          </table:table-cell>
          <table:table-cell table:formula="of:=[$'Weapon Data'.H32]" office:value-type="string" office:string-value="None" calcext:value-type="string">
            <text:p>None</text:p>
          </table:table-cell>
          <table:table-cell table:formula="of:=[$'Weapon Data'.I32]" office:value-type="float" office:value="25" calcext:value-type="float">
            <text:p>25</text:p>
          </table:table-cell>
          <table:table-cell table:formula="of:=[$'Weapon Data'.J32]" office:value-type="float" office:value="0" calcext:value-type="float">
            <text:p>0</text:p>
          </table:table-cell>
          <table:table-cell table:formula="of:=[$'Weapon Data'.K32]" office:value-type="float" office:value="4" calcext:value-type="float">
            <text:p>4</text:p>
          </table:table-cell>
          <table:table-cell table:formula="of:=[$'Weapon Data'.L32]" office:value-type="float" office:value="0" calcext:value-type="float">
            <text:p>0</text:p>
          </table:table-cell>
          <table:table-cell table:formula="of:=[$'Weapon Data'.M32]" office:value-type="float" office:value="10" calcext:value-type="float">
            <text:p>10</text:p>
          </table:table-cell>
          <table:table-cell table:formula="of:=IF([$'Weapon Data'.N32]&gt;1;ROUNDUP([$'Weapon Data'.N32]/3);0)" office:value-type="float" office:value="0" calcext:value-type="float">
            <text:p>0</text:p>
          </table:table-cell>
          <table:table-cell table:formula="of:=ORG.LIBREOFFICE.REGEX([$'Weapon Data'.O32];&quot; \[\d+\]&quot;;&quot;&quot;)" office:value-type="string" office:string-value="9mm" calcext:value-type="string">
            <text:p>9mm</text:p>
          </table:table-cell>
          <table:table-cell table:formula="of:=[$'Weapon Data'.Q32]" office:value-type="float" office:value="3" calcext:value-type="float">
            <text:p>3</text:p>
          </table:table-cell>
          <table:table-cell table:formula="of:=[$'Weapon Data'.S32]" office:value-type="float" office:value="650" calcext:value-type="float">
            <text:p>650</text:p>
          </table:table-cell>
          <table:table-cell table:formula="of:=IF([.$U12]=&quot;Small Guns&quot;;IF(ORG.LIBREOFFICE.REGEX([.$E12];&quot;Laser|Plasma|Electrical&quot;;&quot;&quot;)=&quot;&quot;;&quot;Energy Weapons&quot;;IF([$'Weapon Data'.$X32];&quot;Big Guns&quot;;[.$U12])); [.$U12])" office:value-type="string" office:string-value="Small Guns" calcext:value-type="string">
            <text:p>Small Guns</text:p>
          </table:table-cell>
          <table:table-cell table:formula="of:=VLOOKUP([$'Weapon Data'.G3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]" office:value-type="float" office:value="9" calcext:value-type="float">
            <text:p>9</text:p>
          </table:table-cell>
          <table:table-cell table:formula="of:=[$'Weapon Data'.B7]" office:value-type="string" office:string-value="10mm SMG" calcext:value-type="string">
            <text:p>10mm SMG</text:p>
          </table:table-cell>
          <table:table-cell office:value-type="float" office:value="2" calcext:value-type="float">
            <text:p>2</text:p>
          </table:table-cell>
          <table:table-cell table:formula="of:=IF([.P13]&gt;1;[.H13]*[.P13]/IF([.J13]&lt;&gt;&quot;Burst&quot;;[.M13];[.N13]);[.H13]/[.M13])" office:value-type="float" office:value="3.5" calcext:value-type="float">
            <text:p>3.5</text:p>
          </table:table-cell>
          <table:table-cell table:formula="of:=[$'Weapon Data'.D7]" office:value-type="string" office:string-value="Normal" calcext:value-type="string">
            <text:p>Normal</text:p>
          </table:table-cell>
          <table:table-cell table:formula="of:=[$'Weapon Data'.E7]" office:value-type="float" office:value="7" calcext:value-type="float">
            <text:p>7</text:p>
          </table:table-cell>
          <table:table-cell table:formula="of:=[$'Weapon Data'.F7]" office:value-type="float" office:value="14" calcext:value-type="float">
            <text:p>14</text:p>
          </table:table-cell>
          <table:table-cell table:formula="of:=AVERAGE([.F13];[.G13])" office:value-type="float" office:value="10.5" calcext:value-type="float">
            <text:p>10.5</text:p>
          </table:table-cell>
          <table:table-cell table:formula="of:=[$'Weapon Data'.G7]" office:value-type="string" office:string-value="Single" calcext:value-type="string">
            <text:p>Single</text:p>
          </table:table-cell>
          <table:table-cell table:formula="of:=[$'Weapon Data'.H7]" office:value-type="string" office:string-value="Burst" calcext:value-type="string">
            <text:p>Burst</text:p>
          </table:table-cell>
          <table:table-cell table:formula="of:=[$'Weapon Data'.I7]" office:value-type="float" office:value="25" calcext:value-type="float">
            <text:p>25</text:p>
          </table:table-cell>
          <table:table-cell table:formula="of:=[$'Weapon Data'.J7]" office:value-type="float" office:value="15" calcext:value-type="float">
            <text:p>15</text:p>
          </table:table-cell>
          <table:table-cell table:formula="of:=[$'Weapon Data'.K7]" office:value-type="float" office:value="5" calcext:value-type="float">
            <text:p>5</text:p>
          </table:table-cell>
          <table:table-cell table:formula="of:=[$'Weapon Data'.L7]" office:value-type="float" office:value="6" calcext:value-type="float">
            <text:p>6</text:p>
          </table:table-cell>
          <table:table-cell table:formula="of:=[$'Weapon Data'.M7]" office:value-type="float" office:value="30" calcext:value-type="float">
            <text:p>30</text:p>
          </table:table-cell>
          <table:table-cell table:formula="of:=IF([$'Weapon Data'.N7]&gt;1;ROUNDUP([$'Weapon Data'.N7]/3);0)" office:value-type="float" office:value="2" calcext:value-type="float">
            <text:p>2</text:p>
          </table:table-cell>
          <table:table-cell table:formula="of:=ORG.LIBREOFFICE.REGEX([$'Weapon Data'.O7];&quot; \[\d+\]&quot;;&quot;&quot;)" office:value-type="string" office:string-value="10mm" calcext:value-type="string">
            <text:p>10mm</text:p>
          </table:table-cell>
          <table:table-cell table:formula="of:=[$'Weapon Data'.Q7]" office:value-type="float" office:value="4" calcext:value-type="float">
            <text:p>4</text:p>
          </table:table-cell>
          <table:table-cell table:formula="of:=[$'Weapon Data'.S7]" office:value-type="float" office:value="1000" calcext:value-type="float">
            <text:p>1000</text:p>
          </table:table-cell>
          <table:table-cell table:formula="of:=IF([.$U13]=&quot;Small Guns&quot;;IF(ORG.LIBREOFFICE.REGEX([.$E13];&quot;Laser|Plasma|Electrical&quot;;&quot;&quot;)=&quot;&quot;;&quot;Energy Weapons&quot;;IF([$'Weapon Data'.$X7];&quot;Big Guns&quot;;[.$U13])); [.$U13])" office:value-type="string" office:string-value="Small Guns" calcext:value-type="string">
            <text:p>Small Guns</text:p>
          </table:table-cell>
          <table:table-cell table:formula="of:=VLOOKUP([$'Weapon Data'.G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8]" office:value-type="float" office:value="313" calcext:value-type="float">
            <text:p>313</text:p>
          </table:table-cell>
          <table:table-cell table:formula="of:=[$'Weapon Data'.B58]" office:value-type="string" office:string-value=".44 Magnum Revolver" calcext:value-type="string">
            <text:p>.44 Magnum Revolver</text:p>
          </table:table-cell>
          <table:table-cell office:value-type="float" office:value="2" calcext:value-type="float">
            <text:p>2</text:p>
          </table:table-cell>
          <table:table-cell table:formula="of:=IF([.P14]&gt;1;[.H14]*[.P14]/IF([.J14]&lt;&gt;&quot;Burst&quot;;[.M14];[.N14]);[.H14]/[.M14])" office:value-type="float" office:value="3.75" calcext:value-type="float">
            <text:p>3.8</text:p>
          </table:table-cell>
          <table:table-cell table:formula="of:=[$'Weapon Data'.D58]" office:value-type="string" office:string-value="Normal" calcext:value-type="string">
            <text:p>Normal</text:p>
          </table:table-cell>
          <table:table-cell table:formula="of:=[$'Weapon Data'.E58]" office:value-type="float" office:value="12" calcext:value-type="float">
            <text:p>12</text:p>
          </table:table-cell>
          <table:table-cell table:formula="of:=[$'Weapon Data'.F58]" office:value-type="float" office:value="18" calcext:value-type="float">
            <text:p>18</text:p>
          </table:table-cell>
          <table:table-cell table:formula="of:=AVERAGE([.F14];[.G14])" office:value-type="float" office:value="15" calcext:value-type="float">
            <text:p>15</text:p>
          </table:table-cell>
          <table:table-cell table:formula="of:=[$'Weapon Data'.G58]" office:value-type="string" office:string-value="Single" calcext:value-type="string">
            <text:p>Single</text:p>
          </table:table-cell>
          <table:table-cell table:formula="of:=[$'Weapon Data'.H58]" office:value-type="string" office:string-value="None" calcext:value-type="string">
            <text:p>None</text:p>
          </table:table-cell>
          <table:table-cell table:formula="of:=[$'Weapon Data'.I58]" office:value-type="float" office:value="15" calcext:value-type="float">
            <text:p>15</text:p>
          </table:table-cell>
          <table:table-cell table:formula="of:=[$'Weapon Data'.J58]" office:value-type="float" office:value="0" calcext:value-type="float">
            <text:p>0</text:p>
          </table:table-cell>
          <table:table-cell table:formula="of:=[$'Weapon Data'.K58]" office:value-type="float" office:value="4" calcext:value-type="float">
            <text:p>4</text:p>
          </table:table-cell>
          <table:table-cell table:formula="of:=[$'Weapon Data'.L58]" office:value-type="float" office:value="0" calcext:value-type="float">
            <text:p>0</text:p>
          </table:table-cell>
          <table:table-cell table:formula="of:=[$'Weapon Data'.M58]" office:value-type="float" office:value="6" calcext:value-type="float">
            <text:p>6</text:p>
          </table:table-cell>
          <table:table-cell table:formula="of:=IF([$'Weapon Data'.N58]&gt;1;ROUNDUP([$'Weapon Data'.N58]/3);0)" office:value-type="float" office:value="0" calcext:value-type="float">
            <text:p>0</text:p>
          </table:table-cell>
          <table:table-cell table:formula="of:=ORG.LIBREOFFICE.REGEX([$'Weapon Data'.O58];&quot; \[\d+\]&quot;;&quot;&quot;)" office:value-type="string" office:string-value=".44 cal" calcext:value-type="string">
            <text:p>.44 cal</text:p>
          </table:table-cell>
          <table:table-cell table:formula="of:=[$'Weapon Data'.Q58]" office:value-type="float" office:value="5" calcext:value-type="float">
            <text:p>5</text:p>
          </table:table-cell>
          <table:table-cell table:formula="of:=[$'Weapon Data'.S58]" office:value-type="float" office:value="800" calcext:value-type="float">
            <text:p>800</text:p>
          </table:table-cell>
          <table:table-cell table:formula="of:=IF([.$U14]=&quot;Small Guns&quot;;IF(ORG.LIBREOFFICE.REGEX([.$E14];&quot;Laser|Plasma|Electrical&quot;;&quot;&quot;)=&quot;&quot;;&quot;Energy Weapons&quot;;IF([$'Weapon Data'.$X58];&quot;Big Guns&quot;;[.$U14])); [.$U14])" office:value-type="string" office:string-value="Small Guns" calcext:value-type="string">
            <text:p>Small Guns</text:p>
          </table:table-cell>
          <table:table-cell table:formula="of:=VLOOKUP([$'Weapon Data'.G5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6]" office:value-type="float" office:value="398" calcext:value-type="float">
            <text:p>398</text:p>
          </table:table-cell>
          <table:table-cell table:formula="of:=[$'Weapon Data'.B86]" office:value-type="string" office:string-value=".44 Magnum (Speed Load)" calcext:value-type="string">
            <text:p>.44 Magnum (Speed Load)</text:p>
          </table:table-cell>
          <table:table-cell office:value-type="float" office:value="2" calcext:value-type="float">
            <text:p>2</text:p>
          </table:table-cell>
          <table:table-cell table:formula="of:=IF([.P15]&gt;1;[.H15]*[.P15]/IF([.J15]&lt;&gt;&quot;Burst&quot;;[.M15];[.N15]);[.H15]/[.M15])" office:value-type="float" office:value="3.75" calcext:value-type="float">
            <text:p>3.8</text:p>
          </table:table-cell>
          <table:table-cell table:formula="of:=[$'Weapon Data'.D86]" office:value-type="string" office:string-value="Normal" calcext:value-type="string">
            <text:p>Normal</text:p>
          </table:table-cell>
          <table:table-cell table:formula="of:=[$'Weapon Data'.E86]" office:value-type="float" office:value="12" calcext:value-type="float">
            <text:p>12</text:p>
          </table:table-cell>
          <table:table-cell table:formula="of:=[$'Weapon Data'.F86]" office:value-type="float" office:value="18" calcext:value-type="float">
            <text:p>18</text:p>
          </table:table-cell>
          <table:table-cell table:formula="of:=AVERAGE([.F15];[.G15])" office:value-type="float" office:value="15" calcext:value-type="float">
            <text:p>15</text:p>
          </table:table-cell>
          <table:table-cell table:formula="of:=[$'Weapon Data'.G86]" office:value-type="string" office:string-value="Single" calcext:value-type="string">
            <text:p>Single</text:p>
          </table:table-cell>
          <table:table-cell table:formula="of:=[$'Weapon Data'.H86]" office:value-type="string" office:string-value="None" calcext:value-type="string">
            <text:p>None</text:p>
          </table:table-cell>
          <table:table-cell table:formula="of:=[$'Weapon Data'.I86]" office:value-type="float" office:value="15" calcext:value-type="float">
            <text:p>15</text:p>
          </table:table-cell>
          <table:table-cell table:formula="of:=[$'Weapon Data'.J86]" office:value-type="float" office:value="0" calcext:value-type="float">
            <text:p>0</text:p>
          </table:table-cell>
          <table:table-cell table:formula="of:=[$'Weapon Data'.K86]" office:value-type="float" office:value="4" calcext:value-type="float">
            <text:p>4</text:p>
          </table:table-cell>
          <table:table-cell table:formula="of:=[$'Weapon Data'.L86]" office:value-type="float" office:value="0" calcext:value-type="float">
            <text:p>0</text:p>
          </table:table-cell>
          <table:table-cell table:formula="of:=[$'Weapon Data'.M86]" office:value-type="float" office:value="6" calcext:value-type="float">
            <text:p>6</text:p>
          </table:table-cell>
          <table:table-cell table:formula="of:=IF([$'Weapon Data'.N86]&gt;1;ROUNDUP([$'Weapon Data'.N86]/3);0)" office:value-type="float" office:value="0" calcext:value-type="float">
            <text:p>0</text:p>
          </table:table-cell>
          <table:table-cell table:formula="of:=ORG.LIBREOFFICE.REGEX([$'Weapon Data'.O86];&quot; \[\d+\]&quot;;&quot;&quot;)" office:value-type="string" office:string-value=".44 cal" calcext:value-type="string">
            <text:p>.44 cal</text:p>
          </table:table-cell>
          <table:table-cell table:formula="of:=[$'Weapon Data'.Q86]" office:value-type="float" office:value="5" calcext:value-type="float">
            <text:p>5</text:p>
          </table:table-cell>
          <table:table-cell table:formula="of:=[$'Weapon Data'.S86]" office:value-type="float" office:value="900" calcext:value-type="float">
            <text:p>900</text:p>
          </table:table-cell>
          <table:table-cell table:formula="of:=IF([.$U15]=&quot;Small Guns&quot;;IF(ORG.LIBREOFFICE.REGEX([.$E15];&quot;Laser|Plasma|Electrical&quot;;&quot;&quot;)=&quot;&quot;;&quot;Energy Weapons&quot;;IF([$'Weapon Data'.$X86];&quot;Big Guns&quot;;[.$U15])); [.$U15])" office:value-type="string" office:string-value="Small Guns" calcext:value-type="string">
            <text:p>Small Guns</text:p>
          </table:table-cell>
          <table:table-cell table:formula="of:=VLOOKUP([$'Weapon Data'.G8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9]" office:value-type="float" office:value="629" calcext:value-type="float">
            <text:p>629</text:p>
          </table:table-cell>
          <table:table-cell table:formula="of:=[$'Weapon Data'.B119]" office:value-type="string" office:string-value="9mm SMG" calcext:value-type="string">
            <text:p>9mm SMG</text:p>
          </table:table-cell>
          <table:table-cell office:value-type="float" office:value="2" calcext:value-type="float">
            <text:p>2</text:p>
          </table:table-cell>
          <table:table-cell table:formula="of:=IF([.P16]&gt;1;[.H16]*[.P16]/IF([.J16]&lt;&gt;&quot;Burst&quot;;[.M16];[.N16]);[.H16]/[.M16])" office:value-type="float" office:value="3.75" calcext:value-type="float">
            <text:p>3.8</text:p>
          </table:table-cell>
          <table:table-cell table:formula="of:=[$'Weapon Data'.D119]" office:value-type="string" office:string-value="Normal" calcext:value-type="string">
            <text:p>Normal</text:p>
          </table:table-cell>
          <table:table-cell table:formula="of:=[$'Weapon Data'.E119]" office:value-type="float" office:value="5" calcext:value-type="float">
            <text:p>5</text:p>
          </table:table-cell>
          <table:table-cell table:formula="of:=[$'Weapon Data'.F119]" office:value-type="float" office:value="10" calcext:value-type="float">
            <text:p>10</text:p>
          </table:table-cell>
          <table:table-cell table:formula="of:=AVERAGE([.F16];[.G16])" office:value-type="float" office:value="7.5" calcext:value-type="float">
            <text:p>7.5</text:p>
          </table:table-cell>
          <table:table-cell table:formula="of:=[$'Weapon Data'.G119]" office:value-type="string" office:string-value="Single" calcext:value-type="string">
            <text:p>Single</text:p>
          </table:table-cell>
          <table:table-cell table:formula="of:=[$'Weapon Data'.H119]" office:value-type="string" office:string-value="Burst" calcext:value-type="string">
            <text:p>Burst</text:p>
          </table:table-cell>
          <table:table-cell table:formula="of:=[$'Weapon Data'.I119]" office:value-type="float" office:value="20" calcext:value-type="float">
            <text:p>20</text:p>
          </table:table-cell>
          <table:table-cell table:formula="of:=[$'Weapon Data'.J119]" office:value-type="float" office:value="12" calcext:value-type="float">
            <text:p>12</text:p>
          </table:table-cell>
          <table:table-cell table:formula="of:=[$'Weapon Data'.K119]" office:value-type="float" office:value="5" calcext:value-type="float">
            <text:p>5</text:p>
          </table:table-cell>
          <table:table-cell table:formula="of:=[$'Weapon Data'.L119]" office:value-type="float" office:value="6" calcext:value-type="float">
            <text:p>6</text:p>
          </table:table-cell>
          <table:table-cell table:formula="of:=[$'Weapon Data'.M119]" office:value-type="float" office:value="32" calcext:value-type="float">
            <text:p>32</text:p>
          </table:table-cell>
          <table:table-cell table:formula="of:=IF([$'Weapon Data'.N119]&gt;1;ROUNDUP([$'Weapon Data'.N119]/3);0)" office:value-type="float" office:value="3" calcext:value-type="float">
            <text:p>3</text:p>
          </table:table-cell>
          <table:table-cell table:formula="of:=ORG.LIBREOFFICE.REGEX([$'Weapon Data'.O119];&quot; \[\d+\]&quot;;&quot;&quot;)" office:value-type="string" office:string-value="9mm" calcext:value-type="string">
            <text:p>9mm</text:p>
          </table:table-cell>
          <table:table-cell table:formula="of:=[$'Weapon Data'.Q119]" office:value-type="float" office:value="4" calcext:value-type="float">
            <text:p>4</text:p>
          </table:table-cell>
          <table:table-cell table:formula="of:=[$'Weapon Data'.S119]" office:value-type="float" office:value="700" calcext:value-type="float">
            <text:p>700</text:p>
          </table:table-cell>
          <table:table-cell table:formula="of:=IF([.$U16]=&quot;Small Guns&quot;;IF(ORG.LIBREOFFICE.REGEX([.$E16];&quot;Laser|Plasma|Electrical&quot;;&quot;&quot;)=&quot;&quot;;&quot;Energy Weapons&quot;;IF([$'Weapon Data'.$X119];&quot;Big Guns&quot;;[.$U16])); [.$U16])" office:value-type="string" office:string-value="Small Guns" calcext:value-type="string">
            <text:p>Small Guns</text:p>
          </table:table-cell>
          <table:table-cell table:formula="of:=VLOOKUP([$'Weapon Data'.G1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27]" office:value-type="float" office:value="94" calcext:value-type="float">
            <text:p>94</text:p>
          </table:table-cell>
          <table:table-cell table:formula="of:=[$'Weapon Data'.B27]" office:value-type="string" office:string-value="Shotgun" calcext:value-type="string">
            <text:p>Shotgun</text:p>
          </table:table-cell>
          <table:table-cell office:value-type="float" office:value="2" calcext:value-type="float">
            <text:p>2</text:p>
          </table:table-cell>
          <table:table-cell table:formula="of:=IF([.P17]&gt;1;[.H17]*[.P17]/IF([.J17]&lt;&gt;&quot;Burst&quot;;[.M17];[.N17]);[.H17]/[.M17])" office:value-type="float" office:value="4.2" calcext:value-type="float">
            <text:p>4.2</text:p>
          </table:table-cell>
          <table:table-cell table:formula="of:=[$'Weapon Data'.D27]" office:value-type="string" office:string-value="Normal" calcext:value-type="string">
            <text:p>Normal</text:p>
          </table:table-cell>
          <table:table-cell table:formula="of:=[$'Weapon Data'.E27]" office:value-type="float" office:value="14" calcext:value-type="float">
            <text:p>14</text:p>
          </table:table-cell>
          <table:table-cell table:formula="of:=[$'Weapon Data'.F27]" office:value-type="float" office:value="28" calcext:value-type="float">
            <text:p>28</text:p>
          </table:table-cell>
          <table:table-cell table:formula="of:=AVERAGE([.F17];[.G17])" office:value-type="float" office:value="21" calcext:value-type="float">
            <text:p>21</text:p>
          </table:table-cell>
          <table:table-cell table:formula="of:=[$'Weapon Data'.G27]" office:value-type="string" office:string-value="Single" calcext:value-type="string">
            <text:p>Single</text:p>
          </table:table-cell>
          <table:table-cell table:formula="of:=[$'Weapon Data'.H27]" office:value-type="string" office:string-value="None" calcext:value-type="string">
            <text:p>None</text:p>
          </table:table-cell>
          <table:table-cell table:formula="of:=[$'Weapon Data'.I27]" office:value-type="float" office:value="16" calcext:value-type="float">
            <text:p>16</text:p>
          </table:table-cell>
          <table:table-cell table:formula="of:=[$'Weapon Data'.J27]" office:value-type="float" office:value="7" calcext:value-type="float">
            <text:p>7</text:p>
          </table:table-cell>
          <table:table-cell table:formula="of:=[$'Weapon Data'.K27]" office:value-type="float" office:value="5" calcext:value-type="float">
            <text:p>5</text:p>
          </table:table-cell>
          <table:table-cell table:formula="of:=[$'Weapon Data'.L27]" office:value-type="float" office:value="6" calcext:value-type="float">
            <text:p>6</text:p>
          </table:table-cell>
          <table:table-cell table:formula="of:=[$'Weapon Data'.M27]" office:value-type="float" office:value="2" calcext:value-type="float">
            <text:p>2</text:p>
          </table:table-cell>
          <table:table-cell table:formula="of:=IF([$'Weapon Data'.N27]&gt;1;ROUNDUP([$'Weapon Data'.N27]/3);0)" office:value-type="float" office:value="1" calcext:value-type="float">
            <text:p>1</text:p>
          </table:table-cell>
          <table:table-cell table:formula="of:=ORG.LIBREOFFICE.REGEX([$'Weapon Data'.O27];&quot; \[\d+\]&quot;;&quot;&quot;)" office:value-type="string" office:string-value="12-gauge" calcext:value-type="string">
            <text:p>12-gauge</text:p>
          </table:table-cell>
          <table:table-cell table:formula="of:=[$'Weapon Data'.Q27]" office:value-type="float" office:value="4" calcext:value-type="float">
            <text:p>4</text:p>
          </table:table-cell>
          <table:table-cell table:formula="of:=[$'Weapon Data'.S27]" office:value-type="float" office:value="750" calcext:value-type="float">
            <text:p>750</text:p>
          </table:table-cell>
          <table:table-cell table:formula="of:=IF([.$U17]=&quot;Small Guns&quot;;IF(ORG.LIBREOFFICE.REGEX([.$E17];&quot;Laser|Plasma|Electrical&quot;;&quot;&quot;)=&quot;&quot;;&quot;Energy Weapons&quot;;IF([$'Weapon Data'.$X27];&quot;Big Guns&quot;;[.$U17])); [.$U17])" office:value-type="string" office:string-value="Small Guns" calcext:value-type="string">
            <text:p>Small Guns</text:p>
          </table:table-cell>
          <table:table-cell table:formula="of:=VLOOKUP([$'Weapon Data'.G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7]" office:value-type="float" office:value="162" calcext:value-type="float">
            <text:p>162</text:p>
          </table:table-cell>
          <table:table-cell table:formula="of:=[$'Weapon Data'.B37]" office:value-type="string" office:string-value="Red Ryder LE BB Gun" calcext:value-type="string">
            <text:p>Red Ryder LE BB Gun</text:p>
          </table:table-cell>
          <table:table-cell office:value-type="float" office:value="2" calcext:value-type="float">
            <text:p>2</text:p>
          </table:table-cell>
          <table:table-cell table:formula="of:=IF([.P18]&gt;1;[.H18]*[.P18]/IF([.J18]&lt;&gt;&quot;Burst&quot;;[.M18];[.N18]);[.H18]/[.M18])" office:value-type="float" office:value="4.3" calcext:value-type="float">
            <text:p>4.3</text:p>
          </table:table-cell>
          <table:table-cell table:formula="of:=[$'Weapon Data'.D37]" office:value-type="string" office:string-value="Normal" calcext:value-type="string">
            <text:p>Normal</text:p>
          </table:table-cell>
          <table:table-cell table:formula="of:=[$'Weapon Data'.E37]" office:value-type="float" office:value="18" calcext:value-type="float">
            <text:p>18</text:p>
          </table:table-cell>
          <table:table-cell table:formula="of:=[$'Weapon Data'.F37]" office:value-type="float" office:value="25" calcext:value-type="float">
            <text:p>25</text:p>
          </table:table-cell>
          <table:table-cell table:formula="of:=AVERAGE([.F18];[.G18])" office:value-type="float" office:value="21.5" calcext:value-type="float">
            <text:p>21.5</text:p>
          </table:table-cell>
          <table:table-cell table:formula="of:=[$'Weapon Data'.G37]" office:value-type="string" office:string-value="Single" calcext:value-type="string">
            <text:p>Single</text:p>
          </table:table-cell>
          <table:table-cell table:formula="of:=[$'Weapon Data'.H37]" office:value-type="string" office:string-value="None" calcext:value-type="string">
            <text:p>None</text:p>
          </table:table-cell>
          <table:table-cell table:formula="of:=[$'Weapon Data'.I37]" office:value-type="float" office:value="32" calcext:value-type="float">
            <text:p>32</text:p>
          </table:table-cell>
          <table:table-cell table:formula="of:=[$'Weapon Data'.J37]" office:value-type="float" office:value="0" calcext:value-type="float">
            <text:p>0</text:p>
          </table:table-cell>
          <table:table-cell table:formula="of:=[$'Weapon Data'.K37]" office:value-type="float" office:value="5" calcext:value-type="float">
            <text:p>5</text:p>
          </table:table-cell>
          <table:table-cell table:formula="of:=[$'Weapon Data'.L37]" office:value-type="float" office:value="0" calcext:value-type="float">
            <text:p>0</text:p>
          </table:table-cell>
          <table:table-cell table:formula="of:=[$'Weapon Data'.M37]" office:value-type="float" office:value="100" calcext:value-type="float">
            <text:p>100</text:p>
          </table:table-cell>
          <table:table-cell table:formula="of:=IF([$'Weapon Data'.N37]&gt;1;ROUNDUP([$'Weapon Data'.N37]/3);0)" office:value-type="float" office:value="0" calcext:value-type="float">
            <text:p>0</text:p>
          </table:table-cell>
          <table:table-cell table:formula="of:=ORG.LIBREOFFICE.REGEX([$'Weapon Data'.O37];&quot; \[\d+\]&quot;;&quot;&quot;)" office:value-type="string" office:string-value="None" calcext:value-type="string">
            <text:p>None</text:p>
          </table:table-cell>
          <table:table-cell table:formula="of:=[$'Weapon Data'.Q37]" office:value-type="float" office:value="3" calcext:value-type="float">
            <text:p>3</text:p>
          </table:table-cell>
          <table:table-cell table:formula="of:=[$'Weapon Data'.S37]" office:value-type="float" office:value="3500" calcext:value-type="float">
            <text:p>3500</text:p>
          </table:table-cell>
          <table:table-cell table:formula="of:=IF([.$U18]=&quot;Small Guns&quot;;IF(ORG.LIBREOFFICE.REGEX([.$E18];&quot;Laser|Plasma|Electrical&quot;;&quot;&quot;)=&quot;&quot;;&quot;Energy Weapons&quot;;IF([$'Weapon Data'.$X37];&quot;Big Guns&quot;;[.$U18])); [.$U18])" office:value-type="string" office:string-value="Small Guns" calcext:value-type="string">
            <text:p>Small Guns</text:p>
          </table:table-cell>
          <table:table-cell table:formula="of:=VLOOKUP([$'Weapon Data'.G3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6]" office:value-type="float" office:value="643" calcext:value-type="float">
            <text:p>643</text:p>
          </table:table-cell>
          <table:table-cell table:formula="of:=[$'Weapon Data'.B126]" office:value-type="string" office:string-value="Cowboy Repeater" calcext:value-type="string">
            <text:p>Cowboy Repeater</text:p>
          </table:table-cell>
          <table:table-cell office:value-type="float" office:value="3" calcext:value-type="float">
            <text:p>3</text:p>
          </table:table-cell>
          <table:table-cell table:formula="of:=IF([.P19]&gt;1;[.H19]*[.P19]/IF([.J19]&lt;&gt;&quot;Burst&quot;;[.M19];[.N19]);[.H19]/[.M19])" office:value-type="float" office:value="4" calcext:value-type="float">
            <text:p>4.0</text:p>
          </table:table-cell>
          <table:table-cell table:formula="of:=[$'Weapon Data'.D126]" office:value-type="string" office:string-value="Normal" calcext:value-type="string">
            <text:p>Normal</text:p>
          </table:table-cell>
          <table:table-cell table:formula="of:=[$'Weapon Data'.E126]" office:value-type="float" office:value="16" calcext:value-type="float">
            <text:p>16</text:p>
          </table:table-cell>
          <table:table-cell table:formula="of:=[$'Weapon Data'.F126]" office:value-type="float" office:value="24" calcext:value-type="float">
            <text:p>24</text:p>
          </table:table-cell>
          <table:table-cell table:formula="of:=AVERAGE([.F19];[.G19])" office:value-type="float" office:value="20" calcext:value-type="float">
            <text:p>20</text:p>
          </table:table-cell>
          <table:table-cell table:formula="of:=[$'Weapon Data'.G126]" office:value-type="string" office:string-value="Single" calcext:value-type="string">
            <text:p>Single</text:p>
          </table:table-cell>
          <table:table-cell table:formula="of:=[$'Weapon Data'.H126]" office:value-type="string" office:string-value="None" calcext:value-type="string">
            <text:p>None</text:p>
          </table:table-cell>
          <table:table-cell table:formula="of:=[$'Weapon Data'.I126]" office:value-type="float" office:value="35" calcext:value-type="float">
            <text:p>35</text:p>
          </table:table-cell>
          <table:table-cell table:formula="of:=[$'Weapon Data'.J126]" office:value-type="float" office:value="0" calcext:value-type="float">
            <text:p>0</text:p>
          </table:table-cell>
          <table:table-cell table:formula="of:=[$'Weapon Data'.K126]" office:value-type="float" office:value="5" calcext:value-type="float">
            <text:p>5</text:p>
          </table:table-cell>
          <table:table-cell table:formula="of:=[$'Weapon Data'.L126]" office:value-type="float" office:value="0" calcext:value-type="float">
            <text:p>0</text:p>
          </table:table-cell>
          <table:table-cell table:formula="of:=[$'Weapon Data'.M126]" office:value-type="float" office:value="12" calcext:value-type="float">
            <text:p>12</text:p>
          </table:table-cell>
          <table:table-cell table:formula="of:=IF([$'Weapon Data'.N126]&gt;1;ROUNDUP([$'Weapon Data'.N126]/3);0)" office:value-type="float" office:value="0" calcext:value-type="float">
            <text:p>0</text:p>
          </table:table-cell>
          <table:table-cell table:formula="of:=ORG.LIBREOFFICE.REGEX([$'Weapon Data'.O126];&quot; \[\d+\]&quot;;&quot;&quot;)" office:value-type="string" office:string-value=".44 cal" calcext:value-type="string">
            <text:p>.44 cal</text:p>
          </table:table-cell>
          <table:table-cell table:formula="of:=[$'Weapon Data'.Q126]" office:value-type="float" office:value="4" calcext:value-type="float">
            <text:p>4</text:p>
          </table:table-cell>
          <table:table-cell table:formula="of:=[$'Weapon Data'.S126]" office:value-type="float" office:value="1600" calcext:value-type="float">
            <text:p>1600</text:p>
          </table:table-cell>
          <table:table-cell table:formula="of:=IF([.$U19]=&quot;Small Guns&quot;;IF(ORG.LIBREOFFICE.REGEX([.$E19];&quot;Laser|Plasma|Electrical&quot;;&quot;&quot;)=&quot;&quot;;&quot;Energy Weapons&quot;;IF([$'Weapon Data'.$X126];&quot;Big Guns&quot;;[.$U19])); [.$U19])" office:value-type="string" office:string-value="Small Guns" calcext:value-type="string">
            <text:p>Small Guns</text:p>
          </table:table-cell>
          <table:table-cell table:formula="of:=VLOOKUP([$'Weapon Data'.G12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8]" office:value-type="float" office:value="22" calcext:value-type="float">
            <text:p>22</text:p>
          </table:table-cell>
          <table:table-cell table:formula="of:=[$'Weapon Data'.B18]" office:value-type="string" office:string-value="14mm Pistol" calcext:value-type="string">
            <text:p>14mm Pistol</text:p>
          </table:table-cell>
          <table:table-cell office:value-type="float" office:value="3" calcext:value-type="float">
            <text:p>3</text:p>
          </table:table-cell>
          <table:table-cell table:formula="of:=IF([.P20]&gt;1;[.H20]*[.P20]/IF([.J20]&lt;&gt;&quot;Burst&quot;;[.M20];[.N20]);[.H20]/[.M20])" office:value-type="float" office:value="4.4" calcext:value-type="float">
            <text:p>4.4</text:p>
          </table:table-cell>
          <table:table-cell table:formula="of:=[$'Weapon Data'.D18]" office:value-type="string" office:string-value="Normal" calcext:value-type="string">
            <text:p>Normal</text:p>
          </table:table-cell>
          <table:table-cell table:formula="of:=[$'Weapon Data'.E18]" office:value-type="float" office:value="16" calcext:value-type="float">
            <text:p>16</text:p>
          </table:table-cell>
          <table:table-cell table:formula="of:=[$'Weapon Data'.F18]" office:value-type="float" office:value="28" calcext:value-type="float">
            <text:p>28</text:p>
          </table:table-cell>
          <table:table-cell table:formula="of:=AVERAGE([.F20];[.G20])" office:value-type="float" office:value="22" calcext:value-type="float">
            <text:p>22</text:p>
          </table:table-cell>
          <table:table-cell table:formula="of:=[$'Weapon Data'.G18]" office:value-type="string" office:string-value="Single" calcext:value-type="string">
            <text:p>Single</text:p>
          </table:table-cell>
          <table:table-cell table:formula="of:=[$'Weapon Data'.H18]" office:value-type="string" office:string-value="None" calcext:value-type="string">
            <text:p>None</text:p>
          </table:table-cell>
          <table:table-cell table:formula="of:=[$'Weapon Data'.I18]" office:value-type="float" office:value="20" calcext:value-type="float">
            <text:p>20</text:p>
          </table:table-cell>
          <table:table-cell table:formula="of:=[$'Weapon Data'.J18]" office:value-type="float" office:value="0" calcext:value-type="float">
            <text:p>0</text:p>
          </table:table-cell>
          <table:table-cell table:formula="of:=[$'Weapon Data'.K18]" office:value-type="float" office:value="5" calcext:value-type="float">
            <text:p>5</text:p>
          </table:table-cell>
          <table:table-cell table:formula="of:=[$'Weapon Data'.L18]" office:value-type="float" office:value="0" calcext:value-type="float">
            <text:p>0</text:p>
          </table:table-cell>
          <table:table-cell table:formula="of:=[$'Weapon Data'.M18]" office:value-type="float" office:value="6" calcext:value-type="float">
            <text:p>6</text:p>
          </table:table-cell>
          <table:table-cell table:formula="of:=IF([$'Weapon Data'.N18]&gt;1;ROUNDUP([$'Weapon Data'.N18]/3);0)" office:value-type="float" office:value="0" calcext:value-type="float">
            <text:p>0</text:p>
          </table:table-cell>
          <table:table-cell table:formula="of:=ORG.LIBREOFFICE.REGEX([$'Weapon Data'.O18];&quot; \[\d+\]&quot;;&quot;&quot;)" office:value-type="string" office:string-value="14mm" calcext:value-type="string">
            <text:p>14mm</text:p>
          </table:table-cell>
          <table:table-cell table:formula="of:=[$'Weapon Data'.Q18]" office:value-type="float" office:value="5" calcext:value-type="float">
            <text:p>5</text:p>
          </table:table-cell>
          <table:table-cell table:formula="of:=[$'Weapon Data'.S18]" office:value-type="float" office:value="1800" calcext:value-type="float">
            <text:p>1800</text:p>
          </table:table-cell>
          <table:table-cell table:formula="of:=IF([.$U20]=&quot;Small Guns&quot;;IF(ORG.LIBREOFFICE.REGEX([.$E20];&quot;Laser|Plasma|Electrical&quot;;&quot;&quot;)=&quot;&quot;;&quot;Energy Weapons&quot;;IF([$'Weapon Data'.$X18];&quot;Big Guns&quot;;[.$U20])); [.$U20])" office:value-type="string" office:string-value="Small Guns" calcext:value-type="string">
            <text:p>Small Guns</text:p>
          </table:table-cell>
          <table:table-cell table:formula="of:=VLOOKUP([$'Weapon Data'.G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4]" office:value-type="float" office:value="242" calcext:value-type="float">
            <text:p>242</text:p>
          </table:table-cell>
          <table:table-cell table:formula="of:=[$'Weapon Data'.B44]" office:value-type="string" office:string-value="Combat Shotgun" calcext:value-type="string">
            <text:p>Combat Shotgun</text:p>
          </table:table-cell>
          <table:table-cell office:value-type="float" office:value="3" calcext:value-type="float">
            <text:p>3</text:p>
          </table:table-cell>
          <table:table-cell table:formula="of:=IF([.P21]&gt;1;[.H21]*[.P21]/IF([.J21]&lt;&gt;&quot;Burst&quot;;[.M21];[.N21]);[.H21]/[.M21])" office:value-type="float" office:value="4.5" calcext:value-type="float">
            <text:p>4.5</text:p>
          </table:table-cell>
          <table:table-cell table:formula="of:=[$'Weapon Data'.D44]" office:value-type="string" office:string-value="Normal" calcext:value-type="string">
            <text:p>Normal</text:p>
          </table:table-cell>
          <table:table-cell table:formula="of:=[$'Weapon Data'.E44]" office:value-type="float" office:value="15" calcext:value-type="float">
            <text:p>15</text:p>
          </table:table-cell>
          <table:table-cell table:formula="of:=[$'Weapon Data'.F44]" office:value-type="float" office:value="30" calcext:value-type="float">
            <text:p>30</text:p>
          </table:table-cell>
          <table:table-cell table:formula="of:=AVERAGE([.F21];[.G21])" office:value-type="float" office:value="22.5" calcext:value-type="float">
            <text:p>22.5</text:p>
          </table:table-cell>
          <table:table-cell table:formula="of:=[$'Weapon Data'.G44]" office:value-type="string" office:string-value="Single" calcext:value-type="string">
            <text:p>Single</text:p>
          </table:table-cell>
          <table:table-cell table:formula="of:=[$'Weapon Data'.H44]" office:value-type="string" office:string-value="Burst" calcext:value-type="string">
            <text:p>Burst</text:p>
          </table:table-cell>
          <table:table-cell table:formula="of:=[$'Weapon Data'.I44]" office:value-type="float" office:value="16" calcext:value-type="float">
            <text:p>16</text:p>
          </table:table-cell>
          <table:table-cell table:formula="of:=[$'Weapon Data'.J44]" office:value-type="float" office:value="10" calcext:value-type="float">
            <text:p>10</text:p>
          </table:table-cell>
          <table:table-cell table:formula="of:=[$'Weapon Data'.K44]" office:value-type="float" office:value="5" calcext:value-type="float">
            <text:p>5</text:p>
          </table:table-cell>
          <table:table-cell table:formula="of:=[$'Weapon Data'.L44]" office:value-type="float" office:value="6" calcext:value-type="float">
            <text:p>6</text:p>
          </table:table-cell>
          <table:table-cell table:formula="of:=[$'Weapon Data'.M44]" office:value-type="float" office:value="9" calcext:value-type="float">
            <text:p>9</text:p>
          </table:table-cell>
          <table:table-cell table:formula="of:=IF([$'Weapon Data'.N44]&gt;1;ROUNDUP([$'Weapon Data'.N44]/3);0)" office:value-type="float" office:value="1" calcext:value-type="float">
            <text:p>1</text:p>
          </table:table-cell>
          <table:table-cell table:formula="of:=ORG.LIBREOFFICE.REGEX([$'Weapon Data'.O44];&quot; \[\d+\]&quot;;&quot;&quot;)" office:value-type="string" office:string-value="12-gauge" calcext:value-type="string">
            <text:p>12-gauge</text:p>
          </table:table-cell>
          <table:table-cell table:formula="of:=[$'Weapon Data'.Q44]" office:value-type="float" office:value="5" calcext:value-type="float">
            <text:p>5</text:p>
          </table:table-cell>
          <table:table-cell table:formula="of:=[$'Weapon Data'.S44]" office:value-type="float" office:value="1750" calcext:value-type="float">
            <text:p>1750</text:p>
          </table:table-cell>
          <table:table-cell table:formula="of:=IF([.$U21]=&quot;Small Guns&quot;;IF(ORG.LIBREOFFICE.REGEX([.$E21];&quot;Laser|Plasma|Electrical&quot;;&quot;&quot;)=&quot;&quot;;&quot;Energy Weapons&quot;;IF([$'Weapon Data'.$X44];&quot;Big Guns&quot;;[.$U21])); [.$U21])" office:value-type="string" office:string-value="Small Guns" calcext:value-type="string">
            <text:p>Small Guns</text:p>
          </table:table-cell>
          <table:table-cell table:formula="of:=VLOOKUP([$'Weapon Data'.G4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6]" office:value-type="float" office:value="388" calcext:value-type="float">
            <text:p>388</text:p>
          </table:table-cell>
          <table:table-cell table:formula="of:=[$'Weapon Data'.B76]" office:value-type="string" office:string-value="Needler Pistol" calcext:value-type="string">
            <text:p>Needler Pistol</text:p>
          </table:table-cell>
          <table:table-cell office:value-type="float" office:value="3" calcext:value-type="float">
            <text:p>3</text:p>
          </table:table-cell>
          <table:table-cell table:formula="of:=IF([.P22]&gt;1;[.H22]*[.P22]/IF([.J22]&lt;&gt;&quot;Burst&quot;;[.M22];[.N22]);[.H22]/[.M22])" office:value-type="float" office:value="4.5" calcext:value-type="float">
            <text:p>4.5</text:p>
          </table:table-cell>
          <table:table-cell table:formula="of:=[$'Weapon Data'.D76]" office:value-type="string" office:string-value="Normal" calcext:value-type="string">
            <text:p>Normal</text:p>
          </table:table-cell>
          <table:table-cell table:formula="of:=[$'Weapon Data'.E76]" office:value-type="float" office:value="12" calcext:value-type="float">
            <text:p>12</text:p>
          </table:table-cell>
          <table:table-cell table:formula="of:=[$'Weapon Data'.F76]" office:value-type="float" office:value="24" calcext:value-type="float">
            <text:p>24</text:p>
          </table:table-cell>
          <table:table-cell table:formula="of:=AVERAGE([.F22];[.G22])" office:value-type="float" office:value="18" calcext:value-type="float">
            <text:p>18</text:p>
          </table:table-cell>
          <table:table-cell table:formula="of:=[$'Weapon Data'.G76]" office:value-type="string" office:string-value="Single" calcext:value-type="string">
            <text:p>Single</text:p>
          </table:table-cell>
          <table:table-cell table:formula="of:=[$'Weapon Data'.H76]" office:value-type="string" office:string-value="None" calcext:value-type="string">
            <text:p>None</text:p>
          </table:table-cell>
          <table:table-cell table:formula="of:=[$'Weapon Data'.I76]" office:value-type="float" office:value="20" calcext:value-type="float">
            <text:p>20</text:p>
          </table:table-cell>
          <table:table-cell table:formula="of:=[$'Weapon Data'.J76]" office:value-type="float" office:value="0" calcext:value-type="float">
            <text:p>0</text:p>
          </table:table-cell>
          <table:table-cell table:formula="of:=[$'Weapon Data'.K76]" office:value-type="float" office:value="4" calcext:value-type="float">
            <text:p>4</text:p>
          </table:table-cell>
          <table:table-cell table:formula="of:=[$'Weapon Data'.L76]" office:value-type="float" office:value="0" calcext:value-type="float">
            <text:p>0</text:p>
          </table:table-cell>
          <table:table-cell table:formula="of:=[$'Weapon Data'.M76]" office:value-type="float" office:value="10" calcext:value-type="float">
            <text:p>10</text:p>
          </table:table-cell>
          <table:table-cell table:formula="of:=IF([$'Weapon Data'.N76]&gt;1;ROUNDUP([$'Weapon Data'.N76]/3);0)" office:value-type="float" office:value="0" calcext:value-type="float">
            <text:p>0</text:p>
          </table:table-cell>
          <table:table-cell table:formula="of:=ORG.LIBREOFFICE.REGEX([$'Weapon Data'.O76];&quot; \[\d+\]&quot;;&quot;&quot;)" office:value-type="string" office:string-value="HN needler" calcext:value-type="string">
            <text:p>HN needler</text:p>
          </table:table-cell>
          <table:table-cell table:formula="of:=[$'Weapon Data'.Q76]" office:value-type="float" office:value="3" calcext:value-type="float">
            <text:p>3</text:p>
          </table:table-cell>
          <table:table-cell table:formula="of:=[$'Weapon Data'.S76]" office:value-type="float" office:value="1200" calcext:value-type="float">
            <text:p>1200</text:p>
          </table:table-cell>
          <table:table-cell table:formula="of:=IF([.$U22]=&quot;Small Guns&quot;;IF(ORG.LIBREOFFICE.REGEX([.$E22];&quot;Laser|Plasma|Electrical&quot;;&quot;&quot;)=&quot;&quot;;&quot;Energy Weapons&quot;;IF([$'Weapon Data'.$X76];&quot;Big Guns&quot;;[.$U22])); [.$U22])" office:value-type="string" office:string-value="Small Guns" calcext:value-type="string">
            <text:p>Small Guns</text:p>
          </table:table-cell>
          <table:table-cell table:formula="of:=VLOOKUP([$'Weapon Data'.G7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3]" office:value-type="float" office:value="385" calcext:value-type="float">
            <text:p>385</text:p>
          </table:table-cell>
          <table:table-cell table:formula="of:=[$'Weapon Data'.B73]" office:value-type="string" office:string-value="Sawed-Off Shotgun" calcext:value-type="string">
            <text:p>Sawed-Off Shotgun</text:p>
          </table:table-cell>
          <table:table-cell office:value-type="float" office:value="3" calcext:value-type="float">
            <text:p>3</text:p>
          </table:table-cell>
          <table:table-cell table:formula="of:=IF([.P23]&gt;1;[.H23]*[.P23]/IF([.J23]&lt;&gt;&quot;Burst&quot;;[.M23];[.N23]);[.H23]/[.M23])" office:value-type="float" office:value="4.6" calcext:value-type="float">
            <text:p>4.6</text:p>
          </table:table-cell>
          <table:table-cell table:formula="of:=[$'Weapon Data'.D73]" office:value-type="string" office:string-value="Normal" calcext:value-type="string">
            <text:p>Normal</text:p>
          </table:table-cell>
          <table:table-cell table:formula="of:=[$'Weapon Data'.E73]" office:value-type="float" office:value="14" calcext:value-type="float">
            <text:p>14</text:p>
          </table:table-cell>
          <table:table-cell table:formula="of:=[$'Weapon Data'.F73]" office:value-type="float" office:value="32" calcext:value-type="float">
            <text:p>32</text:p>
          </table:table-cell>
          <table:table-cell table:formula="of:=AVERAGE([.F23];[.G23])" office:value-type="float" office:value="23" calcext:value-type="float">
            <text:p>23</text:p>
          </table:table-cell>
          <table:table-cell table:formula="of:=[$'Weapon Data'.G73]" office:value-type="string" office:string-value="Single" calcext:value-type="string">
            <text:p>Single</text:p>
          </table:table-cell>
          <table:table-cell table:formula="of:=[$'Weapon Data'.H73]" office:value-type="string" office:string-value="Burst" calcext:value-type="string">
            <text:p>Burst</text:p>
          </table:table-cell>
          <table:table-cell table:formula="of:=[$'Weapon Data'.I73]" office:value-type="float" office:value="7" calcext:value-type="float">
            <text:p>7</text:p>
          </table:table-cell>
          <table:table-cell table:formula="of:=[$'Weapon Data'.J73]" office:value-type="float" office:value="5" calcext:value-type="float">
            <text:p>5</text:p>
          </table:table-cell>
          <table:table-cell table:formula="of:=[$'Weapon Data'.K73]" office:value-type="float" office:value="5" calcext:value-type="float">
            <text:p>5</text:p>
          </table:table-cell>
          <table:table-cell table:formula="of:=[$'Weapon Data'.L73]" office:value-type="float" office:value="6" calcext:value-type="float">
            <text:p>6</text:p>
          </table:table-cell>
          <table:table-cell table:formula="of:=[$'Weapon Data'.M73]" office:value-type="float" office:value="2" calcext:value-type="float">
            <text:p>2</text:p>
          </table:table-cell>
          <table:table-cell table:formula="of:=IF([$'Weapon Data'.N73]&gt;1;ROUNDUP([$'Weapon Data'.N73]/3);0)" office:value-type="float" office:value="1" calcext:value-type="float">
            <text:p>1</text:p>
          </table:table-cell>
          <table:table-cell table:formula="of:=ORG.LIBREOFFICE.REGEX([$'Weapon Data'.O73];&quot; \[\d+\]&quot;;&quot;&quot;)" office:value-type="string" office:string-value="12-gauge" calcext:value-type="string">
            <text:p>12-gauge</text:p>
          </table:table-cell>
          <table:table-cell table:formula="of:=[$'Weapon Data'.Q73]" office:value-type="float" office:value="4" calcext:value-type="float">
            <text:p>4</text:p>
          </table:table-cell>
          <table:table-cell table:formula="of:=[$'Weapon Data'.S73]" office:value-type="float" office:value="800" calcext:value-type="float">
            <text:p>800</text:p>
          </table:table-cell>
          <table:table-cell table:formula="of:=IF([.$U23]=&quot;Small Guns&quot;;IF(ORG.LIBREOFFICE.REGEX([.$E23];&quot;Laser|Plasma|Electrical&quot;;&quot;&quot;)=&quot;&quot;;&quot;Energy Weapons&quot;;IF([$'Weapon Data'.$X73];&quot;Big Guns&quot;;[.$U23])); [.$U23])" office:value-type="string" office:string-value="Small Guns" calcext:value-type="string">
            <text:p>Small Guns</text:p>
          </table:table-cell>
          <table:table-cell table:formula="of:=VLOOKUP([$'Weapon Data'.G7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3]" office:value-type="float" office:value="241" calcext:value-type="float">
            <text:p>241</text:p>
          </table:table-cell>
          <table:table-cell table:formula="of:=[$'Weapon Data'.B43]" office:value-type="string" office:string-value=".223 Pistol" calcext:value-type="string">
            <text:p>.223 Pistol</text:p>
          </table:table-cell>
          <table:table-cell office:value-type="float" office:value="3" calcext:value-type="float">
            <text:p>3</text:p>
          </table:table-cell>
          <table:table-cell table:formula="of:=IF([.P24]&gt;1;[.H24]*[.P24]/IF([.J24]&lt;&gt;&quot;Burst&quot;;[.M24];[.N24]);[.H24]/[.M24])" office:value-type="float" office:value="5" calcext:value-type="float">
            <text:p>5.0</text:p>
          </table:table-cell>
          <table:table-cell table:formula="of:=[$'Weapon Data'.D43]" office:value-type="string" office:string-value="Normal" calcext:value-type="string">
            <text:p>Normal</text:p>
          </table:table-cell>
          <table:table-cell table:formula="of:=[$'Weapon Data'.E43]" office:value-type="float" office:value="20" calcext:value-type="float">
            <text:p>20</text:p>
          </table:table-cell>
          <table:table-cell table:formula="of:=[$'Weapon Data'.F43]" office:value-type="float" office:value="30" calcext:value-type="float">
            <text:p>30</text:p>
          </table:table-cell>
          <table:table-cell table:formula="of:=AVERAGE([.F24];[.G24])" office:value-type="float" office:value="25" calcext:value-type="float">
            <text:p>25</text:p>
          </table:table-cell>
          <table:table-cell table:formula="of:=[$'Weapon Data'.G43]" office:value-type="string" office:string-value="Single" calcext:value-type="string">
            <text:p>Single</text:p>
          </table:table-cell>
          <table:table-cell table:formula="of:=[$'Weapon Data'.H43]" office:value-type="string" office:string-value="None" calcext:value-type="string">
            <text:p>None</text:p>
          </table:table-cell>
          <table:table-cell table:formula="of:=[$'Weapon Data'.I43]" office:value-type="float" office:value="20" calcext:value-type="float">
            <text:p>20</text:p>
          </table:table-cell>
          <table:table-cell table:formula="of:=[$'Weapon Data'.J43]" office:value-type="float" office:value="0" calcext:value-type="float">
            <text:p>0</text:p>
          </table:table-cell>
          <table:table-cell table:formula="of:=[$'Weapon Data'.K43]" office:value-type="float" office:value="5" calcext:value-type="float">
            <text:p>5</text:p>
          </table:table-cell>
          <table:table-cell table:formula="of:=[$'Weapon Data'.L43]" office:value-type="float" office:value="0" calcext:value-type="float">
            <text:p>0</text:p>
          </table:table-cell>
          <table:table-cell table:formula="of:=[$'Weapon Data'.M43]" office:value-type="float" office:value="5" calcext:value-type="float">
            <text:p>5</text:p>
          </table:table-cell>
          <table:table-cell table:formula="of:=IF([$'Weapon Data'.N43]&gt;1;ROUNDUP([$'Weapon Data'.N43]/3);0)" office:value-type="float" office:value="0" calcext:value-type="float">
            <text:p>0</text:p>
          </table:table-cell>
          <table:table-cell table:formula="of:=ORG.LIBREOFFICE.REGEX([$'Weapon Data'.O43];&quot; \[\d+\]&quot;;&quot;&quot;)" office:value-type="string" office:string-value=".223" calcext:value-type="string">
            <text:p>.223</text:p>
          </table:table-cell>
          <table:table-cell table:formula="of:=[$'Weapon Data'.Q43]" office:value-type="float" office:value="5" calcext:value-type="float">
            <text:p>5</text:p>
          </table:table-cell>
          <table:table-cell table:formula="of:=[$'Weapon Data'.S43]" office:value-type="float" office:value="3500" calcext:value-type="float">
            <text:p>3500</text:p>
          </table:table-cell>
          <table:table-cell table:formula="of:=IF([.$U24]=&quot;Small Guns&quot;;IF(ORG.LIBREOFFICE.REGEX([.$E24];&quot;Laser|Plasma|Electrical&quot;;&quot;&quot;)=&quot;&quot;;&quot;Energy Weapons&quot;;IF([$'Weapon Data'.$X43];&quot;Big Guns&quot;;[.$U24])); [.$U24])" office:value-type="string" office:string-value="Small Guns" calcext:value-type="string">
            <text:p>Small Guns</text:p>
          </table:table-cell>
          <table:table-cell table:formula="of:=VLOOKUP([$'Weapon Data'.G4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33]" office:value-type="float" office:value="143" calcext:value-type="float">
            <text:p>143</text:p>
          </table:table-cell>
          <table:table-cell table:formula="of:=[$'Weapon Data'.B33]" office:value-type="string" office:string-value="Sniper Rifle" calcext:value-type="string">
            <text:p>Sniper Rifle</text:p>
          </table:table-cell>
          <table:table-cell office:value-type="float" office:value="3" calcext:value-type="float">
            <text:p>3</text:p>
          </table:table-cell>
          <table:table-cell table:formula="of:=IF([.P25]&gt;1;[.H25]*[.P25]/IF([.J25]&lt;&gt;&quot;Burst&quot;;[.M25];[.N25]);[.H25]/[.M25])" office:value-type="float" office:value="5.5" calcext:value-type="float">
            <text:p>5.5</text:p>
          </table:table-cell>
          <table:table-cell table:formula="of:=[$'Weapon Data'.D33]" office:value-type="string" office:string-value="Normal" calcext:value-type="string">
            <text:p>Normal</text:p>
          </table:table-cell>
          <table:table-cell table:formula="of:=[$'Weapon Data'.E33]" office:value-type="float" office:value="28" calcext:value-type="float">
            <text:p>28</text:p>
          </table:table-cell>
          <table:table-cell table:formula="of:=[$'Weapon Data'.F33]" office:value-type="float" office:value="38" calcext:value-type="float">
            <text:p>38</text:p>
          </table:table-cell>
          <table:table-cell table:formula="of:=AVERAGE([.F25];[.G25])" office:value-type="float" office:value="33" calcext:value-type="float">
            <text:p>33</text:p>
          </table:table-cell>
          <table:table-cell table:formula="of:=[$'Weapon Data'.G33]" office:value-type="string" office:string-value="Single" calcext:value-type="string">
            <text:p>Single</text:p>
          </table:table-cell>
          <table:table-cell table:formula="of:=[$'Weapon Data'.H33]" office:value-type="string" office:string-value="None" calcext:value-type="string">
            <text:p>None</text:p>
          </table:table-cell>
          <table:table-cell table:formula="of:=[$'Weapon Data'.I33]" office:value-type="float" office:value="50" calcext:value-type="float">
            <text:p>50</text:p>
          </table:table-cell>
          <table:table-cell table:formula="of:=[$'Weapon Data'.J33]" office:value-type="float" office:value="0" calcext:value-type="float">
            <text:p>0</text:p>
          </table:table-cell>
          <table:table-cell table:formula="of:=[$'Weapon Data'.K33]" office:value-type="float" office:value="6" calcext:value-type="float">
            <text:p>6</text:p>
          </table:table-cell>
          <table:table-cell table:formula="of:=[$'Weapon Data'.L33]" office:value-type="float" office:value="0" calcext:value-type="float">
            <text:p>0</text:p>
          </table:table-cell>
          <table:table-cell table:formula="of:=[$'Weapon Data'.M33]" office:value-type="float" office:value="6" calcext:value-type="float">
            <text:p>6</text:p>
          </table:table-cell>
          <table:table-cell table:formula="of:=IF([$'Weapon Data'.N33]&gt;1;ROUNDUP([$'Weapon Data'.N33]/3);0)" office:value-type="float" office:value="0" calcext:value-type="float">
            <text:p>0</text:p>
          </table:table-cell>
          <table:table-cell table:formula="of:=ORG.LIBREOFFICE.REGEX([$'Weapon Data'.O33];&quot; \[\d+\]&quot;;&quot;&quot;)" office:value-type="string" office:string-value="7.62mm" calcext:value-type="string">
            <text:p>7.62mm</text:p>
          </table:table-cell>
          <table:table-cell table:formula="of:=[$'Weapon Data'.Q33]" office:value-type="float" office:value="5" calcext:value-type="float">
            <text:p>5</text:p>
          </table:table-cell>
          <table:table-cell table:formula="of:=[$'Weapon Data'.S33]" office:value-type="float" office:value="2700" calcext:value-type="float">
            <text:p>2700</text:p>
          </table:table-cell>
          <table:table-cell table:formula="of:=IF([.$U25]=&quot;Small Guns&quot;;IF(ORG.LIBREOFFICE.REGEX([.$E25];&quot;Laser|Plasma|Electrical&quot;;&quot;&quot;)=&quot;&quot;;&quot;Energy Weapons&quot;;IF([$'Weapon Data'.$X33];&quot;Big Guns&quot;;[.$U25])); [.$U25])" office:value-type="string" office:string-value="Small Guns" calcext:value-type="string">
            <text:p>Small Guns</text:p>
          </table:table-cell>
          <table:table-cell table:formula="of:=VLOOKUP([$'Weapon Data'.G3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9]" office:value-type="float" office:value="23" calcext:value-type="float">
            <text:p>23</text:p>
          </table:table-cell>
          <table:table-cell table:formula="of:=[$'Weapon Data'.B19]" office:value-type="string" office:string-value="Assault Rifle" calcext:value-type="string">
            <text:p>Assault Rifle</text:p>
          </table:table-cell>
          <table:table-cell office:value-type="float" office:value="3" calcext:value-type="float">
            <text:p>3</text:p>
          </table:table-cell>
          <table:table-cell table:formula="of:=IF([.P26]&gt;1;[.H26]*[.P26]/IF([.J26]&lt;&gt;&quot;Burst&quot;;[.M26];[.N26]);[.H26]/[.M26])" office:value-type="float" office:value="6.5" calcext:value-type="float">
            <text:p>6.5</text:p>
          </table:table-cell>
          <table:table-cell table:formula="of:=[$'Weapon Data'.D19]" office:value-type="string" office:string-value="Normal" calcext:value-type="string">
            <text:p>Normal</text:p>
          </table:table-cell>
          <table:table-cell table:formula="of:=[$'Weapon Data'.E19]" office:value-type="float" office:value="10" calcext:value-type="float">
            <text:p>10</text:p>
          </table:table-cell>
          <table:table-cell table:formula="of:=[$'Weapon Data'.F19]" office:value-type="float" office:value="16" calcext:value-type="float">
            <text:p>16</text:p>
          </table:table-cell>
          <table:table-cell table:formula="of:=AVERAGE([.F26];[.G26])" office:value-type="float" office:value="13" calcext:value-type="float">
            <text:p>13</text:p>
          </table:table-cell>
          <table:table-cell table:formula="of:=[$'Weapon Data'.G19]" office:value-type="string" office:string-value="Single" calcext:value-type="string">
            <text:p>Single</text:p>
          </table:table-cell>
          <table:table-cell table:formula="of:=[$'Weapon Data'.H19]" office:value-type="string" office:string-value="Burst" calcext:value-type="string">
            <text:p>Burst</text:p>
          </table:table-cell>
          <table:table-cell table:formula="of:=[$'Weapon Data'.I19]" office:value-type="float" office:value="40" calcext:value-type="float">
            <text:p>40</text:p>
          </table:table-cell>
          <table:table-cell table:formula="of:=[$'Weapon Data'.J19]" office:value-type="float" office:value="35" calcext:value-type="float">
            <text:p>35</text:p>
          </table:table-cell>
          <table:table-cell table:formula="of:=[$'Weapon Data'.K19]" office:value-type="float" office:value="5" calcext:value-type="float">
            <text:p>5</text:p>
          </table:table-cell>
          <table:table-cell table:formula="of:=[$'Weapon Data'.L19]" office:value-type="float" office:value="6" calcext:value-type="float">
            <text:p>6</text:p>
          </table:table-cell>
          <table:table-cell table:formula="of:=[$'Weapon Data'.M19]" office:value-type="float" office:value="24" calcext:value-type="float">
            <text:p>24</text:p>
          </table:table-cell>
          <table:table-cell table:formula="of:=IF([$'Weapon Data'.N19]&gt;1;ROUNDUP([$'Weapon Data'.N19]/3);0)" office:value-type="float" office:value="3" calcext:value-type="float">
            <text:p>3</text:p>
          </table:table-cell>
          <table:table-cell table:formula="of:=ORG.LIBREOFFICE.REGEX([$'Weapon Data'.O19];&quot; \[\d+\]&quot;;&quot;&quot;)" office:value-type="string" office:string-value="5mm" calcext:value-type="string">
            <text:p>5mm</text:p>
          </table:table-cell>
          <table:table-cell table:formula="of:=[$'Weapon Data'.Q19]" office:value-type="float" office:value="5" calcext:value-type="float">
            <text:p>5</text:p>
          </table:table-cell>
          <table:table-cell table:formula="of:=[$'Weapon Data'.S19]" office:value-type="float" office:value="1600" calcext:value-type="float">
            <text:p>1600</text:p>
          </table:table-cell>
          <table:table-cell table:formula="of:=IF([.$U26]=&quot;Small Guns&quot;;IF(ORG.LIBREOFFICE.REGEX([.$E26];&quot;Laser|Plasma|Electrical&quot;;&quot;&quot;)=&quot;&quot;;&quot;Energy Weapons&quot;;IF([$'Weapon Data'.$X19];&quot;Big Guns&quot;;[.$U26])); [.$U26])" office:value-type="string" office:string-value="Small Guns" calcext:value-type="string">
            <text:p>Small Guns</text:p>
          </table:table-cell>
          <table:table-cell table:formula="of:=VLOOKUP([$'Weapon Data'.G1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3]" office:value-type="float" office:value="405" calcext:value-type="float">
            <text:p>405</text:p>
          </table:table-cell>
          <table:table-cell table:formula="of:=[$'Weapon Data'.B93]" office:value-type="string" office:string-value="Assault Rifle (Exp. Mag.)" calcext:value-type="string">
            <text:p>Assault Rifle (Exp. Mag.)</text:p>
          </table:table-cell>
          <table:table-cell office:value-type="float" office:value="3" calcext:value-type="float">
            <text:p>3</text:p>
          </table:table-cell>
          <table:table-cell table:formula="of:=IF([.P27]&gt;1;[.H27]*[.P27]/IF([.J27]&lt;&gt;&quot;Burst&quot;;[.M27];[.N27]);[.H27]/[.M27])" office:value-type="float" office:value="6.5" calcext:value-type="float">
            <text:p>6.5</text:p>
          </table:table-cell>
          <table:table-cell table:formula="of:=[$'Weapon Data'.D93]" office:value-type="string" office:string-value="Normal" calcext:value-type="string">
            <text:p>Normal</text:p>
          </table:table-cell>
          <table:table-cell table:formula="of:=[$'Weapon Data'.E93]" office:value-type="float" office:value="10" calcext:value-type="float">
            <text:p>10</text:p>
          </table:table-cell>
          <table:table-cell table:formula="of:=[$'Weapon Data'.F93]" office:value-type="float" office:value="16" calcext:value-type="float">
            <text:p>16</text:p>
          </table:table-cell>
          <table:table-cell table:formula="of:=AVERAGE([.F27];[.G27])" office:value-type="float" office:value="13" calcext:value-type="float">
            <text:p>13</text:p>
          </table:table-cell>
          <table:table-cell table:formula="of:=[$'Weapon Data'.G93]" office:value-type="string" office:string-value="Single" calcext:value-type="string">
            <text:p>Single</text:p>
          </table:table-cell>
          <table:table-cell table:formula="of:=[$'Weapon Data'.H93]" office:value-type="string" office:string-value="Burst" calcext:value-type="string">
            <text:p>Burst</text:p>
          </table:table-cell>
          <table:table-cell table:formula="of:=[$'Weapon Data'.I93]" office:value-type="float" office:value="40" calcext:value-type="float">
            <text:p>40</text:p>
          </table:table-cell>
          <table:table-cell table:formula="of:=[$'Weapon Data'.J93]" office:value-type="float" office:value="35" calcext:value-type="float">
            <text:p>35</text:p>
          </table:table-cell>
          <table:table-cell table:formula="of:=[$'Weapon Data'.K93]" office:value-type="float" office:value="5" calcext:value-type="float">
            <text:p>5</text:p>
          </table:table-cell>
          <table:table-cell table:formula="of:=[$'Weapon Data'.L93]" office:value-type="float" office:value="6" calcext:value-type="float">
            <text:p>6</text:p>
          </table:table-cell>
          <table:table-cell table:formula="of:=[$'Weapon Data'.M93]" office:value-type="float" office:value="64" calcext:value-type="float">
            <text:p>64</text:p>
          </table:table-cell>
          <table:table-cell table:formula="of:=IF([$'Weapon Data'.N93]&gt;1;ROUNDUP([$'Weapon Data'.N93]/3);0)" office:value-type="float" office:value="3" calcext:value-type="float">
            <text:p>3</text:p>
          </table:table-cell>
          <table:table-cell table:formula="of:=ORG.LIBREOFFICE.REGEX([$'Weapon Data'.O93];&quot; \[\d+\]&quot;;&quot;&quot;)" office:value-type="string" office:string-value="5mm" calcext:value-type="string">
            <text:p>5mm</text:p>
          </table:table-cell>
          <table:table-cell table:formula="of:=[$'Weapon Data'.Q93]" office:value-type="float" office:value="5" calcext:value-type="float">
            <text:p>5</text:p>
          </table:table-cell>
          <table:table-cell table:formula="of:=[$'Weapon Data'.S93]" office:value-type="float" office:value="1800" calcext:value-type="float">
            <text:p>1800</text:p>
          </table:table-cell>
          <table:table-cell table:formula="of:=IF([.$U27]=&quot;Small Guns&quot;;IF(ORG.LIBREOFFICE.REGEX([.$E27];&quot;Laser|Plasma|Electrical&quot;;&quot;&quot;)=&quot;&quot;;&quot;Energy Weapons&quot;;IF([$'Weapon Data'.$X93];&quot;Big Guns&quot;;[.$U27])); [.$U27])" office:value-type="string" office:string-value="Small Guns" calcext:value-type="string">
            <text:p>Small Guns</text:p>
          </table:table-cell>
          <table:table-cell table:formula="of:=VLOOKUP([$'Weapon Data'.G9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1]" office:value-type="float" office:value="332" calcext:value-type="float">
            <text:p>332</text:p>
          </table:table-cell>
          <table:table-cell table:formula="of:=[$'Weapon Data'.B61]" office:value-type="string" office:string-value="M3A1 &quot;Grease Gun&quot; SMG" calcext:value-type="string">
            <text:p>M3A1 "Grease Gun" SMG</text:p>
          </table:table-cell>
          <table:table-cell office:value-type="float" office:value="3" calcext:value-type="float">
            <text:p>3</text:p>
          </table:table-cell>
          <table:table-cell table:formula="of:=IF([.P28]&gt;1;[.H28]*[.P28]/IF([.J28]&lt;&gt;&quot;Burst&quot;;[.M28];[.N28]);[.H28]/[.M28])" office:value-type="float" office:value="7.2" calcext:value-type="float">
            <text:p>7.2</text:p>
          </table:table-cell>
          <table:table-cell table:formula="of:=[$'Weapon Data'.D61]" office:value-type="string" office:string-value="Normal" calcext:value-type="string">
            <text:p>Normal</text:p>
          </table:table-cell>
          <table:table-cell table:formula="of:=[$'Weapon Data'.E61]" office:value-type="float" office:value="13" calcext:value-type="float">
            <text:p>13</text:p>
          </table:table-cell>
          <table:table-cell table:formula="of:=[$'Weapon Data'.F61]" office:value-type="float" office:value="23" calcext:value-type="float">
            <text:p>23</text:p>
          </table:table-cell>
          <table:table-cell table:formula="of:=AVERAGE([.F28];[.G28])" office:value-type="float" office:value="18" calcext:value-type="float">
            <text:p>18</text:p>
          </table:table-cell>
          <table:table-cell table:formula="of:=[$'Weapon Data'.G61]" office:value-type="string" office:string-value="Single" calcext:value-type="string">
            <text:p>Single</text:p>
          </table:table-cell>
          <table:table-cell table:formula="of:=[$'Weapon Data'.H61]" office:value-type="string" office:string-value="Burst" calcext:value-type="string">
            <text:p>Burst</text:p>
          </table:table-cell>
          <table:table-cell table:formula="of:=[$'Weapon Data'.I61]" office:value-type="float" office:value="20" calcext:value-type="float">
            <text:p>20</text:p>
          </table:table-cell>
          <table:table-cell table:formula="of:=[$'Weapon Data'.J61]" office:value-type="float" office:value="15" calcext:value-type="float">
            <text:p>15</text:p>
          </table:table-cell>
          <table:table-cell table:formula="of:=[$'Weapon Data'.K61]" office:value-type="float" office:value="4" calcext:value-type="float">
            <text:p>4</text:p>
          </table:table-cell>
          <table:table-cell table:formula="of:=[$'Weapon Data'.L61]" office:value-type="float" office:value="5" calcext:value-type="float">
            <text:p>5</text:p>
          </table:table-cell>
          <table:table-cell table:formula="of:=[$'Weapon Data'.M61]" office:value-type="float" office:value="30" calcext:value-type="float">
            <text:p>30</text:p>
          </table:table-cell>
          <table:table-cell table:formula="of:=IF([$'Weapon Data'.N61]&gt;1;ROUNDUP([$'Weapon Data'.N61]/3);0)" office:value-type="float" office:value="2" calcext:value-type="float">
            <text:p>2</text:p>
          </table:table-cell>
          <table:table-cell table:formula="of:=ORG.LIBREOFFICE.REGEX([$'Weapon Data'.O61];&quot; \[\d+\]&quot;;&quot;&quot;)" office:value-type="string" office:string-value=".45 cal" calcext:value-type="string">
            <text:p>.45 cal</text:p>
          </table:table-cell>
          <table:table-cell table:formula="of:=[$'Weapon Data'.Q61]" office:value-type="float" office:value="4" calcext:value-type="float">
            <text:p>4</text:p>
          </table:table-cell>
          <table:table-cell table:formula="of:=[$'Weapon Data'.S61]" office:value-type="float" office:value="1750" calcext:value-type="float">
            <text:p>1750</text:p>
          </table:table-cell>
          <table:table-cell table:formula="of:=IF([.$U28]=&quot;Small Guns&quot;;IF(ORG.LIBREOFFICE.REGEX([.$E28];&quot;Laser|Plasma|Electrical&quot;;&quot;&quot;)=&quot;&quot;;&quot;Energy Weapons&quot;;IF([$'Weapon Data'.$X61];&quot;Big Guns&quot;;[.$U28])); [.$U28])" office:value-type="string" office:string-value="Small Guns" calcext:value-type="string">
            <text:p>Small Guns</text:p>
          </table:table-cell>
          <table:table-cell table:formula="of:=VLOOKUP([$'Weapon Data'.G6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3]" office:value-type="float" office:value="351" calcext:value-type="float">
            <text:p>351</text:p>
          </table:table-cell>
          <table:table-cell table:formula="of:=[$'Weapon Data'.B63]" office:value-type="string" office:string-value="FN FAL" calcext:value-type="string">
            <text:p>FN FAL</text:p>
          </table:table-cell>
          <table:table-cell office:value-type="float" office:value="3" calcext:value-type="float">
            <text:p>3</text:p>
          </table:table-cell>
          <table:table-cell table:formula="of:=IF([.P29]&gt;1;[.H29]*[.P29]/IF([.J29]&lt;&gt;&quot;Burst&quot;;[.M29];[.N29]);[.H29]/[.M29])" office:value-type="float" office:value="7.33333333333333" calcext:value-type="float">
            <text:p>7.3</text:p>
          </table:table-cell>
          <table:table-cell table:formula="of:=[$'Weapon Data'.D63]" office:value-type="string" office:string-value="Normal" calcext:value-type="string">
            <text:p>Normal</text:p>
          </table:table-cell>
          <table:table-cell table:formula="of:=[$'Weapon Data'.E63]" office:value-type="float" office:value="18" calcext:value-type="float">
            <text:p>18</text:p>
          </table:table-cell>
          <table:table-cell table:formula="of:=[$'Weapon Data'.F63]" office:value-type="float" office:value="26" calcext:value-type="float">
            <text:p>26</text:p>
          </table:table-cell>
          <table:table-cell table:formula="of:=AVERAGE([.F29];[.G29])" office:value-type="float" office:value="22" calcext:value-type="float">
            <text:p>22</text:p>
          </table:table-cell>
          <table:table-cell table:formula="of:=[$'Weapon Data'.G63]" office:value-type="string" office:string-value="Single" calcext:value-type="string">
            <text:p>Single</text:p>
          </table:table-cell>
          <table:table-cell table:formula="of:=[$'Weapon Data'.H63]" office:value-type="string" office:string-value="Burst" calcext:value-type="string">
            <text:p>Burst</text:p>
          </table:table-cell>
          <table:table-cell table:formula="of:=[$'Weapon Data'.I63]" office:value-type="float" office:value="40" calcext:value-type="float">
            <text:p>40</text:p>
          </table:table-cell>
          <table:table-cell table:formula="of:=[$'Weapon Data'.J63]" office:value-type="float" office:value="30" calcext:value-type="float">
            <text:p>30</text:p>
          </table:table-cell>
          <table:table-cell table:formula="of:=[$'Weapon Data'.K63]" office:value-type="float" office:value="5" calcext:value-type="float">
            <text:p>5</text:p>
          </table:table-cell>
          <table:table-cell table:formula="of:=[$'Weapon Data'.L63]" office:value-type="float" office:value="6" calcext:value-type="float">
            <text:p>6</text:p>
          </table:table-cell>
          <table:table-cell table:formula="of:=[$'Weapon Data'.M63]" office:value-type="float" office:value="20" calcext:value-type="float">
            <text:p>20</text:p>
          </table:table-cell>
          <table:table-cell table:formula="of:=IF([$'Weapon Data'.N63]&gt;1;ROUNDUP([$'Weapon Data'.N63]/3);0)" office:value-type="float" office:value="2" calcext:value-type="float">
            <text:p>2</text:p>
          </table:table-cell>
          <table:table-cell table:formula="of:=ORG.LIBREOFFICE.REGEX([$'Weapon Data'.O63];&quot; \[\d+\]&quot;;&quot;&quot;)" office:value-type="string" office:string-value="7.62mm" calcext:value-type="string">
            <text:p>7.62mm</text:p>
          </table:table-cell>
          <table:table-cell table:formula="of:=[$'Weapon Data'.Q63]" office:value-type="float" office:value="5" calcext:value-type="float">
            <text:p>5</text:p>
          </table:table-cell>
          <table:table-cell table:formula="of:=[$'Weapon Data'.S63]" office:value-type="float" office:value="2000" calcext:value-type="float">
            <text:p>2000</text:p>
          </table:table-cell>
          <table:table-cell table:formula="of:=IF([.$U29]=&quot;Small Guns&quot;;IF(ORG.LIBREOFFICE.REGEX([.$E29];&quot;Laser|Plasma|Electrical&quot;;&quot;&quot;)=&quot;&quot;;&quot;Energy Weapons&quot;;IF([$'Weapon Data'.$X63];&quot;Big Guns&quot;;[.$U29])); [.$U29])" office:value-type="string" office:string-value="Small Guns" calcext:value-type="string">
            <text:p>Small Guns</text:p>
          </table:table-cell>
          <table:table-cell table:formula="of:=VLOOKUP([$'Weapon Data'.G6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1]" office:value-type="float" office:value="403" calcext:value-type="float">
            <text:p>403</text:p>
          </table:table-cell>
          <table:table-cell table:formula="of:=[$'Weapon Data'.B91]" office:value-type="string" office:string-value="FN FAL (Night Sight)" calcext:value-type="string">
            <text:p>FN FAL (Night Sight)</text:p>
          </table:table-cell>
          <table:table-cell office:value-type="float" office:value="3" calcext:value-type="float">
            <text:p>3</text:p>
          </table:table-cell>
          <table:table-cell table:formula="of:=IF([.P30]&gt;1;[.H30]*[.P30]/IF([.J30]&lt;&gt;&quot;Burst&quot;;[.M30];[.N30]);[.H30]/[.M30])" office:value-type="float" office:value="7.33333333333333" calcext:value-type="float">
            <text:p>7.3</text:p>
          </table:table-cell>
          <table:table-cell table:formula="of:=[$'Weapon Data'.D91]" office:value-type="string" office:string-value="Normal" calcext:value-type="string">
            <text:p>Normal</text:p>
          </table:table-cell>
          <table:table-cell table:formula="of:=[$'Weapon Data'.E91]" office:value-type="float" office:value="18" calcext:value-type="float">
            <text:p>18</text:p>
          </table:table-cell>
          <table:table-cell table:formula="of:=[$'Weapon Data'.F91]" office:value-type="float" office:value="26" calcext:value-type="float">
            <text:p>26</text:p>
          </table:table-cell>
          <table:table-cell table:formula="of:=AVERAGE([.F30];[.G30])" office:value-type="float" office:value="22" calcext:value-type="float">
            <text:p>22</text:p>
          </table:table-cell>
          <table:table-cell table:formula="of:=[$'Weapon Data'.G91]" office:value-type="string" office:string-value="Single" calcext:value-type="string">
            <text:p>Single</text:p>
          </table:table-cell>
          <table:table-cell table:formula="of:=[$'Weapon Data'.H91]" office:value-type="string" office:string-value="Burst" calcext:value-type="string">
            <text:p>Burst</text:p>
          </table:table-cell>
          <table:table-cell table:formula="of:=[$'Weapon Data'.I91]" office:value-type="float" office:value="40" calcext:value-type="float">
            <text:p>40</text:p>
          </table:table-cell>
          <table:table-cell table:formula="of:=[$'Weapon Data'.J91]" office:value-type="float" office:value="30" calcext:value-type="float">
            <text:p>30</text:p>
          </table:table-cell>
          <table:table-cell table:formula="of:=[$'Weapon Data'.K91]" office:value-type="float" office:value="5" calcext:value-type="float">
            <text:p>5</text:p>
          </table:table-cell>
          <table:table-cell table:formula="of:=[$'Weapon Data'.L91]" office:value-type="float" office:value="6" calcext:value-type="float">
            <text:p>6</text:p>
          </table:table-cell>
          <table:table-cell table:formula="of:=[$'Weapon Data'.M91]" office:value-type="float" office:value="20" calcext:value-type="float">
            <text:p>20</text:p>
          </table:table-cell>
          <table:table-cell table:formula="of:=IF([$'Weapon Data'.N91]&gt;1;ROUNDUP([$'Weapon Data'.N91]/3);0)" office:value-type="float" office:value="2" calcext:value-type="float">
            <text:p>2</text:p>
          </table:table-cell>
          <table:table-cell table:formula="of:=ORG.LIBREOFFICE.REGEX([$'Weapon Data'.O91];&quot; \[\d+\]&quot;;&quot;&quot;)" office:value-type="string" office:string-value="7.62mm" calcext:value-type="string">
            <text:p>7.62mm</text:p>
          </table:table-cell>
          <table:table-cell table:formula="of:=[$'Weapon Data'.Q91]" office:value-type="float" office:value="5" calcext:value-type="float">
            <text:p>5</text:p>
          </table:table-cell>
          <table:table-cell table:formula="of:=[$'Weapon Data'.S91]" office:value-type="float" office:value="2500" calcext:value-type="float">
            <text:p>2500</text:p>
          </table:table-cell>
          <table:table-cell table:formula="of:=IF([.$U30]=&quot;Small Guns&quot;;IF(ORG.LIBREOFFICE.REGEX([.$E30];&quot;Laser|Plasma|Electrical&quot;;&quot;&quot;)=&quot;&quot;;&quot;Energy Weapons&quot;;IF([$'Weapon Data'.$X91];&quot;Big Guns&quot;;[.$U30])); [.$U30])" office:value-type="string" office:string-value="Small Guns" calcext:value-type="string">
            <text:p>Small Guns</text:p>
          </table:table-cell>
          <table:table-cell table:formula="of:=VLOOKUP([$'Weapon Data'.G9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55]" office:value-type="float" office:value="296" calcext:value-type="float">
            <text:p>296</text:p>
          </table:table-cell>
          <table:table-cell table:formula="of:=[$'Weapon Data'.B55]" office:value-type="string" office:string-value="H&amp;K P90c" calcext:value-type="string">
            <text:p>H&amp;K P90c</text:p>
          </table:table-cell>
          <table:table-cell office:value-type="float" office:value="3" calcext:value-type="float">
            <text:p>3</text:p>
          </table:table-cell>
          <table:table-cell table:formula="of:=IF([.P31]&gt;1;[.H31]*[.P31]/IF([.J31]&lt;&gt;&quot;Burst&quot;;[.M31];[.N31]);[.H31]/[.M31])" office:value-type="float" office:value="9" calcext:value-type="float">
            <text:p>9.0</text:p>
          </table:table-cell>
          <table:table-cell table:formula="of:=[$'Weapon Data'.D55]" office:value-type="string" office:string-value="Normal" calcext:value-type="string">
            <text:p>Normal</text:p>
          </table:table-cell>
          <table:table-cell table:formula="of:=[$'Weapon Data'.E55]" office:value-type="float" office:value="12" calcext:value-type="float">
            <text:p>12</text:p>
          </table:table-cell>
          <table:table-cell table:formula="of:=[$'Weapon Data'.F55]" office:value-type="float" office:value="18" calcext:value-type="float">
            <text:p>18</text:p>
          </table:table-cell>
          <table:table-cell table:formula="of:=AVERAGE([.F31];[.G31])" office:value-type="float" office:value="15" calcext:value-type="float">
            <text:p>15</text:p>
          </table:table-cell>
          <table:table-cell table:formula="of:=[$'Weapon Data'.G55]" office:value-type="string" office:string-value="Single" calcext:value-type="string">
            <text:p>Single</text:p>
          </table:table-cell>
          <table:table-cell table:formula="of:=[$'Weapon Data'.H55]" office:value-type="string" office:string-value="Burst" calcext:value-type="string">
            <text:p>Burst</text:p>
          </table:table-cell>
          <table:table-cell table:formula="of:=[$'Weapon Data'.I55]" office:value-type="float" office:value="30" calcext:value-type="float">
            <text:p>30</text:p>
          </table:table-cell>
          <table:table-cell table:formula="of:=[$'Weapon Data'.J55]" office:value-type="float" office:value="25" calcext:value-type="float">
            <text:p>25</text:p>
          </table:table-cell>
          <table:table-cell table:formula="of:=[$'Weapon Data'.K55]" office:value-type="float" office:value="4" calcext:value-type="float">
            <text:p>4</text:p>
          </table:table-cell>
          <table:table-cell table:formula="of:=[$'Weapon Data'.L55]" office:value-type="float" office:value="5" calcext:value-type="float">
            <text:p>5</text:p>
          </table:table-cell>
          <table:table-cell table:formula="of:=[$'Weapon Data'.M55]" office:value-type="float" office:value="24" calcext:value-type="float">
            <text:p>24</text:p>
          </table:table-cell>
          <table:table-cell table:formula="of:=IF([$'Weapon Data'.N55]&gt;1;ROUNDUP([$'Weapon Data'.N55]/3);0)" office:value-type="float" office:value="3" calcext:value-type="float">
            <text:p>3</text:p>
          </table:table-cell>
          <table:table-cell table:formula="of:=ORG.LIBREOFFICE.REGEX([$'Weapon Data'.O55];&quot; \[\d+\]&quot;;&quot;&quot;)" office:value-type="string" office:string-value="10mm" calcext:value-type="string">
            <text:p>10mm</text:p>
          </table:table-cell>
          <table:table-cell table:formula="of:=[$'Weapon Data'.Q55]" office:value-type="float" office:value="4" calcext:value-type="float">
            <text:p>4</text:p>
          </table:table-cell>
          <table:table-cell table:formula="of:=[$'Weapon Data'.S55]" office:value-type="float" office:value="2500" calcext:value-type="float">
            <text:p>2500</text:p>
          </table:table-cell>
          <table:table-cell table:formula="of:=IF([.$U31]=&quot;Small Guns&quot;;IF(ORG.LIBREOFFICE.REGEX([.$E31];&quot;Laser|Plasma|Electrical&quot;;&quot;&quot;)=&quot;&quot;;&quot;Energy Weapons&quot;;IF([$'Weapon Data'.$X55];&quot;Big Guns&quot;;[.$U31])); [.$U31])" office:value-type="string" office:string-value="Small Guns" calcext:value-type="string">
            <text:p>Small Guns</text:p>
          </table:table-cell>
          <table:table-cell table:formula="of:=VLOOKUP([$'Weapon Data'.G5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9]" office:value-type="float" office:value="283" calcext:value-type="float">
            <text:p>283</text:p>
          </table:table-cell>
          <table:table-cell table:formula="of:=[$'Weapon Data'.B49]" office:value-type="string" office:string-value="Tommy Gun" calcext:value-type="string">
            <text:p>Tommy Gun</text:p>
          </table:table-cell>
          <table:table-cell office:value-type="float" office:value="3" calcext:value-type="float">
            <text:p>3</text:p>
          </table:table-cell>
          <table:table-cell table:formula="of:=IF([.P32]&gt;1;[.H32]*[.P32]/IF([.J32]&lt;&gt;&quot;Burst&quot;;[.M32];[.N32]);[.H32]/[.M32])" office:value-type="float" office:value="9.66666666666667" calcext:value-type="float">
            <text:p>9.7</text:p>
          </table:table-cell>
          <table:table-cell table:formula="of:=[$'Weapon Data'.D49]" office:value-type="string" office:string-value="Normal" calcext:value-type="string">
            <text:p>Normal</text:p>
          </table:table-cell>
          <table:table-cell table:formula="of:=[$'Weapon Data'.E49]" office:value-type="float" office:value="9" calcext:value-type="float">
            <text:p>9</text:p>
          </table:table-cell>
          <table:table-cell table:formula="of:=[$'Weapon Data'.F49]" office:value-type="float" office:value="20" calcext:value-type="float">
            <text:p>20</text:p>
          </table:table-cell>
          <table:table-cell table:formula="of:=AVERAGE([.F32];[.G32])" office:value-type="float" office:value="14.5" calcext:value-type="float">
            <text:p>14.5</text:p>
          </table:table-cell>
          <table:table-cell table:formula="of:=[$'Weapon Data'.G49]" office:value-type="string" office:string-value="Single" calcext:value-type="string">
            <text:p>Single</text:p>
          </table:table-cell>
          <table:table-cell table:formula="of:=[$'Weapon Data'.H49]" office:value-type="string" office:string-value="Burst" calcext:value-type="string">
            <text:p>Burst</text:p>
          </table:table-cell>
          <table:table-cell table:formula="of:=[$'Weapon Data'.I49]" office:value-type="float" office:value="32" calcext:value-type="float">
            <text:p>32</text:p>
          </table:table-cell>
          <table:table-cell table:formula="of:=[$'Weapon Data'.J49]" office:value-type="float" office:value="16" calcext:value-type="float">
            <text:p>16</text:p>
          </table:table-cell>
          <table:table-cell table:formula="of:=[$'Weapon Data'.K49]" office:value-type="float" office:value="5" calcext:value-type="float">
            <text:p>5</text:p>
          </table:table-cell>
          <table:table-cell table:formula="of:=[$'Weapon Data'.L49]" office:value-type="float" office:value="6" calcext:value-type="float">
            <text:p>6</text:p>
          </table:table-cell>
          <table:table-cell table:formula="of:=[$'Weapon Data'.M49]" office:value-type="float" office:value="50" calcext:value-type="float">
            <text:p>50</text:p>
          </table:table-cell>
          <table:table-cell table:formula="of:=IF([$'Weapon Data'.N49]&gt;1;ROUNDUP([$'Weapon Data'.N49]/3);0)" office:value-type="float" office:value="4" calcext:value-type="float">
            <text:p>4</text:p>
          </table:table-cell>
          <table:table-cell table:formula="of:=ORG.LIBREOFFICE.REGEX([$'Weapon Data'.O49];&quot; \[\d+\]&quot;;&quot;&quot;)" office:value-type="string" office:string-value=".45 cal" calcext:value-type="string">
            <text:p>.45 cal</text:p>
          </table:table-cell>
          <table:table-cell table:formula="of:=[$'Weapon Data'.Q49]" office:value-type="float" office:value="6" calcext:value-type="float">
            <text:p>6</text:p>
          </table:table-cell>
          <table:table-cell table:formula="of:=[$'Weapon Data'.S49]" office:value-type="float" office:value="1200" calcext:value-type="float">
            <text:p>1200</text:p>
          </table:table-cell>
          <table:table-cell table:formula="of:=IF([.$U32]=&quot;Small Guns&quot;;IF(ORG.LIBREOFFICE.REGEX([.$E32];&quot;Laser|Plasma|Electrical&quot;;&quot;&quot;)=&quot;&quot;;&quot;Energy Weapons&quot;;IF([$'Weapon Data'.$X49];&quot;Big Guns&quot;;[.$U32])); [.$U32])" office:value-type="string" office:string-value="Small Guns" calcext:value-type="string">
            <text:p>Small Guns</text:p>
          </table:table-cell>
          <table:table-cell table:formula="of:=VLOOKUP([$'Weapon Data'.G4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46]" office:value-type="float" office:value="268" calcext:value-type="float">
            <text:p>268</text:p>
          </table:table-cell>
          <table:table-cell table:formula="of:=[$'Weapon Data'.B46]" office:value-type="string" office:string-value="H&amp;K CAWS" calcext:value-type="string">
            <text:p>H&amp;K CAWS</text:p>
          </table:table-cell>
          <table:table-cell office:value-type="float" office:value="4" calcext:value-type="float">
            <text:p>4</text:p>
          </table:table-cell>
          <table:table-cell table:formula="of:=IF([.P33]&gt;1;[.H33]*[.P33]/IF([.J33]&lt;&gt;&quot;Burst&quot;;[.M33];[.N33]);[.H33]/[.M33])" office:value-type="float" office:value="5.4" calcext:value-type="float">
            <text:p>5.4</text:p>
          </table:table-cell>
          <table:table-cell table:formula="of:=[$'Weapon Data'.D46]" office:value-type="string" office:string-value="Normal" calcext:value-type="string">
            <text:p>Normal</text:p>
          </table:table-cell>
          <table:table-cell table:formula="of:=[$'Weapon Data'.E46]" office:value-type="float" office:value="20" calcext:value-type="float">
            <text:p>20</text:p>
          </table:table-cell>
          <table:table-cell table:formula="of:=[$'Weapon Data'.F46]" office:value-type="float" office:value="34" calcext:value-type="float">
            <text:p>34</text:p>
          </table:table-cell>
          <table:table-cell table:formula="of:=AVERAGE([.F33];[.G33])" office:value-type="float" office:value="27" calcext:value-type="float">
            <text:p>27</text:p>
          </table:table-cell>
          <table:table-cell table:formula="of:=[$'Weapon Data'.G46]" office:value-type="string" office:string-value="Single" calcext:value-type="string">
            <text:p>Single</text:p>
          </table:table-cell>
          <table:table-cell table:formula="of:=[$'Weapon Data'.H46]" office:value-type="string" office:string-value="Burst" calcext:value-type="string">
            <text:p>Burst</text:p>
          </table:table-cell>
          <table:table-cell table:formula="of:=[$'Weapon Data'.I46]" office:value-type="float" office:value="22" calcext:value-type="float">
            <text:p>22</text:p>
          </table:table-cell>
          <table:table-cell table:formula="of:=[$'Weapon Data'.J46]" office:value-type="float" office:value="14" calcext:value-type="float">
            <text:p>14</text:p>
          </table:table-cell>
          <table:table-cell table:formula="of:=[$'Weapon Data'.K46]" office:value-type="float" office:value="5" calcext:value-type="float">
            <text:p>5</text:p>
          </table:table-cell>
          <table:table-cell table:formula="of:=[$'Weapon Data'.L46]" office:value-type="float" office:value="6" calcext:value-type="float">
            <text:p>6</text:p>
          </table:table-cell>
          <table:table-cell table:formula="of:=[$'Weapon Data'.M46]" office:value-type="float" office:value="9" calcext:value-type="float">
            <text:p>9</text:p>
          </table:table-cell>
          <table:table-cell table:formula="of:=IF([$'Weapon Data'.N46]&gt;1;ROUNDUP([$'Weapon Data'.N46]/3);0)" office:value-type="float" office:value="1" calcext:value-type="float">
            <text:p>1</text:p>
          </table:table-cell>
          <table:table-cell table:formula="of:=ORG.LIBREOFFICE.REGEX([$'Weapon Data'.O46];&quot; \[\d+\]&quot;;&quot;&quot;)" office:value-type="string" office:string-value="12-gauge" calcext:value-type="string">
            <text:p>12-gauge</text:p>
          </table:table-cell>
          <table:table-cell table:formula="of:=[$'Weapon Data'.Q46]" office:value-type="float" office:value="6" calcext:value-type="float">
            <text:p>6</text:p>
          </table:table-cell>
          <table:table-cell table:formula="of:=[$'Weapon Data'.S46]" office:value-type="float" office:value="3250" calcext:value-type="float">
            <text:p>3250</text:p>
          </table:table-cell>
          <table:table-cell table:formula="of:=IF([.$U33]=&quot;Small Guns&quot;;IF(ORG.LIBREOFFICE.REGEX([.$E33];&quot;Laser|Plasma|Electrical&quot;;&quot;&quot;)=&quot;&quot;;&quot;Energy Weapons&quot;;IF([$'Weapon Data'.$X46];&quot;Big Guns&quot;;[.$U33])); [.$U33])" office:value-type="string" office:string-value="Small Guns" calcext:value-type="string">
            <text:p>Small Guns</text:p>
          </table:table-cell>
          <table:table-cell table:formula="of:=VLOOKUP([$'Weapon Data'.G4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4]" office:value-type="float" office:value="352" calcext:value-type="float">
            <text:p>352</text:p>
          </table:table-cell>
          <table:table-cell table:formula="of:=[$'Weapon Data'.B64]" office:value-type="string" office:string-value="H&amp;K G11" calcext:value-type="string">
            <text:p>H&amp;K G11</text:p>
          </table:table-cell>
          <table:table-cell office:value-type="float" office:value="4" calcext:value-type="float">
            <text:p>4</text:p>
          </table:table-cell>
          <table:table-cell table:formula="of:=IF([.P34]&gt;1;[.H34]*[.P34]/IF([.J34]&lt;&gt;&quot;Burst&quot;;[.M34];[.N34]);[.H34]/[.M34])" office:value-type="float" office:value="5.66666666666667" calcext:value-type="float">
            <text:p>5.7</text:p>
          </table:table-cell>
          <table:table-cell table:formula="of:=[$'Weapon Data'.D64]" office:value-type="string" office:string-value="Normal" calcext:value-type="string">
            <text:p>Normal</text:p>
          </table:table-cell>
          <table:table-cell table:formula="of:=[$'Weapon Data'.E64]" office:value-type="float" office:value="14" calcext:value-type="float">
            <text:p>14</text:p>
          </table:table-cell>
          <table:table-cell table:formula="of:=[$'Weapon Data'.F64]" office:value-type="float" office:value="20" calcext:value-type="float">
            <text:p>20</text:p>
          </table:table-cell>
          <table:table-cell table:formula="of:=AVERAGE([.F34];[.G34])" office:value-type="float" office:value="17" calcext:value-type="float">
            <text:p>17</text:p>
          </table:table-cell>
          <table:table-cell table:formula="of:=[$'Weapon Data'.G64]" office:value-type="string" office:string-value="Single" calcext:value-type="string">
            <text:p>Single</text:p>
          </table:table-cell>
          <table:table-cell table:formula="of:=[$'Weapon Data'.H64]" office:value-type="string" office:string-value="Burst" calcext:value-type="string">
            <text:p>Burst</text:p>
          </table:table-cell>
          <table:table-cell table:formula="of:=[$'Weapon Data'.I64]" office:value-type="float" office:value="35" calcext:value-type="float">
            <text:p>35</text:p>
          </table:table-cell>
          <table:table-cell table:formula="of:=[$'Weapon Data'.J64]" office:value-type="float" office:value="30" calcext:value-type="float">
            <text:p>30</text:p>
          </table:table-cell>
          <table:table-cell table:formula="of:=[$'Weapon Data'.K64]" office:value-type="float" office:value="5" calcext:value-type="float">
            <text:p>5</text:p>
          </table:table-cell>
          <table:table-cell table:formula="of:=[$'Weapon Data'.L64]" office:value-type="float" office:value="6" calcext:value-type="float">
            <text:p>6</text:p>
          </table:table-cell>
          <table:table-cell table:formula="of:=[$'Weapon Data'.M64]" office:value-type="float" office:value="50" calcext:value-type="float">
            <text:p>50</text:p>
          </table:table-cell>
          <table:table-cell table:formula="of:=IF([$'Weapon Data'.N64]&gt;1;ROUNDUP([$'Weapon Data'.N64]/3);0)" office:value-type="float" office:value="2" calcext:value-type="float">
            <text:p>2</text:p>
          </table:table-cell>
          <table:table-cell table:formula="of:=ORG.LIBREOFFICE.REGEX([$'Weapon Data'.O64];&quot; \[\d+\]&quot;;&quot;&quot;)" office:value-type="string" office:string-value="4.7mm caseless" calcext:value-type="string">
            <text:p>4.7mm caseless</text:p>
          </table:table-cell>
          <table:table-cell table:formula="of:=[$'Weapon Data'.Q64]" office:value-type="float" office:value="5" calcext:value-type="float">
            <text:p>5</text:p>
          </table:table-cell>
          <table:table-cell table:formula="of:=[$'Weapon Data'.S64]" office:value-type="float" office:value="5000" calcext:value-type="float">
            <text:p>5000</text:p>
          </table:table-cell>
          <table:table-cell table:formula="of:=IF([.$U34]=&quot;Small Guns&quot;;IF(ORG.LIBREOFFICE.REGEX([.$E34];&quot;Laser|Plasma|Electrical&quot;;&quot;&quot;)=&quot;&quot;;&quot;Energy Weapons&quot;;IF([$'Weapon Data'.$X64];&quot;Big Guns&quot;;[.$U34])); [.$U34])" office:value-type="string" office:string-value="Small Guns" calcext:value-type="string">
            <text:p>Small Guns</text:p>
          </table:table-cell>
          <table:table-cell table:formula="of:=VLOOKUP([$'Weapon Data'.G6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5]" office:value-type="float" office:value="353" calcext:value-type="float">
            <text:p>353</text:p>
          </table:table-cell>
          <table:table-cell table:formula="of:=[$'Weapon Data'.B65]" office:value-type="string" office:string-value="XL70E3" calcext:value-type="string">
            <text:p>XL70E3</text:p>
          </table:table-cell>
          <table:table-cell office:value-type="float" office:value="4" calcext:value-type="float">
            <text:p>4</text:p>
          </table:table-cell>
          <table:table-cell table:formula="of:=IF([.P35]&gt;1;[.H35]*[.P35]/IF([.J35]&lt;&gt;&quot;Burst&quot;;[.M35];[.N35]);[.H35]/[.M35])" office:value-type="float" office:value="9.5" calcext:value-type="float">
            <text:p>9.5</text:p>
          </table:table-cell>
          <table:table-cell table:formula="of:=[$'Weapon Data'.D65]" office:value-type="string" office:string-value="Normal" calcext:value-type="string">
            <text:p>Normal</text:p>
          </table:table-cell>
          <table:table-cell table:formula="of:=[$'Weapon Data'.E65]" office:value-type="float" office:value="16" calcext:value-type="float">
            <text:p>16</text:p>
          </table:table-cell>
          <table:table-cell table:formula="of:=[$'Weapon Data'.F65]" office:value-type="float" office:value="22" calcext:value-type="float">
            <text:p>22</text:p>
          </table:table-cell>
          <table:table-cell table:formula="of:=AVERAGE([.F35];[.G35])" office:value-type="float" office:value="19" calcext:value-type="float">
            <text:p>19</text:p>
          </table:table-cell>
          <table:table-cell table:formula="of:=[$'Weapon Data'.G65]" office:value-type="string" office:string-value="Single" calcext:value-type="string">
            <text:p>Single</text:p>
          </table:table-cell>
          <table:table-cell table:formula="of:=[$'Weapon Data'.H65]" office:value-type="string" office:string-value="Burst" calcext:value-type="string">
            <text:p>Burst</text:p>
          </table:table-cell>
          <table:table-cell table:formula="of:=[$'Weapon Data'.I65]" office:value-type="float" office:value="40" calcext:value-type="float">
            <text:p>40</text:p>
          </table:table-cell>
          <table:table-cell table:formula="of:=[$'Weapon Data'.J65]" office:value-type="float" office:value="30" calcext:value-type="float">
            <text:p>30</text:p>
          </table:table-cell>
          <table:table-cell table:formula="of:=[$'Weapon Data'.K65]" office:value-type="float" office:value="5" calcext:value-type="float">
            <text:p>5</text:p>
          </table:table-cell>
          <table:table-cell table:formula="of:=[$'Weapon Data'.L65]" office:value-type="float" office:value="6" calcext:value-type="float">
            <text:p>6</text:p>
          </table:table-cell>
          <table:table-cell table:formula="of:=[$'Weapon Data'.M65]" office:value-type="float" office:value="24" calcext:value-type="float">
            <text:p>24</text:p>
          </table:table-cell>
          <table:table-cell table:formula="of:=IF([$'Weapon Data'.N65]&gt;1;ROUNDUP([$'Weapon Data'.N65]/3);0)" office:value-type="float" office:value="3" calcext:value-type="float">
            <text:p>3</text:p>
          </table:table-cell>
          <table:table-cell table:formula="of:=ORG.LIBREOFFICE.REGEX([$'Weapon Data'.O65];&quot; \[\d+\]&quot;;&quot;&quot;)" office:value-type="string" office:string-value=".223" calcext:value-type="string">
            <text:p>.223</text:p>
          </table:table-cell>
          <table:table-cell table:formula="of:=[$'Weapon Data'.Q65]" office:value-type="float" office:value="5" calcext:value-type="float">
            <text:p>5</text:p>
          </table:table-cell>
          <table:table-cell table:formula="of:=[$'Weapon Data'.S65]" office:value-type="float" office:value="4200" calcext:value-type="float">
            <text:p>4200</text:p>
          </table:table-cell>
          <table:table-cell table:formula="of:=IF([.$U35]=&quot;Small Guns&quot;;IF(ORG.LIBREOFFICE.REGEX([.$E35];&quot;Laser|Plasma|Electrical&quot;;&quot;&quot;)=&quot;&quot;;&quot;Energy Weapons&quot;;IF([$'Weapon Data'.$X65];&quot;Big Guns&quot;;[.$U35])); [.$U35])" office:value-type="string" office:string-value="Small Guns" calcext:value-type="string">
            <text:p>Small Guns</text:p>
          </table:table-cell>
          <table:table-cell table:formula="of:=VLOOKUP([$'Weapon Data'.G6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5]" office:value-type="float" office:value="500" calcext:value-type="float">
            <text:p>500</text:p>
          </table:table-cell>
          <table:table-cell table:formula="of:=[$'Weapon Data'.B105]" office:value-type="string" office:string-value="FN FAL HPFA" calcext:value-type="string">
            <text:p>FN FAL HPFA</text:p>
          </table:table-cell>
          <table:table-cell office:value-type="float" office:value="4" calcext:value-type="float">
            <text:p>4</text:p>
          </table:table-cell>
          <table:table-cell table:formula="of:=IF([.P36]&gt;1;[.H36]*[.P36]/IF([.J36]&lt;&gt;&quot;Burst&quot;;[.M36];[.N36]);[.H36]/[.M36])" office:value-type="float" office:value="13" calcext:value-type="float">
            <text:p>13.0</text:p>
          </table:table-cell>
          <table:table-cell table:formula="of:=[$'Weapon Data'.D105]" office:value-type="string" office:string-value="Normal" calcext:value-type="string">
            <text:p>Normal</text:p>
          </table:table-cell>
          <table:table-cell table:formula="of:=[$'Weapon Data'.E105]" office:value-type="float" office:value="22" calcext:value-type="float">
            <text:p>22</text:p>
          </table:table-cell>
          <table:table-cell table:formula="of:=[$'Weapon Data'.F105]" office:value-type="float" office:value="30" calcext:value-type="float">
            <text:p>30</text:p>
          </table:table-cell>
          <table:table-cell table:formula="of:=AVERAGE([.F36];[.G36])" office:value-type="float" office:value="26" calcext:value-type="float">
            <text:p>26</text:p>
          </table:table-cell>
          <table:table-cell table:formula="of:=[$'Weapon Data'.G105]" office:value-type="string" office:string-value="Single" calcext:value-type="string">
            <text:p>Single</text:p>
          </table:table-cell>
          <table:table-cell table:formula="of:=[$'Weapon Data'.H105]" office:value-type="string" office:string-value="Burst" calcext:value-type="string">
            <text:p>Burst</text:p>
          </table:table-cell>
          <table:table-cell table:formula="of:=[$'Weapon Data'.I105]" office:value-type="float" office:value="35" calcext:value-type="float">
            <text:p>35</text:p>
          </table:table-cell>
          <table:table-cell table:formula="of:=[$'Weapon Data'.J105]" office:value-type="float" office:value="30" calcext:value-type="float">
            <text:p>30</text:p>
          </table:table-cell>
          <table:table-cell table:formula="of:=[$'Weapon Data'.K105]" office:value-type="float" office:value="5" calcext:value-type="float">
            <text:p>5</text:p>
          </table:table-cell>
          <table:table-cell table:formula="of:=[$'Weapon Data'.L105]" office:value-type="float" office:value="6" calcext:value-type="float">
            <text:p>6</text:p>
          </table:table-cell>
          <table:table-cell table:formula="of:=[$'Weapon Data'.M105]" office:value-type="float" office:value="24" calcext:value-type="float">
            <text:p>24</text:p>
          </table:table-cell>
          <table:table-cell table:formula="of:=IF([$'Weapon Data'.N105]&gt;1;ROUNDUP([$'Weapon Data'.N105]/3);0)" office:value-type="float" office:value="3" calcext:value-type="float">
            <text:p>3</text:p>
          </table:table-cell>
          <table:table-cell table:formula="of:=ORG.LIBREOFFICE.REGEX([$'Weapon Data'.O105];&quot; \[\d+\]&quot;;&quot;&quot;)" office:value-type="string" office:string-value="7.62mm" calcext:value-type="string">
            <text:p>7.62mm</text:p>
          </table:table-cell>
          <table:table-cell table:formula="of:=[$'Weapon Data'.Q105]" office:value-type="float" office:value="5" calcext:value-type="float">
            <text:p>5</text:p>
          </table:table-cell>
          <table:table-cell table:formula="of:=[$'Weapon Data'.S105]" office:value-type="float" office:value="3400" calcext:value-type="float">
            <text:p>3400</text:p>
          </table:table-cell>
          <table:table-cell table:formula="of:=IF([.$U36]=&quot;Small Guns&quot;;IF(ORG.LIBREOFFICE.REGEX([.$E36];&quot;Laser|Plasma|Electrical&quot;;&quot;&quot;)=&quot;&quot;;&quot;Energy Weapons&quot;;IF([$'Weapon Data'.$X105];&quot;Big Guns&quot;;[.$U36])); [.$U36])" office:value-type="string" office:string-value="Small Guns" calcext:value-type="string">
            <text:p>Small Guns</text:p>
          </table:table-cell>
          <table:table-cell table:formula="of:=VLOOKUP([$'Weapon Data'.G10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2]" office:value-type="float" office:value="394" calcext:value-type="float">
            <text:p>394</text:p>
          </table:table-cell>
          <table:table-cell table:formula="of:=[$'Weapon Data'.B82]" office:value-type="string" office:string-value="PPK12 Gauss Pistol" calcext:value-type="string">
            <text:p>PPK12 Gauss Pistol</text:p>
          </table:table-cell>
          <table:table-cell office:value-type="float" office:value="5" calcext:value-type="float">
            <text:p>5</text:p>
          </table:table-cell>
          <table:table-cell table:formula="of:=IF([.P37]&gt;1;[.H37]*[.P37]/IF([.J37]&lt;&gt;&quot;Burst&quot;;[.M37];[.N37]);[.H37]/[.M37])" office:value-type="float" office:value="6.75" calcext:value-type="float">
            <text:p>6.8</text:p>
          </table:table-cell>
          <table:table-cell table:formula="of:=[$'Weapon Data'.D82]" office:value-type="string" office:string-value="Normal" calcext:value-type="string">
            <text:p>Normal</text:p>
          </table:table-cell>
          <table:table-cell table:formula="of:=[$'Weapon Data'.E82]" office:value-type="float" office:value="22" calcext:value-type="float">
            <text:p>22</text:p>
          </table:table-cell>
          <table:table-cell table:formula="of:=[$'Weapon Data'.F82]" office:value-type="float" office:value="32" calcext:value-type="float">
            <text:p>32</text:p>
          </table:table-cell>
          <table:table-cell table:formula="of:=AVERAGE([.F37];[.G37])" office:value-type="float" office:value="27" calcext:value-type="float">
            <text:p>27</text:p>
          </table:table-cell>
          <table:table-cell table:formula="of:=[$'Weapon Data'.G82]" office:value-type="string" office:string-value="Single" calcext:value-type="string">
            <text:p>Single</text:p>
          </table:table-cell>
          <table:table-cell table:formula="of:=[$'Weapon Data'.H82]" office:value-type="string" office:string-value="None" calcext:value-type="string">
            <text:p>None</text:p>
          </table:table-cell>
          <table:table-cell table:formula="of:=[$'Weapon Data'.I82]" office:value-type="float" office:value="30" calcext:value-type="float">
            <text:p>30</text:p>
          </table:table-cell>
          <table:table-cell table:formula="of:=[$'Weapon Data'.J82]" office:value-type="float" office:value="0" calcext:value-type="float">
            <text:p>0</text:p>
          </table:table-cell>
          <table:table-cell table:formula="of:=[$'Weapon Data'.K82]" office:value-type="float" office:value="4" calcext:value-type="float">
            <text:p>4</text:p>
          </table:table-cell>
          <table:table-cell table:formula="of:=[$'Weapon Data'.L82]" office:value-type="float" office:value="0" calcext:value-type="float">
            <text:p>0</text:p>
          </table:table-cell>
          <table:table-cell table:formula="of:=[$'Weapon Data'.M82]" office:value-type="float" office:value="10" calcext:value-type="float">
            <text:p>10</text:p>
          </table:table-cell>
          <table:table-cell table:formula="of:=IF([$'Weapon Data'.N82]&gt;1;ROUNDUP([$'Weapon Data'.N82]/3);0)" office:value-type="float" office:value="0" calcext:value-type="float">
            <text:p>0</text:p>
          </table:table-cell>
          <table:table-cell table:formula="of:=ORG.LIBREOFFICE.REGEX([$'Weapon Data'.O82];&quot; \[\d+\]&quot;;&quot;&quot;)" office:value-type="string" office:string-value="2mm" calcext:value-type="string">
            <text:p>2mm</text:p>
          </table:table-cell>
          <table:table-cell table:formula="of:=[$'Weapon Data'.Q82]" office:value-type="float" office:value="4" calcext:value-type="float">
            <text:p>4</text:p>
          </table:table-cell>
          <table:table-cell table:formula="of:=[$'Weapon Data'.S82]" office:value-type="float" office:value="3750" calcext:value-type="float">
            <text:p>3750</text:p>
          </table:table-cell>
          <table:table-cell table:formula="of:=IF([.$U37]=&quot;Small Guns&quot;;IF(ORG.LIBREOFFICE.REGEX([.$E37];&quot;Laser|Plasma|Electrical&quot;;&quot;&quot;)=&quot;&quot;;&quot;Energy Weapons&quot;;IF([$'Weapon Data'.$X82];&quot;Big Guns&quot;;[.$U37])); [.$U37])" office:value-type="string" office:string-value="Small Guns" calcext:value-type="string">
            <text:p>Small Guns</text:p>
          </table:table-cell>
          <table:table-cell table:formula="of:=VLOOKUP([$'Weapon Data'.G8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7]" office:value-type="float" office:value="644" calcext:value-type="float">
            <text:p>644</text:p>
          </table:table-cell>
          <table:table-cell table:formula="of:=[$'Weapon Data'.B127]" office:value-type="string" office:string-value="14mm SMG" calcext:value-type="string">
            <text:p>14mm SMG</text:p>
          </table:table-cell>
          <table:table-cell office:value-type="float" office:value="5" calcext:value-type="float">
            <text:p>5</text:p>
          </table:table-cell>
          <table:table-cell table:formula="of:=IF([.P38]&gt;1;[.H38]*[.P38]/IF([.J38]&lt;&gt;&quot;Burst&quot;;[.M38];[.N38]);[.H38]/[.M38])" office:value-type="float" office:value="7.66666666666667" calcext:value-type="float">
            <text:p>7.7</text:p>
          </table:table-cell>
          <table:table-cell table:formula="of:=[$'Weapon Data'.D127]" office:value-type="string" office:string-value="Normal" calcext:value-type="string">
            <text:p>Normal</text:p>
          </table:table-cell>
          <table:table-cell table:formula="of:=[$'Weapon Data'.E127]" office:value-type="float" office:value="18" calcext:value-type="float">
            <text:p>18</text:p>
          </table:table-cell>
          <table:table-cell table:formula="of:=[$'Weapon Data'.F127]" office:value-type="float" office:value="28" calcext:value-type="float">
            <text:p>28</text:p>
          </table:table-cell>
          <table:table-cell table:formula="of:=AVERAGE([.F38];[.G38])" office:value-type="float" office:value="23" calcext:value-type="float">
            <text:p>23</text:p>
          </table:table-cell>
          <table:table-cell table:formula="of:=[$'Weapon Data'.G127]" office:value-type="string" office:string-value="Single" calcext:value-type="string">
            <text:p>Single</text:p>
          </table:table-cell>
          <table:table-cell table:formula="of:=[$'Weapon Data'.H127]" office:value-type="string" office:string-value="Burst" calcext:value-type="string">
            <text:p>Burst</text:p>
          </table:table-cell>
          <table:table-cell table:formula="of:=[$'Weapon Data'.I127]" office:value-type="float" office:value="20" calcext:value-type="float">
            <text:p>20</text:p>
          </table:table-cell>
          <table:table-cell table:formula="of:=[$'Weapon Data'.J127]" office:value-type="float" office:value="12" calcext:value-type="float">
            <text:p>12</text:p>
          </table:table-cell>
          <table:table-cell table:formula="of:=[$'Weapon Data'.K127]" office:value-type="float" office:value="5" calcext:value-type="float">
            <text:p>5</text:p>
          </table:table-cell>
          <table:table-cell table:formula="of:=[$'Weapon Data'.L127]" office:value-type="float" office:value="6" calcext:value-type="float">
            <text:p>6</text:p>
          </table:table-cell>
          <table:table-cell table:formula="of:=[$'Weapon Data'.M127]" office:value-type="float" office:value="24" calcext:value-type="float">
            <text:p>24</text:p>
          </table:table-cell>
          <table:table-cell table:formula="of:=IF([$'Weapon Data'.N127]&gt;1;ROUNDUP([$'Weapon Data'.N127]/3);0)" office:value-type="float" office:value="2" calcext:value-type="float">
            <text:p>2</text:p>
          </table:table-cell>
          <table:table-cell table:formula="of:=ORG.LIBREOFFICE.REGEX([$'Weapon Data'.O127];&quot; \[\d+\]&quot;;&quot;&quot;)" office:value-type="string" office:string-value="14mm" calcext:value-type="string">
            <text:p>14mm</text:p>
          </table:table-cell>
          <table:table-cell table:formula="of:=[$'Weapon Data'.Q127]" office:value-type="float" office:value="6" calcext:value-type="float">
            <text:p>6</text:p>
          </table:table-cell>
          <table:table-cell table:formula="of:=[$'Weapon Data'.S127]" office:value-type="float" office:value="4500" calcext:value-type="float">
            <text:p>4500</text:p>
          </table:table-cell>
          <table:table-cell table:formula="of:=IF([.$U38]=&quot;Small Guns&quot;;IF(ORG.LIBREOFFICE.REGEX([.$E38];&quot;Laser|Plasma|Electrical&quot;;&quot;&quot;)=&quot;&quot;;&quot;Energy Weapons&quot;;IF([$'Weapon Data'.$X127];&quot;Big Guns&quot;;[.$U38])); [.$U38])" office:value-type="string" office:string-value="Small Guns" calcext:value-type="string">
            <text:p>Small Guns</text:p>
          </table:table-cell>
          <table:table-cell table:formula="of:=VLOOKUP([$'Weapon Data'.G12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0]" office:value-type="float" office:value="392" calcext:value-type="float">
            <text:p>392</text:p>
          </table:table-cell>
          <table:table-cell table:formula="of:=[$'Weapon Data'.B80]" office:value-type="string" office:string-value="M72 Gauss Rifle" calcext:value-type="string">
            <text:p>M72 Gauss Rifle</text:p>
          </table:table-cell>
          <table:table-cell office:value-type="float" office:value="5" calcext:value-type="float">
            <text:p>5</text:p>
          </table:table-cell>
          <table:table-cell table:formula="of:=IF([.P39]&gt;1;[.H39]*[.P39]/IF([.J39]&lt;&gt;&quot;Burst&quot;;[.M39];[.N39]);[.H39]/[.M39])" office:value-type="float" office:value="8" calcext:value-type="float">
            <text:p>8.0</text:p>
          </table:table-cell>
          <table:table-cell table:formula="of:=[$'Weapon Data'.D80]" office:value-type="string" office:string-value="Normal" calcext:value-type="string">
            <text:p>Normal</text:p>
          </table:table-cell>
          <table:table-cell table:formula="of:=[$'Weapon Data'.E80]" office:value-type="float" office:value="35" calcext:value-type="float">
            <text:p>35</text:p>
          </table:table-cell>
          <table:table-cell table:formula="of:=[$'Weapon Data'.F80]" office:value-type="float" office:value="45" calcext:value-type="float">
            <text:p>45</text:p>
          </table:table-cell>
          <table:table-cell table:formula="of:=AVERAGE([.F39];[.G39])" office:value-type="float" office:value="40" calcext:value-type="float">
            <text:p>40</text:p>
          </table:table-cell>
          <table:table-cell table:formula="of:=[$'Weapon Data'.G80]" office:value-type="string" office:string-value="Single" calcext:value-type="string">
            <text:p>Single</text:p>
          </table:table-cell>
          <table:table-cell table:formula="of:=[$'Weapon Data'.H80]" office:value-type="string" office:string-value="None" calcext:value-type="string">
            <text:p>None</text:p>
          </table:table-cell>
          <table:table-cell table:formula="of:=[$'Weapon Data'.I80]" office:value-type="float" office:value="50" calcext:value-type="float">
            <text:p>50</text:p>
          </table:table-cell>
          <table:table-cell table:formula="of:=[$'Weapon Data'.J80]" office:value-type="float" office:value="0" calcext:value-type="float">
            <text:p>0</text:p>
          </table:table-cell>
          <table:table-cell table:formula="of:=[$'Weapon Data'.K80]" office:value-type="float" office:value="5" calcext:value-type="float">
            <text:p>5</text:p>
          </table:table-cell>
          <table:table-cell table:formula="of:=[$'Weapon Data'.L80]" office:value-type="float" office:value="0" calcext:value-type="float">
            <text:p>0</text:p>
          </table:table-cell>
          <table:table-cell table:formula="of:=[$'Weapon Data'.M80]" office:value-type="float" office:value="10" calcext:value-type="float">
            <text:p>10</text:p>
          </table:table-cell>
          <table:table-cell table:formula="of:=IF([$'Weapon Data'.N80]&gt;1;ROUNDUP([$'Weapon Data'.N80]/3);0)" office:value-type="float" office:value="0" calcext:value-type="float">
            <text:p>0</text:p>
          </table:table-cell>
          <table:table-cell table:formula="of:=ORG.LIBREOFFICE.REGEX([$'Weapon Data'.O80];&quot; \[\d+\]&quot;;&quot;&quot;)" office:value-type="string" office:string-value="2mm" calcext:value-type="string">
            <text:p>2mm</text:p>
          </table:table-cell>
          <table:table-cell table:formula="of:=[$'Weapon Data'.Q80]" office:value-type="float" office:value="6" calcext:value-type="float">
            <text:p>6</text:p>
          </table:table-cell>
          <table:table-cell table:formula="of:=[$'Weapon Data'.S80]" office:value-type="float" office:value="5750" calcext:value-type="float">
            <text:p>5750</text:p>
          </table:table-cell>
          <table:table-cell table:formula="of:=IF([.$U39]=&quot;Small Guns&quot;;IF(ORG.LIBREOFFICE.REGEX([.$E39];&quot;Laser|Plasma|Electrical&quot;;&quot;&quot;)=&quot;&quot;;&quot;Energy Weapons&quot;;IF([$'Weapon Data'.$X80];&quot;Big Guns&quot;;[.$U39])); [.$U39])" office:value-type="string" office:string-value="Small Guns" calcext:value-type="string">
            <text:p>Small Guns</text:p>
          </table:table-cell>
          <table:table-cell table:formula="of:=VLOOKUP([$'Weapon Data'.G8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6]" office:value-type="float" office:value="354" calcext:value-type="float">
            <text:p>354</text:p>
          </table:table-cell>
          <table:table-cell table:formula="of:=[$'Weapon Data'.B66]" office:value-type="string" office:string-value="Pancor Jackhammer" calcext:value-type="string">
            <text:p>Pancor Jackhammer</text:p>
          </table:table-cell>
          <table:table-cell office:value-type="float" office:value="5" calcext:value-type="float">
            <text:p>5</text:p>
          </table:table-cell>
          <table:table-cell table:formula="of:=IF([.P40]&gt;1;[.H40]*[.P40]/IF([.J40]&lt;&gt;&quot;Burst&quot;;[.M40];[.N40]);[.H40]/[.M40])" office:value-type="float" office:value="10" calcext:value-type="float">
            <text:p>10.0</text:p>
          </table:table-cell>
          <table:table-cell table:formula="of:=[$'Weapon Data'.D66]" office:value-type="string" office:string-value="Normal" calcext:value-type="string">
            <text:p>Normal</text:p>
          </table:table-cell>
          <table:table-cell table:formula="of:=[$'Weapon Data'.E66]" office:value-type="float" office:value="20" calcext:value-type="float">
            <text:p>20</text:p>
          </table:table-cell>
          <table:table-cell table:formula="of:=[$'Weapon Data'.F66]" office:value-type="float" office:value="40" calcext:value-type="float">
            <text:p>40</text:p>
          </table:table-cell>
          <table:table-cell table:formula="of:=AVERAGE([.F40];[.G40])" office:value-type="float" office:value="30" calcext:value-type="float">
            <text:p>30</text:p>
          </table:table-cell>
          <table:table-cell table:formula="of:=[$'Weapon Data'.G66]" office:value-type="string" office:string-value="Single" calcext:value-type="string">
            <text:p>Single</text:p>
          </table:table-cell>
          <table:table-cell table:formula="of:=[$'Weapon Data'.H66]" office:value-type="string" office:string-value="Burst" calcext:value-type="string">
            <text:p>Burst</text:p>
          </table:table-cell>
          <table:table-cell table:formula="of:=[$'Weapon Data'.I66]" office:value-type="float" office:value="18" calcext:value-type="float">
            <text:p>18</text:p>
          </table:table-cell>
          <table:table-cell table:formula="of:=[$'Weapon Data'.J66]" office:value-type="float" office:value="12" calcext:value-type="float">
            <text:p>12</text:p>
          </table:table-cell>
          <table:table-cell table:formula="of:=[$'Weapon Data'.K66]" office:value-type="float" office:value="5" calcext:value-type="float">
            <text:p>5</text:p>
          </table:table-cell>
          <table:table-cell table:formula="of:=[$'Weapon Data'.L66]" office:value-type="float" office:value="6" calcext:value-type="float">
            <text:p>6</text:p>
          </table:table-cell>
          <table:table-cell table:formula="of:=[$'Weapon Data'.M66]" office:value-type="float" office:value="10" calcext:value-type="float">
            <text:p>10</text:p>
          </table:table-cell>
          <table:table-cell table:formula="of:=IF([$'Weapon Data'.N66]&gt;1;ROUNDUP([$'Weapon Data'.N66]/3);0)" office:value-type="float" office:value="2" calcext:value-type="float">
            <text:p>2</text:p>
          </table:table-cell>
          <table:table-cell table:formula="of:=ORG.LIBREOFFICE.REGEX([$'Weapon Data'.O66];&quot; \[\d+\]&quot;;&quot;&quot;)" office:value-type="string" office:string-value="12-gauge" calcext:value-type="string">
            <text:p>12-gauge</text:p>
          </table:table-cell>
          <table:table-cell table:formula="of:=[$'Weapon Data'.Q66]" office:value-type="float" office:value="5" calcext:value-type="float">
            <text:p>5</text:p>
          </table:table-cell>
          <table:table-cell table:formula="of:=[$'Weapon Data'.S66]" office:value-type="float" office:value="5500" calcext:value-type="float">
            <text:p>5500</text:p>
          </table:table-cell>
          <table:table-cell table:formula="of:=IF([.$U40]=&quot;Small Guns&quot;;IF(ORG.LIBREOFFICE.REGEX([.$E40];&quot;Laser|Plasma|Electrical&quot;;&quot;&quot;)=&quot;&quot;;&quot;Energy Weapons&quot;;IF([$'Weapon Data'.$X66];&quot;Big Guns&quot;;[.$U40])); [.$U40])" office:value-type="string" office:string-value="Small Guns" calcext:value-type="string">
            <text:p>Small Guns</text:p>
          </table:table-cell>
          <table:table-cell table:formula="of:=VLOOKUP([$'Weapon Data'.G66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8]" office:value-type="float" office:value="390" calcext:value-type="float">
            <text:p>390</text:p>
          </table:table-cell>
          <table:table-cell table:formula="of:=[$'Weapon Data'.B78]" office:value-type="string" office:string-value="Solar Scorcher" calcext:value-type="string">
            <text:p>Solar Scorcher</text:p>
          </table:table-cell>
          <table:table-cell office:value-type="float" office:value="5" calcext:value-type="float">
            <text:p>5</text:p>
          </table:table-cell>
          <table:table-cell table:formula="of:=IF([.P41]&gt;1;[.H41]*[.P41]/IF([.J41]&lt;&gt;&quot;Burst&quot;;[.M41];[.N41]);[.H41]/[.M41])" office:value-type="float" office:value="10" calcext:value-type="float">
            <text:p>10.0</text:p>
          </table:table-cell>
          <table:table-cell table:formula="of:=[$'Weapon Data'.D78]" office:value-type="string" office:string-value="Fire" calcext:value-type="string">
            <text:p>Fire</text:p>
          </table:table-cell>
          <table:table-cell table:formula="of:=[$'Weapon Data'.E78]" office:value-type="float" office:value="20" calcext:value-type="float">
            <text:p>20</text:p>
          </table:table-cell>
          <table:table-cell table:formula="of:=[$'Weapon Data'.F78]" office:value-type="float" office:value="60" calcext:value-type="float">
            <text:p>60</text:p>
          </table:table-cell>
          <table:table-cell table:formula="of:=AVERAGE([.F41];[.G41])" office:value-type="float" office:value="40" calcext:value-type="float">
            <text:p>40</text:p>
          </table:table-cell>
          <table:table-cell table:formula="of:=[$'Weapon Data'.G78]" office:value-type="string" office:string-value="Single" calcext:value-type="string">
            <text:p>Single</text:p>
          </table:table-cell>
          <table:table-cell table:formula="of:=[$'Weapon Data'.H78]" office:value-type="string" office:string-value="None" calcext:value-type="string">
            <text:p>None</text:p>
          </table:table-cell>
          <table:table-cell table:formula="of:=[$'Weapon Data'.I78]" office:value-type="float" office:value="20" calcext:value-type="float">
            <text:p>20</text:p>
          </table:table-cell>
          <table:table-cell table:formula="of:=[$'Weapon Data'.J78]" office:value-type="float" office:value="0" calcext:value-type="float">
            <text:p>0</text:p>
          </table:table-cell>
          <table:table-cell table:formula="of:=[$'Weapon Data'.K78]" office:value-type="float" office:value="4" calcext:value-type="float">
            <text:p>4</text:p>
          </table:table-cell>
          <table:table-cell table:formula="of:=[$'Weapon Data'.L78]" office:value-type="float" office:value="0" calcext:value-type="float">
            <text:p>0</text:p>
          </table:table-cell>
          <table:table-cell table:formula="of:=[$'Weapon Data'.M78]" office:value-type="float" office:value="10" calcext:value-type="float">
            <text:p>10</text:p>
          </table:table-cell>
          <table:table-cell table:formula="of:=IF([$'Weapon Data'.N78]&gt;1;ROUNDUP([$'Weapon Data'.N78]/3);0)" office:value-type="float" office:value="0" calcext:value-type="float">
            <text:p>0</text:p>
          </table:table-cell>
          <table:table-cell table:formula="of:=ORG.LIBREOFFICE.REGEX([$'Weapon Data'.O78];&quot; \[\d+\]&quot;;&quot;&quot;)" office:value-type="string" office:string-value="None" calcext:value-type="string">
            <text:p>None</text:p>
          </table:table-cell>
          <table:table-cell table:formula="of:=[$'Weapon Data'.Q78]" office:value-type="float" office:value="3" calcext:value-type="float">
            <text:p>3</text:p>
          </table:table-cell>
          <table:table-cell table:formula="of:=[$'Weapon Data'.S78]" office:value-type="float" office:value="2000" calcext:value-type="float">
            <text:p>2000</text:p>
          </table:table-cell>
          <table:table-cell table:formula="of:=IF([.$U41]=&quot;Small Guns&quot;;IF(ORG.LIBREOFFICE.REGEX([.$E41];&quot;Laser|Plasma|Electrical&quot;;&quot;&quot;)=&quot;&quot;;&quot;Energy Weapons&quot;;IF([$'Weapon Data'.$X78];&quot;Big Guns&quot;;[.$U41])); [.$U41])" office:value-type="string" office:string-value="Small Guns" calcext:value-type="string">
            <text:p>Small Guns</text:p>
          </table:table-cell>
          <table:table-cell table:formula="of:=VLOOKUP([$'Weapon Data'.G7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9]" office:value-type="float" office:value="391" calcext:value-type="float">
            <text:p>391</text:p>
          </table:table-cell>
          <table:table-cell table:formula="of:=[$'Weapon Data'.B79]" office:value-type="string" office:string-value="H&amp;K G11E" calcext:value-type="string">
            <text:p>H&amp;K G11E</text:p>
          </table:table-cell>
          <table:table-cell office:value-type="float" office:value="5" calcext:value-type="float">
            <text:p>5</text:p>
          </table:table-cell>
          <table:table-cell table:formula="of:=IF([.P42]&gt;1;[.H42]*[.P42]/IF([.J42]&lt;&gt;&quot;Burst&quot;;[.M42];[.N42]);[.H42]/[.M42])" office:value-type="float" office:value="10" calcext:value-type="float">
            <text:p>10.0</text:p>
          </table:table-cell>
          <table:table-cell table:formula="of:=[$'Weapon Data'.D79]" office:value-type="string" office:string-value="Normal" calcext:value-type="string">
            <text:p>Normal</text:p>
          </table:table-cell>
          <table:table-cell table:formula="of:=[$'Weapon Data'.E79]" office:value-type="float" office:value="16" calcext:value-type="float">
            <text:p>16</text:p>
          </table:table-cell>
          <table:table-cell table:formula="of:=[$'Weapon Data'.F79]" office:value-type="float" office:value="24" calcext:value-type="float">
            <text:p>24</text:p>
          </table:table-cell>
          <table:table-cell table:formula="of:=AVERAGE([.F42];[.G42])" office:value-type="float" office:value="20" calcext:value-type="float">
            <text:p>20</text:p>
          </table:table-cell>
          <table:table-cell table:formula="of:=[$'Weapon Data'.G79]" office:value-type="string" office:string-value="Single" calcext:value-type="string">
            <text:p>Single</text:p>
          </table:table-cell>
          <table:table-cell table:formula="of:=[$'Weapon Data'.H79]" office:value-type="string" office:string-value="Burst" calcext:value-type="string">
            <text:p>Burst</text:p>
          </table:table-cell>
          <table:table-cell table:formula="of:=[$'Weapon Data'.I79]" office:value-type="float" office:value="40" calcext:value-type="float">
            <text:p>40</text:p>
          </table:table-cell>
          <table:table-cell table:formula="of:=[$'Weapon Data'.J79]" office:value-type="float" office:value="35" calcext:value-type="float">
            <text:p>35</text:p>
          </table:table-cell>
          <table:table-cell table:formula="of:=[$'Weapon Data'.K79]" office:value-type="float" office:value="5" calcext:value-type="float">
            <text:p>5</text:p>
          </table:table-cell>
          <table:table-cell table:formula="of:=[$'Weapon Data'.L79]" office:value-type="float" office:value="6" calcext:value-type="float">
            <text:p>6</text:p>
          </table:table-cell>
          <table:table-cell table:formula="of:=[$'Weapon Data'.M79]" office:value-type="float" office:value="50" calcext:value-type="float">
            <text:p>50</text:p>
          </table:table-cell>
          <table:table-cell table:formula="of:=IF([$'Weapon Data'.N79]&gt;1;ROUNDUP([$'Weapon Data'.N79]/3);0)" office:value-type="float" office:value="3" calcext:value-type="float">
            <text:p>3</text:p>
          </table:table-cell>
          <table:table-cell table:formula="of:=ORG.LIBREOFFICE.REGEX([$'Weapon Data'.O79];&quot; \[\d+\]&quot;;&quot;&quot;)" office:value-type="string" office:string-value="4.7mm caseless" calcext:value-type="string">
            <text:p>4.7mm caseless</text:p>
          </table:table-cell>
          <table:table-cell table:formula="of:=[$'Weapon Data'.Q79]" office:value-type="float" office:value="6" calcext:value-type="float">
            <text:p>6</text:p>
          </table:table-cell>
          <table:table-cell table:formula="of:=[$'Weapon Data'.S79]" office:value-type="float" office:value="6000" calcext:value-type="float">
            <text:p>6000</text:p>
          </table:table-cell>
          <table:table-cell table:formula="of:=IF([.$U42]=&quot;Small Guns&quot;;IF(ORG.LIBREOFFICE.REGEX([.$E42];&quot;Laser|Plasma|Electrical&quot;;&quot;&quot;)=&quot;&quot;;&quot;Energy Weapons&quot;;IF([$'Weapon Data'.$X79];&quot;Big Guns&quot;;[.$U42])); [.$U42])" office:value-type="string" office:string-value="Small Guns" calcext:value-type="string">
            <text:p>Small Guns</text:p>
          </table:table-cell>
          <table:table-cell table:formula="of:=VLOOKUP([$'Weapon Data'.G7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3]" office:value-type="float" office:value="292" calcext:value-type="float">
            <text:p>292</text:p>
          </table:table-cell>
          <table:table-cell table:formula="of:=[$'Weapon Data'.B53]" office:value-type="string" office:string-value="Boxing Gloves" calcext:value-type="string">
            <text:p>Boxing Gloves</text:p>
          </table:table-cell>
          <table:table-cell/>
          <table:table-cell table:formula="of:=IF([.P43]&gt;1;[.H43]*[.P43]/IF([.J43]&lt;&gt;&quot;Burst&quot;;[.M43];[.N43]);[.H43]/[.M43])" office:value-type="float" office:value="0.333333333333333" calcext:value-type="float">
            <text:p>0.3</text:p>
          </table:table-cell>
          <table:table-cell table:formula="of:=[$'Weapon Data'.D53]" office:value-type="string" office:string-value="Normal" calcext:value-type="string">
            <text:p>Normal</text:p>
          </table:table-cell>
          <table:table-cell table:formula="of:=[$'Weapon Data'.E53]" office:value-type="float" office:value="1" calcext:value-type="float">
            <text:p>1</text:p>
          </table:table-cell>
          <table:table-cell table:formula="of:=[$'Weapon Data'.F53]" office:value-type="float" office:value="1" calcext:value-type="float">
            <text:p>1</text:p>
          </table:table-cell>
          <table:table-cell table:formula="of:=AVERAGE([.F43];[.G43])" office:value-type="float" office:value="1" calcext:value-type="float">
            <text:p>1</text:p>
          </table:table-cell>
          <table:table-cell table:formula="of:=[$'Weapon Data'.G53]" office:value-type="string" office:string-value="Punch" calcext:value-type="string">
            <text:p>Punch</text:p>
          </table:table-cell>
          <table:table-cell table:formula="of:=[$'Weapon Data'.H53]" office:value-type="string" office:string-value="None" calcext:value-type="string">
            <text:p>None</text:p>
          </table:table-cell>
          <table:table-cell table:formula="of:=[$'Weapon Data'.I53]" office:value-type="float" office:value="1" calcext:value-type="float">
            <text:p>1</text:p>
          </table:table-cell>
          <table:table-cell table:formula="of:=[$'Weapon Data'.J53]" office:value-type="float" office:value="0" calcext:value-type="float">
            <text:p>0</text:p>
          </table:table-cell>
          <table:table-cell table:formula="of:=[$'Weapon Data'.K53]" office:value-type="float" office:value="3" calcext:value-type="float">
            <text:p>3</text:p>
          </table:table-cell>
          <table:table-cell table:formula="of:=[$'Weapon Data'.L53]" office:value-type="float" office:value="0" calcext:value-type="float">
            <text:p>0</text:p>
          </table:table-cell>
          <table:table-cell table:formula="of:=[$'Weapon Data'.M53]" office:value-type="float" office:value="0" calcext:value-type="float">
            <text:p>0</text:p>
          </table:table-cell>
          <table:table-cell table:formula="of:=IF([$'Weapon Data'.N53]&gt;1;ROUNDUP([$'Weapon Data'.N53]/3);0)" office:value-type="float" office:value="0" calcext:value-type="float">
            <text:p>0</text:p>
          </table:table-cell>
          <table:table-cell table:formula="of:=ORG.LIBREOFFICE.REGEX([$'Weapon Data'.O53];&quot; \[\d+\]&quot;;&quot;&quot;)" office:value-type="string" office:string-value="None" calcext:value-type="string">
            <text:p>None</text:p>
          </table:table-cell>
          <table:table-cell table:formula="of:=[$'Weapon Data'.Q53]" office:value-type="float" office:value="1" calcext:value-type="float">
            <text:p>1</text:p>
          </table:table-cell>
          <table:table-cell table:formula="of:=[$'Weapon Data'.S53]" office:value-type="float" office:value="250" calcext:value-type="float">
            <text:p>250</text:p>
          </table:table-cell>
          <table:table-cell table:formula="of:=IF([.$U43]=&quot;Small Guns&quot;;IF(ORG.LIBREOFFICE.REGEX([.$E43];&quot;Laser|Plasma|Electrical&quot;;&quot;&quot;)=&quot;&quot;;&quot;Energy Weapons&quot;;IF([$'Weapon Data'.$X53];&quot;Big Guns&quot;;[.$U43])); [.$U43])" office:value-type="string" office:string-value="Unarmed" calcext:value-type="string">
            <text:p>Unarmed</text:p>
          </table:table-cell>
          <table:table-cell table:formula="of:=VLOOKUP([$'Weapon Data'.G5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01]" office:value-type="float" office:value="489" calcext:value-type="float">
            <text:p>489</text:p>
          </table:table-cell>
          <table:table-cell table:formula="of:=[$'Weapon Data'.B101]" office:value-type="string" office:string-value="Special Boxer Weapon" calcext:value-type="string">
            <text:p>Special Boxer Weapon</text:p>
          </table:table-cell>
          <table:table-cell/>
          <table:table-cell table:formula="of:=IF([.P44]&gt;1;[.H44]*[.P44]/IF([.J44]&lt;&gt;&quot;Burst&quot;;[.M44];[.N44]);[.H44]/[.M44])" office:value-type="float" office:value="0.333333333333333" calcext:value-type="float">
            <text:p>0.3</text:p>
          </table:table-cell>
          <table:table-cell table:formula="of:=[$'Weapon Data'.D101]" office:value-type="string" office:string-value="Normal" calcext:value-type="string">
            <text:p>Normal</text:p>
          </table:table-cell>
          <table:table-cell table:formula="of:=[$'Weapon Data'.E101]" office:value-type="float" office:value="1" calcext:value-type="float">
            <text:p>1</text:p>
          </table:table-cell>
          <table:table-cell table:formula="of:=[$'Weapon Data'.F101]" office:value-type="float" office:value="1" calcext:value-type="float">
            <text:p>1</text:p>
          </table:table-cell>
          <table:table-cell table:formula="of:=AVERAGE([.F44];[.G44])" office:value-type="float" office:value="1" calcext:value-type="float">
            <text:p>1</text:p>
          </table:table-cell>
          <table:table-cell table:formula="of:=[$'Weapon Data'.G101]" office:value-type="string" office:string-value="Swing" calcext:value-type="string">
            <text:p>Swing</text:p>
          </table:table-cell>
          <table:table-cell table:formula="of:=[$'Weapon Data'.H101]" office:value-type="string" office:string-value="Thrust" calcext:value-type="string">
            <text:p>Thrust</text:p>
          </table:table-cell>
          <table:table-cell table:formula="of:=[$'Weapon Data'.I101]" office:value-type="float" office:value="1" calcext:value-type="float">
            <text:p>1</text:p>
          </table:table-cell>
          <table:table-cell table:formula="of:=[$'Weapon Data'.J101]" office:value-type="float" office:value="1" calcext:value-type="float">
            <text:p>1</text:p>
          </table:table-cell>
          <table:table-cell table:formula="of:=[$'Weapon Data'.K101]" office:value-type="float" office:value="3" calcext:value-type="float">
            <text:p>3</text:p>
          </table:table-cell>
          <table:table-cell table:formula="of:=[$'Weapon Data'.L101]" office:value-type="float" office:value="3" calcext:value-type="float">
            <text:p>3</text:p>
          </table:table-cell>
          <table:table-cell table:formula="of:=[$'Weapon Data'.M101]" office:value-type="float" office:value="0" calcext:value-type="float">
            <text:p>0</text:p>
          </table:table-cell>
          <table:table-cell table:formula="of:=IF([$'Weapon Data'.N101]&gt;1;ROUNDUP([$'Weapon Data'.N101]/3);0)" office:value-type="float" office:value="0" calcext:value-type="float">
            <text:p>0</text:p>
          </table:table-cell>
          <table:table-cell table:formula="of:=ORG.LIBREOFFICE.REGEX([$'Weapon Data'.O101];&quot; \[\d+\]&quot;;&quot;&quot;)" office:value-type="string" office:string-value="None" calcext:value-type="string">
            <text:p>None</text:p>
          </table:table-cell>
          <table:table-cell table:formula="of:=[$'Weapon Data'.Q101]" office:value-type="float" office:value="1" calcext:value-type="float">
            <text:p>1</text:p>
          </table:table-cell>
          <table:table-cell table:formula="of:=[$'Weapon Data'.S101]" office:value-type="float" office:value="0" calcext:value-type="float">
            <text:p>0</text:p>
          </table:table-cell>
          <table:table-cell table:formula="of:=IF([.$U44]=&quot;Small Guns&quot;;IF(ORG.LIBREOFFICE.REGEX([.$E44];&quot;Laser|Plasma|Electrical&quot;;&quot;&quot;)=&quot;&quot;;&quot;Energy Weapons&quot;;IF([$'Weapon Data'.$X101];&quot;Big Guns&quot;;[.$U44])); [.$U44])" office:value-type="string" office:string-value="Melee" calcext:value-type="string">
            <text:p>Melee</text:p>
          </table:table-cell>
          <table:table-cell table:formula="of:=VLOOKUP([$'Weapon Data'.G10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2]" office:value-type="float" office:value="496" calcext:value-type="float">
            <text:p>496</text:p>
          </table:table-cell>
          <table:table-cell table:formula="of:=[$'Weapon Data'.B102]" office:value-type="string" office:string-value="Boxing Gloves" calcext:value-type="string">
            <text:p>Boxing Gloves</text:p>
          </table:table-cell>
          <table:table-cell/>
          <table:table-cell table:formula="of:=IF([.P45]&gt;1;[.H45]*[.P45]/IF([.J45]&lt;&gt;&quot;Burst&quot;;[.M45];[.N45]);[.H45]/[.M45])" office:value-type="float" office:value="0.333333333333333" calcext:value-type="float">
            <text:p>0.3</text:p>
          </table:table-cell>
          <table:table-cell table:formula="of:=[$'Weapon Data'.D102]" office:value-type="string" office:string-value="Normal" calcext:value-type="string">
            <text:p>Normal</text:p>
          </table:table-cell>
          <table:table-cell table:formula="of:=[$'Weapon Data'.E102]" office:value-type="float" office:value="1" calcext:value-type="float">
            <text:p>1</text:p>
          </table:table-cell>
          <table:table-cell table:formula="of:=[$'Weapon Data'.F102]" office:value-type="float" office:value="1" calcext:value-type="float">
            <text:p>1</text:p>
          </table:table-cell>
          <table:table-cell table:formula="of:=AVERAGE([.F45];[.G45])" office:value-type="float" office:value="1" calcext:value-type="float">
            <text:p>1</text:p>
          </table:table-cell>
          <table:table-cell table:formula="of:=[$'Weapon Data'.G102]" office:value-type="string" office:string-value="Punch" calcext:value-type="string">
            <text:p>Punch</text:p>
          </table:table-cell>
          <table:table-cell table:formula="of:=[$'Weapon Data'.H102]" office:value-type="string" office:string-value="None" calcext:value-type="string">
            <text:p>None</text:p>
          </table:table-cell>
          <table:table-cell table:formula="of:=[$'Weapon Data'.I102]" office:value-type="float" office:value="1" calcext:value-type="float">
            <text:p>1</text:p>
          </table:table-cell>
          <table:table-cell table:formula="of:=[$'Weapon Data'.J102]" office:value-type="float" office:value="0" calcext:value-type="float">
            <text:p>0</text:p>
          </table:table-cell>
          <table:table-cell table:formula="of:=[$'Weapon Data'.K102]" office:value-type="float" office:value="3" calcext:value-type="float">
            <text:p>3</text:p>
          </table:table-cell>
          <table:table-cell table:formula="of:=[$'Weapon Data'.L102]" office:value-type="float" office:value="0" calcext:value-type="float">
            <text:p>0</text:p>
          </table:table-cell>
          <table:table-cell table:formula="of:=[$'Weapon Data'.M102]" office:value-type="float" office:value="0" calcext:value-type="float">
            <text:p>0</text:p>
          </table:table-cell>
          <table:table-cell table:formula="of:=IF([$'Weapon Data'.N102]&gt;1;ROUNDUP([$'Weapon Data'.N102]/3);0)" office:value-type="float" office:value="0" calcext:value-type="float">
            <text:p>0</text:p>
          </table:table-cell>
          <table:table-cell table:formula="of:=ORG.LIBREOFFICE.REGEX([$'Weapon Data'.O102];&quot; \[\d+\]&quot;;&quot;&quot;)" office:value-type="string" office:string-value="None" calcext:value-type="string">
            <text:p>None</text:p>
          </table:table-cell>
          <table:table-cell table:formula="of:=[$'Weapon Data'.Q102]" office:value-type="float" office:value="1" calcext:value-type="float">
            <text:p>1</text:p>
          </table:table-cell>
          <table:table-cell table:formula="of:=[$'Weapon Data'.S102]" office:value-type="float" office:value="250" calcext:value-type="float">
            <text:p>250</text:p>
          </table:table-cell>
          <table:table-cell table:formula="of:=IF([.$U45]=&quot;Small Guns&quot;;IF(ORG.LIBREOFFICE.REGEX([.$E45];&quot;Laser|Plasma|Electrical&quot;;&quot;&quot;)=&quot;&quot;;&quot;Energy Weapons&quot;;IF([$'Weapon Data'.$X102];&quot;Big Guns&quot;;[.$U45])); [.$U45])" office:value-type="string" office:string-value="Unarmed" calcext:value-type="string">
            <text:p>Unarmed</text:p>
          </table:table-cell>
          <table:table-cell table:formula="of:=VLOOKUP([$'Weapon Data'.G10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68]" office:value-type="float" office:value="365" calcext:value-type="float">
            <text:p>365</text:p>
          </table:table-cell>
          <table:table-cell table:formula="of:=[$'Weapon Data'.B68]" office:value-type="string" office:string-value="Plant Spike" calcext:value-type="string">
            <text:p>Plant Spike</text:p>
          </table:table-cell>
          <table:table-cell/>
          <table:table-cell table:formula="of:=IF([.P46]&gt;1;[.H46]*[.P46]/IF([.J46]&lt;&gt;&quot;Burst&quot;;[.M46];[.N46]);[.H46]/[.M46])" office:value-type="float" office:value="0.375" calcext:value-type="float">
            <text:p>0.4</text:p>
          </table:table-cell>
          <table:table-cell table:formula="of:=[$'Weapon Data'.D68]" office:value-type="string" office:string-value="Normal" calcext:value-type="string">
            <text:p>Normal</text:p>
          </table:table-cell>
          <table:table-cell table:formula="of:=[$'Weapon Data'.E68]" office:value-type="float" office:value="1" calcext:value-type="float">
            <text:p>1</text:p>
          </table:table-cell>
          <table:table-cell table:formula="of:=[$'Weapon Data'.F68]" office:value-type="float" office:value="2" calcext:value-type="float">
            <text:p>2</text:p>
          </table:table-cell>
          <table:table-cell table:formula="of:=AVERAGE([.F46];[.G46])" office:value-type="float" office:value="1.5" calcext:value-type="float">
            <text:p>1.5</text:p>
          </table:table-cell>
          <table:table-cell table:formula="of:=[$'Weapon Data'.G68]" office:value-type="string" office:string-value="Throw" calcext:value-type="string">
            <text:p>Throw</text:p>
          </table:table-cell>
          <table:table-cell table:formula="of:=[$'Weapon Data'.H68]" office:value-type="string" office:string-value="None" calcext:value-type="string">
            <text:p>None</text:p>
          </table:table-cell>
          <table:table-cell table:formula="of:=[$'Weapon Data'.I68]" office:value-type="float" office:value="8" calcext:value-type="float">
            <text:p>8</text:p>
          </table:table-cell>
          <table:table-cell table:formula="of:=[$'Weapon Data'.J68]" office:value-type="float" office:value="0" calcext:value-type="float">
            <text:p>0</text:p>
          </table:table-cell>
          <table:table-cell table:formula="of:=[$'Weapon Data'.K68]" office:value-type="float" office:value="4" calcext:value-type="float">
            <text:p>4</text:p>
          </table:table-cell>
          <table:table-cell table:formula="of:=[$'Weapon Data'.L68]" office:value-type="float" office:value="3" calcext:value-type="float">
            <text:p>3</text:p>
          </table:table-cell>
          <table:table-cell table:formula="of:=[$'Weapon Data'.M68]" office:value-type="float" office:value="0" calcext:value-type="float">
            <text:p>0</text:p>
          </table:table-cell>
          <table:table-cell table:formula="of:=IF([$'Weapon Data'.N68]&gt;1;ROUNDUP([$'Weapon Data'.N68]/3);0)" office:value-type="float" office:value="0" calcext:value-type="float">
            <text:p>0</text:p>
          </table:table-cell>
          <table:table-cell table:formula="of:=ORG.LIBREOFFICE.REGEX([$'Weapon Data'.O68];&quot; \[\d+\]&quot;;&quot;&quot;)" office:value-type="string" office:string-value="None" calcext:value-type="string">
            <text:p>None</text:p>
          </table:table-cell>
          <table:table-cell table:formula="of:=[$'Weapon Data'.Q68]" office:value-type="float" office:value="2" calcext:value-type="float">
            <text:p>2</text:p>
          </table:table-cell>
          <table:table-cell table:formula="of:=[$'Weapon Data'.S68]" office:value-type="float" office:value="0" calcext:value-type="float">
            <text:p>0</text:p>
          </table:table-cell>
          <table:table-cell table:formula="of:=IF([.$U46]=&quot;Small Guns&quot;;IF(ORG.LIBREOFFICE.REGEX([.$E46];&quot;Laser|Plasma|Electrical&quot;;&quot;&quot;)=&quot;&quot;;&quot;Energy Weapons&quot;;IF([$'Weapon Data'.$X68];&quot;Big Guns&quot;;[.$U46])); [.$U46])" office:value-type="string" office:string-value="Throwing" calcext:value-type="string">
            <text:p>Throwing</text:p>
          </table:table-cell>
          <table:table-cell table:formula="of:=VLOOKUP([$'Weapon Data'.G6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5]" office:value-type="float" office:value="19" calcext:value-type="float">
            <text:p>19</text:p>
          </table:table-cell>
          <table:table-cell table:formula="of:=[$'Weapon Data'.B15]" office:value-type="string" office:string-value="Rock" calcext:value-type="string">
            <text:p>Rock</text:p>
          </table:table-cell>
          <table:table-cell/>
          <table:table-cell table:formula="of:=IF([.P47]&gt;1;[.H47]*[.P47]/IF([.J47]&lt;&gt;&quot;Burst&quot;;[.M47];[.N47]);[.H47]/[.M47])" office:value-type="float" office:value="0.5" calcext:value-type="float">
            <text:p>0.5</text:p>
          </table:table-cell>
          <table:table-cell table:formula="of:=[$'Weapon Data'.D15]" office:value-type="string" office:string-value="Normal" calcext:value-type="string">
            <text:p>Normal</text:p>
          </table:table-cell>
          <table:table-cell table:formula="of:=[$'Weapon Data'.E15]" office:value-type="float" office:value="1" calcext:value-type="float">
            <text:p>1</text:p>
          </table:table-cell>
          <table:table-cell table:formula="of:=[$'Weapon Data'.F15]" office:value-type="float" office:value="3" calcext:value-type="float">
            <text:p>3</text:p>
          </table:table-cell>
          <table:table-cell table:formula="of:=AVERAGE([.F47];[.G47])" office:value-type="float" office:value="2" calcext:value-type="float">
            <text:p>2</text:p>
          </table:table-cell>
          <table:table-cell table:formula="of:=[$'Weapon Data'.G15]" office:value-type="string" office:string-value="Throw" calcext:value-type="string">
            <text:p>Throw</text:p>
          </table:table-cell>
          <table:table-cell table:formula="of:=[$'Weapon Data'.H15]" office:value-type="string" office:string-value="Punch" calcext:value-type="string">
            <text:p>Punch</text:p>
          </table:table-cell>
          <table:table-cell table:formula="of:=[$'Weapon Data'.I15]" office:value-type="float" office:value="15" calcext:value-type="float">
            <text:p>15</text:p>
          </table:table-cell>
          <table:table-cell table:formula="of:=[$'Weapon Data'.J15]" office:value-type="float" office:value="1" calcext:value-type="float">
            <text:p>1</text:p>
          </table:table-cell>
          <table:table-cell table:formula="of:=[$'Weapon Data'.K15]" office:value-type="float" office:value="4" calcext:value-type="float">
            <text:p>4</text:p>
          </table:table-cell>
          <table:table-cell table:formula="of:=[$'Weapon Data'.L15]" office:value-type="float" office:value="3" calcext:value-type="float">
            <text:p>3</text:p>
          </table:table-cell>
          <table:table-cell table:formula="of:=[$'Weapon Data'.M15]" office:value-type="float" office:value="0" calcext:value-type="float">
            <text:p>0</text:p>
          </table:table-cell>
          <table:table-cell table:formula="of:=IF([$'Weapon Data'.N15]&gt;1;ROUNDUP([$'Weapon Data'.N15]/3);0)" office:value-type="float" office:value="0" calcext:value-type="float">
            <text:p>0</text:p>
          </table:table-cell>
          <table:table-cell table:formula="of:=ORG.LIBREOFFICE.REGEX([$'Weapon Data'.O15];&quot; \[\d+\]&quot;;&quot;&quot;)" office:value-type="string" office:string-value="None" calcext:value-type="string">
            <text:p>None</text:p>
          </table:table-cell>
          <table:table-cell table:formula="of:=[$'Weapon Data'.Q15]" office:value-type="float" office:value="1" calcext:value-type="float">
            <text:p>1</text:p>
          </table:table-cell>
          <table:table-cell table:formula="of:=[$'Weapon Data'.S15]" office:value-type="float" office:value="0" calcext:value-type="float">
            <text:p>0</text:p>
          </table:table-cell>
          <table:table-cell table:formula="of:=IF([.$U47]=&quot;Small Guns&quot;;IF(ORG.LIBREOFFICE.REGEX([.$E47];&quot;Laser|Plasma|Electrical&quot;;&quot;&quot;)=&quot;&quot;;&quot;Energy Weapons&quot;;IF([$'Weapon Data'.$X15];&quot;Big Guns&quot;;[.$U47])); [.$U47])" office:value-type="string" office:string-value="Throwing" calcext:value-type="string">
            <text:p>Throwing</text:p>
          </table:table-cell>
          <table:table-cell table:formula="of:=VLOOKUP([$'Weapon Data'.G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60]" office:value-type="float" office:value="320" calcext:value-type="float">
            <text:p>320</text:p>
          </table:table-cell>
          <table:table-cell table:formula="of:=[$'Weapon Data'.B60]" office:value-type="string" office:string-value="Sharpened Pole" calcext:value-type="string">
            <text:p>Sharpened Pole</text:p>
          </table:table-cell>
          <table:table-cell/>
          <table:table-cell table:formula="of:=IF([.P48]&gt;1;[.H48]*[.P48]/IF([.J48]&lt;&gt;&quot;Burst&quot;;[.M48];[.N48]);[.H48]/[.M48])" office:value-type="float" office:value="0.75" calcext:value-type="float">
            <text:p>0.8</text:p>
          </table:table-cell>
          <table:table-cell table:formula="of:=[$'Weapon Data'.D60]" office:value-type="string" office:string-value="Normal" calcext:value-type="string">
            <text:p>Normal</text:p>
          </table:table-cell>
          <table:table-cell table:formula="of:=[$'Weapon Data'.E60]" office:value-type="float" office:value="2" calcext:value-type="float">
            <text:p>2</text:p>
          </table:table-cell>
          <table:table-cell table:formula="of:=[$'Weapon Data'.F60]" office:value-type="float" office:value="4" calcext:value-type="float">
            <text:p>4</text:p>
          </table:table-cell>
          <table:table-cell table:formula="of:=AVERAGE([.F48];[.G48])" office:value-type="float" office:value="3" calcext:value-type="float">
            <text:p>3</text:p>
          </table:table-cell>
          <table:table-cell table:formula="of:=[$'Weapon Data'.G60]" office:value-type="string" office:string-value="Thrust" calcext:value-type="string">
            <text:p>Thrust</text:p>
          </table:table-cell>
          <table:table-cell table:formula="of:=[$'Weapon Data'.H60]" office:value-type="string" office:string-value="Throw" calcext:value-type="string">
            <text:p>Throw</text:p>
          </table:table-cell>
          <table:table-cell table:formula="of:=[$'Weapon Data'.I60]" office:value-type="float" office:value="2" calcext:value-type="float">
            <text:p>2</text:p>
          </table:table-cell>
          <table:table-cell table:formula="of:=[$'Weapon Data'.J60]" office:value-type="float" office:value="8" calcext:value-type="float">
            <text:p>8</text:p>
          </table:table-cell>
          <table:table-cell table:formula="of:=[$'Weapon Data'.K60]" office:value-type="float" office:value="4" calcext:value-type="float">
            <text:p>4</text:p>
          </table:table-cell>
          <table:table-cell table:formula="of:=[$'Weapon Data'.L60]" office:value-type="float" office:value="6" calcext:value-type="float">
            <text:p>6</text:p>
          </table:table-cell>
          <table:table-cell table:formula="of:=[$'Weapon Data'.M60]" office:value-type="float" office:value="0" calcext:value-type="float">
            <text:p>0</text:p>
          </table:table-cell>
          <table:table-cell table:formula="of:=IF([$'Weapon Data'.N60]&gt;1;ROUNDUP([$'Weapon Data'.N60]/3);0)" office:value-type="float" office:value="0" calcext:value-type="float">
            <text:p>0</text:p>
          </table:table-cell>
          <table:table-cell table:formula="of:=ORG.LIBREOFFICE.REGEX([$'Weapon Data'.O60];&quot; \[\d+\]&quot;;&quot;&quot;)" office:value-type="string" office:string-value="None" calcext:value-type="string">
            <text:p>None</text:p>
          </table:table-cell>
          <table:table-cell table:formula="of:=[$'Weapon Data'.Q60]" office:value-type="float" office:value="4" calcext:value-type="float">
            <text:p>4</text:p>
          </table:table-cell>
          <table:table-cell table:formula="of:=[$'Weapon Data'.S60]" office:value-type="float" office:value="5" calcext:value-type="float">
            <text:p>5</text:p>
          </table:table-cell>
          <table:table-cell table:formula="of:=IF([.$U48]=&quot;Small Guns&quot;;IF(ORG.LIBREOFFICE.REGEX([.$E48];&quot;Laser|Plasma|Electrical&quot;;&quot;&quot;)=&quot;&quot;;&quot;Energy Weapons&quot;;IF([$'Weapon Data'.$X60];&quot;Big Guns&quot;;[.$U48])); [.$U48])" office:value-type="string" office:string-value="Melee" calcext:value-type="string">
            <text:p>Melee</text:p>
          </table:table-cell>
          <table:table-cell table:formula="of:=VLOOKUP([$'Weapon Data'.G6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1]" office:value-type="float" office:value="383" calcext:value-type="float">
            <text:p>383</text:p>
          </table:table-cell>
          <table:table-cell table:formula="of:=[$'Weapon Data'.B71]" office:value-type="string" office:string-value="Shiv" calcext:value-type="string">
            <text:p>Shiv</text:p>
          </table:table-cell>
          <table:table-cell/>
          <table:table-cell table:formula="of:=IF([.P49]&gt;1;[.H49]*[.P49]/IF([.J49]&lt;&gt;&quot;Burst&quot;;[.M49];[.N49]);[.H49]/[.M49])" office:value-type="float" office:value="0.833333333333333" calcext:value-type="float">
            <text:p>0.8</text:p>
          </table:table-cell>
          <table:table-cell table:formula="of:=[$'Weapon Data'.D71]" office:value-type="string" office:string-value="Normal" calcext:value-type="string">
            <text:p>Normal</text:p>
          </table:table-cell>
          <table:table-cell table:formula="of:=[$'Weapon Data'.E71]" office:value-type="float" office:value="1" calcext:value-type="float">
            <text:p>1</text:p>
          </table:table-cell>
          <table:table-cell table:formula="of:=[$'Weapon Data'.F71]" office:value-type="float" office:value="4" calcext:value-type="float">
            <text:p>4</text:p>
          </table:table-cell>
          <table:table-cell table:formula="of:=AVERAGE([.F49];[.G49])" office:value-type="float" office:value="2.5" calcext:value-type="float">
            <text:p>2.5</text:p>
          </table:table-cell>
          <table:table-cell table:formula="of:=[$'Weapon Data'.G71]" office:value-type="string" office:string-value="Swing" calcext:value-type="string">
            <text:p>Swing</text:p>
          </table:table-cell>
          <table:table-cell table:formula="of:=[$'Weapon Data'.H71]" office:value-type="string" office:string-value="Thrust" calcext:value-type="string">
            <text:p>Thrust</text:p>
          </table:table-cell>
          <table:table-cell table:formula="of:=[$'Weapon Data'.I71]" office:value-type="float" office:value="1" calcext:value-type="float">
            <text:p>1</text:p>
          </table:table-cell>
          <table:table-cell table:formula="of:=[$'Weapon Data'.J71]" office:value-type="float" office:value="1" calcext:value-type="float">
            <text:p>1</text:p>
          </table:table-cell>
          <table:table-cell table:formula="of:=[$'Weapon Data'.K71]" office:value-type="float" office:value="3" calcext:value-type="float">
            <text:p>3</text:p>
          </table:table-cell>
          <table:table-cell table:formula="of:=[$'Weapon Data'.L71]" office:value-type="float" office:value="3" calcext:value-type="float">
            <text:p>3</text:p>
          </table:table-cell>
          <table:table-cell table:formula="of:=[$'Weapon Data'.M71]" office:value-type="float" office:value="0" calcext:value-type="float">
            <text:p>0</text:p>
          </table:table-cell>
          <table:table-cell table:formula="of:=IF([$'Weapon Data'.N71]&gt;1;ROUNDUP([$'Weapon Data'.N71]/3);0)" office:value-type="float" office:value="0" calcext:value-type="float">
            <text:p>0</text:p>
          </table:table-cell>
          <table:table-cell table:formula="of:=ORG.LIBREOFFICE.REGEX([$'Weapon Data'.O71];&quot; \[\d+\]&quot;;&quot;&quot;)" office:value-type="string" office:string-value="None" calcext:value-type="string">
            <text:p>None</text:p>
          </table:table-cell>
          <table:table-cell table:formula="of:=[$'Weapon Data'.Q71]" office:value-type="float" office:value="1" calcext:value-type="float">
            <text:p>1</text:p>
          </table:table-cell>
          <table:table-cell table:formula="of:=[$'Weapon Data'.S71]" office:value-type="float" office:value="2" calcext:value-type="float">
            <text:p>2</text:p>
          </table:table-cell>
          <table:table-cell table:formula="of:=IF([.$U49]=&quot;Small Guns&quot;;IF(ORG.LIBREOFFICE.REGEX([.$E49];&quot;Laser|Plasma|Electrical&quot;;&quot;&quot;)=&quot;&quot;;&quot;Energy Weapons&quot;;IF([$'Weapon Data'.$X71];&quot;Big Guns&quot;;[.$U49])); [.$U49])" office:value-type="string" office:string-value="Melee" calcext:value-type="string">
            <text:p>Melee</text:p>
          </table:table-cell>
          <table:table-cell table:formula="of:=VLOOKUP([$'Weapon Data'.G71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6]" office:value-type="float" office:value="79" calcext:value-type="float">
            <text:p>79</text:p>
          </table:table-cell>
          <table:table-cell table:formula="of:=[$'Weapon Data'.B26]" office:value-type="string" office:string-value="Flare" calcext:value-type="string">
            <text:p>Flare</text:p>
          </table:table-cell>
          <table:table-cell/>
          <table:table-cell table:formula="of:=IF([.P50]&gt;1;[.H50]*[.P50]/IF([.J50]&lt;&gt;&quot;Burst&quot;;[.M50];[.N50]);[.H50]/[.M50])" office:value-type="float" office:value="1" calcext:value-type="float">
            <text:p>1.0</text:p>
          </table:table-cell>
          <table:table-cell table:formula="of:=[$'Weapon Data'.D26]" office:value-type="string" office:string-value="Normal" calcext:value-type="string">
            <text:p>Normal</text:p>
          </table:table-cell>
          <table:table-cell table:formula="of:=[$'Weapon Data'.E26]" office:value-type="float" office:value="1" calcext:value-type="float">
            <text:p>1</text:p>
          </table:table-cell>
          <table:table-cell table:formula="of:=[$'Weapon Data'.F26]" office:value-type="float" office:value="1" calcext:value-type="float">
            <text:p>1</text:p>
          </table:table-cell>
          <table:table-cell table:formula="of:=AVERAGE([.F50];[.G50])" office:value-type="float" office:value="1" calcext:value-type="float">
            <text:p>1</text:p>
          </table:table-cell>
          <table:table-cell table:formula="of:=[$'Weapon Data'.G26]" office:value-type="string" office:string-value="Throw" calcext:value-type="string">
            <text:p>Throw</text:p>
          </table:table-cell>
          <table:table-cell table:formula="of:=[$'Weapon Data'.H26]" office:value-type="string" office:string-value="None" calcext:value-type="string">
            <text:p>None</text:p>
          </table:table-cell>
          <table:table-cell table:formula="of:=[$'Weapon Data'.I26]" office:value-type="float" office:value="15" calcext:value-type="float">
            <text:p>15</text:p>
          </table:table-cell>
          <table:table-cell table:formula="of:=[$'Weapon Data'.J26]" office:value-type="float" office:value="0" calcext:value-type="float">
            <text:p>0</text:p>
          </table:table-cell>
          <table:table-cell table:formula="of:=[$'Weapon Data'.K26]" office:value-type="float" office:value="1" calcext:value-type="float">
            <text:p>1</text:p>
          </table:table-cell>
          <table:table-cell table:formula="of:=[$'Weapon Data'.L26]" office:value-type="float" office:value="0" calcext:value-type="float">
            <text:p>0</text:p>
          </table:table-cell>
          <table:table-cell table:formula="of:=[$'Weapon Data'.M26]" office:value-type="float" office:value="0" calcext:value-type="float">
            <text:p>0</text:p>
          </table:table-cell>
          <table:table-cell table:formula="of:=IF([$'Weapon Data'.N26]&gt;1;ROUNDUP([$'Weapon Data'.N26]/3);0)" office:value-type="float" office:value="0" calcext:value-type="float">
            <text:p>0</text:p>
          </table:table-cell>
          <table:table-cell table:formula="of:=ORG.LIBREOFFICE.REGEX([$'Weapon Data'.O26];&quot; \[\d+\]&quot;;&quot;&quot;)" office:value-type="string" office:string-value="None" calcext:value-type="string">
            <text:p>None</text:p>
          </table:table-cell>
          <table:table-cell table:formula="of:=[$'Weapon Data'.Q26]" office:value-type="float" office:value="0" calcext:value-type="float">
            <text:p>0</text:p>
          </table:table-cell>
          <table:table-cell table:formula="of:=[$'Weapon Data'.S26]" office:value-type="float" office:value="35" calcext:value-type="float">
            <text:p>35</text:p>
          </table:table-cell>
          <table:table-cell table:formula="of:=IF([.$U50]=&quot;Small Guns&quot;;IF(ORG.LIBREOFFICE.REGEX([.$E50];&quot;Laser|Plasma|Electrical&quot;;&quot;&quot;)=&quot;&quot;;&quot;Energy Weapons&quot;;IF([$'Weapon Data'.$X26];&quot;Big Guns&quot;;[.$U50])); [.$U50])" office:value-type="string" office:string-value="Throwing" calcext:value-type="string">
            <text:p>Throwing</text:p>
          </table:table-cell>
          <table:table-cell table:formula="of:=VLOOKUP([$'Weapon Data'.G2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18]" office:value-type="float" office:value="617" calcext:value-type="float">
            <text:p>617</text:p>
          </table:table-cell>
          <table:table-cell table:formula="of:=[$'Weapon Data'.B118]" office:value-type="string" office:string-value="Taser" calcext:value-type="string">
            <text:p>Taser</text:p>
          </table:table-cell>
          <table:table-cell/>
          <table:table-cell table:formula="of:=IF([.P51]&gt;1;[.H51]*[.P51]/IF([.J51]&lt;&gt;&quot;Burst&quot;;[.M51];[.N51]);[.H51]/[.M51])" office:value-type="float" office:value="1" calcext:value-type="float">
            <text:p>1.0</text:p>
          </table:table-cell>
          <table:table-cell table:formula="of:=[$'Weapon Data'.D118]" office:value-type="string" office:string-value="Electrical" calcext:value-type="string">
            <text:p>Electrical</text:p>
          </table:table-cell>
          <table:table-cell table:formula="of:=[$'Weapon Data'.E118]" office:value-type="float" office:value="3" calcext:value-type="float">
            <text:p>3</text:p>
          </table:table-cell>
          <table:table-cell table:formula="of:=[$'Weapon Data'.F118]" office:value-type="float" office:value="5" calcext:value-type="float">
            <text:p>5</text:p>
          </table:table-cell>
          <table:table-cell table:formula="of:=AVERAGE([.F51];[.G51])" office:value-type="float" office:value="4" calcext:value-type="float">
            <text:p>4</text:p>
          </table:table-cell>
          <table:table-cell table:formula="of:=[$'Weapon Data'.G118]" office:value-type="string" office:string-value="Single" calcext:value-type="string">
            <text:p>Single</text:p>
          </table:table-cell>
          <table:table-cell table:formula="of:=[$'Weapon Data'.H118]" office:value-type="string" office:string-value="None" calcext:value-type="string">
            <text:p>None</text:p>
          </table:table-cell>
          <table:table-cell table:formula="of:=[$'Weapon Data'.I118]" office:value-type="float" office:value="8" calcext:value-type="float">
            <text:p>8</text:p>
          </table:table-cell>
          <table:table-cell table:formula="of:=[$'Weapon Data'.J118]" office:value-type="float" office:value="0" calcext:value-type="float">
            <text:p>0</text:p>
          </table:table-cell>
          <table:table-cell table:formula="of:=[$'Weapon Data'.K118]" office:value-type="float" office:value="4" calcext:value-type="float">
            <text:p>4</text:p>
          </table:table-cell>
          <table:table-cell table:formula="of:=[$'Weapon Data'.L118]" office:value-type="float" office:value="0" calcext:value-type="float">
            <text:p>0</text:p>
          </table:table-cell>
          <table:table-cell table:formula="of:=[$'Weapon Data'.M118]" office:value-type="float" office:value="2" calcext:value-type="float">
            <text:p>2</text:p>
          </table:table-cell>
          <table:table-cell table:formula="of:=IF([$'Weapon Data'.N118]&gt;1;ROUNDUP([$'Weapon Data'.N118]/3);0)" office:value-type="float" office:value="0" calcext:value-type="float">
            <text:p>0</text:p>
          </table:table-cell>
          <table:table-cell table:formula="of:=ORG.LIBREOFFICE.REGEX([$'Weapon Data'.O118];&quot; \[\d+\]&quot;;&quot;&quot;)" office:value-type="string" office:string-value="C Energy Cell" calcext:value-type="string">
            <text:p>C Energy Cell</text:p>
          </table:table-cell>
          <table:table-cell table:formula="of:=[$'Weapon Data'.Q118]" office:value-type="float" office:value="3" calcext:value-type="float">
            <text:p>3</text:p>
          </table:table-cell>
          <table:table-cell table:formula="of:=[$'Weapon Data'.S118]" office:value-type="float" office:value="750" calcext:value-type="float">
            <text:p>750</text:p>
          </table:table-cell>
          <table:table-cell table:formula="of:=IF([.$U51]=&quot;Small Guns&quot;;IF(ORG.LIBREOFFICE.REGEX([.$E51];&quot;Laser|Plasma|Electrical&quot;;&quot;&quot;)=&quot;&quot;;&quot;Energy Weapons&quot;;IF([$'Weapon Data'.$X118];&quot;Big Guns&quot;;[.$U51])); [.$U51])" office:value-type="string" office:string-value="Energy Weapons" calcext:value-type="string">
            <text:p>Energy Weapons</text:p>
          </table:table-cell>
          <table:table-cell table:formula="of:=VLOOKUP([$'Weapon Data'.G11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7]" office:value-type="float" office:value="423" calcext:value-type="float">
            <text:p>423</text:p>
          </table:table-cell>
          <table:table-cell table:formula="of:=[$'Weapon Data'.B97]" office:value-type="string" office:string-value="Gold Nugget" calcext:value-type="string">
            <text:p>Gold Nugget</text:p>
          </table:table-cell>
          <table:table-cell/>
          <table:table-cell table:formula="of:=IF([.P52]&gt;1;[.H52]*[.P52]/IF([.J52]&lt;&gt;&quot;Burst&quot;;[.M52];[.N52]);[.H52]/[.M52])" office:value-type="float" office:value="1.125" calcext:value-type="float">
            <text:p>1.1</text:p>
          </table:table-cell>
          <table:table-cell table:formula="of:=[$'Weapon Data'.D97]" office:value-type="string" office:string-value="Normal" calcext:value-type="string">
            <text:p>Normal</text:p>
          </table:table-cell>
          <table:table-cell table:formula="of:=[$'Weapon Data'.E97]" office:value-type="float" office:value="3" calcext:value-type="float">
            <text:p>3</text:p>
          </table:table-cell>
          <table:table-cell table:formula="of:=[$'Weapon Data'.F97]" office:value-type="float" office:value="6" calcext:value-type="float">
            <text:p>6</text:p>
          </table:table-cell>
          <table:table-cell table:formula="of:=AVERAGE([.F52];[.G52])" office:value-type="float" office:value="4.5" calcext:value-type="float">
            <text:p>4.5</text:p>
          </table:table-cell>
          <table:table-cell table:formula="of:=[$'Weapon Data'.G97]" office:value-type="string" office:string-value="Throw" calcext:value-type="string">
            <text:p>Throw</text:p>
          </table:table-cell>
          <table:table-cell table:formula="of:=[$'Weapon Data'.H97]" office:value-type="string" office:string-value="Punch" calcext:value-type="string">
            <text:p>Punch</text:p>
          </table:table-cell>
          <table:table-cell table:formula="of:=[$'Weapon Data'.I97]" office:value-type="float" office:value="10" calcext:value-type="float">
            <text:p>10</text:p>
          </table:table-cell>
          <table:table-cell table:formula="of:=[$'Weapon Data'.J97]" office:value-type="float" office:value="1" calcext:value-type="float">
            <text:p>1</text:p>
          </table:table-cell>
          <table:table-cell table:formula="of:=[$'Weapon Data'.K97]" office:value-type="float" office:value="4" calcext:value-type="float">
            <text:p>4</text:p>
          </table:table-cell>
          <table:table-cell table:formula="of:=[$'Weapon Data'.L97]" office:value-type="float" office:value="3" calcext:value-type="float">
            <text:p>3</text:p>
          </table:table-cell>
          <table:table-cell table:formula="of:=[$'Weapon Data'.M97]" office:value-type="float" office:value="0" calcext:value-type="float">
            <text:p>0</text:p>
          </table:table-cell>
          <table:table-cell table:formula="of:=IF([$'Weapon Data'.N97]&gt;1;ROUNDUP([$'Weapon Data'.N97]/3);0)" office:value-type="float" office:value="0" calcext:value-type="float">
            <text:p>0</text:p>
          </table:table-cell>
          <table:table-cell table:formula="of:=ORG.LIBREOFFICE.REGEX([$'Weapon Data'.O97];&quot; \[\d+\]&quot;;&quot;&quot;)" office:value-type="string" office:string-value="None" calcext:value-type="string">
            <text:p>None</text:p>
          </table:table-cell>
          <table:table-cell table:formula="of:=[$'Weapon Data'.Q97]" office:value-type="float" office:value="2" calcext:value-type="float">
            <text:p>2</text:p>
          </table:table-cell>
          <table:table-cell table:formula="of:=[$'Weapon Data'.S97]" office:value-type="float" office:value="50" calcext:value-type="float">
            <text:p>50</text:p>
          </table:table-cell>
          <table:table-cell table:formula="of:=IF([.$U52]=&quot;Small Guns&quot;;IF(ORG.LIBREOFFICE.REGEX([.$E52];&quot;Laser|Plasma|Electrical&quot;;&quot;&quot;)=&quot;&quot;;&quot;Energy Weapons&quot;;IF([$'Weapon Data'.$X97];&quot;Big Guns&quot;;[.$U52])); [.$U52])" office:value-type="string" office:string-value="Throwing" calcext:value-type="string">
            <text:p>Throwing</text:p>
          </table:table-cell>
          <table:table-cell table:formula="of:=VLOOKUP([$'Weapon Data'.G9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8]" office:value-type="float" office:value="426" calcext:value-type="float">
            <text:p>426</text:p>
          </table:table-cell>
          <table:table-cell table:formula="of:=[$'Weapon Data'.B98]" office:value-type="string" office:string-value="Uranium Ore" calcext:value-type="string">
            <text:p>Uranium Ore</text:p>
          </table:table-cell>
          <table:table-cell/>
          <table:table-cell table:formula="of:=IF([.P53]&gt;1;[.H53]*[.P53]/IF([.J53]&lt;&gt;&quot;Burst&quot;;[.M53];[.N53]);[.H53]/[.M53])" office:value-type="float" office:value="1.125" calcext:value-type="float">
            <text:p>1.1</text:p>
          </table:table-cell>
          <table:table-cell table:formula="of:=[$'Weapon Data'.D98]" office:value-type="string" office:string-value="Normal" calcext:value-type="string">
            <text:p>Normal</text:p>
          </table:table-cell>
          <table:table-cell table:formula="of:=[$'Weapon Data'.E98]" office:value-type="float" office:value="3" calcext:value-type="float">
            <text:p>3</text:p>
          </table:table-cell>
          <table:table-cell table:formula="of:=[$'Weapon Data'.F98]" office:value-type="float" office:value="6" calcext:value-type="float">
            <text:p>6</text:p>
          </table:table-cell>
          <table:table-cell table:formula="of:=AVERAGE([.F53];[.G53])" office:value-type="float" office:value="4.5" calcext:value-type="float">
            <text:p>4.5</text:p>
          </table:table-cell>
          <table:table-cell table:formula="of:=[$'Weapon Data'.G98]" office:value-type="string" office:string-value="Throw" calcext:value-type="string">
            <text:p>Throw</text:p>
          </table:table-cell>
          <table:table-cell table:formula="of:=[$'Weapon Data'.H98]" office:value-type="string" office:string-value="Punch" calcext:value-type="string">
            <text:p>Punch</text:p>
          </table:table-cell>
          <table:table-cell table:formula="of:=[$'Weapon Data'.I98]" office:value-type="float" office:value="10" calcext:value-type="float">
            <text:p>10</text:p>
          </table:table-cell>
          <table:table-cell table:formula="of:=[$'Weapon Data'.J98]" office:value-type="float" office:value="1" calcext:value-type="float">
            <text:p>1</text:p>
          </table:table-cell>
          <table:table-cell table:formula="of:=[$'Weapon Data'.K98]" office:value-type="float" office:value="4" calcext:value-type="float">
            <text:p>4</text:p>
          </table:table-cell>
          <table:table-cell table:formula="of:=[$'Weapon Data'.L98]" office:value-type="float" office:value="3" calcext:value-type="float">
            <text:p>3</text:p>
          </table:table-cell>
          <table:table-cell table:formula="of:=[$'Weapon Data'.M98]" office:value-type="float" office:value="0" calcext:value-type="float">
            <text:p>0</text:p>
          </table:table-cell>
          <table:table-cell table:formula="of:=IF([$'Weapon Data'.N98]&gt;1;ROUNDUP([$'Weapon Data'.N98]/3);0)" office:value-type="float" office:value="0" calcext:value-type="float">
            <text:p>0</text:p>
          </table:table-cell>
          <table:table-cell table:formula="of:=ORG.LIBREOFFICE.REGEX([$'Weapon Data'.O98];&quot; \[\d+\]&quot;;&quot;&quot;)" office:value-type="string" office:string-value="None" calcext:value-type="string">
            <text:p>None</text:p>
          </table:table-cell>
          <table:table-cell table:formula="of:=[$'Weapon Data'.Q98]" office:value-type="float" office:value="2" calcext:value-type="float">
            <text:p>2</text:p>
          </table:table-cell>
          <table:table-cell table:formula="of:=[$'Weapon Data'.S98]" office:value-type="float" office:value="0" calcext:value-type="float">
            <text:p>0</text:p>
          </table:table-cell>
          <table:table-cell table:formula="of:=IF([.$U53]=&quot;Small Guns&quot;;IF(ORG.LIBREOFFICE.REGEX([.$E53];&quot;Laser|Plasma|Electrical&quot;;&quot;&quot;)=&quot;&quot;;&quot;Energy Weapons&quot;;IF([$'Weapon Data'.$X98];&quot;Big Guns&quot;;[.$U53])); [.$U53])" office:value-type="string" office:string-value="Throwing" calcext:value-type="string">
            <text:p>Throwing</text:p>
          </table:table-cell>
          <table:table-cell table:formula="of:=VLOOKUP([$'Weapon Data'.G9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0]" office:value-type="float" office:value="486" calcext:value-type="float">
            <text:p>486</text:p>
          </table:table-cell>
          <table:table-cell table:formula="of:=[$'Weapon Data'.B100]" office:value-type="string" office:string-value="Refined Uranium Ore" calcext:value-type="string">
            <text:p>Refined Uranium Ore</text:p>
          </table:table-cell>
          <table:table-cell/>
          <table:table-cell table:formula="of:=IF([.P54]&gt;1;[.H54]*[.P54]/IF([.J54]&lt;&gt;&quot;Burst&quot;;[.M54];[.N54]);[.H54]/[.M54])" office:value-type="float" office:value="1.125" calcext:value-type="float">
            <text:p>1.1</text:p>
          </table:table-cell>
          <table:table-cell table:formula="of:=[$'Weapon Data'.D100]" office:value-type="string" office:string-value="Normal" calcext:value-type="string">
            <text:p>Normal</text:p>
          </table:table-cell>
          <table:table-cell table:formula="of:=[$'Weapon Data'.E100]" office:value-type="float" office:value="3" calcext:value-type="float">
            <text:p>3</text:p>
          </table:table-cell>
          <table:table-cell table:formula="of:=[$'Weapon Data'.F100]" office:value-type="float" office:value="6" calcext:value-type="float">
            <text:p>6</text:p>
          </table:table-cell>
          <table:table-cell table:formula="of:=AVERAGE([.F54];[.G54])" office:value-type="float" office:value="4.5" calcext:value-type="float">
            <text:p>4.5</text:p>
          </table:table-cell>
          <table:table-cell table:formula="of:=[$'Weapon Data'.G100]" office:value-type="string" office:string-value="Throw" calcext:value-type="string">
            <text:p>Throw</text:p>
          </table:table-cell>
          <table:table-cell table:formula="of:=[$'Weapon Data'.H100]" office:value-type="string" office:string-value="Punch" calcext:value-type="string">
            <text:p>Punch</text:p>
          </table:table-cell>
          <table:table-cell table:formula="of:=[$'Weapon Data'.I100]" office:value-type="float" office:value="10" calcext:value-type="float">
            <text:p>10</text:p>
          </table:table-cell>
          <table:table-cell table:formula="of:=[$'Weapon Data'.J100]" office:value-type="float" office:value="1" calcext:value-type="float">
            <text:p>1</text:p>
          </table:table-cell>
          <table:table-cell table:formula="of:=[$'Weapon Data'.K100]" office:value-type="float" office:value="4" calcext:value-type="float">
            <text:p>4</text:p>
          </table:table-cell>
          <table:table-cell table:formula="of:=[$'Weapon Data'.L100]" office:value-type="float" office:value="3" calcext:value-type="float">
            <text:p>3</text:p>
          </table:table-cell>
          <table:table-cell table:formula="of:=[$'Weapon Data'.M100]" office:value-type="float" office:value="0" calcext:value-type="float">
            <text:p>0</text:p>
          </table:table-cell>
          <table:table-cell table:formula="of:=IF([$'Weapon Data'.N100]&gt;1;ROUNDUP([$'Weapon Data'.N100]/3);0)" office:value-type="float" office:value="0" calcext:value-type="float">
            <text:p>0</text:p>
          </table:table-cell>
          <table:table-cell table:formula="of:=ORG.LIBREOFFICE.REGEX([$'Weapon Data'.O100];&quot; \[\d+\]&quot;;&quot;&quot;)" office:value-type="string" office:string-value="None" calcext:value-type="string">
            <text:p>None</text:p>
          </table:table-cell>
          <table:table-cell table:formula="of:=[$'Weapon Data'.Q100]" office:value-type="float" office:value="2" calcext:value-type="float">
            <text:p>2</text:p>
          </table:table-cell>
          <table:table-cell table:formula="of:=[$'Weapon Data'.S100]" office:value-type="float" office:value="0" calcext:value-type="float">
            <text:p>0</text:p>
          </table:table-cell>
          <table:table-cell table:formula="of:=IF([.$U54]=&quot;Small Guns&quot;;IF(ORG.LIBREOFFICE.REGEX([.$E54];&quot;Laser|Plasma|Electrical&quot;;&quot;&quot;)=&quot;&quot;;&quot;Energy Weapons&quot;;IF([$'Weapon Data'.$X100];&quot;Big Guns&quot;;[.$U54])); [.$U54])" office:value-type="string" office:string-value="Throwing" calcext:value-type="string">
            <text:p>Throwing</text:p>
          </table:table-cell>
          <table:table-cell table:formula="of:=VLOOKUP([$'Weapon Data'.G100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]" office:value-type="float" office:value="5" calcext:value-type="float">
            <text:p>5</text:p>
          </table:table-cell>
          <table:table-cell table:formula="of:=[$'Weapon Data'.B3]" office:value-type="string" office:string-value="Club" calcext:value-type="string">
            <text:p>Club</text:p>
          </table:table-cell>
          <table:table-cell/>
          <table:table-cell table:formula="of:=IF([.P55]&gt;1;[.H55]*[.P55]/IF([.J55]&lt;&gt;&quot;Burst&quot;;[.M55];[.N55]);[.H55]/[.M55])" office:value-type="float" office:value="1.16666666666667" calcext:value-type="float">
            <text:p>1.2</text:p>
          </table:table-cell>
          <table:table-cell table:formula="of:=[$'Weapon Data'.D3]" office:value-type="string" office:string-value="Normal" calcext:value-type="string">
            <text:p>Normal</text:p>
          </table:table-cell>
          <table:table-cell table:formula="of:=[$'Weapon Data'.E3]" office:value-type="float" office:value="1" calcext:value-type="float">
            <text:p>1</text:p>
          </table:table-cell>
          <table:table-cell table:formula="of:=[$'Weapon Data'.F3]" office:value-type="float" office:value="6" calcext:value-type="float">
            <text:p>6</text:p>
          </table:table-cell>
          <table:table-cell table:formula="of:=AVERAGE([.F55];[.G55])" office:value-type="float" office:value="3.5" calcext:value-type="float">
            <text:p>3.5</text:p>
          </table:table-cell>
          <table:table-cell table:formula="of:=[$'Weapon Data'.G3]" office:value-type="string" office:string-value="Swing" calcext:value-type="string">
            <text:p>Swing</text:p>
          </table:table-cell>
          <table:table-cell table:formula="of:=[$'Weapon Data'.H3]" office:value-type="string" office:string-value="None" calcext:value-type="string">
            <text:p>None</text:p>
          </table:table-cell>
          <table:table-cell table:formula="of:=[$'Weapon Data'.I3]" office:value-type="float" office:value="1" calcext:value-type="float">
            <text:p>1</text:p>
          </table:table-cell>
          <table:table-cell table:formula="of:=[$'Weapon Data'.J3]" office:value-type="float" office:value="0" calcext:value-type="float">
            <text:p>0</text:p>
          </table:table-cell>
          <table:table-cell table:formula="of:=[$'Weapon Data'.K3]" office:value-type="float" office:value="3" calcext:value-type="float">
            <text:p>3</text:p>
          </table:table-cell>
          <table:table-cell table:formula="of:=[$'Weapon Data'.L3]" office:value-type="float" office:value="0" calcext:value-type="float">
            <text:p>0</text:p>
          </table:table-cell>
          <table:table-cell table:formula="of:=[$'Weapon Data'.M3]" office:value-type="float" office:value="0" calcext:value-type="float">
            <text:p>0</text:p>
          </table:table-cell>
          <table:table-cell table:formula="of:=IF([$'Weapon Data'.N3]&gt;1;ROUNDUP([$'Weapon Data'.N3]/3);0)" office:value-type="float" office:value="0" calcext:value-type="float">
            <text:p>0</text:p>
          </table:table-cell>
          <table:table-cell table:formula="of:=ORG.LIBREOFFICE.REGEX([$'Weapon Data'.O3];&quot; \[\d+\]&quot;;&quot;&quot;)" office:value-type="string" office:string-value="None" calcext:value-type="string">
            <text:p>None</text:p>
          </table:table-cell>
          <table:table-cell table:formula="of:=[$'Weapon Data'.Q3]" office:value-type="float" office:value="3" calcext:value-type="float">
            <text:p>3</text:p>
          </table:table-cell>
          <table:table-cell table:formula="of:=[$'Weapon Data'.S3]" office:value-type="float" office:value="100" calcext:value-type="float">
            <text:p>100</text:p>
          </table:table-cell>
          <table:table-cell table:formula="of:=IF([.$U55]=&quot;Small Guns&quot;;IF(ORG.LIBREOFFICE.REGEX([.$E55];&quot;Laser|Plasma|Electrical&quot;;&quot;&quot;)=&quot;&quot;;&quot;Energy Weapons&quot;;IF([$'Weapon Data'.$X3];&quot;Big Guns&quot;;[.$U55])); [.$U55])" office:value-type="string" office:string-value="Melee" calcext:value-type="string">
            <text:p>Melee</text:p>
          </table:table-cell>
          <table:table-cell table:formula="of:=VLOOKUP([$'Weapon Data'.G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7]" office:value-type="float" office:value="21" calcext:value-type="float">
            <text:p>21</text:p>
          </table:table-cell>
          <table:table-cell table:formula="of:=[$'Weapon Data'.B17]" office:value-type="string" office:string-value="Brass Knuckles" calcext:value-type="string">
            <text:p>Brass Knuckles</text:p>
          </table:table-cell>
          <table:table-cell/>
          <table:table-cell table:formula="of:=IF([.P56]&gt;1;[.H56]*[.P56]/IF([.J56]&lt;&gt;&quot;Burst&quot;;[.M56];[.N56]);[.H56]/[.M56])" office:value-type="float" office:value="1.16666666666667" calcext:value-type="float">
            <text:p>1.2</text:p>
          </table:table-cell>
          <table:table-cell table:formula="of:=[$'Weapon Data'.D17]" office:value-type="string" office:string-value="Normal" calcext:value-type="string">
            <text:p>Normal</text:p>
          </table:table-cell>
          <table:table-cell table:formula="of:=[$'Weapon Data'.E17]" office:value-type="float" office:value="2" calcext:value-type="float">
            <text:p>2</text:p>
          </table:table-cell>
          <table:table-cell table:formula="of:=[$'Weapon Data'.F17]" office:value-type="float" office:value="5" calcext:value-type="float">
            <text:p>5</text:p>
          </table:table-cell>
          <table:table-cell table:formula="of:=AVERAGE([.F56];[.G56])" office:value-type="float" office:value="3.5" calcext:value-type="float">
            <text:p>3.5</text:p>
          </table:table-cell>
          <table:table-cell table:formula="of:=[$'Weapon Data'.G17]" office:value-type="string" office:string-value="Punch" calcext:value-type="string">
            <text:p>Punch</text:p>
          </table:table-cell>
          <table:table-cell table:formula="of:=[$'Weapon Data'.H17]" office:value-type="string" office:string-value="None" calcext:value-type="string">
            <text:p>None</text:p>
          </table:table-cell>
          <table:table-cell table:formula="of:=[$'Weapon Data'.I17]" office:value-type="float" office:value="1" calcext:value-type="float">
            <text:p>1</text:p>
          </table:table-cell>
          <table:table-cell table:formula="of:=[$'Weapon Data'.J17]" office:value-type="float" office:value="0" calcext:value-type="float">
            <text:p>0</text:p>
          </table:table-cell>
          <table:table-cell table:formula="of:=[$'Weapon Data'.K17]" office:value-type="float" office:value="3" calcext:value-type="float">
            <text:p>3</text:p>
          </table:table-cell>
          <table:table-cell table:formula="of:=[$'Weapon Data'.L17]" office:value-type="float" office:value="0" calcext:value-type="float">
            <text:p>0</text:p>
          </table:table-cell>
          <table:table-cell table:formula="of:=[$'Weapon Data'.M17]" office:value-type="float" office:value="0" calcext:value-type="float">
            <text:p>0</text:p>
          </table:table-cell>
          <table:table-cell table:formula="of:=IF([$'Weapon Data'.N17]&gt;1;ROUNDUP([$'Weapon Data'.N17]/3);0)" office:value-type="float" office:value="0" calcext:value-type="float">
            <text:p>0</text:p>
          </table:table-cell>
          <table:table-cell table:formula="of:=ORG.LIBREOFFICE.REGEX([$'Weapon Data'.O17];&quot; \[\d+\]&quot;;&quot;&quot;)" office:value-type="string" office:string-value="None" calcext:value-type="string">
            <text:p>None</text:p>
          </table:table-cell>
          <table:table-cell table:formula="of:=[$'Weapon Data'.Q17]" office:value-type="float" office:value="1" calcext:value-type="float">
            <text:p>1</text:p>
          </table:table-cell>
          <table:table-cell table:formula="of:=[$'Weapon Data'.S17]" office:value-type="float" office:value="50" calcext:value-type="float">
            <text:p>50</text:p>
          </table:table-cell>
          <table:table-cell table:formula="of:=IF([.$U56]=&quot;Small Guns&quot;;IF(ORG.LIBREOFFICE.REGEX([.$E56];&quot;Laser|Plasma|Electrical&quot;;&quot;&quot;)=&quot;&quot;;&quot;Energy Weapons&quot;;IF([$'Weapon Data'.$X17];&quot;Big Guns&quot;;[.$U56])); [.$U56])" office:value-type="string" office:string-value="Unarmed" calcext:value-type="string">
            <text:p>Unarmed</text:p>
          </table:table-cell>
          <table:table-cell table:formula="of:=VLOOKUP([$'Weapon Data'.G17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4]" office:value-type="float" office:value="293" calcext:value-type="float">
            <text:p>293</text:p>
          </table:table-cell>
          <table:table-cell table:formula="of:=[$'Weapon Data'.B54]" office:value-type="string" office:string-value="Plated Boxing Gloves" calcext:value-type="string">
            <text:p>Plated Boxing Gloves</text:p>
          </table:table-cell>
          <table:table-cell/>
          <table:table-cell table:formula="of:=IF([.P57]&gt;1;[.H57]*[.P57]/IF([.J57]&lt;&gt;&quot;Burst&quot;;[.M57];[.N57]);[.H57]/[.M57])" office:value-type="float" office:value="1.16666666666667" calcext:value-type="float">
            <text:p>1.2</text:p>
          </table:table-cell>
          <table:table-cell table:formula="of:=[$'Weapon Data'.D54]" office:value-type="string" office:string-value="Normal" calcext:value-type="string">
            <text:p>Normal</text:p>
          </table:table-cell>
          <table:table-cell table:formula="of:=[$'Weapon Data'.E54]" office:value-type="float" office:value="2" calcext:value-type="float">
            <text:p>2</text:p>
          </table:table-cell>
          <table:table-cell table:formula="of:=[$'Weapon Data'.F54]" office:value-type="float" office:value="5" calcext:value-type="float">
            <text:p>5</text:p>
          </table:table-cell>
          <table:table-cell table:formula="of:=AVERAGE([.F57];[.G57])" office:value-type="float" office:value="3.5" calcext:value-type="float">
            <text:p>3.5</text:p>
          </table:table-cell>
          <table:table-cell table:formula="of:=[$'Weapon Data'.G54]" office:value-type="string" office:string-value="Punch" calcext:value-type="string">
            <text:p>Punch</text:p>
          </table:table-cell>
          <table:table-cell table:formula="of:=[$'Weapon Data'.H54]" office:value-type="string" office:string-value="None" calcext:value-type="string">
            <text:p>None</text:p>
          </table:table-cell>
          <table:table-cell table:formula="of:=[$'Weapon Data'.I54]" office:value-type="float" office:value="1" calcext:value-type="float">
            <text:p>1</text:p>
          </table:table-cell>
          <table:table-cell table:formula="of:=[$'Weapon Data'.J54]" office:value-type="float" office:value="0" calcext:value-type="float">
            <text:p>0</text:p>
          </table:table-cell>
          <table:table-cell table:formula="of:=[$'Weapon Data'.K54]" office:value-type="float" office:value="3" calcext:value-type="float">
            <text:p>3</text:p>
          </table:table-cell>
          <table:table-cell table:formula="of:=[$'Weapon Data'.L54]" office:value-type="float" office:value="0" calcext:value-type="float">
            <text:p>0</text:p>
          </table:table-cell>
          <table:table-cell table:formula="of:=[$'Weapon Data'.M54]" office:value-type="float" office:value="0" calcext:value-type="float">
            <text:p>0</text:p>
          </table:table-cell>
          <table:table-cell table:formula="of:=IF([$'Weapon Data'.N54]&gt;1;ROUNDUP([$'Weapon Data'.N54]/3);0)" office:value-type="float" office:value="0" calcext:value-type="float">
            <text:p>0</text:p>
          </table:table-cell>
          <table:table-cell table:formula="of:=ORG.LIBREOFFICE.REGEX([$'Weapon Data'.O54];&quot; \[\d+\]&quot;;&quot;&quot;)" office:value-type="string" office:string-value="None" calcext:value-type="string">
            <text:p>None</text:p>
          </table:table-cell>
          <table:table-cell table:formula="of:=[$'Weapon Data'.Q54]" office:value-type="float" office:value="1" calcext:value-type="float">
            <text:p>1</text:p>
          </table:table-cell>
          <table:table-cell table:formula="of:=[$'Weapon Data'.S54]" office:value-type="float" office:value="300" calcext:value-type="float">
            <text:p>300</text:p>
          </table:table-cell>
          <table:table-cell table:formula="of:=IF([.$U57]=&quot;Small Guns&quot;;IF(ORG.LIBREOFFICE.REGEX([.$E57];&quot;Laser|Plasma|Electrical&quot;;&quot;&quot;)=&quot;&quot;;&quot;Energy Weapons&quot;;IF([$'Weapon Data'.$X54];&quot;Big Guns&quot;;[.$U57])); [.$U57])" office:value-type="string" office:string-value="Unarmed" calcext:value-type="string">
            <text:p>Unarmed</text:p>
          </table:table-cell>
          <table:table-cell table:formula="of:=VLOOKUP([$'Weapon Data'.G54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59]" office:value-type="float" office:value="319" calcext:value-type="float">
            <text:p>319</text:p>
          </table:table-cell>
          <table:table-cell table:formula="of:=[$'Weapon Data'.B59]" office:value-type="string" office:string-value="Switchblade" calcext:value-type="string">
            <text:p>Switchblade</text:p>
          </table:table-cell>
          <table:table-cell/>
          <table:table-cell table:formula="of:=IF([.P58]&gt;1;[.H58]*[.P58]/IF([.J58]&lt;&gt;&quot;Burst&quot;;[.M58];[.N58]);[.H58]/[.M58])" office:value-type="float" office:value="1.16666666666667" calcext:value-type="float">
            <text:p>1.2</text:p>
          </table:table-cell>
          <table:table-cell table:formula="of:=[$'Weapon Data'.D59]" office:value-type="string" office:string-value="Normal" calcext:value-type="string">
            <text:p>Normal</text:p>
          </table:table-cell>
          <table:table-cell table:formula="of:=[$'Weapon Data'.E59]" office:value-type="float" office:value="2" calcext:value-type="float">
            <text:p>2</text:p>
          </table:table-cell>
          <table:table-cell table:formula="of:=[$'Weapon Data'.F59]" office:value-type="float" office:value="5" calcext:value-type="float">
            <text:p>5</text:p>
          </table:table-cell>
          <table:table-cell table:formula="of:=AVERAGE([.F58];[.G58])" office:value-type="float" office:value="3.5" calcext:value-type="float">
            <text:p>3.5</text:p>
          </table:table-cell>
          <table:table-cell table:formula="of:=[$'Weapon Data'.G59]" office:value-type="string" office:string-value="Swing" calcext:value-type="string">
            <text:p>Swing</text:p>
          </table:table-cell>
          <table:table-cell table:formula="of:=[$'Weapon Data'.H59]" office:value-type="string" office:string-value="Thrust" calcext:value-type="string">
            <text:p>Thrust</text:p>
          </table:table-cell>
          <table:table-cell table:formula="of:=[$'Weapon Data'.I59]" office:value-type="float" office:value="1" calcext:value-type="float">
            <text:p>1</text:p>
          </table:table-cell>
          <table:table-cell table:formula="of:=[$'Weapon Data'.J59]" office:value-type="float" office:value="1" calcext:value-type="float">
            <text:p>1</text:p>
          </table:table-cell>
          <table:table-cell table:formula="of:=[$'Weapon Data'.K59]" office:value-type="float" office:value="3" calcext:value-type="float">
            <text:p>3</text:p>
          </table:table-cell>
          <table:table-cell table:formula="of:=[$'Weapon Data'.L59]" office:value-type="float" office:value="3" calcext:value-type="float">
            <text:p>3</text:p>
          </table:table-cell>
          <table:table-cell table:formula="of:=[$'Weapon Data'.M59]" office:value-type="float" office:value="0" calcext:value-type="float">
            <text:p>0</text:p>
          </table:table-cell>
          <table:table-cell table:formula="of:=IF([$'Weapon Data'.N59]&gt;1;ROUNDUP([$'Weapon Data'.N59]/3);0)" office:value-type="float" office:value="0" calcext:value-type="float">
            <text:p>0</text:p>
          </table:table-cell>
          <table:table-cell table:formula="of:=ORG.LIBREOFFICE.REGEX([$'Weapon Data'.O59];&quot; \[\d+\]&quot;;&quot;&quot;)" office:value-type="string" office:string-value="None" calcext:value-type="string">
            <text:p>None</text:p>
          </table:table-cell>
          <table:table-cell table:formula="of:=[$'Weapon Data'.Q59]" office:value-type="float" office:value="1" calcext:value-type="float">
            <text:p>1</text:p>
          </table:table-cell>
          <table:table-cell table:formula="of:=[$'Weapon Data'.S59]" office:value-type="float" office:value="50" calcext:value-type="float">
            <text:p>50</text:p>
          </table:table-cell>
          <table:table-cell table:formula="of:=IF([.$U58]=&quot;Small Guns&quot;;IF(ORG.LIBREOFFICE.REGEX([.$E58];&quot;Laser|Plasma|Electrical&quot;;&quot;&quot;)=&quot;&quot;;&quot;Energy Weapons&quot;;IF([$'Weapon Data'.$X59];&quot;Big Guns&quot;;[.$U58])); [.$U58])" office:value-type="string" office:string-value="Melee" calcext:value-type="string">
            <text:p>Melee</text:p>
          </table:table-cell>
          <table:table-cell table:formula="of:=VLOOKUP([$'Weapon Data'.G5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03]" office:value-type="float" office:value="497" calcext:value-type="float">
            <text:p>497</text:p>
          </table:table-cell>
          <table:table-cell table:formula="of:=[$'Weapon Data'.B103]" office:value-type="string" office:string-value="Plated Boxing Gloves" calcext:value-type="string">
            <text:p>Plated Boxing Gloves</text:p>
          </table:table-cell>
          <table:table-cell/>
          <table:table-cell table:formula="of:=IF([.P59]&gt;1;[.H59]*[.P59]/IF([.J59]&lt;&gt;&quot;Burst&quot;;[.M59];[.N59]);[.H59]/[.M59])" office:value-type="float" office:value="1.16666666666667" calcext:value-type="float">
            <text:p>1.2</text:p>
          </table:table-cell>
          <table:table-cell table:formula="of:=[$'Weapon Data'.D103]" office:value-type="string" office:string-value="Normal" calcext:value-type="string">
            <text:p>Normal</text:p>
          </table:table-cell>
          <table:table-cell table:formula="of:=[$'Weapon Data'.E103]" office:value-type="float" office:value="2" calcext:value-type="float">
            <text:p>2</text:p>
          </table:table-cell>
          <table:table-cell table:formula="of:=[$'Weapon Data'.F103]" office:value-type="float" office:value="5" calcext:value-type="float">
            <text:p>5</text:p>
          </table:table-cell>
          <table:table-cell table:formula="of:=AVERAGE([.F59];[.G59])" office:value-type="float" office:value="3.5" calcext:value-type="float">
            <text:p>3.5</text:p>
          </table:table-cell>
          <table:table-cell table:formula="of:=[$'Weapon Data'.G103]" office:value-type="string" office:string-value="Punch" calcext:value-type="string">
            <text:p>Punch</text:p>
          </table:table-cell>
          <table:table-cell table:formula="of:=[$'Weapon Data'.H103]" office:value-type="string" office:string-value="None" calcext:value-type="string">
            <text:p>None</text:p>
          </table:table-cell>
          <table:table-cell table:formula="of:=[$'Weapon Data'.I103]" office:value-type="float" office:value="1" calcext:value-type="float">
            <text:p>1</text:p>
          </table:table-cell>
          <table:table-cell table:formula="of:=[$'Weapon Data'.J103]" office:value-type="float" office:value="0" calcext:value-type="float">
            <text:p>0</text:p>
          </table:table-cell>
          <table:table-cell table:formula="of:=[$'Weapon Data'.K103]" office:value-type="float" office:value="3" calcext:value-type="float">
            <text:p>3</text:p>
          </table:table-cell>
          <table:table-cell table:formula="of:=[$'Weapon Data'.L103]" office:value-type="float" office:value="0" calcext:value-type="float">
            <text:p>0</text:p>
          </table:table-cell>
          <table:table-cell table:formula="of:=[$'Weapon Data'.M103]" office:value-type="float" office:value="0" calcext:value-type="float">
            <text:p>0</text:p>
          </table:table-cell>
          <table:table-cell table:formula="of:=IF([$'Weapon Data'.N103]&gt;1;ROUNDUP([$'Weapon Data'.N103]/3);0)" office:value-type="float" office:value="0" calcext:value-type="float">
            <text:p>0</text:p>
          </table:table-cell>
          <table:table-cell table:formula="of:=ORG.LIBREOFFICE.REGEX([$'Weapon Data'.O103];&quot; \[\d+\]&quot;;&quot;&quot;)" office:value-type="string" office:string-value="None" calcext:value-type="string">
            <text:p>None</text:p>
          </table:table-cell>
          <table:table-cell table:formula="of:=[$'Weapon Data'.Q103]" office:value-type="float" office:value="1" calcext:value-type="float">
            <text:p>1</text:p>
          </table:table-cell>
          <table:table-cell table:formula="of:=[$'Weapon Data'.S103]" office:value-type="float" office:value="300" calcext:value-type="float">
            <text:p>300</text:p>
          </table:table-cell>
          <table:table-cell table:formula="of:=IF([.$U59]=&quot;Small Guns&quot;;IF(ORG.LIBREOFFICE.REGEX([.$E59];&quot;Laser|Plasma|Electrical&quot;;&quot;&quot;)=&quot;&quot;;&quot;Energy Weapons&quot;;IF([$'Weapon Data'.$X103];&quot;Big Guns&quot;;[.$U59])); [.$U59])" office:value-type="string" office:string-value="Unarmed" calcext:value-type="string">
            <text:p>Unarmed</text:p>
          </table:table-cell>
          <table:table-cell table:formula="of:=VLOOKUP([$'Weapon Data'.G103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]" office:value-type="float" office:value="4" calcext:value-type="float">
            <text:p>4</text:p>
          </table:table-cell>
          <table:table-cell table:formula="of:=[$'Weapon Data'.B2]" office:value-type="string" office:string-value="Knife" calcext:value-type="string">
            <text:p>Knife</text:p>
          </table:table-cell>
          <table:table-cell/>
          <table:table-cell table:formula="of:=IF([.P60]&gt;1;[.H60]*[.P60]/IF([.J60]&lt;&gt;&quot;Burst&quot;;[.M60];[.N60]);[.H60]/[.M60])" office:value-type="float" office:value="1.33333333333333" calcext:value-type="float">
            <text:p>1.3</text:p>
          </table:table-cell>
          <table:table-cell table:formula="of:=[$'Weapon Data'.D2]" office:value-type="string" office:string-value="Normal" calcext:value-type="string">
            <text:p>Normal</text:p>
          </table:table-cell>
          <table:table-cell table:formula="of:=[$'Weapon Data'.E2]" office:value-type="float" office:value="2" calcext:value-type="float">
            <text:p>2</text:p>
          </table:table-cell>
          <table:table-cell table:formula="of:=[$'Weapon Data'.F2]" office:value-type="float" office:value="6" calcext:value-type="float">
            <text:p>6</text:p>
          </table:table-cell>
          <table:table-cell table:formula="of:=AVERAGE([.F60];[.G60])" office:value-type="float" office:value="4" calcext:value-type="float">
            <text:p>4</text:p>
          </table:table-cell>
          <table:table-cell table:formula="of:=[$'Weapon Data'.G2]" office:value-type="string" office:string-value="Swing" calcext:value-type="string">
            <text:p>Swing</text:p>
          </table:table-cell>
          <table:table-cell table:formula="of:=[$'Weapon Data'.H2]" office:value-type="string" office:string-value="Thrust" calcext:value-type="string">
            <text:p>Thrust</text:p>
          </table:table-cell>
          <table:table-cell table:formula="of:=[$'Weapon Data'.I2]" office:value-type="float" office:value="1" calcext:value-type="float">
            <text:p>1</text:p>
          </table:table-cell>
          <table:table-cell table:formula="of:=[$'Weapon Data'.J2]" office:value-type="float" office:value="1" calcext:value-type="float">
            <text:p>1</text:p>
          </table:table-cell>
          <table:table-cell table:formula="of:=[$'Weapon Data'.K2]" office:value-type="float" office:value="3" calcext:value-type="float">
            <text:p>3</text:p>
          </table:table-cell>
          <table:table-cell table:formula="of:=[$'Weapon Data'.L2]" office:value-type="float" office:value="3" calcext:value-type="float">
            <text:p>3</text:p>
          </table:table-cell>
          <table:table-cell table:formula="of:=[$'Weapon Data'.M2]" office:value-type="float" office:value="0" calcext:value-type="float">
            <text:p>0</text:p>
          </table:table-cell>
          <table:table-cell table:formula="of:=IF([$'Weapon Data'.N2]&gt;1;ROUNDUP([$'Weapon Data'.N2]/3);0)" office:value-type="float" office:value="0" calcext:value-type="float">
            <text:p>0</text:p>
          </table:table-cell>
          <table:table-cell table:formula="of:=ORG.LIBREOFFICE.REGEX([$'Weapon Data'.O2];&quot; \[\d+\]&quot;;&quot;&quot;)" office:value-type="string" office:string-value="None" calcext:value-type="string">
            <text:p>None</text:p>
          </table:table-cell>
          <table:table-cell table:formula="of:=[$'Weapon Data'.Q2]" office:value-type="float" office:value="2" calcext:value-type="float">
            <text:p>2</text:p>
          </table:table-cell>
          <table:table-cell table:formula="of:=[$'Weapon Data'.S2]" office:value-type="float" office:value="100" calcext:value-type="float">
            <text:p>100</text:p>
          </table:table-cell>
          <table:table-cell table:formula="of:=IF([.$U60]=&quot;Small Guns&quot;;IF(ORG.LIBREOFFICE.REGEX([.$E60];&quot;Laser|Plasma|Electrical&quot;;&quot;&quot;)=&quot;&quot;;&quot;Energy Weapons&quot;;IF([$'Weapon Data'.$X2];&quot;Big Guns&quot;;[.$U60])); [.$U60])" office:value-type="string" office:string-value="Melee" calcext:value-type="string">
            <text:p>Melee</text:p>
          </table:table-cell>
          <table:table-cell table:formula="of:=VLOOKUP([$'Weapon Data'.G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69]" office:value-type="float" office:value="371" calcext:value-type="float">
            <text:p>371</text:p>
          </table:table-cell>
          <table:table-cell table:formula="of:=[$'Weapon Data'.B69]" office:value-type="string" office:string-value="Claw" calcext:value-type="string">
            <text:p>Claw</text:p>
          </table:table-cell>
          <table:table-cell/>
          <table:table-cell table:formula="of:=IF([.P61]&gt;1;[.H61]*[.P61]/IF([.J61]&lt;&gt;&quot;Burst&quot;;[.M61];[.N61]);[.H61]/[.M61])" office:value-type="float" office:value="1.33333333333333" calcext:value-type="float">
            <text:p>1.3</text:p>
          </table:table-cell>
          <table:table-cell table:formula="of:=[$'Weapon Data'.D69]" office:value-type="string" office:string-value="Normal" calcext:value-type="string">
            <text:p>Normal</text:p>
          </table:table-cell>
          <table:table-cell table:formula="of:=[$'Weapon Data'.E69]" office:value-type="float" office:value="3" calcext:value-type="float">
            <text:p>3</text:p>
          </table:table-cell>
          <table:table-cell table:formula="of:=[$'Weapon Data'.F69]" office:value-type="float" office:value="5" calcext:value-type="float">
            <text:p>5</text:p>
          </table:table-cell>
          <table:table-cell table:formula="of:=AVERAGE([.F61];[.G61])" office:value-type="float" office:value="4" calcext:value-type="float">
            <text:p>4</text:p>
          </table:table-cell>
          <table:table-cell table:formula="of:=[$'Weapon Data'.G69]" office:value-type="string" office:string-value="Punch" calcext:value-type="string">
            <text:p>Punch</text:p>
          </table:table-cell>
          <table:table-cell table:formula="of:=[$'Weapon Data'.H69]" office:value-type="string" office:string-value="None" calcext:value-type="string">
            <text:p>None</text:p>
          </table:table-cell>
          <table:table-cell table:formula="of:=[$'Weapon Data'.I69]" office:value-type="float" office:value="1" calcext:value-type="float">
            <text:p>1</text:p>
          </table:table-cell>
          <table:table-cell table:formula="of:=[$'Weapon Data'.J69]" office:value-type="float" office:value="0" calcext:value-type="float">
            <text:p>0</text:p>
          </table:table-cell>
          <table:table-cell table:formula="of:=[$'Weapon Data'.K69]" office:value-type="float" office:value="3" calcext:value-type="float">
            <text:p>3</text:p>
          </table:table-cell>
          <table:table-cell table:formula="of:=[$'Weapon Data'.L69]" office:value-type="float" office:value="0" calcext:value-type="float">
            <text:p>0</text:p>
          </table:table-cell>
          <table:table-cell table:formula="of:=[$'Weapon Data'.M69]" office:value-type="float" office:value="0" calcext:value-type="float">
            <text:p>0</text:p>
          </table:table-cell>
          <table:table-cell table:formula="of:=IF([$'Weapon Data'.N69]&gt;1;ROUNDUP([$'Weapon Data'.N69]/3);0)" office:value-type="float" office:value="0" calcext:value-type="float">
            <text:p>0</text:p>
          </table:table-cell>
          <table:table-cell table:formula="of:=ORG.LIBREOFFICE.REGEX([$'Weapon Data'.O69];&quot; \[\d+\]&quot;;&quot;&quot;)" office:value-type="string" office:string-value="None" calcext:value-type="string">
            <text:p>None</text:p>
          </table:table-cell>
          <table:table-cell table:formula="of:=[$'Weapon Data'.Q69]" office:value-type="float" office:value="1" calcext:value-type="float">
            <text:p>1</text:p>
          </table:table-cell>
          <table:table-cell table:formula="of:=[$'Weapon Data'.S69]" office:value-type="float" office:value="0" calcext:value-type="float">
            <text:p>0</text:p>
          </table:table-cell>
          <table:table-cell table:formula="of:=IF([.$U61]=&quot;Small Guns&quot;;IF(ORG.LIBREOFFICE.REGEX([.$E61];&quot;Laser|Plasma|Electrical&quot;;&quot;&quot;)=&quot;&quot;;&quot;Energy Weapons&quot;;IF([$'Weapon Data'.$X69];&quot;Big Guns&quot;;[.$U61])); [.$U61])" office:value-type="string" office:string-value="Unarmed" calcext:value-type="string">
            <text:p>Unarmed</text:p>
          </table:table-cell>
          <table:table-cell table:formula="of:=VLOOKUP([$'Weapon Data'.G69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25]" office:value-type="float" office:value="45" calcext:value-type="float">
            <text:p>45</text:p>
          </table:table-cell>
          <table:table-cell table:formula="of:=[$'Weapon Data'.B25]" office:value-type="string" office:string-value="Throwing Knife" calcext:value-type="string">
            <text:p>Throwing Knife</text:p>
          </table:table-cell>
          <table:table-cell/>
          <table:table-cell table:formula="of:=IF([.P62]&gt;1;[.H62]*[.P62]/IF([.J62]&lt;&gt;&quot;Burst&quot;;[.M62];[.N62]);[.H62]/[.M62])" office:value-type="float" office:value="1.4" calcext:value-type="float">
            <text:p>1.4</text:p>
          </table:table-cell>
          <table:table-cell table:formula="of:=[$'Weapon Data'.D25]" office:value-type="string" office:string-value="Normal" calcext:value-type="string">
            <text:p>Normal</text:p>
          </table:table-cell>
          <table:table-cell table:formula="of:=[$'Weapon Data'.E25]" office:value-type="float" office:value="5" calcext:value-type="float">
            <text:p>5</text:p>
          </table:table-cell>
          <table:table-cell table:formula="of:=[$'Weapon Data'.F25]" office:value-type="float" office:value="9" calcext:value-type="float">
            <text:p>9</text:p>
          </table:table-cell>
          <table:table-cell table:formula="of:=AVERAGE([.F62];[.G62])" office:value-type="float" office:value="7" calcext:value-type="float">
            <text:p>7</text:p>
          </table:table-cell>
          <table:table-cell table:formula="of:=[$'Weapon Data'.G25]" office:value-type="string" office:string-value="Throw" calcext:value-type="string">
            <text:p>Throw</text:p>
          </table:table-cell>
          <table:table-cell table:formula="of:=[$'Weapon Data'.H25]" office:value-type="string" office:string-value="None" calcext:value-type="string">
            <text:p>None</text:p>
          </table:table-cell>
          <table:table-cell table:formula="of:=[$'Weapon Data'.I25]" office:value-type="float" office:value="22" calcext:value-type="float">
            <text:p>22</text:p>
          </table:table-cell>
          <table:table-cell table:formula="of:=[$'Weapon Data'.J25]" office:value-type="float" office:value="0" calcext:value-type="float">
            <text:p>0</text:p>
          </table:table-cell>
          <table:table-cell table:formula="of:=[$'Weapon Data'.K25]" office:value-type="float" office:value="5" calcext:value-type="float">
            <text:p>5</text:p>
          </table:table-cell>
          <table:table-cell table:formula="of:=[$'Weapon Data'.L25]" office:value-type="float" office:value="0" calcext:value-type="float">
            <text:p>0</text:p>
          </table:table-cell>
          <table:table-cell table:formula="of:=[$'Weapon Data'.M25]" office:value-type="float" office:value="0" calcext:value-type="float">
            <text:p>0</text:p>
          </table:table-cell>
          <table:table-cell table:formula="of:=IF([$'Weapon Data'.N25]&gt;1;ROUNDUP([$'Weapon Data'.N25]/3);0)" office:value-type="float" office:value="0" calcext:value-type="float">
            <text:p>0</text:p>
          </table:table-cell>
          <table:table-cell table:formula="of:=ORG.LIBREOFFICE.REGEX([$'Weapon Data'.O25];&quot; \[\d+\]&quot;;&quot;&quot;)" office:value-type="string" office:string-value="None" calcext:value-type="string">
            <text:p>None</text:p>
          </table:table-cell>
          <table:table-cell table:formula="of:=[$'Weapon Data'.Q25]" office:value-type="float" office:value="3" calcext:value-type="float">
            <text:p>3</text:p>
          </table:table-cell>
          <table:table-cell table:formula="of:=[$'Weapon Data'.S25]" office:value-type="float" office:value="75" calcext:value-type="float">
            <text:p>75</text:p>
          </table:table-cell>
          <table:table-cell table:formula="of:=IF([.$U62]=&quot;Small Guns&quot;;IF(ORG.LIBREOFFICE.REGEX([.$E62];&quot;Laser|Plasma|Electrical&quot;;&quot;&quot;)=&quot;&quot;;&quot;Energy Weapons&quot;;IF([$'Weapon Data'.$X25];&quot;Big Guns&quot;;[.$U62])); [.$U62])" office:value-type="string" office:string-value="Throwing" calcext:value-type="string">
            <text:p>Throwing</text:p>
          </table:table-cell>
          <table:table-cell table:formula="of:=VLOOKUP([$'Weapon Data'.G2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72]" office:value-type="float" office:value="384" calcext:value-type="float">
            <text:p>384</text:p>
          </table:table-cell>
          <table:table-cell table:formula="of:=[$'Weapon Data'.B72]" office:value-type="string" office:string-value="Wrench" calcext:value-type="string">
            <text:p>Wrench</text:p>
          </table:table-cell>
          <table:table-cell/>
          <table:table-cell table:formula="of:=IF([.P63]&gt;1;[.H63]*[.P63]/IF([.J63]&lt;&gt;&quot;Burst&quot;;[.M63];[.N63]);[.H63]/[.M63])" office:value-type="float" office:value="1.5" calcext:value-type="float">
            <text:p>1.5</text:p>
          </table:table-cell>
          <table:table-cell table:formula="of:=[$'Weapon Data'.D72]" office:value-type="string" office:string-value="Normal" calcext:value-type="string">
            <text:p>Normal</text:p>
          </table:table-cell>
          <table:table-cell table:formula="of:=[$'Weapon Data'.E72]" office:value-type="float" office:value="3" calcext:value-type="float">
            <text:p>3</text:p>
          </table:table-cell>
          <table:table-cell table:formula="of:=[$'Weapon Data'.F72]" office:value-type="float" office:value="6" calcext:value-type="float">
            <text:p>6</text:p>
          </table:table-cell>
          <table:table-cell table:formula="of:=AVERAGE([.F63];[.G63])" office:value-type="float" office:value="4.5" calcext:value-type="float">
            <text:p>4.5</text:p>
          </table:table-cell>
          <table:table-cell table:formula="of:=[$'Weapon Data'.G72]" office:value-type="string" office:string-value="Swing" calcext:value-type="string">
            <text:p>Swing</text:p>
          </table:table-cell>
          <table:table-cell table:formula="of:=[$'Weapon Data'.H72]" office:value-type="string" office:string-value="None" calcext:value-type="string">
            <text:p>None</text:p>
          </table:table-cell>
          <table:table-cell table:formula="of:=[$'Weapon Data'.I72]" office:value-type="float" office:value="1" calcext:value-type="float">
            <text:p>1</text:p>
          </table:table-cell>
          <table:table-cell table:formula="of:=[$'Weapon Data'.J72]" office:value-type="float" office:value="1" calcext:value-type="float">
            <text:p>1</text:p>
          </table:table-cell>
          <table:table-cell table:formula="of:=[$'Weapon Data'.K72]" office:value-type="float" office:value="3" calcext:value-type="float">
            <text:p>3</text:p>
          </table:table-cell>
          <table:table-cell table:formula="of:=[$'Weapon Data'.L72]" office:value-type="float" office:value="3" calcext:value-type="float">
            <text:p>3</text:p>
          </table:table-cell>
          <table:table-cell table:formula="of:=[$'Weapon Data'.M72]" office:value-type="float" office:value="0" calcext:value-type="float">
            <text:p>0</text:p>
          </table:table-cell>
          <table:table-cell table:formula="of:=IF([$'Weapon Data'.N72]&gt;1;ROUNDUP([$'Weapon Data'.N72]/3);0)" office:value-type="float" office:value="0" calcext:value-type="float">
            <text:p>0</text:p>
          </table:table-cell>
          <table:table-cell table:formula="of:=ORG.LIBREOFFICE.REGEX([$'Weapon Data'.O72];&quot; \[\d+\]&quot;;&quot;&quot;)" office:value-type="string" office:string-value="None" calcext:value-type="string">
            <text:p>None</text:p>
          </table:table-cell>
          <table:table-cell table:formula="of:=[$'Weapon Data'.Q72]" office:value-type="float" office:value="3" calcext:value-type="float">
            <text:p>3</text:p>
          </table:table-cell>
          <table:table-cell table:formula="of:=[$'Weapon Data'.S72]" office:value-type="float" office:value="65" calcext:value-type="float">
            <text:p>65</text:p>
          </table:table-cell>
          <table:table-cell table:formula="of:=IF([.$U63]=&quot;Small Guns&quot;;IF(ORG.LIBREOFFICE.REGEX([.$E63];&quot;Laser|Plasma|Electrical&quot;;&quot;&quot;)=&quot;&quot;;&quot;Energy Weapons&quot;;IF([$'Weapon Data'.$X72];&quot;Big Guns&quot;;[.$U63])); [.$U63])" office:value-type="string" office:string-value="Melee" calcext:value-type="string">
            <text:p>Melee</text:p>
          </table:table-cell>
          <table:table-cell table:formula="of:=VLOOKUP([$'Weapon Data'.G7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]" office:value-type="float" office:value="7" calcext:value-type="float">
            <text:p>7</text:p>
          </table:table-cell>
          <table:table-cell table:formula="of:=[$'Weapon Data'.B5]" office:value-type="string" office:string-value="Spear" calcext:value-type="string">
            <text:p>Spear</text:p>
          </table:table-cell>
          <table:table-cell/>
          <table:table-cell table:formula="of:=IF([.P64]&gt;1;[.H64]*[.P64]/IF([.J64]&lt;&gt;&quot;Burst&quot;;[.M64];[.N64]);[.H64]/[.M64])" office:value-type="float" office:value="1.625" calcext:value-type="float">
            <text:p>1.6</text:p>
          </table:table-cell>
          <table:table-cell table:formula="of:=[$'Weapon Data'.D5]" office:value-type="string" office:string-value="Normal" calcext:value-type="string">
            <text:p>Normal</text:p>
          </table:table-cell>
          <table:table-cell table:formula="of:=[$'Weapon Data'.E5]" office:value-type="float" office:value="3" calcext:value-type="float">
            <text:p>3</text:p>
          </table:table-cell>
          <table:table-cell table:formula="of:=[$'Weapon Data'.F5]" office:value-type="float" office:value="10" calcext:value-type="float">
            <text:p>10</text:p>
          </table:table-cell>
          <table:table-cell table:formula="of:=AVERAGE([.F64];[.G64])" office:value-type="float" office:value="6.5" calcext:value-type="float">
            <text:p>6.5</text:p>
          </table:table-cell>
          <table:table-cell table:formula="of:=[$'Weapon Data'.G5]" office:value-type="string" office:string-value="Thrust" calcext:value-type="string">
            <text:p>Thrust</text:p>
          </table:table-cell>
          <table:table-cell table:formula="of:=[$'Weapon Data'.H5]" office:value-type="string" office:string-value="Throw" calcext:value-type="string">
            <text:p>Throw</text:p>
          </table:table-cell>
          <table:table-cell table:formula="of:=[$'Weapon Data'.I5]" office:value-type="float" office:value="2" calcext:value-type="float">
            <text:p>2</text:p>
          </table:table-cell>
          <table:table-cell table:formula="of:=[$'Weapon Data'.J5]" office:value-type="float" office:value="8" calcext:value-type="float">
            <text:p>8</text:p>
          </table:table-cell>
          <table:table-cell table:formula="of:=[$'Weapon Data'.K5]" office:value-type="float" office:value="4" calcext:value-type="float">
            <text:p>4</text:p>
          </table:table-cell>
          <table:table-cell table:formula="of:=[$'Weapon Data'.L5]" office:value-type="float" office:value="6" calcext:value-type="float">
            <text:p>6</text:p>
          </table:table-cell>
          <table:table-cell table:formula="of:=[$'Weapon Data'.M5]" office:value-type="float" office:value="0" calcext:value-type="float">
            <text:p>0</text:p>
          </table:table-cell>
          <table:table-cell table:formula="of:=IF([$'Weapon Data'.N5]&gt;1;ROUNDUP([$'Weapon Data'.N5]/3);0)" office:value-type="float" office:value="0" calcext:value-type="float">
            <text:p>0</text:p>
          </table:table-cell>
          <table:table-cell table:formula="of:=ORG.LIBREOFFICE.REGEX([$'Weapon Data'.O5];&quot; \[\d+\]&quot;;&quot;&quot;)" office:value-type="string" office:string-value="None" calcext:value-type="string">
            <text:p>None</text:p>
          </table:table-cell>
          <table:table-cell table:formula="of:=[$'Weapon Data'.Q5]" office:value-type="float" office:value="4" calcext:value-type="float">
            <text:p>4</text:p>
          </table:table-cell>
          <table:table-cell table:formula="of:=[$'Weapon Data'.S5]" office:value-type="float" office:value="175" calcext:value-type="float">
            <text:p>175</text:p>
          </table:table-cell>
          <table:table-cell table:formula="of:=IF([.$U64]=&quot;Small Guns&quot;;IF(ORG.LIBREOFFICE.REGEX([.$E64];&quot;Laser|Plasma|Electrical&quot;;&quot;&quot;)=&quot;&quot;;&quot;Energy Weapons&quot;;IF([$'Weapon Data'.$X5];&quot;Big Guns&quot;;[.$U64])); [.$U64])" office:value-type="string" office:string-value="Melee" calcext:value-type="string">
            <text:p>Melee</text:p>
          </table:table-cell>
          <table:table-cell table:formula="of:=VLOOKUP([$'Weapon Data'.G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6]" office:value-type="float" office:value="20" calcext:value-type="float">
            <text:p>20</text:p>
          </table:table-cell>
          <table:table-cell table:formula="of:=[$'Weapon Data'.B16]" office:value-type="string" office:string-value="Crowbar" calcext:value-type="string">
            <text:p>Crowbar</text:p>
          </table:table-cell>
          <table:table-cell/>
          <table:table-cell table:formula="of:=IF([.P65]&gt;1;[.H65]*[.P65]/IF([.J65]&lt;&gt;&quot;Burst&quot;;[.M65];[.N65]);[.H65]/[.M65])" office:value-type="float" office:value="1.625" calcext:value-type="float">
            <text:p>1.6</text:p>
          </table:table-cell>
          <table:table-cell table:formula="of:=[$'Weapon Data'.D16]" office:value-type="string" office:string-value="Normal" calcext:value-type="string">
            <text:p>Normal</text:p>
          </table:table-cell>
          <table:table-cell table:formula="of:=[$'Weapon Data'.E16]" office:value-type="float" office:value="3" calcext:value-type="float">
            <text:p>3</text:p>
          </table:table-cell>
          <table:table-cell table:formula="of:=[$'Weapon Data'.F16]" office:value-type="float" office:value="10" calcext:value-type="float">
            <text:p>10</text:p>
          </table:table-cell>
          <table:table-cell table:formula="of:=AVERAGE([.F65];[.G65])" office:value-type="float" office:value="6.5" calcext:value-type="float">
            <text:p>6.5</text:p>
          </table:table-cell>
          <table:table-cell table:formula="of:=[$'Weapon Data'.G16]" office:value-type="string" office:string-value="Swing" calcext:value-type="string">
            <text:p>Swing</text:p>
          </table:table-cell>
          <table:table-cell table:formula="of:=[$'Weapon Data'.H16]" office:value-type="string" office:string-value="None" calcext:value-type="string">
            <text:p>None</text:p>
          </table:table-cell>
          <table:table-cell table:formula="of:=[$'Weapon Data'.I16]" office:value-type="float" office:value="1" calcext:value-type="float">
            <text:p>1</text:p>
          </table:table-cell>
          <table:table-cell table:formula="of:=[$'Weapon Data'.J16]" office:value-type="float" office:value="0" calcext:value-type="float">
            <text:p>0</text:p>
          </table:table-cell>
          <table:table-cell table:formula="of:=[$'Weapon Data'.K16]" office:value-type="float" office:value="4" calcext:value-type="float">
            <text:p>4</text:p>
          </table:table-cell>
          <table:table-cell table:formula="of:=[$'Weapon Data'.L16]" office:value-type="float" office:value="0" calcext:value-type="float">
            <text:p>0</text:p>
          </table:table-cell>
          <table:table-cell table:formula="of:=[$'Weapon Data'.M16]" office:value-type="float" office:value="0" calcext:value-type="float">
            <text:p>0</text:p>
          </table:table-cell>
          <table:table-cell table:formula="of:=IF([$'Weapon Data'.N16]&gt;1;ROUNDUP([$'Weapon Data'.N16]/3);0)" office:value-type="float" office:value="0" calcext:value-type="float">
            <text:p>0</text:p>
          </table:table-cell>
          <table:table-cell table:formula="of:=ORG.LIBREOFFICE.REGEX([$'Weapon Data'.O16];&quot; \[\d+\]&quot;;&quot;&quot;)" office:value-type="string" office:string-value="None" calcext:value-type="string">
            <text:p>None</text:p>
          </table:table-cell>
          <table:table-cell table:formula="of:=[$'Weapon Data'.Q16]" office:value-type="float" office:value="5" calcext:value-type="float">
            <text:p>5</text:p>
          </table:table-cell>
          <table:table-cell table:formula="of:=[$'Weapon Data'.S16]" office:value-type="float" office:value="75" calcext:value-type="float">
            <text:p>75</text:p>
          </table:table-cell>
          <table:table-cell table:formula="of:=IF([.$U65]=&quot;Small Guns&quot;;IF(ORG.LIBREOFFICE.REGEX([.$E65];&quot;Laser|Plasma|Electrical&quot;;&quot;&quot;)=&quot;&quot;;&quot;Energy Weapons&quot;;IF([$'Weapon Data'.$X16];&quot;Big Guns&quot;;[.$U65])); [.$U65])" office:value-type="string" office:string-value="Melee" calcext:value-type="string">
            <text:p>Melee</text:p>
          </table:table-cell>
          <table:table-cell table:formula="of:=VLOOKUP([$'Weapon Data'.G1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]" office:value-type="float" office:value="6" calcext:value-type="float">
            <text:p>6</text:p>
          </table:table-cell>
          <table:table-cell table:formula="of:=[$'Weapon Data'.B4]" office:value-type="string" office:string-value="Sledgehammer" calcext:value-type="string">
            <text:p>Sledgehammer</text:p>
          </table:table-cell>
          <table:table-cell/>
          <table:table-cell table:formula="of:=IF([.P66]&gt;1;[.H66]*[.P66]/IF([.J66]&lt;&gt;&quot;Burst&quot;;[.M66];[.N66]);[.H66]/[.M66])" office:value-type="float" office:value="1.875" calcext:value-type="float">
            <text:p>1.9</text:p>
          </table:table-cell>
          <table:table-cell table:formula="of:=[$'Weapon Data'.D4]" office:value-type="string" office:string-value="Normal" calcext:value-type="string">
            <text:p>Normal</text:p>
          </table:table-cell>
          <table:table-cell table:formula="of:=[$'Weapon Data'.E4]" office:value-type="float" office:value="6" calcext:value-type="float">
            <text:p>6</text:p>
          </table:table-cell>
          <table:table-cell table:formula="of:=[$'Weapon Data'.F4]" office:value-type="float" office:value="9" calcext:value-type="float">
            <text:p>9</text:p>
          </table:table-cell>
          <table:table-cell table:formula="of:=AVERAGE([.F66];[.G66])" office:value-type="float" office:value="7.5" calcext:value-type="float">
            <text:p>7.5</text:p>
          </table:table-cell>
          <table:table-cell table:formula="of:=[$'Weapon Data'.G4]" office:value-type="string" office:string-value="Swing" calcext:value-type="string">
            <text:p>Swing</text:p>
          </table:table-cell>
          <table:table-cell table:formula="of:=[$'Weapon Data'.H4]" office:value-type="string" office:string-value="Thrust" calcext:value-type="string">
            <text:p>Thrust</text:p>
          </table:table-cell>
          <table:table-cell table:formula="of:=[$'Weapon Data'.I4]" office:value-type="float" office:value="2" calcext:value-type="float">
            <text:p>2</text:p>
          </table:table-cell>
          <table:table-cell table:formula="of:=[$'Weapon Data'.J4]" office:value-type="float" office:value="2" calcext:value-type="float">
            <text:p>2</text:p>
          </table:table-cell>
          <table:table-cell table:formula="of:=[$'Weapon Data'.K4]" office:value-type="float" office:value="4" calcext:value-type="float">
            <text:p>4</text:p>
          </table:table-cell>
          <table:table-cell table:formula="of:=[$'Weapon Data'.L4]" office:value-type="float" office:value="5" calcext:value-type="float">
            <text:p>5</text:p>
          </table:table-cell>
          <table:table-cell table:formula="of:=[$'Weapon Data'.M4]" office:value-type="float" office:value="0" calcext:value-type="float">
            <text:p>0</text:p>
          </table:table-cell>
          <table:table-cell table:formula="of:=IF([$'Weapon Data'.N4]&gt;1;ROUNDUP([$'Weapon Data'.N4]/3);0)" office:value-type="float" office:value="0" calcext:value-type="float">
            <text:p>0</text:p>
          </table:table-cell>
          <table:table-cell table:formula="of:=ORG.LIBREOFFICE.REGEX([$'Weapon Data'.O4];&quot; \[\d+\]&quot;;&quot;&quot;)" office:value-type="string" office:string-value="None" calcext:value-type="string">
            <text:p>None</text:p>
          </table:table-cell>
          <table:table-cell table:formula="of:=[$'Weapon Data'.Q4]" office:value-type="float" office:value="6" calcext:value-type="float">
            <text:p>6</text:p>
          </table:table-cell>
          <table:table-cell table:formula="of:=[$'Weapon Data'.S4]" office:value-type="float" office:value="250" calcext:value-type="float">
            <text:p>250</text:p>
          </table:table-cell>
          <table:table-cell table:formula="of:=IF([.$U66]=&quot;Small Guns&quot;;IF(ORG.LIBREOFFICE.REGEX([.$E66];&quot;Laser|Plasma|Electrical&quot;;&quot;&quot;)=&quot;&quot;;&quot;Energy Weapons&quot;;IF([$'Weapon Data'.$X4];&quot;Big Guns&quot;;[.$U66])); [.$U66])" office:value-type="string" office:string-value="Melee" calcext:value-type="string">
            <text:p>Melee</text:p>
          </table:table-cell>
          <table:table-cell table:formula="of:=VLOOKUP([$'Weapon Data'.G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8]" office:value-type="float" office:value="280" calcext:value-type="float">
            <text:p>280</text:p>
          </table:table-cell>
          <table:table-cell table:formula="of:=[$'Weapon Data'.B48]" office:value-type="string" office:string-value="Sharpened Spear" calcext:value-type="string">
            <text:p>Sharpened Spear</text:p>
          </table:table-cell>
          <table:table-cell/>
          <table:table-cell table:formula="of:=IF([.P67]&gt;1;[.H67]*[.P67]/IF([.J67]&lt;&gt;&quot;Burst&quot;;[.M67];[.N67]);[.H67]/[.M67])" office:value-type="float" office:value="2.125" calcext:value-type="float">
            <text:p>2.1</text:p>
          </table:table-cell>
          <table:table-cell table:formula="of:=[$'Weapon Data'.D48]" office:value-type="string" office:string-value="Normal" calcext:value-type="string">
            <text:p>Normal</text:p>
          </table:table-cell>
          <table:table-cell table:formula="of:=[$'Weapon Data'.E48]" office:value-type="float" office:value="5" calcext:value-type="float">
            <text:p>5</text:p>
          </table:table-cell>
          <table:table-cell table:formula="of:=[$'Weapon Data'.F48]" office:value-type="float" office:value="12" calcext:value-type="float">
            <text:p>12</text:p>
          </table:table-cell>
          <table:table-cell table:formula="of:=AVERAGE([.F67];[.G67])" office:value-type="float" office:value="8.5" calcext:value-type="float">
            <text:p>8.5</text:p>
          </table:table-cell>
          <table:table-cell table:formula="of:=[$'Weapon Data'.G48]" office:value-type="string" office:string-value="Thrust" calcext:value-type="string">
            <text:p>Thrust</text:p>
          </table:table-cell>
          <table:table-cell table:formula="of:=[$'Weapon Data'.H48]" office:value-type="string" office:string-value="Throw" calcext:value-type="string">
            <text:p>Throw</text:p>
          </table:table-cell>
          <table:table-cell table:formula="of:=[$'Weapon Data'.I48]" office:value-type="float" office:value="2" calcext:value-type="float">
            <text:p>2</text:p>
          </table:table-cell>
          <table:table-cell table:formula="of:=[$'Weapon Data'.J48]" office:value-type="float" office:value="8" calcext:value-type="float">
            <text:p>8</text:p>
          </table:table-cell>
          <table:table-cell table:formula="of:=[$'Weapon Data'.K48]" office:value-type="float" office:value="4" calcext:value-type="float">
            <text:p>4</text:p>
          </table:table-cell>
          <table:table-cell table:formula="of:=[$'Weapon Data'.L48]" office:value-type="float" office:value="6" calcext:value-type="float">
            <text:p>6</text:p>
          </table:table-cell>
          <table:table-cell table:formula="of:=[$'Weapon Data'.M48]" office:value-type="float" office:value="0" calcext:value-type="float">
            <text:p>0</text:p>
          </table:table-cell>
          <table:table-cell table:formula="of:=IF([$'Weapon Data'.N48]&gt;1;ROUNDUP([$'Weapon Data'.N48]/3);0)" office:value-type="float" office:value="0" calcext:value-type="float">
            <text:p>0</text:p>
          </table:table-cell>
          <table:table-cell table:formula="of:=ORG.LIBREOFFICE.REGEX([$'Weapon Data'.O48];&quot; \[\d+\]&quot;;&quot;&quot;)" office:value-type="string" office:string-value="None" calcext:value-type="string">
            <text:p>None</text:p>
          </table:table-cell>
          <table:table-cell table:formula="of:=[$'Weapon Data'.Q48]" office:value-type="float" office:value="4" calcext:value-type="float">
            <text:p>4</text:p>
          </table:table-cell>
          <table:table-cell table:formula="of:=[$'Weapon Data'.S48]" office:value-type="float" office:value="225" calcext:value-type="float">
            <text:p>225</text:p>
          </table:table-cell>
          <table:table-cell table:formula="of:=IF([.$U67]=&quot;Small Guns&quot;;IF(ORG.LIBREOFFICE.REGEX([.$E67];&quot;Laser|Plasma|Electrical&quot;;&quot;&quot;)=&quot;&quot;;&quot;Energy Weapons&quot;;IF([$'Weapon Data'.$X48];&quot;Big Guns&quot;;[.$U67])); [.$U67])" office:value-type="string" office:string-value="Melee" calcext:value-type="string">
            <text:p>Melee</text:p>
          </table:table-cell>
          <table:table-cell table:formula="of:=VLOOKUP([$'Weapon Data'.G4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2]" office:value-type="float" office:value="637" calcext:value-type="float">
            <text:p>637</text:p>
          </table:table-cell>
          <table:table-cell table:formula="of:=[$'Weapon Data'.B122]" office:value-type="string" office:string-value="Boomerang" calcext:value-type="string">
            <text:p>Boomerang</text:p>
          </table:table-cell>
          <table:table-cell/>
          <table:table-cell table:formula="of:=IF([.P68]&gt;1;[.H68]*[.P68]/IF([.J68]&lt;&gt;&quot;Burst&quot;;[.M68];[.N68]);[.H68]/[.M68])" office:value-type="float" office:value="2.2" calcext:value-type="float">
            <text:p>2.2</text:p>
          </table:table-cell>
          <table:table-cell table:formula="of:=[$'Weapon Data'.D122]" office:value-type="string" office:string-value="Normal" calcext:value-type="string">
            <text:p>Normal</text:p>
          </table:table-cell>
          <table:table-cell table:formula="of:=[$'Weapon Data'.E122]" office:value-type="float" office:value="8" calcext:value-type="float">
            <text:p>8</text:p>
          </table:table-cell>
          <table:table-cell table:formula="of:=[$'Weapon Data'.F122]" office:value-type="float" office:value="14" calcext:value-type="float">
            <text:p>14</text:p>
          </table:table-cell>
          <table:table-cell table:formula="of:=AVERAGE([.F68];[.G68])" office:value-type="float" office:value="11" calcext:value-type="float">
            <text:p>11</text:p>
          </table:table-cell>
          <table:table-cell table:formula="of:=[$'Weapon Data'.G122]" office:value-type="string" office:string-value="Throw" calcext:value-type="string">
            <text:p>Throw</text:p>
          </table:table-cell>
          <table:table-cell table:formula="of:=[$'Weapon Data'.H122]" office:value-type="string" office:string-value="None" calcext:value-type="string">
            <text:p>None</text:p>
          </table:table-cell>
          <table:table-cell table:formula="of:=[$'Weapon Data'.I122]" office:value-type="float" office:value="28" calcext:value-type="float">
            <text:p>28</text:p>
          </table:table-cell>
          <table:table-cell table:formula="of:=[$'Weapon Data'.J122]" office:value-type="float" office:value="0" calcext:value-type="float">
            <text:p>0</text:p>
          </table:table-cell>
          <table:table-cell table:formula="of:=[$'Weapon Data'.K122]" office:value-type="float" office:value="5" calcext:value-type="float">
            <text:p>5</text:p>
          </table:table-cell>
          <table:table-cell table:formula="of:=[$'Weapon Data'.L122]" office:value-type="float" office:value="0" calcext:value-type="float">
            <text:p>0</text:p>
          </table:table-cell>
          <table:table-cell table:formula="of:=[$'Weapon Data'.M122]" office:value-type="float" office:value="0" calcext:value-type="float">
            <text:p>0</text:p>
          </table:table-cell>
          <table:table-cell table:formula="of:=IF([$'Weapon Data'.N122]&gt;1;ROUNDUP([$'Weapon Data'.N122]/3);0)" office:value-type="float" office:value="0" calcext:value-type="float">
            <text:p>0</text:p>
          </table:table-cell>
          <table:table-cell table:formula="of:=ORG.LIBREOFFICE.REGEX([$'Weapon Data'.O122];&quot; \[\d+\]&quot;;&quot;&quot;)" office:value-type="string" office:string-value="None" calcext:value-type="string">
            <text:p>None</text:p>
          </table:table-cell>
          <table:table-cell table:formula="of:=[$'Weapon Data'.Q122]" office:value-type="float" office:value="3" calcext:value-type="float">
            <text:p>3</text:p>
          </table:table-cell>
          <table:table-cell table:formula="of:=[$'Weapon Data'.S122]" office:value-type="float" office:value="125" calcext:value-type="float">
            <text:p>125</text:p>
          </table:table-cell>
          <table:table-cell table:formula="of:=IF([.$U68]=&quot;Small Guns&quot;;IF(ORG.LIBREOFFICE.REGEX([.$E68];&quot;Laser|Plasma|Electrical&quot;;&quot;&quot;)=&quot;&quot;;&quot;Energy Weapons&quot;;IF([$'Weapon Data'.$X122];&quot;Big Guns&quot;;[.$U68])); [.$U68])" office:value-type="string" office:string-value="Throwing" calcext:value-type="string">
            <text:p>Throwing</text:p>
          </table:table-cell>
          <table:table-cell table:formula="of:=VLOOKUP([$'Weapon Data'.G1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40]" office:value-type="float" office:value="234" calcext:value-type="float">
            <text:p>234</text:p>
          </table:table-cell>
          <table:table-cell table:formula="of:=[$'Weapon Data'.B40]" office:value-type="string" office:string-value="Spiked Knuckles" calcext:value-type="string">
            <text:p>Spiked Knuckles</text:p>
          </table:table-cell>
          <table:table-cell/>
          <table:table-cell table:formula="of:=IF([.P69]&gt;1;[.H69]*[.P69]/IF([.J69]&lt;&gt;&quot;Burst&quot;;[.M69];[.N69]);[.H69]/[.M69])" office:value-type="float" office:value="2.33333333333333" calcext:value-type="float">
            <text:p>2.3</text:p>
          </table:table-cell>
          <table:table-cell table:formula="of:=[$'Weapon Data'.D40]" office:value-type="string" office:string-value="Normal" calcext:value-type="string">
            <text:p>Normal</text:p>
          </table:table-cell>
          <table:table-cell table:formula="of:=[$'Weapon Data'.E40]" office:value-type="float" office:value="4" calcext:value-type="float">
            <text:p>4</text:p>
          </table:table-cell>
          <table:table-cell table:formula="of:=[$'Weapon Data'.F40]" office:value-type="float" office:value="10" calcext:value-type="float">
            <text:p>10</text:p>
          </table:table-cell>
          <table:table-cell table:formula="of:=AVERAGE([.F69];[.G69])" office:value-type="float" office:value="7" calcext:value-type="float">
            <text:p>7</text:p>
          </table:table-cell>
          <table:table-cell table:formula="of:=[$'Weapon Data'.G40]" office:value-type="string" office:string-value="Punch" calcext:value-type="string">
            <text:p>Punch</text:p>
          </table:table-cell>
          <table:table-cell table:formula="of:=[$'Weapon Data'.H40]" office:value-type="string" office:string-value="None" calcext:value-type="string">
            <text:p>None</text:p>
          </table:table-cell>
          <table:table-cell table:formula="of:=[$'Weapon Data'.I40]" office:value-type="float" office:value="1" calcext:value-type="float">
            <text:p>1</text:p>
          </table:table-cell>
          <table:table-cell table:formula="of:=[$'Weapon Data'.J40]" office:value-type="float" office:value="0" calcext:value-type="float">
            <text:p>0</text:p>
          </table:table-cell>
          <table:table-cell table:formula="of:=[$'Weapon Data'.K40]" office:value-type="float" office:value="3" calcext:value-type="float">
            <text:p>3</text:p>
          </table:table-cell>
          <table:table-cell table:formula="of:=[$'Weapon Data'.L40]" office:value-type="float" office:value="0" calcext:value-type="float">
            <text:p>0</text:p>
          </table:table-cell>
          <table:table-cell table:formula="of:=[$'Weapon Data'.M40]" office:value-type="float" office:value="0" calcext:value-type="float">
            <text:p>0</text:p>
          </table:table-cell>
          <table:table-cell table:formula="of:=IF([$'Weapon Data'.N40]&gt;1;ROUNDUP([$'Weapon Data'.N40]/3);0)" office:value-type="float" office:value="0" calcext:value-type="float">
            <text:p>0</text:p>
          </table:table-cell>
          <table:table-cell table:formula="of:=ORG.LIBREOFFICE.REGEX([$'Weapon Data'.O40];&quot; \[\d+\]&quot;;&quot;&quot;)" office:value-type="string" office:string-value="None" calcext:value-type="string">
            <text:p>None</text:p>
          </table:table-cell>
          <table:table-cell table:formula="of:=[$'Weapon Data'.Q40]" office:value-type="float" office:value="1" calcext:value-type="float">
            <text:p>1</text:p>
          </table:table-cell>
          <table:table-cell table:formula="of:=[$'Weapon Data'.S40]" office:value-type="float" office:value="250" calcext:value-type="float">
            <text:p>250</text:p>
          </table:table-cell>
          <table:table-cell table:formula="of:=IF([.$U69]=&quot;Small Guns&quot;;IF(ORG.LIBREOFFICE.REGEX([.$E69];&quot;Laser|Plasma|Electrical&quot;;&quot;&quot;)=&quot;&quot;;&quot;Energy Weapons&quot;;IF([$'Weapon Data'.$X40];&quot;Big Guns&quot;;[.$U69])); [.$U69])" office:value-type="string" office:string-value="Unarmed" calcext:value-type="string">
            <text:p>Unarmed</text:p>
          </table:table-cell>
          <table:table-cell table:formula="of:=VLOOKUP([$'Weapon Data'.G4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42]" office:value-type="float" office:value="236" calcext:value-type="float">
            <text:p>236</text:p>
          </table:table-cell>
          <table:table-cell table:formula="of:=[$'Weapon Data'.B42]" office:value-type="string" office:string-value="Combat Knife" calcext:value-type="string">
            <text:p>Combat Knife</text:p>
          </table:table-cell>
          <table:table-cell/>
          <table:table-cell table:formula="of:=IF([.P70]&gt;1;[.H70]*[.P70]/IF([.J70]&lt;&gt;&quot;Burst&quot;;[.M70];[.N70]);[.H70]/[.M70])" office:value-type="float" office:value="2.33333333333333" calcext:value-type="float">
            <text:p>2.3</text:p>
          </table:table-cell>
          <table:table-cell table:formula="of:=[$'Weapon Data'.D42]" office:value-type="string" office:string-value="Normal" calcext:value-type="string">
            <text:p>Normal</text:p>
          </table:table-cell>
          <table:table-cell table:formula="of:=[$'Weapon Data'.E42]" office:value-type="float" office:value="4" calcext:value-type="float">
            <text:p>4</text:p>
          </table:table-cell>
          <table:table-cell table:formula="of:=[$'Weapon Data'.F42]" office:value-type="float" office:value="10" calcext:value-type="float">
            <text:p>10</text:p>
          </table:table-cell>
          <table:table-cell table:formula="of:=AVERAGE([.F70];[.G70])" office:value-type="float" office:value="7" calcext:value-type="float">
            <text:p>7</text:p>
          </table:table-cell>
          <table:table-cell table:formula="of:=[$'Weapon Data'.G42]" office:value-type="string" office:string-value="Swing" calcext:value-type="string">
            <text:p>Swing</text:p>
          </table:table-cell>
          <table:table-cell table:formula="of:=[$'Weapon Data'.H42]" office:value-type="string" office:string-value="Thrust" calcext:value-type="string">
            <text:p>Thrust</text:p>
          </table:table-cell>
          <table:table-cell table:formula="of:=[$'Weapon Data'.I42]" office:value-type="float" office:value="1" calcext:value-type="float">
            <text:p>1</text:p>
          </table:table-cell>
          <table:table-cell table:formula="of:=[$'Weapon Data'.J42]" office:value-type="float" office:value="1" calcext:value-type="float">
            <text:p>1</text:p>
          </table:table-cell>
          <table:table-cell table:formula="of:=[$'Weapon Data'.K42]" office:value-type="float" office:value="3" calcext:value-type="float">
            <text:p>3</text:p>
          </table:table-cell>
          <table:table-cell table:formula="of:=[$'Weapon Data'.L42]" office:value-type="float" office:value="3" calcext:value-type="float">
            <text:p>3</text:p>
          </table:table-cell>
          <table:table-cell table:formula="of:=[$'Weapon Data'.M42]" office:value-type="float" office:value="0" calcext:value-type="float">
            <text:p>0</text:p>
          </table:table-cell>
          <table:table-cell table:formula="of:=IF([$'Weapon Data'.N42]&gt;1;ROUNDUP([$'Weapon Data'.N42]/3);0)" office:value-type="float" office:value="0" calcext:value-type="float">
            <text:p>0</text:p>
          </table:table-cell>
          <table:table-cell table:formula="of:=ORG.LIBREOFFICE.REGEX([$'Weapon Data'.O42];&quot; \[\d+\]&quot;;&quot;&quot;)" office:value-type="string" office:string-value="None" calcext:value-type="string">
            <text:p>None</text:p>
          </table:table-cell>
          <table:table-cell table:formula="of:=[$'Weapon Data'.Q42]" office:value-type="float" office:value="2" calcext:value-type="float">
            <text:p>2</text:p>
          </table:table-cell>
          <table:table-cell table:formula="of:=[$'Weapon Data'.S42]" office:value-type="float" office:value="200" calcext:value-type="float">
            <text:p>200</text:p>
          </table:table-cell>
          <table:table-cell table:formula="of:=IF([.$U70]=&quot;Small Guns&quot;;IF(ORG.LIBREOFFICE.REGEX([.$E70];&quot;Laser|Plasma|Electrical&quot;;&quot;&quot;)=&quot;&quot;;&quot;Energy Weapons&quot;;IF([$'Weapon Data'.$X42];&quot;Big Guns&quot;;[.$U70])); [.$U70])" office:value-type="string" office:string-value="Melee" calcext:value-type="string">
            <text:p>Melee</text:p>
          </table:table-cell>
          <table:table-cell table:formula="of:=VLOOKUP([$'Weapon Data'.G42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70]" office:value-type="float" office:value="372" calcext:value-type="float">
            <text:p>372</text:p>
          </table:table-cell>
          <table:table-cell table:formula="of:=[$'Weapon Data'.B70]" office:value-type="string" office:string-value="Claw" calcext:value-type="string">
            <text:p>Claw</text:p>
          </table:table-cell>
          <table:table-cell/>
          <table:table-cell table:formula="of:=IF([.P71]&gt;1;[.H71]*[.P71]/IF([.J71]&lt;&gt;&quot;Burst&quot;;[.M71];[.N71]);[.H71]/[.M71])" office:value-type="float" office:value="2.5" calcext:value-type="float">
            <text:p>2.5</text:p>
          </table:table-cell>
          <table:table-cell table:formula="of:=[$'Weapon Data'.D70]" office:value-type="string" office:string-value="Normal" calcext:value-type="string">
            <text:p>Normal</text:p>
          </table:table-cell>
          <table:table-cell table:formula="of:=[$'Weapon Data'.E70]" office:value-type="float" office:value="5" calcext:value-type="float">
            <text:p>5</text:p>
          </table:table-cell>
          <table:table-cell table:formula="of:=[$'Weapon Data'.F70]" office:value-type="float" office:value="10" calcext:value-type="float">
            <text:p>10</text:p>
          </table:table-cell>
          <table:table-cell table:formula="of:=AVERAGE([.F71];[.G71])" office:value-type="float" office:value="7.5" calcext:value-type="float">
            <text:p>7.5</text:p>
          </table:table-cell>
          <table:table-cell table:formula="of:=[$'Weapon Data'.G70]" office:value-type="string" office:string-value="Punch" calcext:value-type="string">
            <text:p>Punch</text:p>
          </table:table-cell>
          <table:table-cell table:formula="of:=[$'Weapon Data'.H70]" office:value-type="string" office:string-value="None" calcext:value-type="string">
            <text:p>None</text:p>
          </table:table-cell>
          <table:table-cell table:formula="of:=[$'Weapon Data'.I70]" office:value-type="float" office:value="1" calcext:value-type="float">
            <text:p>1</text:p>
          </table:table-cell>
          <table:table-cell table:formula="of:=[$'Weapon Data'.J70]" office:value-type="float" office:value="0" calcext:value-type="float">
            <text:p>0</text:p>
          </table:table-cell>
          <table:table-cell table:formula="of:=[$'Weapon Data'.K70]" office:value-type="float" office:value="3" calcext:value-type="float">
            <text:p>3</text:p>
          </table:table-cell>
          <table:table-cell table:formula="of:=[$'Weapon Data'.L70]" office:value-type="float" office:value="0" calcext:value-type="float">
            <text:p>0</text:p>
          </table:table-cell>
          <table:table-cell table:formula="of:=[$'Weapon Data'.M70]" office:value-type="float" office:value="0" calcext:value-type="float">
            <text:p>0</text:p>
          </table:table-cell>
          <table:table-cell table:formula="of:=IF([$'Weapon Data'.N70]&gt;1;ROUNDUP([$'Weapon Data'.N70]/3);0)" office:value-type="float" office:value="0" calcext:value-type="float">
            <text:p>0</text:p>
          </table:table-cell>
          <table:table-cell table:formula="of:=ORG.LIBREOFFICE.REGEX([$'Weapon Data'.O70];&quot; \[\d+\]&quot;;&quot;&quot;)" office:value-type="string" office:string-value="None" calcext:value-type="string">
            <text:p>None</text:p>
          </table:table-cell>
          <table:table-cell table:formula="of:=[$'Weapon Data'.Q70]" office:value-type="float" office:value="1" calcext:value-type="float">
            <text:p>1</text:p>
          </table:table-cell>
          <table:table-cell table:formula="of:=[$'Weapon Data'.S70]" office:value-type="float" office:value="0" calcext:value-type="float">
            <text:p>0</text:p>
          </table:table-cell>
          <table:table-cell table:formula="of:=IF([.$U71]=&quot;Small Guns&quot;;IF(ORG.LIBREOFFICE.REGEX([.$E71];&quot;Laser|Plasma|Electrical&quot;;&quot;&quot;)=&quot;&quot;;&quot;Energy Weapons&quot;;IF([$'Weapon Data'.$X70];&quot;Big Guns&quot;;[.$U71])); [.$U71])" office:value-type="string" office:string-value="Unarmed" calcext:value-type="string">
            <text:p>Unarmed</text:p>
          </table:table-cell>
          <table:table-cell table:formula="of:=VLOOKUP([$'Weapon Data'.G70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5]" office:value-type="float" office:value="583" calcext:value-type="float">
            <text:p>583</text:p>
          </table:table-cell>
          <table:table-cell table:formula="of:=[$'Weapon Data'.B115]" office:value-type="string" office:string-value="Plant Spike" calcext:value-type="string">
            <text:p>Plant Spike</text:p>
          </table:table-cell>
          <table:table-cell/>
          <table:table-cell table:formula="of:=IF([.P72]&gt;1;[.H72]*[.P72]/IF([.J72]&lt;&gt;&quot;Burst&quot;;[.M72];[.N72]);[.H72]/[.M72])" office:value-type="float" office:value="2.5" calcext:value-type="float">
            <text:p>2.5</text:p>
          </table:table-cell>
          <table:table-cell table:formula="of:=[$'Weapon Data'.D115]" office:value-type="string" office:string-value="Normal" calcext:value-type="string">
            <text:p>Normal</text:p>
          </table:table-cell>
          <table:table-cell table:formula="of:=[$'Weapon Data'.E115]" office:value-type="float" office:value="8" calcext:value-type="float">
            <text:p>8</text:p>
          </table:table-cell>
          <table:table-cell table:formula="of:=[$'Weapon Data'.F115]" office:value-type="float" office:value="12" calcext:value-type="float">
            <text:p>12</text:p>
          </table:table-cell>
          <table:table-cell table:formula="of:=AVERAGE([.F72];[.G72])" office:value-type="float" office:value="10" calcext:value-type="float">
            <text:p>10</text:p>
          </table:table-cell>
          <table:table-cell table:formula="of:=[$'Weapon Data'.G115]" office:value-type="string" office:string-value="Throw" calcext:value-type="string">
            <text:p>Throw</text:p>
          </table:table-cell>
          <table:table-cell table:formula="of:=[$'Weapon Data'.H115]" office:value-type="string" office:string-value="Thrust" calcext:value-type="string">
            <text:p>Thrust</text:p>
          </table:table-cell>
          <table:table-cell table:formula="of:=[$'Weapon Data'.I115]" office:value-type="float" office:value="16" calcext:value-type="float">
            <text:p>16</text:p>
          </table:table-cell>
          <table:table-cell table:formula="of:=[$'Weapon Data'.J115]" office:value-type="float" office:value="0" calcext:value-type="float">
            <text:p>0</text:p>
          </table:table-cell>
          <table:table-cell table:formula="of:=[$'Weapon Data'.K115]" office:value-type="float" office:value="4" calcext:value-type="float">
            <text:p>4</text:p>
          </table:table-cell>
          <table:table-cell table:formula="of:=[$'Weapon Data'.L115]" office:value-type="float" office:value="3" calcext:value-type="float">
            <text:p>3</text:p>
          </table:table-cell>
          <table:table-cell table:formula="of:=[$'Weapon Data'.M115]" office:value-type="float" office:value="0" calcext:value-type="float">
            <text:p>0</text:p>
          </table:table-cell>
          <table:table-cell table:formula="of:=IF([$'Weapon Data'.N115]&gt;1;ROUNDUP([$'Weapon Data'.N115]/3);0)" office:value-type="float" office:value="0" calcext:value-type="float">
            <text:p>0</text:p>
          </table:table-cell>
          <table:table-cell table:formula="of:=ORG.LIBREOFFICE.REGEX([$'Weapon Data'.O115];&quot; \[\d+\]&quot;;&quot;&quot;)" office:value-type="string" office:string-value="None" calcext:value-type="string">
            <text:p>None</text:p>
          </table:table-cell>
          <table:table-cell table:formula="of:=[$'Weapon Data'.Q115]" office:value-type="float" office:value="2" calcext:value-type="float">
            <text:p>2</text:p>
          </table:table-cell>
          <table:table-cell table:formula="of:=[$'Weapon Data'.S115]" office:value-type="float" office:value="0" calcext:value-type="float">
            <text:p>0</text:p>
          </table:table-cell>
          <table:table-cell table:formula="of:=IF([.$U72]=&quot;Small Guns&quot;;IF(ORG.LIBREOFFICE.REGEX([.$E72];&quot;Laser|Plasma|Electrical&quot;;&quot;&quot;)=&quot;&quot;;&quot;Energy Weapons&quot;;IF([$'Weapon Data'.$X115];&quot;Big Guns&quot;;[.$U72])); [.$U72])" office:value-type="string" office:string-value="Throwing" calcext:value-type="string">
            <text:p>Throwing</text:p>
          </table:table-cell>
          <table:table-cell table:formula="of:=VLOOKUP([$'Weapon Data'.G115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16]" office:value-type="float" office:value="611" calcext:value-type="float">
            <text:p>611</text:p>
          </table:table-cell>
          <table:table-cell table:formula="of:=[$'Weapon Data'.B116]" office:value-type="string" office:string-value="Throwing Axe" calcext:value-type="string">
            <text:p>Throwing Axe</text:p>
          </table:table-cell>
          <table:table-cell/>
          <table:table-cell table:formula="of:=IF([.P73]&gt;1;[.H73]*[.P73]/IF([.J73]&lt;&gt;&quot;Burst&quot;;[.M73];[.N73]);[.H73]/[.M73])" office:value-type="float" office:value="2.8" calcext:value-type="float">
            <text:p>2.8</text:p>
          </table:table-cell>
          <table:table-cell table:formula="of:=[$'Weapon Data'.D116]" office:value-type="string" office:string-value="Normal" calcext:value-type="string">
            <text:p>Normal</text:p>
          </table:table-cell>
          <table:table-cell table:formula="of:=[$'Weapon Data'.E116]" office:value-type="float" office:value="12" calcext:value-type="float">
            <text:p>12</text:p>
          </table:table-cell>
          <table:table-cell table:formula="of:=[$'Weapon Data'.F116]" office:value-type="float" office:value="16" calcext:value-type="float">
            <text:p>16</text:p>
          </table:table-cell>
          <table:table-cell table:formula="of:=AVERAGE([.F73];[.G73])" office:value-type="float" office:value="14" calcext:value-type="float">
            <text:p>14</text:p>
          </table:table-cell>
          <table:table-cell table:formula="of:=[$'Weapon Data'.G116]" office:value-type="string" office:string-value="Throw" calcext:value-type="string">
            <text:p>Throw</text:p>
          </table:table-cell>
          <table:table-cell table:formula="of:=[$'Weapon Data'.H116]" office:value-type="string" office:string-value="Swing" calcext:value-type="string">
            <text:p>Swing</text:p>
          </table:table-cell>
          <table:table-cell table:formula="of:=[$'Weapon Data'.I116]" office:value-type="float" office:value="18" calcext:value-type="float">
            <text:p>18</text:p>
          </table:table-cell>
          <table:table-cell table:formula="of:=[$'Weapon Data'.J116]" office:value-type="float" office:value="1" calcext:value-type="float">
            <text:p>1</text:p>
          </table:table-cell>
          <table:table-cell table:formula="of:=[$'Weapon Data'.K116]" office:value-type="float" office:value="5" calcext:value-type="float">
            <text:p>5</text:p>
          </table:table-cell>
          <table:table-cell table:formula="of:=[$'Weapon Data'.L116]" office:value-type="float" office:value="4" calcext:value-type="float">
            <text:p>4</text:p>
          </table:table-cell>
          <table:table-cell table:formula="of:=[$'Weapon Data'.M116]" office:value-type="float" office:value="0" calcext:value-type="float">
            <text:p>0</text:p>
          </table:table-cell>
          <table:table-cell table:formula="of:=IF([$'Weapon Data'.N116]&gt;1;ROUNDUP([$'Weapon Data'.N116]/3);0)" office:value-type="float" office:value="0" calcext:value-type="float">
            <text:p>0</text:p>
          </table:table-cell>
          <table:table-cell table:formula="of:=ORG.LIBREOFFICE.REGEX([$'Weapon Data'.O116];&quot; \[\d+\]&quot;;&quot;&quot;)" office:value-type="string" office:string-value="None" calcext:value-type="string">
            <text:p>None</text:p>
          </table:table-cell>
          <table:table-cell table:formula="of:=[$'Weapon Data'.Q116]" office:value-type="float" office:value="5" calcext:value-type="float">
            <text:p>5</text:p>
          </table:table-cell>
          <table:table-cell table:formula="of:=[$'Weapon Data'.S116]" office:value-type="float" office:value="350" calcext:value-type="float">
            <text:p>350</text:p>
          </table:table-cell>
          <table:table-cell table:formula="of:=IF([.$U73]=&quot;Small Guns&quot;;IF(ORG.LIBREOFFICE.REGEX([.$E73];&quot;Laser|Plasma|Electrical&quot;;&quot;&quot;)=&quot;&quot;;&quot;Energy Weapons&quot;;IF([$'Weapon Data'.$X116];&quot;Big Guns&quot;;[.$U73])); [.$U73])" office:value-type="string" office:string-value="Throwing" calcext:value-type="string">
            <text:p>Throwing</text:p>
          </table:table-cell>
          <table:table-cell table:formula="of:=VLOOKUP([$'Weapon Data'.G11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106]" office:value-type="float" office:value="517" calcext:value-type="float">
            <text:p>517</text:p>
          </table:table-cell>
          <table:table-cell table:formula="of:=[$'Weapon Data'.B106]" office:value-type="string" office:string-value="Little Jesus" calcext:value-type="string">
            <text:p>Little Jesus</text:p>
          </table:table-cell>
          <table:table-cell/>
          <table:table-cell table:formula="of:=IF([.P74]&gt;1;[.H74]*[.P74]/IF([.J74]&lt;&gt;&quot;Burst&quot;;[.M74];[.N74]);[.H74]/[.M74])" office:value-type="float" office:value="3.16666666666667" calcext:value-type="float">
            <text:p>3.2</text:p>
          </table:table-cell>
          <table:table-cell table:formula="of:=[$'Weapon Data'.D106]" office:value-type="string" office:string-value="Normal" calcext:value-type="string">
            <text:p>Normal</text:p>
          </table:table-cell>
          <table:table-cell table:formula="of:=[$'Weapon Data'.E106]" office:value-type="float" office:value="5" calcext:value-type="float">
            <text:p>5</text:p>
          </table:table-cell>
          <table:table-cell table:formula="of:=[$'Weapon Data'.F106]" office:value-type="float" office:value="14" calcext:value-type="float">
            <text:p>14</text:p>
          </table:table-cell>
          <table:table-cell table:formula="of:=AVERAGE([.F74];[.G74])" office:value-type="float" office:value="9.5" calcext:value-type="float">
            <text:p>9.5</text:p>
          </table:table-cell>
          <table:table-cell table:formula="of:=[$'Weapon Data'.G106]" office:value-type="string" office:string-value="Swing" calcext:value-type="string">
            <text:p>Swing</text:p>
          </table:table-cell>
          <table:table-cell table:formula="of:=[$'Weapon Data'.H106]" office:value-type="string" office:string-value="Thrust" calcext:value-type="string">
            <text:p>Thrust</text:p>
          </table:table-cell>
          <table:table-cell table:formula="of:=[$'Weapon Data'.I106]" office:value-type="float" office:value="1" calcext:value-type="float">
            <text:p>1</text:p>
          </table:table-cell>
          <table:table-cell table:formula="of:=[$'Weapon Data'.J106]" office:value-type="float" office:value="1" calcext:value-type="float">
            <text:p>1</text:p>
          </table:table-cell>
          <table:table-cell table:formula="of:=[$'Weapon Data'.K106]" office:value-type="float" office:value="3" calcext:value-type="float">
            <text:p>3</text:p>
          </table:table-cell>
          <table:table-cell table:formula="of:=[$'Weapon Data'.L106]" office:value-type="float" office:value="3" calcext:value-type="float">
            <text:p>3</text:p>
          </table:table-cell>
          <table:table-cell table:formula="of:=[$'Weapon Data'.M106]" office:value-type="float" office:value="0" calcext:value-type="float">
            <text:p>0</text:p>
          </table:table-cell>
          <table:table-cell table:formula="of:=IF([$'Weapon Data'.N106]&gt;1;ROUNDUP([$'Weapon Data'.N106]/3);0)" office:value-type="float" office:value="0" calcext:value-type="float">
            <text:p>0</text:p>
          </table:table-cell>
          <table:table-cell table:formula="of:=ORG.LIBREOFFICE.REGEX([$'Weapon Data'.O106];&quot; \[\d+\]&quot;;&quot;&quot;)" office:value-type="string" office:string-value="None" calcext:value-type="string">
            <text:p>None</text:p>
          </table:table-cell>
          <table:table-cell table:formula="of:=[$'Weapon Data'.Q106]" office:value-type="float" office:value="2" calcext:value-type="float">
            <text:p>2</text:p>
          </table:table-cell>
          <table:table-cell table:formula="of:=[$'Weapon Data'.S106]" office:value-type="float" office:value="200" calcext:value-type="float">
            <text:p>200</text:p>
          </table:table-cell>
          <table:table-cell table:formula="of:=IF([.$U74]=&quot;Small Guns&quot;;IF(ORG.LIBREOFFICE.REGEX([.$E74];&quot;Laser|Plasma|Electrical&quot;;&quot;&quot;)=&quot;&quot;;&quot;Energy Weapons&quot;;IF([$'Weapon Data'.$X106];&quot;Big Guns&quot;;[.$U74])); [.$U74])" office:value-type="string" office:string-value="Melee" calcext:value-type="string">
            <text:p>Melee</text:p>
          </table:table-cell>
          <table:table-cell table:formula="of:=VLOOKUP([$'Weapon Data'.G106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51]" office:value-type="float" office:value="290" calcext:value-type="float">
            <text:p>290</text:p>
          </table:table-cell>
          <table:table-cell table:formula="of:=[$'Weapon Data'.B51]" office:value-type="string" office:string-value="Robo Melee Weapon 1" calcext:value-type="string">
            <text:p>Robo Melee Weapon 1</text:p>
          </table:table-cell>
          <table:table-cell/>
          <table:table-cell table:formula="of:=IF([.P75]&gt;1;[.H75]*[.P75]/IF([.J75]&lt;&gt;&quot;Burst&quot;;[.M75];[.N75]);[.H75]/[.M75])" office:value-type="float" office:value="3.66666666666667" calcext:value-type="float">
            <text:p>3.7</text:p>
          </table:table-cell>
          <table:table-cell table:formula="of:=[$'Weapon Data'.D51]" office:value-type="string" office:string-value="Electrical" calcext:value-type="string">
            <text:p>Electrical</text:p>
          </table:table-cell>
          <table:table-cell table:formula="of:=[$'Weapon Data'.E51]" office:value-type="float" office:value="7" calcext:value-type="float">
            <text:p>7</text:p>
          </table:table-cell>
          <table:table-cell table:formula="of:=[$'Weapon Data'.F51]" office:value-type="float" office:value="15" calcext:value-type="float">
            <text:p>15</text:p>
          </table:table-cell>
          <table:table-cell table:formula="of:=AVERAGE([.F75];[.G75])" office:value-type="float" office:value="11" calcext:value-type="float">
            <text:p>11</text:p>
          </table:table-cell>
          <table:table-cell table:formula="of:=[$'Weapon Data'.G51]" office:value-type="string" office:string-value="Punch" calcext:value-type="string">
            <text:p>Punch</text:p>
          </table:table-cell>
          <table:table-cell table:formula="of:=[$'Weapon Data'.H51]" office:value-type="string" office:string-value="None" calcext:value-type="string">
            <text:p>None</text:p>
          </table:table-cell>
          <table:table-cell table:formula="of:=[$'Weapon Data'.I51]" office:value-type="float" office:value="1" calcext:value-type="float">
            <text:p>1</text:p>
          </table:table-cell>
          <table:table-cell table:formula="of:=[$'Weapon Data'.J51]" office:value-type="float" office:value="0" calcext:value-type="float">
            <text:p>0</text:p>
          </table:table-cell>
          <table:table-cell table:formula="of:=[$'Weapon Data'.K51]" office:value-type="float" office:value="3" calcext:value-type="float">
            <text:p>3</text:p>
          </table:table-cell>
          <table:table-cell table:formula="of:=[$'Weapon Data'.L51]" office:value-type="float" office:value="0" calcext:value-type="float">
            <text:p>0</text:p>
          </table:table-cell>
          <table:table-cell table:formula="of:=[$'Weapon Data'.M51]" office:value-type="float" office:value="0" calcext:value-type="float">
            <text:p>0</text:p>
          </table:table-cell>
          <table:table-cell table:formula="of:=IF([$'Weapon Data'.N51]&gt;1;ROUNDUP([$'Weapon Data'.N51]/3);0)" office:value-type="float" office:value="0" calcext:value-type="float">
            <text:p>0</text:p>
          </table:table-cell>
          <table:table-cell table:formula="of:=ORG.LIBREOFFICE.REGEX([$'Weapon Data'.O51];&quot; \[\d+\]&quot;;&quot;&quot;)" office:value-type="string" office:string-value="None" calcext:value-type="string">
            <text:p>None</text:p>
          </table:table-cell>
          <table:table-cell table:formula="of:=[$'Weapon Data'.Q51]" office:value-type="float" office:value="1" calcext:value-type="float">
            <text:p>1</text:p>
          </table:table-cell>
          <table:table-cell table:formula="of:=[$'Weapon Data'.S51]" office:value-type="float" office:value="0" calcext:value-type="float">
            <text:p>0</text:p>
          </table:table-cell>
          <table:table-cell table:formula="of:=IF([.$U75]=&quot;Small Guns&quot;;IF(ORG.LIBREOFFICE.REGEX([.$E75];&quot;Laser|Plasma|Electrical&quot;;&quot;&quot;)=&quot;&quot;;&quot;Energy Weapons&quot;;IF([$'Weapon Data'.$X51];&quot;Big Guns&quot;;[.$U75])); [.$U75])" office:value-type="string" office:string-value="Unarmed" calcext:value-type="string">
            <text:p>Unarmed</text:p>
          </table:table-cell>
          <table:table-cell table:formula="of:=VLOOKUP([$'Weapon Data'.G5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23]" office:value-type="float" office:value="638" calcext:value-type="float">
            <text:p>638</text:p>
          </table:table-cell>
          <table:table-cell table:formula="of:=[$'Weapon Data'.B123]" office:value-type="string" office:string-value="Spiked Sledge" calcext:value-type="string">
            <text:p>Spiked Sledge</text:p>
          </table:table-cell>
          <table:table-cell/>
          <table:table-cell table:formula="of:=IF([.P76]&gt;1;[.H76]*[.P76]/IF([.J76]&lt;&gt;&quot;Burst&quot;;[.M76];[.N76]);[.H76]/[.M76])" office:value-type="float" office:value="3.875" calcext:value-type="float">
            <text:p>3.9</text:p>
          </table:table-cell>
          <table:table-cell table:formula="of:=[$'Weapon Data'.D123]" office:value-type="string" office:string-value="Normal" calcext:value-type="string">
            <text:p>Normal</text:p>
          </table:table-cell>
          <table:table-cell table:formula="of:=[$'Weapon Data'.E123]" office:value-type="float" office:value="12" calcext:value-type="float">
            <text:p>12</text:p>
          </table:table-cell>
          <table:table-cell table:formula="of:=[$'Weapon Data'.F123]" office:value-type="float" office:value="19" calcext:value-type="float">
            <text:p>19</text:p>
          </table:table-cell>
          <table:table-cell table:formula="of:=AVERAGE([.F76];[.G76])" office:value-type="float" office:value="15.5" calcext:value-type="float">
            <text:p>15.5</text:p>
          </table:table-cell>
          <table:table-cell table:formula="of:=[$'Weapon Data'.G123]" office:value-type="string" office:string-value="Swing" calcext:value-type="string">
            <text:p>Swing</text:p>
          </table:table-cell>
          <table:table-cell table:formula="of:=[$'Weapon Data'.H123]" office:value-type="string" office:string-value="Thrust" calcext:value-type="string">
            <text:p>Thrust</text:p>
          </table:table-cell>
          <table:table-cell table:formula="of:=[$'Weapon Data'.I123]" office:value-type="float" office:value="2" calcext:value-type="float">
            <text:p>2</text:p>
          </table:table-cell>
          <table:table-cell table:formula="of:=[$'Weapon Data'.J123]" office:value-type="float" office:value="2" calcext:value-type="float">
            <text:p>2</text:p>
          </table:table-cell>
          <table:table-cell table:formula="of:=[$'Weapon Data'.K123]" office:value-type="float" office:value="4" calcext:value-type="float">
            <text:p>4</text:p>
          </table:table-cell>
          <table:table-cell table:formula="of:=[$'Weapon Data'.L123]" office:value-type="float" office:value="5" calcext:value-type="float">
            <text:p>5</text:p>
          </table:table-cell>
          <table:table-cell table:formula="of:=[$'Weapon Data'.M123]" office:value-type="float" office:value="0" calcext:value-type="float">
            <text:p>0</text:p>
          </table:table-cell>
          <table:table-cell table:formula="of:=IF([$'Weapon Data'.N123]&gt;1;ROUNDUP([$'Weapon Data'.N123]/3);0)" office:value-type="float" office:value="0" calcext:value-type="float">
            <text:p>0</text:p>
          </table:table-cell>
          <table:table-cell table:formula="of:=ORG.LIBREOFFICE.REGEX([$'Weapon Data'.O123];&quot; \[\d+\]&quot;;&quot;&quot;)" office:value-type="string" office:string-value="None" calcext:value-type="string">
            <text:p>None</text:p>
          </table:table-cell>
          <table:table-cell table:formula="of:=[$'Weapon Data'.Q123]" office:value-type="float" office:value="6" calcext:value-type="float">
            <text:p>6</text:p>
          </table:table-cell>
          <table:table-cell table:formula="of:=[$'Weapon Data'.S123]" office:value-type="float" office:value="1100" calcext:value-type="float">
            <text:p>1100</text:p>
          </table:table-cell>
          <table:table-cell table:formula="of:=IF([.$U76]=&quot;Small Guns&quot;;IF(ORG.LIBREOFFICE.REGEX([.$E76];&quot;Laser|Plasma|Electrical&quot;;&quot;&quot;)=&quot;&quot;;&quot;Energy Weapons&quot;;IF([$'Weapon Data'.$X123];&quot;Big Guns&quot;;[.$U76])); [.$U76])" office:value-type="string" office:string-value="Melee" calcext:value-type="string">
            <text:p>Melee</text:p>
          </table:table-cell>
          <table:table-cell table:formula="of:=VLOOKUP([$'Weapon Data'.G123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5]" office:value-type="float" office:value="160" calcext:value-type="float">
            <text:p>160</text:p>
          </table:table-cell>
          <table:table-cell table:formula="of:=[$'Weapon Data'.B35]" office:value-type="string" office:string-value="Cattle Prod" calcext:value-type="string">
            <text:p>Cattle Prod</text:p>
          </table:table-cell>
          <table:table-cell/>
          <table:table-cell table:formula="of:=IF([.P77]&gt;1;[.H77]*[.P77]/IF([.J77]&lt;&gt;&quot;Burst&quot;;[.M77];[.N77]);[.H77]/[.M77])" office:value-type="float" office:value="4" calcext:value-type="float">
            <text:p>4.0</text:p>
          </table:table-cell>
          <table:table-cell table:formula="of:=[$'Weapon Data'.D35]" office:value-type="string" office:string-value="Electrical" calcext:value-type="string">
            <text:p>Electrical</text:p>
          </table:table-cell>
          <table:table-cell table:formula="of:=[$'Weapon Data'.E35]" office:value-type="float" office:value="12" calcext:value-type="float">
            <text:p>12</text:p>
          </table:table-cell>
          <table:table-cell table:formula="of:=[$'Weapon Data'.F35]" office:value-type="float" office:value="20" calcext:value-type="float">
            <text:p>20</text:p>
          </table:table-cell>
          <table:table-cell table:formula="of:=AVERAGE([.F77];[.G77])" office:value-type="float" office:value="16" calcext:value-type="float">
            <text:p>16</text:p>
          </table:table-cell>
          <table:table-cell table:formula="of:=[$'Weapon Data'.G35]" office:value-type="string" office:string-value="Swing" calcext:value-type="string">
            <text:p>Swing</text:p>
          </table:table-cell>
          <table:table-cell table:formula="of:=[$'Weapon Data'.H35]" office:value-type="string" office:string-value="Thrust" calcext:value-type="string">
            <text:p>Thrust</text:p>
          </table:table-cell>
          <table:table-cell table:formula="of:=[$'Weapon Data'.I35]" office:value-type="float" office:value="1" calcext:value-type="float">
            <text:p>1</text:p>
          </table:table-cell>
          <table:table-cell table:formula="of:=[$'Weapon Data'.J35]" office:value-type="float" office:value="1" calcext:value-type="float">
            <text:p>1</text:p>
          </table:table-cell>
          <table:table-cell table:formula="of:=[$'Weapon Data'.K35]" office:value-type="float" office:value="4" calcext:value-type="float">
            <text:p>4</text:p>
          </table:table-cell>
          <table:table-cell table:formula="of:=[$'Weapon Data'.L35]" office:value-type="float" office:value="4" calcext:value-type="float">
            <text:p>4</text:p>
          </table:table-cell>
          <table:table-cell table:formula="of:=[$'Weapon Data'.M35]" office:value-type="float" office:value="20" calcext:value-type="float">
            <text:p>20</text:p>
          </table:table-cell>
          <table:table-cell table:formula="of:=IF([$'Weapon Data'.N35]&gt;1;ROUNDUP([$'Weapon Data'.N35]/3);0)" office:value-type="float" office:value="0" calcext:value-type="float">
            <text:p>0</text:p>
          </table:table-cell>
          <table:table-cell table:formula="of:=ORG.LIBREOFFICE.REGEX([$'Weapon Data'.O35];&quot; \[\d+\]&quot;;&quot;&quot;)" office:value-type="string" office:string-value="C Energy Cell" calcext:value-type="string">
            <text:p>C Energy Cell</text:p>
          </table:table-cell>
          <table:table-cell table:formula="of:=[$'Weapon Data'.Q35]" office:value-type="float" office:value="4" calcext:value-type="float">
            <text:p>4</text:p>
          </table:table-cell>
          <table:table-cell table:formula="of:=[$'Weapon Data'.S35]" office:value-type="float" office:value="600" calcext:value-type="float">
            <text:p>600</text:p>
          </table:table-cell>
          <table:table-cell table:formula="of:=IF([.$U77]=&quot;Small Guns&quot;;IF(ORG.LIBREOFFICE.REGEX([.$E77];&quot;Laser|Plasma|Electrical&quot;;&quot;&quot;)=&quot;&quot;;&quot;Energy Weapons&quot;;IF([$'Weapon Data'.$X35];&quot;Big Guns&quot;;[.$U77])); [.$U77])" office:value-type="string" office:string-value="Melee" calcext:value-type="string">
            <text:p>Melee</text:p>
          </table:table-cell>
          <table:table-cell table:formula="of:=VLOOKUP([$'Weapon Data'.G35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24]" office:value-type="float" office:value="639" calcext:value-type="float">
            <text:p>639</text:p>
          </table:table-cell>
          <table:table-cell table:formula="of:=[$'Weapon Data'.B124]" office:value-type="string" office:string-value="Piston Spear" calcext:value-type="string">
            <text:p>Piston Spear</text:p>
          </table:table-cell>
          <table:table-cell/>
          <table:table-cell table:formula="of:=IF([.P78]&gt;1;[.H78]*[.P78]/IF([.J78]&lt;&gt;&quot;Burst&quot;;[.M78];[.N78]);[.H78]/[.M78])" office:value-type="float" office:value="4.3" calcext:value-type="float">
            <text:p>4.3</text:p>
          </table:table-cell>
          <table:table-cell table:formula="of:=[$'Weapon Data'.D124]" office:value-type="string" office:string-value="Normal" calcext:value-type="string">
            <text:p>Normal</text:p>
          </table:table-cell>
          <table:table-cell table:formula="of:=[$'Weapon Data'.E124]" office:value-type="float" office:value="15" calcext:value-type="float">
            <text:p>15</text:p>
          </table:table-cell>
          <table:table-cell table:formula="of:=[$'Weapon Data'.F124]" office:value-type="float" office:value="28" calcext:value-type="float">
            <text:p>28</text:p>
          </table:table-cell>
          <table:table-cell table:formula="of:=AVERAGE([.F78];[.G78])" office:value-type="float" office:value="21.5" calcext:value-type="float">
            <text:p>21.5</text:p>
          </table:table-cell>
          <table:table-cell table:formula="of:=[$'Weapon Data'.G124]" office:value-type="string" office:string-value="Thrust" calcext:value-type="string">
            <text:p>Thrust</text:p>
          </table:table-cell>
          <table:table-cell table:formula="of:=[$'Weapon Data'.H124]" office:value-type="string" office:string-value="None" calcext:value-type="string">
            <text:p>None</text:p>
          </table:table-cell>
          <table:table-cell table:formula="of:=[$'Weapon Data'.I124]" office:value-type="float" office:value="2" calcext:value-type="float">
            <text:p>2</text:p>
          </table:table-cell>
          <table:table-cell table:formula="of:=[$'Weapon Data'.J124]" office:value-type="float" office:value="8" calcext:value-type="float">
            <text:p>8</text:p>
          </table:table-cell>
          <table:table-cell table:formula="of:=[$'Weapon Data'.K124]" office:value-type="float" office:value="5" calcext:value-type="float">
            <text:p>5</text:p>
          </table:table-cell>
          <table:table-cell table:formula="of:=[$'Weapon Data'.L124]" office:value-type="float" office:value="6" calcext:value-type="float">
            <text:p>6</text:p>
          </table:table-cell>
          <table:table-cell table:formula="of:=[$'Weapon Data'.M124]" office:value-type="float" office:value="0" calcext:value-type="float">
            <text:p>0</text:p>
          </table:table-cell>
          <table:table-cell table:formula="of:=IF([$'Weapon Data'.N124]&gt;1;ROUNDUP([$'Weapon Data'.N124]/3);0)" office:value-type="float" office:value="0" calcext:value-type="float">
            <text:p>0</text:p>
          </table:table-cell>
          <table:table-cell table:formula="of:=ORG.LIBREOFFICE.REGEX([$'Weapon Data'.O124];&quot; \[\d+\]&quot;;&quot;&quot;)" office:value-type="string" office:string-value="None" calcext:value-type="string">
            <text:p>None</text:p>
          </table:table-cell>
          <table:table-cell table:formula="of:=[$'Weapon Data'.Q124]" office:value-type="float" office:value="5" calcext:value-type="float">
            <text:p>5</text:p>
          </table:table-cell>
          <table:table-cell table:formula="of:=[$'Weapon Data'.S124]" office:value-type="float" office:value="1900" calcext:value-type="float">
            <text:p>1900</text:p>
          </table:table-cell>
          <table:table-cell table:formula="of:=IF([.$U78]=&quot;Small Guns&quot;;IF(ORG.LIBREOFFICE.REGEX([.$E78];&quot;Laser|Plasma|Electrical&quot;;&quot;&quot;)=&quot;&quot;;&quot;Energy Weapons&quot;;IF([$'Weapon Data'.$X124];&quot;Big Guns&quot;;[.$U78])); [.$U78])" office:value-type="string" office:string-value="Melee" calcext:value-type="string">
            <text:p>Melee</text:p>
          </table:table-cell>
          <table:table-cell table:formula="of:=VLOOKUP([$'Weapon Data'.G12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3]" office:value-type="float" office:value="16" calcext:value-type="float">
            <text:p>16</text:p>
          </table:table-cell>
          <table:table-cell table:formula="of:=[$'Weapon Data'.B13]" office:value-type="string" office:string-value="Laser Pistol" calcext:value-type="string">
            <text:p>Laser Pistol</text:p>
          </table:table-cell>
          <table:table-cell/>
          <table:table-cell table:formula="of:=IF([.P79]&gt;1;[.H79]*[.P79]/IF([.J79]&lt;&gt;&quot;Burst&quot;;[.M79];[.N79]);[.H79]/[.M79])" office:value-type="float" office:value="5.25" calcext:value-type="float">
            <text:p>5.3</text:p>
          </table:table-cell>
          <table:table-cell table:formula="of:=[$'Weapon Data'.D13]" office:value-type="string" office:string-value="Laser" calcext:value-type="string">
            <text:p>Laser</text:p>
          </table:table-cell>
          <table:table-cell table:formula="of:=[$'Weapon Data'.E13]" office:value-type="float" office:value="16" calcext:value-type="float">
            <text:p>16</text:p>
          </table:table-cell>
          <table:table-cell table:formula="of:=[$'Weapon Data'.F13]" office:value-type="float" office:value="26" calcext:value-type="float">
            <text:p>26</text:p>
          </table:table-cell>
          <table:table-cell table:formula="of:=AVERAGE([.F79];[.G79])" office:value-type="float" office:value="21" calcext:value-type="float">
            <text:p>21</text:p>
          </table:table-cell>
          <table:table-cell table:formula="of:=[$'Weapon Data'.G13]" office:value-type="string" office:string-value="Single" calcext:value-type="string">
            <text:p>Single</text:p>
          </table:table-cell>
          <table:table-cell table:formula="of:=[$'Weapon Data'.H13]" office:value-type="string" office:string-value="None" calcext:value-type="string">
            <text:p>None</text:p>
          </table:table-cell>
          <table:table-cell table:formula="of:=[$'Weapon Data'.I13]" office:value-type="float" office:value="30" calcext:value-type="float">
            <text:p>30</text:p>
          </table:table-cell>
          <table:table-cell table:formula="of:=[$'Weapon Data'.J13]" office:value-type="float" office:value="0" calcext:value-type="float">
            <text:p>0</text:p>
          </table:table-cell>
          <table:table-cell table:formula="of:=[$'Weapon Data'.K13]" office:value-type="float" office:value="4" calcext:value-type="float">
            <text:p>4</text:p>
          </table:table-cell>
          <table:table-cell table:formula="of:=[$'Weapon Data'.L13]" office:value-type="float" office:value="0" calcext:value-type="float">
            <text:p>0</text:p>
          </table:table-cell>
          <table:table-cell table:formula="of:=[$'Weapon Data'.M13]" office:value-type="float" office:value="12" calcext:value-type="float">
            <text:p>12</text:p>
          </table:table-cell>
          <table:table-cell table:formula="of:=IF([$'Weapon Data'.N13]&gt;1;ROUNDUP([$'Weapon Data'.N13]/3);0)" office:value-type="float" office:value="0" calcext:value-type="float">
            <text:p>0</text:p>
          </table:table-cell>
          <table:table-cell table:formula="of:=ORG.LIBREOFFICE.REGEX([$'Weapon Data'.O13];&quot; \[\d+\]&quot;;&quot;&quot;)" office:value-type="string" office:string-value="C Energy Cell" calcext:value-type="string">
            <text:p>C Energy Cell</text:p>
          </table:table-cell>
          <table:table-cell table:formula="of:=[$'Weapon Data'.Q13]" office:value-type="float" office:value="3" calcext:value-type="float">
            <text:p>3</text:p>
          </table:table-cell>
          <table:table-cell table:formula="of:=[$'Weapon Data'.S13]" office:value-type="float" office:value="1400" calcext:value-type="float">
            <text:p>1400</text:p>
          </table:table-cell>
          <table:table-cell table:formula="of:=IF([.$U79]=&quot;Small Guns&quot;;IF(ORG.LIBREOFFICE.REGEX([.$E79];&quot;Laser|Plasma|Electrical&quot;;&quot;&quot;)=&quot;&quot;;&quot;Energy Weapons&quot;;IF([$'Weapon Data'.$X13];&quot;Big Guns&quot;;[.$U79])); [.$U79])" office:value-type="string" office:string-value="Energy Weapons" calcext:value-type="string">
            <text:p>Energy Weapons</text:p>
          </table:table-cell>
          <table:table-cell table:formula="of:=VLOOKUP([$'Weapon Data'.G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0]" office:value-type="float" office:value="402" calcext:value-type="float">
            <text:p>402</text:p>
          </table:table-cell>
          <table:table-cell table:formula="of:=[$'Weapon Data'.B90]" office:value-type="string" office:string-value="Magneto-Laser Pistol" calcext:value-type="string">
            <text:p>Magneto-Laser Pistol</text:p>
          </table:table-cell>
          <table:table-cell/>
          <table:table-cell table:formula="of:=IF([.P80]&gt;1;[.H80]*[.P80]/IF([.J80]&lt;&gt;&quot;Burst&quot;;[.M80];[.N80]);[.H80]/[.M80])" office:value-type="float" office:value="5.25" calcext:value-type="float">
            <text:p>5.3</text:p>
          </table:table-cell>
          <table:table-cell table:formula="of:=[$'Weapon Data'.D90]" office:value-type="string" office:string-value="Laser" calcext:value-type="string">
            <text:p>Laser</text:p>
          </table:table-cell>
          <table:table-cell table:formula="of:=[$'Weapon Data'.E90]" office:value-type="float" office:value="16" calcext:value-type="float">
            <text:p>16</text:p>
          </table:table-cell>
          <table:table-cell table:formula="of:=[$'Weapon Data'.F90]" office:value-type="float" office:value="26" calcext:value-type="float">
            <text:p>26</text:p>
          </table:table-cell>
          <table:table-cell table:formula="of:=AVERAGE([.F80];[.G80])" office:value-type="float" office:value="21" calcext:value-type="float">
            <text:p>21</text:p>
          </table:table-cell>
          <table:table-cell table:formula="of:=[$'Weapon Data'.G90]" office:value-type="string" office:string-value="Single" calcext:value-type="string">
            <text:p>Single</text:p>
          </table:table-cell>
          <table:table-cell table:formula="of:=[$'Weapon Data'.H90]" office:value-type="string" office:string-value="None" calcext:value-type="string">
            <text:p>None</text:p>
          </table:table-cell>
          <table:table-cell table:formula="of:=[$'Weapon Data'.I90]" office:value-type="float" office:value="35" calcext:value-type="float">
            <text:p>35</text:p>
          </table:table-cell>
          <table:table-cell table:formula="of:=[$'Weapon Data'.J90]" office:value-type="float" office:value="0" calcext:value-type="float">
            <text:p>0</text:p>
          </table:table-cell>
          <table:table-cell table:formula="of:=[$'Weapon Data'.K90]" office:value-type="float" office:value="4" calcext:value-type="float">
            <text:p>4</text:p>
          </table:table-cell>
          <table:table-cell table:formula="of:=[$'Weapon Data'.L90]" office:value-type="float" office:value="0" calcext:value-type="float">
            <text:p>0</text:p>
          </table:table-cell>
          <table:table-cell table:formula="of:=[$'Weapon Data'.M90]" office:value-type="float" office:value="12" calcext:value-type="float">
            <text:p>12</text:p>
          </table:table-cell>
          <table:table-cell table:formula="of:=IF([$'Weapon Data'.N90]&gt;1;ROUNDUP([$'Weapon Data'.N90]/3);0)" office:value-type="float" office:value="0" calcext:value-type="float">
            <text:p>0</text:p>
          </table:table-cell>
          <table:table-cell table:formula="of:=ORG.LIBREOFFICE.REGEX([$'Weapon Data'.O90];&quot; \[\d+\]&quot;;&quot;&quot;)" office:value-type="string" office:string-value="C Energy Cell" calcext:value-type="string">
            <text:p>C Energy Cell</text:p>
          </table:table-cell>
          <table:table-cell table:formula="of:=[$'Weapon Data'.Q90]" office:value-type="float" office:value="3" calcext:value-type="float">
            <text:p>3</text:p>
          </table:table-cell>
          <table:table-cell table:formula="of:=[$'Weapon Data'.S90]" office:value-type="float" office:value="1400" calcext:value-type="float">
            <text:p>1400</text:p>
          </table:table-cell>
          <table:table-cell table:formula="of:=IF([.$U80]=&quot;Small Guns&quot;;IF(ORG.LIBREOFFICE.REGEX([.$E80];&quot;Laser|Plasma|Electrical&quot;;&quot;&quot;)=&quot;&quot;;&quot;Energy Weapons&quot;;IF([$'Weapon Data'.$X90];&quot;Big Guns&quot;;[.$U80])); [.$U80])" office:value-type="string" office:string-value="Energy Weapons" calcext:value-type="string">
            <text:p>Energy Weapons</text:p>
          </table:table-cell>
          <table:table-cell table:formula="of:=VLOOKUP([$'Weapon Data'.G9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9]" office:value-type="float" office:value="522" calcext:value-type="float">
            <text:p>522</text:p>
          </table:table-cell>
          <table:table-cell table:formula="of:=[$'Weapon Data'.B109]" office:value-type="string" office:string-value="Wakizashi Blade" calcext:value-type="string">
            <text:p>Wakizashi Blade</text:p>
          </table:table-cell>
          <table:table-cell/>
          <table:table-cell table:formula="of:=IF([.P81]&gt;1;[.H81]*[.P81]/IF([.J81]&lt;&gt;&quot;Burst&quot;;[.M81];[.N81]);[.H81]/[.M81])" office:value-type="float" office:value="5.33333333333333" calcext:value-type="float">
            <text:p>5.3</text:p>
          </table:table-cell>
          <table:table-cell table:formula="of:=[$'Weapon Data'.D109]" office:value-type="string" office:string-value="Normal" calcext:value-type="string">
            <text:p>Normal</text:p>
          </table:table-cell>
          <table:table-cell table:formula="of:=[$'Weapon Data'.E109]" office:value-type="float" office:value="8" calcext:value-type="float">
            <text:p>8</text:p>
          </table:table-cell>
          <table:table-cell table:formula="of:=[$'Weapon Data'.F109]" office:value-type="float" office:value="24" calcext:value-type="float">
            <text:p>24</text:p>
          </table:table-cell>
          <table:table-cell table:formula="of:=AVERAGE([.F81];[.G81])" office:value-type="float" office:value="16" calcext:value-type="float">
            <text:p>16</text:p>
          </table:table-cell>
          <table:table-cell table:formula="of:=[$'Weapon Data'.G109]" office:value-type="string" office:string-value="Swing" calcext:value-type="string">
            <text:p>Swing</text:p>
          </table:table-cell>
          <table:table-cell table:formula="of:=[$'Weapon Data'.H109]" office:value-type="string" office:string-value="Thrust" calcext:value-type="string">
            <text:p>Thrust</text:p>
          </table:table-cell>
          <table:table-cell table:formula="of:=[$'Weapon Data'.I109]" office:value-type="float" office:value="1" calcext:value-type="float">
            <text:p>1</text:p>
          </table:table-cell>
          <table:table-cell table:formula="of:=[$'Weapon Data'.J109]" office:value-type="float" office:value="1" calcext:value-type="float">
            <text:p>1</text:p>
          </table:table-cell>
          <table:table-cell table:formula="of:=[$'Weapon Data'.K109]" office:value-type="float" office:value="3" calcext:value-type="float">
            <text:p>3</text:p>
          </table:table-cell>
          <table:table-cell table:formula="of:=[$'Weapon Data'.L109]" office:value-type="float" office:value="3" calcext:value-type="float">
            <text:p>3</text:p>
          </table:table-cell>
          <table:table-cell table:formula="of:=[$'Weapon Data'.M109]" office:value-type="float" office:value="0" calcext:value-type="float">
            <text:p>0</text:p>
          </table:table-cell>
          <table:table-cell table:formula="of:=IF([$'Weapon Data'.N109]&gt;1;ROUNDUP([$'Weapon Data'.N109]/3);0)" office:value-type="float" office:value="0" calcext:value-type="float">
            <text:p>0</text:p>
          </table:table-cell>
          <table:table-cell table:formula="of:=ORG.LIBREOFFICE.REGEX([$'Weapon Data'.O109];&quot; \[\d+\]&quot;;&quot;&quot;)" office:value-type="string" office:string-value="None" calcext:value-type="string">
            <text:p>None</text:p>
          </table:table-cell>
          <table:table-cell table:formula="of:=[$'Weapon Data'.Q109]" office:value-type="float" office:value="2" calcext:value-type="float">
            <text:p>2</text:p>
          </table:table-cell>
          <table:table-cell table:formula="of:=[$'Weapon Data'.S109]" office:value-type="float" office:value="600" calcext:value-type="float">
            <text:p>600</text:p>
          </table:table-cell>
          <table:table-cell table:formula="of:=IF([.$U81]=&quot;Small Guns&quot;;IF(ORG.LIBREOFFICE.REGEX([.$E81];&quot;Laser|Plasma|Electrical&quot;;&quot;&quot;)=&quot;&quot;;&quot;Energy Weapons&quot;;IF([$'Weapon Data'.$X109];&quot;Big Guns&quot;;[.$U81])); [.$U81])" office:value-type="string" office:string-value="Melee" calcext:value-type="string">
            <text:p>Melee</text:p>
          </table:table-cell>
          <table:table-cell table:formula="of:=VLOOKUP([$'Weapon Data'.G10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34]" office:value-type="float" office:value="159" calcext:value-type="float">
            <text:p>159</text:p>
          </table:table-cell>
          <table:table-cell table:formula="of:=[$'Weapon Data'.B34]" office:value-type="string" office:string-value="Molotov Cocktail" calcext:value-type="string">
            <text:p>Molotov Cocktail</text:p>
          </table:table-cell>
          <table:table-cell/>
          <table:table-cell table:formula="of:=IF([.P82]&gt;1;[.H82]*[.P82]/IF([.J82]&lt;&gt;&quot;Burst&quot;;[.M82];[.N82]);[.H82]/[.M82])" office:value-type="float" office:value="5.5" calcext:value-type="float">
            <text:p>5.5</text:p>
          </table:table-cell>
          <table:table-cell table:formula="of:=[$'Weapon Data'.D34]" office:value-type="string" office:string-value="Explode" calcext:value-type="string">
            <text:p>Explode</text:p>
          </table:table-cell>
          <table:table-cell table:formula="of:=[$'Weapon Data'.E34]" office:value-type="float" office:value="20" calcext:value-type="float">
            <text:p>20</text:p>
          </table:table-cell>
          <table:table-cell table:formula="of:=[$'Weapon Data'.F34]" office:value-type="float" office:value="35" calcext:value-type="float">
            <text:p>35</text:p>
          </table:table-cell>
          <table:table-cell table:formula="of:=AVERAGE([.F82];[.G82])" office:value-type="float" office:value="27.5" calcext:value-type="float">
            <text:p>27.5</text:p>
          </table:table-cell>
          <table:table-cell table:formula="of:=[$'Weapon Data'.G34]" office:value-type="string" office:string-value="Throw" calcext:value-type="string">
            <text:p>Throw</text:p>
          </table:table-cell>
          <table:table-cell table:formula="of:=[$'Weapon Data'.H34]" office:value-type="string" office:string-value="None" calcext:value-type="string">
            <text:p>None</text:p>
          </table:table-cell>
          <table:table-cell table:formula="of:=[$'Weapon Data'.I34]" office:value-type="float" office:value="18" calcext:value-type="float">
            <text:p>18</text:p>
          </table:table-cell>
          <table:table-cell table:formula="of:=[$'Weapon Data'.J34]" office:value-type="float" office:value="0" calcext:value-type="float">
            <text:p>0</text:p>
          </table:table-cell>
          <table:table-cell table:formula="of:=[$'Weapon Data'.K34]" office:value-type="float" office:value="5" calcext:value-type="float">
            <text:p>5</text:p>
          </table:table-cell>
          <table:table-cell table:formula="of:=[$'Weapon Data'.L34]" office:value-type="float" office:value="0" calcext:value-type="float">
            <text:p>0</text:p>
          </table:table-cell>
          <table:table-cell table:formula="of:=[$'Weapon Data'.M34]" office:value-type="float" office:value="0" calcext:value-type="float">
            <text:p>0</text:p>
          </table:table-cell>
          <table:table-cell table:formula="of:=IF([$'Weapon Data'.N34]&gt;1;ROUNDUP([$'Weapon Data'.N34]/3);0)" office:value-type="float" office:value="0" calcext:value-type="float">
            <text:p>0</text:p>
          </table:table-cell>
          <table:table-cell table:formula="of:=ORG.LIBREOFFICE.REGEX([$'Weapon Data'.O34];&quot; \[\d+\]&quot;;&quot;&quot;)" office:value-type="string" office:string-value="None" calcext:value-type="string">
            <text:p>None</text:p>
          </table:table-cell>
          <table:table-cell table:formula="of:=[$'Weapon Data'.Q34]" office:value-type="float" office:value="3" calcext:value-type="float">
            <text:p>3</text:p>
          </table:table-cell>
          <table:table-cell table:formula="of:=[$'Weapon Data'.S34]" office:value-type="float" office:value="50" calcext:value-type="float">
            <text:p>50</text:p>
          </table:table-cell>
          <table:table-cell table:formula="of:=IF([.$U82]=&quot;Small Guns&quot;;IF(ORG.LIBREOFFICE.REGEX([.$E82];&quot;Laser|Plasma|Electrical&quot;;&quot;&quot;)=&quot;&quot;;&quot;Energy Weapons&quot;;IF([$'Weapon Data'.$X34];&quot;Big Guns&quot;;[.$U82])); [.$U82])" office:value-type="string" office:string-value="Throwing" calcext:value-type="string">
            <text:p>Throwing</text:p>
          </table:table-cell>
          <table:table-cell table:formula="of:=VLOOKUP([$'Weapon Data'.G34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9]" office:value-type="float" office:value="116" calcext:value-type="float">
            <text:p>116</text:p>
          </table:table-cell>
          <table:table-cell table:formula="of:=[$'Weapon Data'.B29]" office:value-type="string" office:string-value="Ripper" calcext:value-type="string">
            <text:p>Ripper</text:p>
          </table:table-cell>
          <table:table-cell/>
          <table:table-cell table:formula="of:=IF([.P83]&gt;1;[.H83]*[.P83]/IF([.J83]&lt;&gt;&quot;Burst&quot;;[.M83];[.N83]);[.H83]/[.M83])" office:value-type="float" office:value="5.875" calcext:value-type="float">
            <text:p>5.9</text:p>
          </table:table-cell>
          <table:table-cell table:formula="of:=[$'Weapon Data'.D29]" office:value-type="string" office:string-value="Normal" calcext:value-type="string">
            <text:p>Normal</text:p>
          </table:table-cell>
          <table:table-cell table:formula="of:=[$'Weapon Data'.E29]" office:value-type="float" office:value="15" calcext:value-type="float">
            <text:p>15</text:p>
          </table:table-cell>
          <table:table-cell table:formula="of:=[$'Weapon Data'.F29]" office:value-type="float" office:value="32" calcext:value-type="float">
            <text:p>32</text:p>
          </table:table-cell>
          <table:table-cell table:formula="of:=AVERAGE([.F83];[.G83])" office:value-type="float" office:value="23.5" calcext:value-type="float">
            <text:p>23.5</text:p>
          </table:table-cell>
          <table:table-cell table:formula="of:=[$'Weapon Data'.G29]" office:value-type="string" office:string-value="Swing" calcext:value-type="string">
            <text:p>Swing</text:p>
          </table:table-cell>
          <table:table-cell table:formula="of:=[$'Weapon Data'.H29]" office:value-type="string" office:string-value="Thrust" calcext:value-type="string">
            <text:p>Thrust</text:p>
          </table:table-cell>
          <table:table-cell table:formula="of:=[$'Weapon Data'.I29]" office:value-type="float" office:value="1" calcext:value-type="float">
            <text:p>1</text:p>
          </table:table-cell>
          <table:table-cell table:formula="of:=[$'Weapon Data'.J29]" office:value-type="float" office:value="1" calcext:value-type="float">
            <text:p>1</text:p>
          </table:table-cell>
          <table:table-cell table:formula="of:=[$'Weapon Data'.K29]" office:value-type="float" office:value="4" calcext:value-type="float">
            <text:p>4</text:p>
          </table:table-cell>
          <table:table-cell table:formula="of:=[$'Weapon Data'.L29]" office:value-type="float" office:value="4" calcext:value-type="float">
            <text:p>4</text:p>
          </table:table-cell>
          <table:table-cell table:formula="of:=[$'Weapon Data'.M29]" office:value-type="float" office:value="10" calcext:value-type="float">
            <text:p>10</text:p>
          </table:table-cell>
          <table:table-cell table:formula="of:=IF([$'Weapon Data'.N29]&gt;1;ROUNDUP([$'Weapon Data'.N29]/3);0)" office:value-type="float" office:value="0" calcext:value-type="float">
            <text:p>0</text:p>
          </table:table-cell>
          <table:table-cell table:formula="of:=ORG.LIBREOFFICE.REGEX([$'Weapon Data'.O29];&quot; \[\d+\]&quot;;&quot;&quot;)" office:value-type="string" office:string-value="C Energy Cell" calcext:value-type="string">
            <text:p>C Energy Cell</text:p>
          </table:table-cell>
          <table:table-cell table:formula="of:=[$'Weapon Data'.Q29]" office:value-type="float" office:value="4" calcext:value-type="float">
            <text:p>4</text:p>
          </table:table-cell>
          <table:table-cell table:formula="of:=[$'Weapon Data'.S29]" office:value-type="float" office:value="1400" calcext:value-type="float">
            <text:p>1400</text:p>
          </table:table-cell>
          <table:table-cell table:formula="of:=IF([.$U83]=&quot;Small Guns&quot;;IF(ORG.LIBREOFFICE.REGEX([.$E83];&quot;Laser|Plasma|Electrical&quot;;&quot;&quot;)=&quot;&quot;;&quot;Energy Weapons&quot;;IF([$'Weapon Data'.$X29];&quot;Big Guns&quot;;[.$U83])); [.$U83])" office:value-type="string" office:string-value="Melee" calcext:value-type="string">
            <text:p>Melee</text:p>
          </table:table-cell>
          <table:table-cell table:formula="of:=VLOOKUP([$'Weapon Data'.G29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41]" office:value-type="float" office:value="235" calcext:value-type="float">
            <text:p>235</text:p>
          </table:table-cell>
          <table:table-cell table:formula="of:=[$'Weapon Data'.B41]" office:value-type="string" office:string-value="Power Fist" calcext:value-type="string">
            <text:p>Power Fist</text:p>
          </table:table-cell>
          <table:table-cell/>
          <table:table-cell table:formula="of:=IF([.P84]&gt;1;[.H84]*[.P84]/IF([.J84]&lt;&gt;&quot;Burst&quot;;[.M84];[.N84]);[.H84]/[.M84])" office:value-type="float" office:value="6" calcext:value-type="float">
            <text:p>6.0</text:p>
          </table:table-cell>
          <table:table-cell table:formula="of:=[$'Weapon Data'.D41]" office:value-type="string" office:string-value="Normal" calcext:value-type="string">
            <text:p>Normal</text:p>
          </table:table-cell>
          <table:table-cell table:formula="of:=[$'Weapon Data'.E41]" office:value-type="float" office:value="12" calcext:value-type="float">
            <text:p>12</text:p>
          </table:table-cell>
          <table:table-cell table:formula="of:=[$'Weapon Data'.F41]" office:value-type="float" office:value="24" calcext:value-type="float">
            <text:p>24</text:p>
          </table:table-cell>
          <table:table-cell table:formula="of:=AVERAGE([.F84];[.G84])" office:value-type="float" office:value="18" calcext:value-type="float">
            <text:p>18</text:p>
          </table:table-cell>
          <table:table-cell table:formula="of:=[$'Weapon Data'.G41]" office:value-type="string" office:string-value="Punch" calcext:value-type="string">
            <text:p>Punch</text:p>
          </table:table-cell>
          <table:table-cell table:formula="of:=[$'Weapon Data'.H41]" office:value-type="string" office:string-value="None" calcext:value-type="string">
            <text:p>None</text:p>
          </table:table-cell>
          <table:table-cell table:formula="of:=[$'Weapon Data'.I41]" office:value-type="float" office:value="1" calcext:value-type="float">
            <text:p>1</text:p>
          </table:table-cell>
          <table:table-cell table:formula="of:=[$'Weapon Data'.J41]" office:value-type="float" office:value="0" calcext:value-type="float">
            <text:p>0</text:p>
          </table:table-cell>
          <table:table-cell table:formula="of:=[$'Weapon Data'.K41]" office:value-type="float" office:value="3" calcext:value-type="float">
            <text:p>3</text:p>
          </table:table-cell>
          <table:table-cell table:formula="of:=[$'Weapon Data'.L41]" office:value-type="float" office:value="0" calcext:value-type="float">
            <text:p>0</text:p>
          </table:table-cell>
          <table:table-cell table:formula="of:=[$'Weapon Data'.M41]" office:value-type="float" office:value="20" calcext:value-type="float">
            <text:p>20</text:p>
          </table:table-cell>
          <table:table-cell table:formula="of:=IF([$'Weapon Data'.N41]&gt;1;ROUNDUP([$'Weapon Data'.N41]/3);0)" office:value-type="float" office:value="0" calcext:value-type="float">
            <text:p>0</text:p>
          </table:table-cell>
          <table:table-cell table:formula="of:=ORG.LIBREOFFICE.REGEX([$'Weapon Data'.O41];&quot; \[\d+\]&quot;;&quot;&quot;)" office:value-type="string" office:string-value="C Energy Cell" calcext:value-type="string">
            <text:p>C Energy Cell</text:p>
          </table:table-cell>
          <table:table-cell table:formula="of:=[$'Weapon Data'.Q41]" office:value-type="float" office:value="1" calcext:value-type="float">
            <text:p>1</text:p>
          </table:table-cell>
          <table:table-cell table:formula="of:=[$'Weapon Data'.S41]" office:value-type="float" office:value="2200" calcext:value-type="float">
            <text:p>2200</text:p>
          </table:table-cell>
          <table:table-cell table:formula="of:=IF([.$U84]=&quot;Small Guns&quot;;IF(ORG.LIBREOFFICE.REGEX([.$E84];&quot;Laser|Plasma|Electrical&quot;;&quot;&quot;)=&quot;&quot;;&quot;Energy Weapons&quot;;IF([$'Weapon Data'.$X41];&quot;Big Guns&quot;;[.$U84])); [.$U84])" office:value-type="string" office:string-value="Unarmed" calcext:value-type="string">
            <text:p>Unarmed</text:p>
          </table:table-cell>
          <table:table-cell table:formula="of:=VLOOKUP([$'Weapon Data'.G41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74]" office:value-type="float" office:value="386" calcext:value-type="float">
            <text:p>386</text:p>
          </table:table-cell>
          <table:table-cell table:formula="of:=[$'Weapon Data'.B74]" office:value-type="string" office:string-value="Louisville Slugger" calcext:value-type="string">
            <text:p>Louisville Slugger</text:p>
          </table:table-cell>
          <table:table-cell/>
          <table:table-cell table:formula="of:=IF([.P85]&gt;1;[.H85]*[.P85]/IF([.J85]&lt;&gt;&quot;Burst&quot;;[.M85];[.N85]);[.H85]/[.M85])" office:value-type="float" office:value="6" calcext:value-type="float">
            <text:p>6.0</text:p>
          </table:table-cell>
          <table:table-cell table:formula="of:=[$'Weapon Data'.D74]" office:value-type="string" office:string-value="Normal" calcext:value-type="string">
            <text:p>Normal</text:p>
          </table:table-cell>
          <table:table-cell table:formula="of:=[$'Weapon Data'.E74]" office:value-type="float" office:value="12" calcext:value-type="float">
            <text:p>12</text:p>
          </table:table-cell>
          <table:table-cell table:formula="of:=[$'Weapon Data'.F74]" office:value-type="float" office:value="24" calcext:value-type="float">
            <text:p>24</text:p>
          </table:table-cell>
          <table:table-cell table:formula="of:=AVERAGE([.F85];[.G85])" office:value-type="float" office:value="18" calcext:value-type="float">
            <text:p>18</text:p>
          </table:table-cell>
          <table:table-cell table:formula="of:=[$'Weapon Data'.G74]" office:value-type="string" office:string-value="Swing" calcext:value-type="string">
            <text:p>Swing</text:p>
          </table:table-cell>
          <table:table-cell table:formula="of:=[$'Weapon Data'.H74]" office:value-type="string" office:string-value="None" calcext:value-type="string">
            <text:p>None</text:p>
          </table:table-cell>
          <table:table-cell table:formula="of:=[$'Weapon Data'.I74]" office:value-type="float" office:value="1" calcext:value-type="float">
            <text:p>1</text:p>
          </table:table-cell>
          <table:table-cell table:formula="of:=[$'Weapon Data'.J74]" office:value-type="float" office:value="0" calcext:value-type="float">
            <text:p>0</text:p>
          </table:table-cell>
          <table:table-cell table:formula="of:=[$'Weapon Data'.K74]" office:value-type="float" office:value="3" calcext:value-type="float">
            <text:p>3</text:p>
          </table:table-cell>
          <table:table-cell table:formula="of:=[$'Weapon Data'.L74]" office:value-type="float" office:value="0" calcext:value-type="float">
            <text:p>0</text:p>
          </table:table-cell>
          <table:table-cell table:formula="of:=[$'Weapon Data'.M74]" office:value-type="float" office:value="0" calcext:value-type="float">
            <text:p>0</text:p>
          </table:table-cell>
          <table:table-cell table:formula="of:=IF([$'Weapon Data'.N74]&gt;1;ROUNDUP([$'Weapon Data'.N74]/3);0)" office:value-type="float" office:value="0" calcext:value-type="float">
            <text:p>0</text:p>
          </table:table-cell>
          <table:table-cell table:formula="of:=ORG.LIBREOFFICE.REGEX([$'Weapon Data'.O74];&quot; \[\d+\]&quot;;&quot;&quot;)" office:value-type="string" office:string-value="None" calcext:value-type="string">
            <text:p>None</text:p>
          </table:table-cell>
          <table:table-cell table:formula="of:=[$'Weapon Data'.Q74]" office:value-type="float" office:value="4" calcext:value-type="float">
            <text:p>4</text:p>
          </table:table-cell>
          <table:table-cell table:formula="of:=[$'Weapon Data'.S74]" office:value-type="float" office:value="2700" calcext:value-type="float">
            <text:p>2700</text:p>
          </table:table-cell>
          <table:table-cell table:formula="of:=IF([.$U85]=&quot;Small Guns&quot;;IF(ORG.LIBREOFFICE.REGEX([.$E85];&quot;Laser|Plasma|Electrical&quot;;&quot;&quot;)=&quot;&quot;;&quot;Energy Weapons&quot;;IF([$'Weapon Data'.$X74];&quot;Big Guns&quot;;[.$U85])); [.$U85])" office:value-type="string" office:string-value="Melee" calcext:value-type="string">
            <text:p>Melee</text:p>
          </table:table-cell>
          <table:table-cell table:formula="of:=VLOOKUP([$'Weapon Data'.G74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120]" office:value-type="float" office:value="630" calcext:value-type="float">
            <text:p>630</text:p>
          </table:table-cell>
          <table:table-cell table:formula="of:=[$'Weapon Data'.B120]" office:value-type="string" office:string-value="Grenade Launcher" calcext:value-type="string">
            <text:p>Grenade Launcher</text:p>
          </table:table-cell>
          <table:table-cell office:value-type="float" office:value="2" calcext:value-type="float">
            <text:p>2</text:p>
          </table:table-cell>
          <table:table-cell table:formula="of:=IF([.P86]&gt;1;[.H86]*[.P86]/IF([.J86]&lt;&gt;&quot;Burst&quot;;[.M86];[.N86]);[.H86]/[.M86])" office:value-type="float" office:value="6" calcext:value-type="float">
            <text:p>6.0</text:p>
          </table:table-cell>
          <table:table-cell table:formula="of:=[$'Weapon Data'.D120]" office:value-type="string" office:string-value="Explode" calcext:value-type="string">
            <text:p>Explode</text:p>
          </table:table-cell>
          <table:table-cell table:formula="of:=[$'Weapon Data'.E120]" office:value-type="float" office:value="20" calcext:value-type="float">
            <text:p>20</text:p>
          </table:table-cell>
          <table:table-cell table:formula="of:=[$'Weapon Data'.F120]" office:value-type="float" office:value="40" calcext:value-type="float">
            <text:p>40</text:p>
          </table:table-cell>
          <table:table-cell table:formula="of:=AVERAGE([.F86];[.G86])" office:value-type="float" office:value="30" calcext:value-type="float">
            <text:p>30</text:p>
          </table:table-cell>
          <table:table-cell table:formula="of:=[$'Weapon Data'.G120]" office:value-type="string" office:string-value="Single" calcext:value-type="string">
            <text:p>Single</text:p>
          </table:table-cell>
          <table:table-cell table:formula="of:=[$'Weapon Data'.H120]" office:value-type="string" office:string-value="None" calcext:value-type="string">
            <text:p>None</text:p>
          </table:table-cell>
          <table:table-cell table:formula="of:=[$'Weapon Data'.I120]" office:value-type="float" office:value="25" calcext:value-type="float">
            <text:p>25</text:p>
          </table:table-cell>
          <table:table-cell table:formula="of:=[$'Weapon Data'.J120]" office:value-type="float" office:value="0" calcext:value-type="float">
            <text:p>0</text:p>
          </table:table-cell>
          <table:table-cell table:formula="of:=[$'Weapon Data'.K120]" office:value-type="float" office:value="5" calcext:value-type="float">
            <text:p>5</text:p>
          </table:table-cell>
          <table:table-cell table:formula="of:=[$'Weapon Data'.L120]" office:value-type="float" office:value="0" calcext:value-type="float">
            <text:p>0</text:p>
          </table:table-cell>
          <table:table-cell table:formula="of:=[$'Weapon Data'.M120]" office:value-type="float" office:value="1" calcext:value-type="float">
            <text:p>1</text:p>
          </table:table-cell>
          <table:table-cell table:formula="of:=IF([$'Weapon Data'.N120]&gt;1;ROUNDUP([$'Weapon Data'.N120]/3);0)" office:value-type="float" office:value="0" calcext:value-type="float">
            <text:p>0</text:p>
          </table:table-cell>
          <table:table-cell table:formula="of:=ORG.LIBREOFFICE.REGEX([$'Weapon Data'.O120];&quot; \[\d+\]&quot;;&quot;&quot;)" office:value-type="string" office:string-value="40mm grenade" calcext:value-type="string">
            <text:p>40mm grenade</text:p>
          </table:table-cell>
          <table:table-cell table:formula="of:=[$'Weapon Data'.Q120]" office:value-type="float" office:value="5" calcext:value-type="float">
            <text:p>5</text:p>
          </table:table-cell>
          <table:table-cell table:formula="of:=[$'Weapon Data'.S120]" office:value-type="float" office:value="1200" calcext:value-type="float">
            <text:p>1200</text:p>
          </table:table-cell>
          <table:table-cell table:formula="of:=IF([.$U86]=&quot;Small Guns&quot;;IF(ORG.LIBREOFFICE.REGEX([.$E86];&quot;Laser|Plasma|Electrical&quot;;&quot;&quot;)=&quot;&quot;;&quot;Energy Weapons&quot;;IF([$'Weapon Data'.$X120];&quot;Big Guns&quot;;[.$U86])); [.$U86])" office:value-type="string" office:string-value="Big Guns" calcext:value-type="string">
            <text:p>Big Guns</text:p>
          </table:table-cell>
          <table:table-cell table:formula="of:=VLOOKUP([$'Weapon Data'.G1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5]" office:value-type="float" office:value="640" calcext:value-type="float">
            <text:p>640</text:p>
          </table:table-cell>
          <table:table-cell table:formula="of:=[$'Weapon Data'.B125]" office:value-type="string" office:string-value="Deathclaw Gauntlet" calcext:value-type="string">
            <text:p>Deathclaw Gauntlet</text:p>
          </table:table-cell>
          <table:table-cell/>
          <table:table-cell table:formula="of:=IF([.P87]&gt;1;[.H87]*[.P87]/IF([.J87]&lt;&gt;&quot;Burst&quot;;[.M87];[.N87]);[.H87]/[.M87])" office:value-type="float" office:value="6" calcext:value-type="float">
            <text:p>6.0</text:p>
          </table:table-cell>
          <table:table-cell table:formula="of:=[$'Weapon Data'.D125]" office:value-type="string" office:string-value="Normal" calcext:value-type="string">
            <text:p>Normal</text:p>
          </table:table-cell>
          <table:table-cell table:formula="of:=[$'Weapon Data'.E125]" office:value-type="float" office:value="18" calcext:value-type="float">
            <text:p>18</text:p>
          </table:table-cell>
          <table:table-cell table:formula="of:=[$'Weapon Data'.F125]" office:value-type="float" office:value="30" calcext:value-type="float">
            <text:p>30</text:p>
          </table:table-cell>
          <table:table-cell table:formula="of:=AVERAGE([.F87];[.G87])" office:value-type="float" office:value="24" calcext:value-type="float">
            <text:p>24</text:p>
          </table:table-cell>
          <table:table-cell table:formula="of:=[$'Weapon Data'.G125]" office:value-type="string" office:string-value="Punch" calcext:value-type="string">
            <text:p>Punch</text:p>
          </table:table-cell>
          <table:table-cell table:formula="of:=[$'Weapon Data'.H125]" office:value-type="string" office:string-value="None" calcext:value-type="string">
            <text:p>None</text:p>
          </table:table-cell>
          <table:table-cell table:formula="of:=[$'Weapon Data'.I125]" office:value-type="float" office:value="1" calcext:value-type="float">
            <text:p>1</text:p>
          </table:table-cell>
          <table:table-cell table:formula="of:=[$'Weapon Data'.J125]" office:value-type="float" office:value="0" calcext:value-type="float">
            <text:p>0</text:p>
          </table:table-cell>
          <table:table-cell table:formula="of:=[$'Weapon Data'.K125]" office:value-type="float" office:value="4" calcext:value-type="float">
            <text:p>4</text:p>
          </table:table-cell>
          <table:table-cell table:formula="of:=[$'Weapon Data'.L125]" office:value-type="float" office:value="0" calcext:value-type="float">
            <text:p>0</text:p>
          </table:table-cell>
          <table:table-cell table:formula="of:=[$'Weapon Data'.M125]" office:value-type="float" office:value="0" calcext:value-type="float">
            <text:p>0</text:p>
          </table:table-cell>
          <table:table-cell table:formula="of:=IF([$'Weapon Data'.N125]&gt;1;ROUNDUP([$'Weapon Data'.N125]/3);0)" office:value-type="float" office:value="0" calcext:value-type="float">
            <text:p>0</text:p>
          </table:table-cell>
          <table:table-cell table:formula="of:=ORG.LIBREOFFICE.REGEX([$'Weapon Data'.O125];&quot; \[\d+\]&quot;;&quot;&quot;)" office:value-type="string" office:string-value="None" calcext:value-type="string">
            <text:p>None</text:p>
          </table:table-cell>
          <table:table-cell table:formula="of:=[$'Weapon Data'.Q125]" office:value-type="float" office:value="3" calcext:value-type="float">
            <text:p>3</text:p>
          </table:table-cell>
          <table:table-cell table:formula="of:=[$'Weapon Data'.S125]" office:value-type="float" office:value="3500" calcext:value-type="float">
            <text:p>3500</text:p>
          </table:table-cell>
          <table:table-cell table:formula="of:=IF([.$U87]=&quot;Small Guns&quot;;IF(ORG.LIBREOFFICE.REGEX([.$E87];&quot;Laser|Plasma|Electrical&quot;;&quot;&quot;)=&quot;&quot;;&quot;Energy Weapons&quot;;IF([$'Weapon Data'.$X125];&quot;Big Guns&quot;;[.$U87])); [.$U87])" office:value-type="string" office:string-value="Unarmed" calcext:value-type="string">
            <text:p>Unarmed</text:p>
          </table:table-cell>
          <table:table-cell table:formula="of:=VLOOKUP([$'Weapon Data'.G12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81]" office:value-type="float" office:value="393" calcext:value-type="float">
            <text:p>393</text:p>
          </table:table-cell>
          <table:table-cell table:formula="of:=[$'Weapon Data'.B81]" office:value-type="string" office:string-value="Phazer" calcext:value-type="string">
            <text:p>Phazer</text:p>
          </table:table-cell>
          <table:table-cell/>
          <table:table-cell table:formula="of:=IF([.P88]&gt;1;[.H88]*[.P88]/IF([.J88]&lt;&gt;&quot;Burst&quot;;[.M88];[.N88]);[.H88]/[.M88])" office:value-type="float" office:value="6.25" calcext:value-type="float">
            <text:p>6.3</text:p>
          </table:table-cell>
          <table:table-cell table:formula="of:=[$'Weapon Data'.D81]" office:value-type="string" office:string-value="Laser" calcext:value-type="string">
            <text:p>Laser</text:p>
          </table:table-cell>
          <table:table-cell table:formula="of:=[$'Weapon Data'.E81]" office:value-type="float" office:value="20" calcext:value-type="float">
            <text:p>20</text:p>
          </table:table-cell>
          <table:table-cell table:formula="of:=[$'Weapon Data'.F81]" office:value-type="float" office:value="30" calcext:value-type="float">
            <text:p>30</text:p>
          </table:table-cell>
          <table:table-cell table:formula="of:=AVERAGE([.F88];[.G88])" office:value-type="float" office:value="25" calcext:value-type="float">
            <text:p>25</text:p>
          </table:table-cell>
          <table:table-cell table:formula="of:=[$'Weapon Data'.G81]" office:value-type="string" office:string-value="Single" calcext:value-type="string">
            <text:p>Single</text:p>
          </table:table-cell>
          <table:table-cell table:formula="of:=[$'Weapon Data'.H81]" office:value-type="string" office:string-value="None" calcext:value-type="string">
            <text:p>None</text:p>
          </table:table-cell>
          <table:table-cell table:formula="of:=[$'Weapon Data'.I81]" office:value-type="float" office:value="25" calcext:value-type="float">
            <text:p>25</text:p>
          </table:table-cell>
          <table:table-cell table:formula="of:=[$'Weapon Data'.J81]" office:value-type="float" office:value="0" calcext:value-type="float">
            <text:p>0</text:p>
          </table:table-cell>
          <table:table-cell table:formula="of:=[$'Weapon Data'.K81]" office:value-type="float" office:value="4" calcext:value-type="float">
            <text:p>4</text:p>
          </table:table-cell>
          <table:table-cell table:formula="of:=[$'Weapon Data'.L81]" office:value-type="float" office:value="0" calcext:value-type="float">
            <text:p>0</text:p>
          </table:table-cell>
          <table:table-cell table:formula="of:=[$'Weapon Data'.M81]" office:value-type="float" office:value="12" calcext:value-type="float">
            <text:p>12</text:p>
          </table:table-cell>
          <table:table-cell table:formula="of:=IF([$'Weapon Data'.N81]&gt;1;ROUNDUP([$'Weapon Data'.N81]/3);0)" office:value-type="float" office:value="0" calcext:value-type="float">
            <text:p>0</text:p>
          </table:table-cell>
          <table:table-cell table:formula="of:=ORG.LIBREOFFICE.REGEX([$'Weapon Data'.O81];&quot; \[\d+\]&quot;;&quot;&quot;)" office:value-type="string" office:string-value="C Energy Cell" calcext:value-type="string">
            <text:p>C Energy Cell</text:p>
          </table:table-cell>
          <table:table-cell table:formula="of:=[$'Weapon Data'.Q81]" office:value-type="float" office:value="3" calcext:value-type="float">
            <text:p>3</text:p>
          </table:table-cell>
          <table:table-cell table:formula="of:=[$'Weapon Data'.S81]" office:value-type="float" office:value="7500" calcext:value-type="float">
            <text:p>7500</text:p>
          </table:table-cell>
          <table:table-cell table:formula="of:=IF([.$U88]=&quot;Small Guns&quot;;IF(ORG.LIBREOFFICE.REGEX([.$E88];&quot;Laser|Plasma|Electrical&quot;;&quot;&quot;)=&quot;&quot;;&quot;Energy Weapons&quot;;IF([$'Weapon Data'.$X81];&quot;Big Guns&quot;;[.$U88])); [.$U88])" office:value-type="string" office:string-value="Energy Weapons" calcext:value-type="string">
            <text:p>Energy Weapons</text:p>
          </table:table-cell>
          <table:table-cell table:formula="of:=VLOOKUP([$'Weapon Data'.G8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7]" office:value-type="float" office:value="399" calcext:value-type="float">
            <text:p>399</text:p>
          </table:table-cell>
          <table:table-cell table:formula="of:=[$'Weapon Data'.B87]" office:value-type="string" office:string-value="Super Cattle Prod" calcext:value-type="string">
            <text:p>Super Cattle Prod</text:p>
          </table:table-cell>
          <table:table-cell/>
          <table:table-cell table:formula="of:=IF([.P89]&gt;1;[.H89]*[.P89]/IF([.J89]&lt;&gt;&quot;Burst&quot;;[.M89];[.N89]);[.H89]/[.M89])" office:value-type="float" office:value="6.5" calcext:value-type="float">
            <text:p>6.5</text:p>
          </table:table-cell>
          <table:table-cell table:formula="of:=[$'Weapon Data'.D87]" office:value-type="string" office:string-value="Electrical" calcext:value-type="string">
            <text:p>Electrical</text:p>
          </table:table-cell>
          <table:table-cell table:formula="of:=[$'Weapon Data'.E87]" office:value-type="float" office:value="20" calcext:value-type="float">
            <text:p>20</text:p>
          </table:table-cell>
          <table:table-cell table:formula="of:=[$'Weapon Data'.F87]" office:value-type="float" office:value="32" calcext:value-type="float">
            <text:p>32</text:p>
          </table:table-cell>
          <table:table-cell table:formula="of:=AVERAGE([.F89];[.G89])" office:value-type="float" office:value="26" calcext:value-type="float">
            <text:p>26</text:p>
          </table:table-cell>
          <table:table-cell table:formula="of:=[$'Weapon Data'.G87]" office:value-type="string" office:string-value="Swing" calcext:value-type="string">
            <text:p>Swing</text:p>
          </table:table-cell>
          <table:table-cell table:formula="of:=[$'Weapon Data'.H87]" office:value-type="string" office:string-value="Thrust" calcext:value-type="string">
            <text:p>Thrust</text:p>
          </table:table-cell>
          <table:table-cell table:formula="of:=[$'Weapon Data'.I87]" office:value-type="float" office:value="1" calcext:value-type="float">
            <text:p>1</text:p>
          </table:table-cell>
          <table:table-cell table:formula="of:=[$'Weapon Data'.J87]" office:value-type="float" office:value="1" calcext:value-type="float">
            <text:p>1</text:p>
          </table:table-cell>
          <table:table-cell table:formula="of:=[$'Weapon Data'.K87]" office:value-type="float" office:value="4" calcext:value-type="float">
            <text:p>4</text:p>
          </table:table-cell>
          <table:table-cell table:formula="of:=[$'Weapon Data'.L87]" office:value-type="float" office:value="4" calcext:value-type="float">
            <text:p>4</text:p>
          </table:table-cell>
          <table:table-cell table:formula="of:=[$'Weapon Data'.M87]" office:value-type="float" office:value="20" calcext:value-type="float">
            <text:p>20</text:p>
          </table:table-cell>
          <table:table-cell table:formula="of:=IF([$'Weapon Data'.N87]&gt;1;ROUNDUP([$'Weapon Data'.N87]/3);0)" office:value-type="float" office:value="0" calcext:value-type="float">
            <text:p>0</text:p>
          </table:table-cell>
          <table:table-cell table:formula="of:=ORG.LIBREOFFICE.REGEX([$'Weapon Data'.O87];&quot; \[\d+\]&quot;;&quot;&quot;)" office:value-type="string" office:string-value="C Energy Cell" calcext:value-type="string">
            <text:p>C Energy Cell</text:p>
          </table:table-cell>
          <table:table-cell table:formula="of:=[$'Weapon Data'.Q87]" office:value-type="float" office:value="4" calcext:value-type="float">
            <text:p>4</text:p>
          </table:table-cell>
          <table:table-cell table:formula="of:=[$'Weapon Data'.S87]" office:value-type="float" office:value="600" calcext:value-type="float">
            <text:p>600</text:p>
          </table:table-cell>
          <table:table-cell table:formula="of:=IF([.$U89]=&quot;Small Guns&quot;;IF(ORG.LIBREOFFICE.REGEX([.$E89];&quot;Laser|Plasma|Electrical&quot;;&quot;&quot;)=&quot;&quot;;&quot;Energy Weapons&quot;;IF([$'Weapon Data'.$X87];&quot;Big Guns&quot;;[.$U89])); [.$U89])" office:value-type="string" office:string-value="Melee" calcext:value-type="string">
            <text:p>Melee</text:p>
          </table:table-cell>
          <table:table-cell table:formula="of:=VLOOKUP([$'Weapon Data'.G87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>
          <table:table-cell table:formula="of:=[$'Weapon Data'.$C47]" office:value-type="float" office:value="270" calcext:value-type="float">
            <text:p>270</text:p>
          </table:table-cell>
          <table:table-cell table:formula="of:=[$'Weapon Data'.B47]" office:value-type="string" office:string-value="Robo Rocket Launcher" calcext:value-type="string">
            <text:p>Robo Rocket Launcher</text:p>
          </table:table-cell>
          <table:table-cell/>
          <table:table-cell table:formula="of:=IF([.P90]&gt;1;[.H90]*[.P90]/IF([.J90]&lt;&gt;&quot;Burst&quot;;[.M90];[.N90]);[.H90]/[.M90])" office:value-type="float" office:value="6.66666666666667" calcext:value-type="float">
            <text:p>6.7</text:p>
          </table:table-cell>
          <table:table-cell table:formula="of:=[$'Weapon Data'.D47]" office:value-type="string" office:string-value="Explode" calcext:value-type="string">
            <text:p>Explode</text:p>
          </table:table-cell>
          <table:table-cell table:formula="of:=[$'Weapon Data'.E47]" office:value-type="float" office:value="10" calcext:value-type="float">
            <text:p>10</text:p>
          </table:table-cell>
          <table:table-cell table:formula="of:=[$'Weapon Data'.F47]" office:value-type="float" office:value="30" calcext:value-type="float">
            <text:p>30</text:p>
          </table:table-cell>
          <table:table-cell table:formula="of:=AVERAGE([.F90];[.G90])" office:value-type="float" office:value="20" calcext:value-type="float">
            <text:p>20</text:p>
          </table:table-cell>
          <table:table-cell table:formula="of:=[$'Weapon Data'.G47]" office:value-type="string" office:string-value="Single" calcext:value-type="string">
            <text:p>Single</text:p>
          </table:table-cell>
          <table:table-cell table:formula="of:=[$'Weapon Data'.H47]" office:value-type="string" office:string-value="None" calcext:value-type="string">
            <text:p>None</text:p>
          </table:table-cell>
          <table:table-cell table:formula="of:=[$'Weapon Data'.I47]" office:value-type="float" office:value="30" calcext:value-type="float">
            <text:p>30</text:p>
          </table:table-cell>
          <table:table-cell table:formula="of:=[$'Weapon Data'.J47]" office:value-type="float" office:value="0" calcext:value-type="float">
            <text:p>0</text:p>
          </table:table-cell>
          <table:table-cell table:formula="of:=[$'Weapon Data'.K47]" office:value-type="float" office:value="3" calcext:value-type="float">
            <text:p>3</text:p>
          </table:table-cell>
          <table:table-cell table:formula="of:=[$'Weapon Data'.L47]" office:value-type="float" office:value="0" calcext:value-type="float">
            <text:p>0</text:p>
          </table:table-cell>
          <table:table-cell table:formula="of:=[$'Weapon Data'.M47]" office:value-type="float" office:value="6" calcext:value-type="float">
            <text:p>6</text:p>
          </table:table-cell>
          <table:table-cell table:formula="of:=IF([$'Weapon Data'.N47]&gt;1;ROUNDUP([$'Weapon Data'.N47]/3);0)" office:value-type="float" office:value="0" calcext:value-type="float">
            <text:p>0</text:p>
          </table:table-cell>
          <table:table-cell table:formula="of:=ORG.LIBREOFFICE.REGEX([$'Weapon Data'.O47];&quot; \[\d+\]&quot;;&quot;&quot;)" office:value-type="string" office:string-value="Rocket" calcext:value-type="string">
            <text:p>Rocket</text:p>
          </table:table-cell>
          <table:table-cell table:formula="of:=[$'Weapon Data'.Q47]" office:value-type="float" office:value="1" calcext:value-type="float">
            <text:p>1</text:p>
          </table:table-cell>
          <table:table-cell table:formula="of:=[$'Weapon Data'.S47]" office:value-type="float" office:value="0" calcext:value-type="float">
            <text:p>0</text:p>
          </table:table-cell>
          <table:table-cell table:formula="of:=IF([.$U90]=&quot;Small Guns&quot;;IF(ORG.LIBREOFFICE.REGEX([.$E90];&quot;Laser|Plasma|Electrical&quot;;&quot;&quot;)=&quot;&quot;;&quot;Energy Weapons&quot;;IF([$'Weapon Data'.$X47];&quot;Big Guns&quot;;[.$U90])); [.$U90])" office:value-type="string" office:string-value="Big Guns" calcext:value-type="string">
            <text:p>Big Guns</text:p>
          </table:table-cell>
          <table:table-cell table:formula="of:=VLOOKUP([$'Weapon Data'.G4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8]" office:value-type="float" office:value="115" calcext:value-type="float">
            <text:p>115</text:p>
          </table:table-cell>
          <table:table-cell table:formula="of:=[$'Weapon Data'.B28]" office:value-type="string" office:string-value="Super Sledge" calcext:value-type="string">
            <text:p>Super Sledge</text:p>
          </table:table-cell>
          <table:table-cell/>
          <table:table-cell table:formula="of:=IF([.P91]&gt;1;[.H91]*[.P91]/IF([.J91]&lt;&gt;&quot;Burst&quot;;[.M91];[.N91]);[.H91]/[.M91])" office:value-type="float" office:value="6.75" calcext:value-type="float">
            <text:p>6.8</text:p>
          </table:table-cell>
          <table:table-cell table:formula="of:=[$'Weapon Data'.D28]" office:value-type="string" office:string-value="Normal" calcext:value-type="string">
            <text:p>Normal</text:p>
          </table:table-cell>
          <table:table-cell table:formula="of:=[$'Weapon Data'.E28]" office:value-type="float" office:value="18" calcext:value-type="float">
            <text:p>18</text:p>
          </table:table-cell>
          <table:table-cell table:formula="of:=[$'Weapon Data'.F28]" office:value-type="float" office:value="36" calcext:value-type="float">
            <text:p>36</text:p>
          </table:table-cell>
          <table:table-cell table:formula="of:=AVERAGE([.F91];[.G91])" office:value-type="float" office:value="27" calcext:value-type="float">
            <text:p>27</text:p>
          </table:table-cell>
          <table:table-cell table:formula="of:=[$'Weapon Data'.G28]" office:value-type="string" office:string-value="Swing" calcext:value-type="string">
            <text:p>Swing</text:p>
          </table:table-cell>
          <table:table-cell table:formula="of:=[$'Weapon Data'.H28]" office:value-type="string" office:string-value="Thrust" calcext:value-type="string">
            <text:p>Thrust</text:p>
          </table:table-cell>
          <table:table-cell table:formula="of:=[$'Weapon Data'.I28]" office:value-type="float" office:value="2" calcext:value-type="float">
            <text:p>2</text:p>
          </table:table-cell>
          <table:table-cell table:formula="of:=[$'Weapon Data'.J28]" office:value-type="float" office:value="2" calcext:value-type="float">
            <text:p>2</text:p>
          </table:table-cell>
          <table:table-cell table:formula="of:=[$'Weapon Data'.K28]" office:value-type="float" office:value="4" calcext:value-type="float">
            <text:p>4</text:p>
          </table:table-cell>
          <table:table-cell table:formula="of:=[$'Weapon Data'.L28]" office:value-type="float" office:value="5" calcext:value-type="float">
            <text:p>5</text:p>
          </table:table-cell>
          <table:table-cell table:formula="of:=[$'Weapon Data'.M28]" office:value-type="float" office:value="0" calcext:value-type="float">
            <text:p>0</text:p>
          </table:table-cell>
          <table:table-cell table:formula="of:=IF([$'Weapon Data'.N28]&gt;1;ROUNDUP([$'Weapon Data'.N28]/3);0)" office:value-type="float" office:value="0" calcext:value-type="float">
            <text:p>0</text:p>
          </table:table-cell>
          <table:table-cell table:formula="of:=ORG.LIBREOFFICE.REGEX([$'Weapon Data'.O28];&quot; \[\d+\]&quot;;&quot;&quot;)" office:value-type="string" office:string-value="None" calcext:value-type="string">
            <text:p>None</text:p>
          </table:table-cell>
          <table:table-cell table:formula="of:=[$'Weapon Data'.Q28]" office:value-type="float" office:value="5" calcext:value-type="float">
            <text:p>5</text:p>
          </table:table-cell>
          <table:table-cell table:formula="of:=[$'Weapon Data'.S28]" office:value-type="float" office:value="3750" calcext:value-type="float">
            <text:p>3750</text:p>
          </table:table-cell>
          <table:table-cell table:formula="of:=IF([.$U91]=&quot;Small Guns&quot;;IF(ORG.LIBREOFFICE.REGEX([.$E91];&quot;Laser|Plasma|Electrical&quot;;&quot;&quot;)=&quot;&quot;;&quot;Energy Weapons&quot;;IF([$'Weapon Data'.$X28];&quot;Big Guns&quot;;[.$U91])); [.$U91])" office:value-type="string" office:string-value="Melee" calcext:value-type="string">
            <text:p>Melee</text:p>
          </table:table-cell>
          <table:table-cell table:formula="of:=VLOOKUP([$'Weapon Data'.G28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20]" office:value-type="float" office:value="24" calcext:value-type="float">
            <text:p>24</text:p>
          </table:table-cell>
          <table:table-cell table:formula="of:=[$'Weapon Data'.B20]" office:value-type="string" office:string-value="Plasma Pistol" calcext:value-type="string">
            <text:p>Plasma Pistol</text:p>
          </table:table-cell>
          <table:table-cell/>
          <table:table-cell table:formula="of:=IF([.P92]&gt;1;[.H92]*[.P92]/IF([.J92]&lt;&gt;&quot;Burst&quot;;[.M92];[.N92]);[.H92]/[.M92])" office:value-type="float" office:value="6.875" calcext:value-type="float">
            <text:p>6.9</text:p>
          </table:table-cell>
          <table:table-cell table:formula="of:=[$'Weapon Data'.D20]" office:value-type="string" office:string-value="Plasma" calcext:value-type="string">
            <text:p>Plasma</text:p>
          </table:table-cell>
          <table:table-cell table:formula="of:=[$'Weapon Data'.E20]" office:value-type="float" office:value="20" calcext:value-type="float">
            <text:p>20</text:p>
          </table:table-cell>
          <table:table-cell table:formula="of:=[$'Weapon Data'.F20]" office:value-type="float" office:value="35" calcext:value-type="float">
            <text:p>35</text:p>
          </table:table-cell>
          <table:table-cell table:formula="of:=AVERAGE([.F92];[.G92])" office:value-type="float" office:value="27.5" calcext:value-type="float">
            <text:p>27.5</text:p>
          </table:table-cell>
          <table:table-cell table:formula="of:=[$'Weapon Data'.G20]" office:value-type="string" office:string-value="Single" calcext:value-type="string">
            <text:p>Single</text:p>
          </table:table-cell>
          <table:table-cell table:formula="of:=[$'Weapon Data'.H20]" office:value-type="string" office:string-value="None" calcext:value-type="string">
            <text:p>None</text:p>
          </table:table-cell>
          <table:table-cell table:formula="of:=[$'Weapon Data'.I20]" office:value-type="float" office:value="15" calcext:value-type="float">
            <text:p>15</text:p>
          </table:table-cell>
          <table:table-cell table:formula="of:=[$'Weapon Data'.J20]" office:value-type="float" office:value="0" calcext:value-type="float">
            <text:p>0</text:p>
          </table:table-cell>
          <table:table-cell table:formula="of:=[$'Weapon Data'.K20]" office:value-type="float" office:value="4" calcext:value-type="float">
            <text:p>4</text:p>
          </table:table-cell>
          <table:table-cell table:formula="of:=[$'Weapon Data'.L20]" office:value-type="float" office:value="0" calcext:value-type="float">
            <text:p>0</text:p>
          </table:table-cell>
          <table:table-cell table:formula="of:=[$'Weapon Data'.M20]" office:value-type="float" office:value="16" calcext:value-type="float">
            <text:p>16</text:p>
          </table:table-cell>
          <table:table-cell table:formula="of:=IF([$'Weapon Data'.N20]&gt;1;ROUNDUP([$'Weapon Data'.N20]/3);0)" office:value-type="float" office:value="0" calcext:value-type="float">
            <text:p>0</text:p>
          </table:table-cell>
          <table:table-cell table:formula="of:=ORG.LIBREOFFICE.REGEX([$'Weapon Data'.O20];&quot; \[\d+\]&quot;;&quot;&quot;)" office:value-type="string" office:string-value="C Energy Cell" calcext:value-type="string">
            <text:p>C Energy Cell</text:p>
          </table:table-cell>
          <table:table-cell table:formula="of:=[$'Weapon Data'.Q20]" office:value-type="float" office:value="4" calcext:value-type="float">
            <text:p>4</text:p>
          </table:table-cell>
          <table:table-cell table:formula="of:=[$'Weapon Data'.S20]" office:value-type="float" office:value="2750" calcext:value-type="float">
            <text:p>2750</text:p>
          </table:table-cell>
          <table:table-cell table:formula="of:=IF([.$U92]=&quot;Small Guns&quot;;IF(ORG.LIBREOFFICE.REGEX([.$E92];&quot;Laser|Plasma|Electrical&quot;;&quot;&quot;)=&quot;&quot;;&quot;Energy Weapons&quot;;IF([$'Weapon Data'.$X20];&quot;Big Guns&quot;;[.$U92])); [.$U92])" office:value-type="string" office:string-value="Energy Weapons" calcext:value-type="string">
            <text:p>Energy Weapons</text:p>
          </table:table-cell>
          <table:table-cell table:formula="of:=VLOOKUP([$'Weapon Data'.G2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4]" office:value-type="float" office:value="406" calcext:value-type="float">
            <text:p>406</text:p>
          </table:table-cell>
          <table:table-cell table:formula="of:=[$'Weapon Data'.B94]" office:value-type="string" office:string-value="Plasma Pistol (Ext. Cap.)" calcext:value-type="string">
            <text:p>Plasma Pistol (Ext. Cap.)</text:p>
          </table:table-cell>
          <table:table-cell/>
          <table:table-cell table:formula="of:=IF([.P93]&gt;1;[.H93]*[.P93]/IF([.J93]&lt;&gt;&quot;Burst&quot;;[.M93];[.N93]);[.H93]/[.M93])" office:value-type="float" office:value="6.875" calcext:value-type="float">
            <text:p>6.9</text:p>
          </table:table-cell>
          <table:table-cell table:formula="of:=[$'Weapon Data'.D94]" office:value-type="string" office:string-value="Plasma" calcext:value-type="string">
            <text:p>Plasma</text:p>
          </table:table-cell>
          <table:table-cell table:formula="of:=[$'Weapon Data'.E94]" office:value-type="float" office:value="20" calcext:value-type="float">
            <text:p>20</text:p>
          </table:table-cell>
          <table:table-cell table:formula="of:=[$'Weapon Data'.F94]" office:value-type="float" office:value="35" calcext:value-type="float">
            <text:p>35</text:p>
          </table:table-cell>
          <table:table-cell table:formula="of:=AVERAGE([.F93];[.G93])" office:value-type="float" office:value="27.5" calcext:value-type="float">
            <text:p>27.5</text:p>
          </table:table-cell>
          <table:table-cell table:formula="of:=[$'Weapon Data'.G94]" office:value-type="string" office:string-value="Single" calcext:value-type="string">
            <text:p>Single</text:p>
          </table:table-cell>
          <table:table-cell table:formula="of:=[$'Weapon Data'.H94]" office:value-type="string" office:string-value="None" calcext:value-type="string">
            <text:p>None</text:p>
          </table:table-cell>
          <table:table-cell table:formula="of:=[$'Weapon Data'.I94]" office:value-type="float" office:value="15" calcext:value-type="float">
            <text:p>15</text:p>
          </table:table-cell>
          <table:table-cell table:formula="of:=[$'Weapon Data'.J94]" office:value-type="float" office:value="0" calcext:value-type="float">
            <text:p>0</text:p>
          </table:table-cell>
          <table:table-cell table:formula="of:=[$'Weapon Data'.K94]" office:value-type="float" office:value="4" calcext:value-type="float">
            <text:p>4</text:p>
          </table:table-cell>
          <table:table-cell table:formula="of:=[$'Weapon Data'.L94]" office:value-type="float" office:value="0" calcext:value-type="float">
            <text:p>0</text:p>
          </table:table-cell>
          <table:table-cell table:formula="of:=[$'Weapon Data'.M94]" office:value-type="float" office:value="32" calcext:value-type="float">
            <text:p>32</text:p>
          </table:table-cell>
          <table:table-cell table:formula="of:=IF([$'Weapon Data'.N94]&gt;1;ROUNDUP([$'Weapon Data'.N94]/3);0)" office:value-type="float" office:value="0" calcext:value-type="float">
            <text:p>0</text:p>
          </table:table-cell>
          <table:table-cell table:formula="of:=ORG.LIBREOFFICE.REGEX([$'Weapon Data'.O94];&quot; \[\d+\]&quot;;&quot;&quot;)" office:value-type="string" office:string-value="C Energy Cell" calcext:value-type="string">
            <text:p>C Energy Cell</text:p>
          </table:table-cell>
          <table:table-cell table:formula="of:=[$'Weapon Data'.Q94]" office:value-type="float" office:value="4" calcext:value-type="float">
            <text:p>4</text:p>
          </table:table-cell>
          <table:table-cell table:formula="of:=[$'Weapon Data'.S94]" office:value-type="float" office:value="2750" calcext:value-type="float">
            <text:p>2750</text:p>
          </table:table-cell>
          <table:table-cell table:formula="of:=IF([.$U93]=&quot;Small Guns&quot;;IF(ORG.LIBREOFFICE.REGEX([.$E93];&quot;Laser|Plasma|Electrical&quot;;&quot;&quot;)=&quot;&quot;;&quot;Energy Weapons&quot;;IF([$'Weapon Data'.$X94];&quot;Big Guns&quot;;[.$U93])); [.$U93])" office:value-type="string" office:string-value="Energy Weapons" calcext:value-type="string">
            <text:p>Energy Weapons</text:p>
          </table:table-cell>
          <table:table-cell table:formula="of:=VLOOKUP([$'Weapon Data'.G9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52]" office:value-type="float" office:value="291" calcext:value-type="float">
            <text:p>291</text:p>
          </table:table-cell>
          <table:table-cell table:formula="of:=[$'Weapon Data'.B52]" office:value-type="string" office:string-value="Robo Melee Weapon 2" calcext:value-type="string">
            <text:p>Robo Melee Weapon 2</text:p>
          </table:table-cell>
          <table:table-cell/>
          <table:table-cell table:formula="of:=IF([.P94]&gt;1;[.H94]*[.P94]/IF([.J94]&lt;&gt;&quot;Burst&quot;;[.M94];[.N94]);[.H94]/[.M94])" office:value-type="float" office:value="7.5" calcext:value-type="float">
            <text:p>7.5</text:p>
          </table:table-cell>
          <table:table-cell table:formula="of:=[$'Weapon Data'.D52]" office:value-type="string" office:string-value="Electrical" calcext:value-type="string">
            <text:p>Electrical</text:p>
          </table:table-cell>
          <table:table-cell table:formula="of:=[$'Weapon Data'.E52]" office:value-type="float" office:value="15" calcext:value-type="float">
            <text:p>15</text:p>
          </table:table-cell>
          <table:table-cell table:formula="of:=[$'Weapon Data'.F52]" office:value-type="float" office:value="30" calcext:value-type="float">
            <text:p>30</text:p>
          </table:table-cell>
          <table:table-cell table:formula="of:=AVERAGE([.F94];[.G94])" office:value-type="float" office:value="22.5" calcext:value-type="float">
            <text:p>22.5</text:p>
          </table:table-cell>
          <table:table-cell table:formula="of:=[$'Weapon Data'.G52]" office:value-type="string" office:string-value="Punch" calcext:value-type="string">
            <text:p>Punch</text:p>
          </table:table-cell>
          <table:table-cell table:formula="of:=[$'Weapon Data'.H52]" office:value-type="string" office:string-value="None" calcext:value-type="string">
            <text:p>None</text:p>
          </table:table-cell>
          <table:table-cell table:formula="of:=[$'Weapon Data'.I52]" office:value-type="float" office:value="1" calcext:value-type="float">
            <text:p>1</text:p>
          </table:table-cell>
          <table:table-cell table:formula="of:=[$'Weapon Data'.J52]" office:value-type="float" office:value="0" calcext:value-type="float">
            <text:p>0</text:p>
          </table:table-cell>
          <table:table-cell table:formula="of:=[$'Weapon Data'.K52]" office:value-type="float" office:value="3" calcext:value-type="float">
            <text:p>3</text:p>
          </table:table-cell>
          <table:table-cell table:formula="of:=[$'Weapon Data'.L52]" office:value-type="float" office:value="0" calcext:value-type="float">
            <text:p>0</text:p>
          </table:table-cell>
          <table:table-cell table:formula="of:=[$'Weapon Data'.M52]" office:value-type="float" office:value="0" calcext:value-type="float">
            <text:p>0</text:p>
          </table:table-cell>
          <table:table-cell table:formula="of:=IF([$'Weapon Data'.N52]&gt;1;ROUNDUP([$'Weapon Data'.N52]/3);0)" office:value-type="float" office:value="0" calcext:value-type="float">
            <text:p>0</text:p>
          </table:table-cell>
          <table:table-cell table:formula="of:=ORG.LIBREOFFICE.REGEX([$'Weapon Data'.O52];&quot; \[\d+\]&quot;;&quot;&quot;)" office:value-type="string" office:string-value="None" calcext:value-type="string">
            <text:p>None</text:p>
          </table:table-cell>
          <table:table-cell table:formula="of:=[$'Weapon Data'.Q52]" office:value-type="float" office:value="1" calcext:value-type="float">
            <text:p>1</text:p>
          </table:table-cell>
          <table:table-cell table:formula="of:=[$'Weapon Data'.S52]" office:value-type="float" office:value="0" calcext:value-type="float">
            <text:p>0</text:p>
          </table:table-cell>
          <table:table-cell table:formula="of:=IF([.$U94]=&quot;Small Guns&quot;;IF(ORG.LIBREOFFICE.REGEX([.$E94];&quot;Laser|Plasma|Electrical&quot;;&quot;&quot;)=&quot;&quot;;&quot;Energy Weapons&quot;;IF([$'Weapon Data'.$X52];&quot;Big Guns&quot;;[.$U94])); [.$U94])" office:value-type="string" office:string-value="Unarmed" calcext:value-type="string">
            <text:p>Unarmed</text:p>
          </table:table-cell>
          <table:table-cell table:formula="of:=VLOOKUP([$'Weapon Data'.G52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0]" office:value-type="float" office:value="530" calcext:value-type="float">
            <text:p>530</text:p>
          </table:table-cell>
          <table:table-cell table:formula="of:=[$'Weapon Data'.B110]" office:value-type="string" office:string-value="End Boss Knife" calcext:value-type="string">
            <text:p>End Boss Knife</text:p>
          </table:table-cell>
          <table:table-cell/>
          <table:table-cell table:formula="of:=IF([.P95]&gt;1;[.H95]*[.P95]/IF([.J95]&lt;&gt;&quot;Burst&quot;;[.M95];[.N95]);[.H95]/[.M95])" office:value-type="float" office:value="7.5" calcext:value-type="float">
            <text:p>7.5</text:p>
          </table:table-cell>
          <table:table-cell table:formula="of:=[$'Weapon Data'.D110]" office:value-type="string" office:string-value="Normal" calcext:value-type="string">
            <text:p>Normal</text:p>
          </table:table-cell>
          <table:table-cell table:formula="of:=[$'Weapon Data'.E110]" office:value-type="float" office:value="15" calcext:value-type="float">
            <text:p>15</text:p>
          </table:table-cell>
          <table:table-cell table:formula="of:=[$'Weapon Data'.F110]" office:value-type="float" office:value="30" calcext:value-type="float">
            <text:p>30</text:p>
          </table:table-cell>
          <table:table-cell table:formula="of:=AVERAGE([.F95];[.G95])" office:value-type="float" office:value="22.5" calcext:value-type="float">
            <text:p>22.5</text:p>
          </table:table-cell>
          <table:table-cell table:formula="of:=[$'Weapon Data'.G110]" office:value-type="string" office:string-value="Swing" calcext:value-type="string">
            <text:p>Swing</text:p>
          </table:table-cell>
          <table:table-cell table:formula="of:=[$'Weapon Data'.H110]" office:value-type="string" office:string-value="Thrust" calcext:value-type="string">
            <text:p>Thrust</text:p>
          </table:table-cell>
          <table:table-cell table:formula="of:=[$'Weapon Data'.I110]" office:value-type="float" office:value="1" calcext:value-type="float">
            <text:p>1</text:p>
          </table:table-cell>
          <table:table-cell table:formula="of:=[$'Weapon Data'.J110]" office:value-type="float" office:value="1" calcext:value-type="float">
            <text:p>1</text:p>
          </table:table-cell>
          <table:table-cell table:formula="of:=[$'Weapon Data'.K110]" office:value-type="float" office:value="3" calcext:value-type="float">
            <text:p>3</text:p>
          </table:table-cell>
          <table:table-cell table:formula="of:=[$'Weapon Data'.L110]" office:value-type="float" office:value="3" calcext:value-type="float">
            <text:p>3</text:p>
          </table:table-cell>
          <table:table-cell table:formula="of:=[$'Weapon Data'.M110]" office:value-type="float" office:value="0" calcext:value-type="float">
            <text:p>0</text:p>
          </table:table-cell>
          <table:table-cell table:formula="of:=IF([$'Weapon Data'.N110]&gt;1;ROUNDUP([$'Weapon Data'.N110]/3);0)" office:value-type="float" office:value="0" calcext:value-type="float">
            <text:p>0</text:p>
          </table:table-cell>
          <table:table-cell table:formula="of:=ORG.LIBREOFFICE.REGEX([$'Weapon Data'.O110];&quot; \[\d+\]&quot;;&quot;&quot;)" office:value-type="string" office:string-value="None" calcext:value-type="string">
            <text:p>None</text:p>
          </table:table-cell>
          <table:table-cell table:formula="of:=[$'Weapon Data'.Q110]" office:value-type="float" office:value="2" calcext:value-type="float">
            <text:p>2</text:p>
          </table:table-cell>
          <table:table-cell table:formula="of:=[$'Weapon Data'.S110]" office:value-type="float" office:value="0" calcext:value-type="float">
            <text:p>0</text:p>
          </table:table-cell>
          <table:table-cell table:formula="of:=IF([.$U95]=&quot;Small Guns&quot;;IF(ORG.LIBREOFFICE.REGEX([.$E95];&quot;Laser|Plasma|Electrical&quot;;&quot;&quot;)=&quot;&quot;;&quot;Energy Weapons&quot;;IF([$'Weapon Data'.$X110];&quot;Big Guns&quot;;[.$U95])); [.$U95])" office:value-type="string" office:string-value="Melee" calcext:value-type="string">
            <text:p>Melee</text:p>
          </table:table-cell>
          <table:table-cell table:formula="of:=VLOOKUP([$'Weapon Data'.G110];[$Calibers.$F$1:$Calibers.$G$9];2;0)" office:value-type="string" office:string-value="Melee" calcext:value-type="string">
            <text:p>Melee</text:p>
          </table:table-cell>
          <table:table-cell table:number-columns-repeated="16363"/>
        </table:table-row>
        <table:table-row table:style-name="ro2" table:visibility="filter">
          <table:table-cell table:formula="of:=[$'Weapon Data'.$C117]" office:value-type="float" office:value="613" calcext:value-type="float">
            <text:p>613</text:p>
          </table:table-cell>
          <table:table-cell table:formula="of:=[$'Weapon Data'.B117]" office:value-type="string" office:string-value="Home-made grenade" calcext:value-type="string">
            <text:p>Home-made grenade</text:p>
          </table:table-cell>
          <table:table-cell/>
          <table:table-cell table:formula="of:=IF([.P96]&gt;1;[.H96]*[.P96]/IF([.J96]&lt;&gt;&quot;Burst&quot;;[.M96];[.N96]);[.H96]/[.M96])" office:value-type="float" office:value="8.125" calcext:value-type="float">
            <text:p>8.1</text:p>
          </table:table-cell>
          <table:table-cell table:formula="of:=[$'Weapon Data'.D117]" office:value-type="string" office:string-value="Explode" calcext:value-type="string">
            <text:p>Explode</text:p>
          </table:table-cell>
          <table:table-cell table:formula="of:=[$'Weapon Data'.E117]" office:value-type="float" office:value="20" calcext:value-type="float">
            <text:p>20</text:p>
          </table:table-cell>
          <table:table-cell table:formula="of:=[$'Weapon Data'.F117]" office:value-type="float" office:value="45" calcext:value-type="float">
            <text:p>45</text:p>
          </table:table-cell>
          <table:table-cell table:formula="of:=AVERAGE([.F96];[.G96])" office:value-type="float" office:value="32.5" calcext:value-type="float">
            <text:p>32.5</text:p>
          </table:table-cell>
          <table:table-cell table:formula="of:=[$'Weapon Data'.G117]" office:value-type="string" office:string-value="Throw" calcext:value-type="string">
            <text:p>Throw</text:p>
          </table:table-cell>
          <table:table-cell table:formula="of:=[$'Weapon Data'.H117]" office:value-type="string" office:string-value="None" calcext:value-type="string">
            <text:p>None</text:p>
          </table:table-cell>
          <table:table-cell table:formula="of:=[$'Weapon Data'.I117]" office:value-type="float" office:value="15" calcext:value-type="float">
            <text:p>15</text:p>
          </table:table-cell>
          <table:table-cell table:formula="of:=[$'Weapon Data'.J117]" office:value-type="float" office:value="0" calcext:value-type="float">
            <text:p>0</text:p>
          </table:table-cell>
          <table:table-cell table:formula="of:=[$'Weapon Data'.K117]" office:value-type="float" office:value="4" calcext:value-type="float">
            <text:p>4</text:p>
          </table:table-cell>
          <table:table-cell table:formula="of:=[$'Weapon Data'.L117]" office:value-type="float" office:value="0" calcext:value-type="float">
            <text:p>0</text:p>
          </table:table-cell>
          <table:table-cell table:formula="of:=[$'Weapon Data'.M117]" office:value-type="float" office:value="0" calcext:value-type="float">
            <text:p>0</text:p>
          </table:table-cell>
          <table:table-cell table:formula="of:=IF([$'Weapon Data'.N117]&gt;1;ROUNDUP([$'Weapon Data'.N117]/3);0)" office:value-type="float" office:value="0" calcext:value-type="float">
            <text:p>0</text:p>
          </table:table-cell>
          <table:table-cell table:formula="of:=ORG.LIBREOFFICE.REGEX([$'Weapon Data'.O117];&quot; \[\d+\]&quot;;&quot;&quot;)" office:value-type="string" office:string-value="None" calcext:value-type="string">
            <text:p>None</text:p>
          </table:table-cell>
          <table:table-cell table:formula="of:=[$'Weapon Data'.Q117]" office:value-type="float" office:value="3" calcext:value-type="float">
            <text:p>3</text:p>
          </table:table-cell>
          <table:table-cell table:formula="of:=[$'Weapon Data'.S117]" office:value-type="float" office:value="75" calcext:value-type="float">
            <text:p>75</text:p>
          </table:table-cell>
          <table:table-cell table:formula="of:=IF([.$U96]=&quot;Small Guns&quot;;IF(ORG.LIBREOFFICE.REGEX([.$E96];&quot;Laser|Plasma|Electrical&quot;;&quot;&quot;)=&quot;&quot;;&quot;Energy Weapons&quot;;IF([$'Weapon Data'.$X117];&quot;Big Guns&quot;;[.$U96])); [.$U96])" office:value-type="string" office:string-value="Throwing" calcext:value-type="string">
            <text:p>Throwing</text:p>
          </table:table-cell>
          <table:table-cell table:formula="of:=VLOOKUP([$'Weapon Data'.G117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0]" office:value-type="float" office:value="118" calcext:value-type="float">
            <text:p>118</text:p>
          </table:table-cell>
          <table:table-cell table:formula="of:=[$'Weapon Data'.B30]" office:value-type="string" office:string-value="Laser Rifle" calcext:value-type="string">
            <text:p>Laser Rifle</text:p>
          </table:table-cell>
          <table:table-cell/>
          <table:table-cell table:formula="of:=IF([.P97]&gt;1;[.H97]*[.P97]/IF([.J97]&lt;&gt;&quot;Burst&quot;;[.M97];[.N97]);[.H97]/[.M97])" office:value-type="float" office:value="8.5" calcext:value-type="float">
            <text:p>8.5</text:p>
          </table:table-cell>
          <table:table-cell table:formula="of:=[$'Weapon Data'.D30]" office:value-type="string" office:string-value="Laser" calcext:value-type="string">
            <text:p>Laser</text:p>
          </table:table-cell>
          <table:table-cell table:formula="of:=[$'Weapon Data'.E30]" office:value-type="float" office:value="35" calcext:value-type="float">
            <text:p>35</text:p>
          </table:table-cell>
          <table:table-cell table:formula="of:=[$'Weapon Data'.F30]" office:value-type="float" office:value="50" calcext:value-type="float">
            <text:p>50</text:p>
          </table:table-cell>
          <table:table-cell table:formula="of:=AVERAGE([.F97];[.G97])" office:value-type="float" office:value="42.5" calcext:value-type="float">
            <text:p>42.5</text:p>
          </table:table-cell>
          <table:table-cell table:formula="of:=[$'Weapon Data'.G30]" office:value-type="string" office:string-value="Single" calcext:value-type="string">
            <text:p>Single</text:p>
          </table:table-cell>
          <table:table-cell table:formula="of:=[$'Weapon Data'.H30]" office:value-type="string" office:string-value="None" calcext:value-type="string">
            <text:p>None</text:p>
          </table:table-cell>
          <table:table-cell table:formula="of:=[$'Weapon Data'.I30]" office:value-type="float" office:value="45" calcext:value-type="float">
            <text:p>45</text:p>
          </table:table-cell>
          <table:table-cell table:formula="of:=[$'Weapon Data'.J30]" office:value-type="float" office:value="20" calcext:value-type="float">
            <text:p>20</text:p>
          </table:table-cell>
          <table:table-cell table:formula="of:=[$'Weapon Data'.K30]" office:value-type="float" office:value="5" calcext:value-type="float">
            <text:p>5</text:p>
          </table:table-cell>
          <table:table-cell table:formula="of:=[$'Weapon Data'.L30]" office:value-type="float" office:value="6" calcext:value-type="float">
            <text:p>6</text:p>
          </table:table-cell>
          <table:table-cell table:formula="of:=[$'Weapon Data'.M30]" office:value-type="float" office:value="10" calcext:value-type="float">
            <text:p>10</text:p>
          </table:table-cell>
          <table:table-cell table:formula="of:=IF([$'Weapon Data'.N30]&gt;1;ROUNDUP([$'Weapon Data'.N30]/3);0)" office:value-type="float" office:value="1" calcext:value-type="float">
            <text:p>1</text:p>
          </table:table-cell>
          <table:table-cell table:formula="of:=ORG.LIBREOFFICE.REGEX([$'Weapon Data'.O30];&quot; \[\d+\]&quot;;&quot;&quot;)" office:value-type="string" office:string-value="D Energy Cell" calcext:value-type="string">
            <text:p>D Energy Cell</text:p>
          </table:table-cell>
          <table:table-cell table:formula="of:=[$'Weapon Data'.Q30]" office:value-type="float" office:value="5" calcext:value-type="float">
            <text:p>5</text:p>
          </table:table-cell>
          <table:table-cell table:formula="of:=[$'Weapon Data'.S30]" office:value-type="float" office:value="4500" calcext:value-type="float">
            <text:p>4500</text:p>
          </table:table-cell>
          <table:table-cell table:formula="of:=IF([.$U97]=&quot;Small Guns&quot;;IF(ORG.LIBREOFFICE.REGEX([.$E97];&quot;Laser|Plasma|Electrical&quot;;&quot;&quot;)=&quot;&quot;;&quot;Energy Weapons&quot;;IF([$'Weapon Data'.$X30];&quot;Big Guns&quot;;[.$U97])); [.$U97])" office:value-type="string" office:string-value="Energy Weapons" calcext:value-type="string">
            <text:p>Energy Weapons</text:p>
          </table:table-cell>
          <table:table-cell table:formula="of:=VLOOKUP([$'Weapon Data'.G3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9]" office:value-type="float" office:value="401" calcext:value-type="float">
            <text:p>401</text:p>
          </table:table-cell>
          <table:table-cell table:formula="of:=[$'Weapon Data'.B89]" office:value-type="string" office:string-value="Laser Rifle (Ext. Cap.)" calcext:value-type="string">
            <text:p>Laser Rifle (Ext. Cap.)</text:p>
          </table:table-cell>
          <table:table-cell/>
          <table:table-cell table:formula="of:=IF([.P98]&gt;1;[.H98]*[.P98]/IF([.J98]&lt;&gt;&quot;Burst&quot;;[.M98];[.N98]);[.H98]/[.M98])" office:value-type="float" office:value="8.5" calcext:value-type="float">
            <text:p>8.5</text:p>
          </table:table-cell>
          <table:table-cell table:formula="of:=[$'Weapon Data'.D89]" office:value-type="string" office:string-value="Laser" calcext:value-type="string">
            <text:p>Laser</text:p>
          </table:table-cell>
          <table:table-cell table:formula="of:=[$'Weapon Data'.E89]" office:value-type="float" office:value="35" calcext:value-type="float">
            <text:p>35</text:p>
          </table:table-cell>
          <table:table-cell table:formula="of:=[$'Weapon Data'.F89]" office:value-type="float" office:value="50" calcext:value-type="float">
            <text:p>50</text:p>
          </table:table-cell>
          <table:table-cell table:formula="of:=AVERAGE([.F98];[.G98])" office:value-type="float" office:value="42.5" calcext:value-type="float">
            <text:p>42.5</text:p>
          </table:table-cell>
          <table:table-cell table:formula="of:=[$'Weapon Data'.G89]" office:value-type="string" office:string-value="Single" calcext:value-type="string">
            <text:p>Single</text:p>
          </table:table-cell>
          <table:table-cell table:formula="of:=[$'Weapon Data'.H89]" office:value-type="string" office:string-value="None" calcext:value-type="string">
            <text:p>None</text:p>
          </table:table-cell>
          <table:table-cell table:formula="of:=[$'Weapon Data'.I89]" office:value-type="float" office:value="45" calcext:value-type="float">
            <text:p>45</text:p>
          </table:table-cell>
          <table:table-cell table:formula="of:=[$'Weapon Data'.J89]" office:value-type="float" office:value="20" calcext:value-type="float">
            <text:p>20</text:p>
          </table:table-cell>
          <table:table-cell table:formula="of:=[$'Weapon Data'.K89]" office:value-type="float" office:value="5" calcext:value-type="float">
            <text:p>5</text:p>
          </table:table-cell>
          <table:table-cell table:formula="of:=[$'Weapon Data'.L89]" office:value-type="float" office:value="6" calcext:value-type="float">
            <text:p>6</text:p>
          </table:table-cell>
          <table:table-cell table:formula="of:=[$'Weapon Data'.M89]" office:value-type="float" office:value="20" calcext:value-type="float">
            <text:p>20</text:p>
          </table:table-cell>
          <table:table-cell table:formula="of:=IF([$'Weapon Data'.N89]&gt;1;ROUNDUP([$'Weapon Data'.N89]/3);0)" office:value-type="float" office:value="1" calcext:value-type="float">
            <text:p>1</text:p>
          </table:table-cell>
          <table:table-cell table:formula="of:=ORG.LIBREOFFICE.REGEX([$'Weapon Data'.O89];&quot; \[\d+\]&quot;;&quot;&quot;)" office:value-type="string" office:string-value="D Energy Cell" calcext:value-type="string">
            <text:p>D Energy Cell</text:p>
          </table:table-cell>
          <table:table-cell table:formula="of:=[$'Weapon Data'.Q89]" office:value-type="float" office:value="5" calcext:value-type="float">
            <text:p>5</text:p>
          </table:table-cell>
          <table:table-cell table:formula="of:=[$'Weapon Data'.S89]" office:value-type="float" office:value="5000" calcext:value-type="float">
            <text:p>5000</text:p>
          </table:table-cell>
          <table:table-cell table:formula="of:=IF([.$U98]=&quot;Small Guns&quot;;IF(ORG.LIBREOFFICE.REGEX([.$E98];&quot;Laser|Plasma|Electrical&quot;;&quot;&quot;)=&quot;&quot;;&quot;Energy Weapons&quot;;IF([$'Weapon Data'.$X89];&quot;Big Guns&quot;;[.$U98])); [.$U98])" office:value-type="string" office:string-value="Energy Weapons" calcext:value-type="string">
            <text:p>Energy Weapons</text:p>
          </table:table-cell>
          <table:table-cell table:formula="of:=VLOOKUP([$'Weapon Data'.G8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21]" office:value-type="float" office:value="634" calcext:value-type="float">
            <text:p>634</text:p>
          </table:table-cell>
          <table:table-cell table:formula="of:=[$'Weapon Data'.B121]" office:value-type="string" office:string-value="MGL" calcext:value-type="string">
            <text:p>MGL</text:p>
          </table:table-cell>
          <table:table-cell office:value-type="float" office:value="3" calcext:value-type="float">
            <text:p>3</text:p>
          </table:table-cell>
          <table:table-cell table:formula="of:=IF([.P99]&gt;1;[.H99]*[.P99]/IF([.J99]&lt;&gt;&quot;Burst&quot;;[.M99];[.N99]);[.H99]/[.M99])" office:value-type="float" office:value="8.75" calcext:value-type="float">
            <text:p>8.8</text:p>
          </table:table-cell>
          <table:table-cell table:formula="of:=[$'Weapon Data'.D121]" office:value-type="string" office:string-value="Explode" calcext:value-type="string">
            <text:p>Explode</text:p>
          </table:table-cell>
          <table:table-cell table:formula="of:=[$'Weapon Data'.E121]" office:value-type="float" office:value="25" calcext:value-type="float">
            <text:p>25</text:p>
          </table:table-cell>
          <table:table-cell table:formula="of:=[$'Weapon Data'.F121]" office:value-type="float" office:value="45" calcext:value-type="float">
            <text:p>45</text:p>
          </table:table-cell>
          <table:table-cell table:formula="of:=AVERAGE([.F99];[.G99])" office:value-type="float" office:value="35" calcext:value-type="float">
            <text:p>35</text:p>
          </table:table-cell>
          <table:table-cell table:formula="of:=[$'Weapon Data'.G121]" office:value-type="string" office:string-value="Single" calcext:value-type="string">
            <text:p>Single</text:p>
          </table:table-cell>
          <table:table-cell table:formula="of:=[$'Weapon Data'.H121]" office:value-type="string" office:string-value="None" calcext:value-type="string">
            <text:p>None</text:p>
          </table:table-cell>
          <table:table-cell table:formula="of:=[$'Weapon Data'.I121]" office:value-type="float" office:value="40" calcext:value-type="float">
            <text:p>40</text:p>
          </table:table-cell>
          <table:table-cell table:formula="of:=[$'Weapon Data'.J121]" office:value-type="float" office:value="0" calcext:value-type="float">
            <text:p>0</text:p>
          </table:table-cell>
          <table:table-cell table:formula="of:=[$'Weapon Data'.K121]" office:value-type="float" office:value="4" calcext:value-type="float">
            <text:p>4</text:p>
          </table:table-cell>
          <table:table-cell table:formula="of:=[$'Weapon Data'.L121]" office:value-type="float" office:value="0" calcext:value-type="float">
            <text:p>0</text:p>
          </table:table-cell>
          <table:table-cell table:formula="of:=[$'Weapon Data'.M121]" office:value-type="float" office:value="6" calcext:value-type="float">
            <text:p>6</text:p>
          </table:table-cell>
          <table:table-cell table:formula="of:=IF([$'Weapon Data'.N121]&gt;1;ROUNDUP([$'Weapon Data'.N121]/3);0)" office:value-type="float" office:value="0" calcext:value-type="float">
            <text:p>0</text:p>
          </table:table-cell>
          <table:table-cell table:formula="of:=ORG.LIBREOFFICE.REGEX([$'Weapon Data'.O121];&quot; \[\d+\]&quot;;&quot;&quot;)" office:value-type="string" office:string-value="40mm grenade" calcext:value-type="string">
            <text:p>40mm grenade</text:p>
          </table:table-cell>
          <table:table-cell table:formula="of:=[$'Weapon Data'.Q121]" office:value-type="float" office:value="6" calcext:value-type="float">
            <text:p>6</text:p>
          </table:table-cell>
          <table:table-cell table:formula="of:=[$'Weapon Data'.S121]" office:value-type="float" office:value="5000" calcext:value-type="float">
            <text:p>5000</text:p>
          </table:table-cell>
          <table:table-cell table:formula="of:=IF([.$U99]=&quot;Small Guns&quot;;IF(ORG.LIBREOFFICE.REGEX([.$E99];&quot;Laser|Plasma|Electrical&quot;;&quot;&quot;)=&quot;&quot;;&quot;Energy Weapons&quot;;IF([$'Weapon Data'.$X121];&quot;Big Guns&quot;;[.$U99])); [.$U99])" office:value-type="string" office:string-value="Big Guns" calcext:value-type="string">
            <text:p>Big Guns</text:p>
          </table:table-cell>
          <table:table-cell table:formula="of:=VLOOKUP([$'Weapon Data'.G12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4]" office:value-type="float" office:value="396" calcext:value-type="float">
            <text:p>396</text:p>
          </table:table-cell>
          <table:table-cell table:formula="of:=[$'Weapon Data'.B84]" office:value-type="string" office:string-value="YK32 Pulse Pistol" calcext:value-type="string">
            <text:p>YK32 Pulse Pistol</text:p>
          </table:table-cell>
          <table:table-cell/>
          <table:table-cell table:formula="of:=IF([.P100]&gt;1;[.H100]*[.P100]/IF([.J100]&lt;&gt;&quot;Burst&quot;;[.M100];[.N100]);[.H100]/[.M100])" office:value-type="float" office:value="9.75" calcext:value-type="float">
            <text:p>9.8</text:p>
          </table:table-cell>
          <table:table-cell table:formula="of:=[$'Weapon Data'.D84]" office:value-type="string" office:string-value="Electrical" calcext:value-type="string">
            <text:p>Electrical</text:p>
          </table:table-cell>
          <table:table-cell table:formula="of:=[$'Weapon Data'.E84]" office:value-type="float" office:value="32" calcext:value-type="float">
            <text:p>32</text:p>
          </table:table-cell>
          <table:table-cell table:formula="of:=[$'Weapon Data'.F84]" office:value-type="float" office:value="46" calcext:value-type="float">
            <text:p>46</text:p>
          </table:table-cell>
          <table:table-cell table:formula="of:=AVERAGE([.F100];[.G100])" office:value-type="float" office:value="39" calcext:value-type="float">
            <text:p>39</text:p>
          </table:table-cell>
          <table:table-cell table:formula="of:=[$'Weapon Data'.G84]" office:value-type="string" office:string-value="Single" calcext:value-type="string">
            <text:p>Single</text:p>
          </table:table-cell>
          <table:table-cell table:formula="of:=[$'Weapon Data'.H84]" office:value-type="string" office:string-value="None" calcext:value-type="string">
            <text:p>None</text:p>
          </table:table-cell>
          <table:table-cell table:formula="of:=[$'Weapon Data'.I84]" office:value-type="float" office:value="15" calcext:value-type="float">
            <text:p>15</text:p>
          </table:table-cell>
          <table:table-cell table:formula="of:=[$'Weapon Data'.J84]" office:value-type="float" office:value="0" calcext:value-type="float">
            <text:p>0</text:p>
          </table:table-cell>
          <table:table-cell table:formula="of:=[$'Weapon Data'.K84]" office:value-type="float" office:value="4" calcext:value-type="float">
            <text:p>4</text:p>
          </table:table-cell>
          <table:table-cell table:formula="of:=[$'Weapon Data'.L84]" office:value-type="float" office:value="0" calcext:value-type="float">
            <text:p>0</text:p>
          </table:table-cell>
          <table:table-cell table:formula="of:=[$'Weapon Data'.M84]" office:value-type="float" office:value="5" calcext:value-type="float">
            <text:p>5</text:p>
          </table:table-cell>
          <table:table-cell table:formula="of:=IF([$'Weapon Data'.N84]&gt;1;ROUNDUP([$'Weapon Data'.N84]/3);0)" office:value-type="float" office:value="0" calcext:value-type="float">
            <text:p>0</text:p>
          </table:table-cell>
          <table:table-cell table:formula="of:=ORG.LIBREOFFICE.REGEX([$'Weapon Data'.O84];&quot; \[\d+\]&quot;;&quot;&quot;)" office:value-type="string" office:string-value="C Energy Cell" calcext:value-type="string">
            <text:p>C Energy Cell</text:p>
          </table:table-cell>
          <table:table-cell table:formula="of:=[$'Weapon Data'.Q84]" office:value-type="float" office:value="3" calcext:value-type="float">
            <text:p>3</text:p>
          </table:table-cell>
          <table:table-cell table:formula="of:=[$'Weapon Data'.S84]" office:value-type="float" office:value="7500" calcext:value-type="float">
            <text:p>7500</text:p>
          </table:table-cell>
          <table:table-cell table:formula="of:=IF([.$U100]=&quot;Small Guns&quot;;IF(ORG.LIBREOFFICE.REGEX([.$E100];&quot;Laser|Plasma|Electrical&quot;;&quot;&quot;)=&quot;&quot;;&quot;Energy Weapons&quot;;IF([$'Weapon Data'.$X84];&quot;Big Guns&quot;;[.$U100])); [.$U100])" office:value-type="string" office:string-value="Energy Weapons" calcext:value-type="string">
            <text:p>Energy Weapons</text:p>
          </table:table-cell>
          <table:table-cell table:formula="of:=VLOOKUP([$'Weapon Data'.G8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95]" office:value-type="float" office:value="407" calcext:value-type="float">
            <text:p>407</text:p>
          </table:table-cell>
          <table:table-cell table:formula="of:=[$'Weapon Data'.B95]" office:value-type="string" office:string-value="Mega Power Fist" calcext:value-type="string">
            <text:p>Mega Power Fist</text:p>
          </table:table-cell>
          <table:table-cell/>
          <table:table-cell table:formula="of:=IF([.P101]&gt;1;[.H101]*[.P101]/IF([.J101]&lt;&gt;&quot;Burst&quot;;[.M101];[.N101]);[.H101]/[.M101])" office:value-type="float" office:value="10" calcext:value-type="float">
            <text:p>10.0</text:p>
          </table:table-cell>
          <table:table-cell table:formula="of:=[$'Weapon Data'.D95]" office:value-type="string" office:string-value="Normal" calcext:value-type="string">
            <text:p>Normal</text:p>
          </table:table-cell>
          <table:table-cell table:formula="of:=[$'Weapon Data'.E95]" office:value-type="float" office:value="20" calcext:value-type="float">
            <text:p>20</text:p>
          </table:table-cell>
          <table:table-cell table:formula="of:=[$'Weapon Data'.F95]" office:value-type="float" office:value="40" calcext:value-type="float">
            <text:p>40</text:p>
          </table:table-cell>
          <table:table-cell table:formula="of:=AVERAGE([.F101];[.G101])" office:value-type="float" office:value="30" calcext:value-type="float">
            <text:p>30</text:p>
          </table:table-cell>
          <table:table-cell table:formula="of:=[$'Weapon Data'.G95]" office:value-type="string" office:string-value="Punch" calcext:value-type="string">
            <text:p>Punch</text:p>
          </table:table-cell>
          <table:table-cell table:formula="of:=[$'Weapon Data'.H95]" office:value-type="string" office:string-value="None" calcext:value-type="string">
            <text:p>None</text:p>
          </table:table-cell>
          <table:table-cell table:formula="of:=[$'Weapon Data'.I95]" office:value-type="float" office:value="1" calcext:value-type="float">
            <text:p>1</text:p>
          </table:table-cell>
          <table:table-cell table:formula="of:=[$'Weapon Data'.J95]" office:value-type="float" office:value="0" calcext:value-type="float">
            <text:p>0</text:p>
          </table:table-cell>
          <table:table-cell table:formula="of:=[$'Weapon Data'.K95]" office:value-type="float" office:value="3" calcext:value-type="float">
            <text:p>3</text:p>
          </table:table-cell>
          <table:table-cell table:formula="of:=[$'Weapon Data'.L95]" office:value-type="float" office:value="0" calcext:value-type="float">
            <text:p>0</text:p>
          </table:table-cell>
          <table:table-cell table:formula="of:=[$'Weapon Data'.M95]" office:value-type="float" office:value="20" calcext:value-type="float">
            <text:p>20</text:p>
          </table:table-cell>
          <table:table-cell table:formula="of:=IF([$'Weapon Data'.N95]&gt;1;ROUNDUP([$'Weapon Data'.N95]/3);0)" office:value-type="float" office:value="0" calcext:value-type="float">
            <text:p>0</text:p>
          </table:table-cell>
          <table:table-cell table:formula="of:=ORG.LIBREOFFICE.REGEX([$'Weapon Data'.O95];&quot; \[\d+\]&quot;;&quot;&quot;)" office:value-type="string" office:string-value="C Energy Cell" calcext:value-type="string">
            <text:p>C Energy Cell</text:p>
          </table:table-cell>
          <table:table-cell table:formula="of:=[$'Weapon Data'.Q95]" office:value-type="float" office:value="1" calcext:value-type="float">
            <text:p>1</text:p>
          </table:table-cell>
          <table:table-cell table:formula="of:=[$'Weapon Data'.S95]" office:value-type="float" office:value="2200" calcext:value-type="float">
            <text:p>2200</text:p>
          </table:table-cell>
          <table:table-cell table:formula="of:=IF([.$U101]=&quot;Small Guns&quot;;IF(ORG.LIBREOFFICE.REGEX([.$E101];&quot;Laser|Plasma|Electrical&quot;;&quot;&quot;)=&quot;&quot;;&quot;Energy Weapons&quot;;IF([$'Weapon Data'.$X95];&quot;Big Guns&quot;;[.$U101])); [.$U101])" office:value-type="string" office:string-value="Unarmed" calcext:value-type="string">
            <text:p>Unarmed</text:p>
          </table:table-cell>
          <table:table-cell table:formula="of:=VLOOKUP([$'Weapon Data'.G95];[$Calibers.$F$1:$Calibers.$G$9];2;0)" office:value-type="string" office:string-value="Unarmed" calcext:value-type="string">
            <text:p>Unarmed</text:p>
          </table:table-cell>
          <table:table-cell table:number-columns-repeated="16363"/>
        </table:table-row>
        <table:table-row table:style-name="ro2" table:visibility="filter">
          <table:table-cell table:formula="of:=[$'Weapon Data'.$C111]" office:value-type="float" office:value="531" calcext:value-type="float">
            <text:p>531</text:p>
          </table:table-cell>
          <table:table-cell table:formula="of:=[$'Weapon Data'.B111]" office:value-type="string" office:string-value="End Boss Plasma Gun" calcext:value-type="string">
            <text:p>End Boss Plasma Gun</text:p>
          </table:table-cell>
          <table:table-cell/>
          <table:table-cell table:formula="of:=IF([.P102]&gt;1;[.H102]*[.P102]/IF([.J102]&lt;&gt;&quot;Burst&quot;;[.M102];[.N102]);[.H102]/[.M102])" office:value-type="float" office:value="10" calcext:value-type="float">
            <text:p>10.0</text:p>
          </table:table-cell>
          <table:table-cell table:formula="of:=[$'Weapon Data'.D111]" office:value-type="string" office:string-value="Plasma" calcext:value-type="string">
            <text:p>Plasma</text:p>
          </table:table-cell>
          <table:table-cell table:formula="of:=[$'Weapon Data'.E111]" office:value-type="float" office:value="30" calcext:value-type="float">
            <text:p>30</text:p>
          </table:table-cell>
          <table:table-cell table:formula="of:=[$'Weapon Data'.F111]" office:value-type="float" office:value="70" calcext:value-type="float">
            <text:p>70</text:p>
          </table:table-cell>
          <table:table-cell table:formula="of:=AVERAGE([.F102];[.G102])" office:value-type="float" office:value="50" calcext:value-type="float">
            <text:p>50</text:p>
          </table:table-cell>
          <table:table-cell table:formula="of:=[$'Weapon Data'.G111]" office:value-type="string" office:string-value="Single" calcext:value-type="string">
            <text:p>Single</text:p>
          </table:table-cell>
          <table:table-cell table:formula="of:=[$'Weapon Data'.H111]" office:value-type="string" office:string-value="Burst" calcext:value-type="string">
            <text:p>Burst</text:p>
          </table:table-cell>
          <table:table-cell table:formula="of:=[$'Weapon Data'.I111]" office:value-type="float" office:value="35" calcext:value-type="float">
            <text:p>35</text:p>
          </table:table-cell>
          <table:table-cell table:formula="of:=[$'Weapon Data'.J111]" office:value-type="float" office:value="30" calcext:value-type="float">
            <text:p>30</text:p>
          </table:table-cell>
          <table:table-cell table:formula="of:=[$'Weapon Data'.K111]" office:value-type="float" office:value="5" calcext:value-type="float">
            <text:p>5</text:p>
          </table:table-cell>
          <table:table-cell table:formula="of:=[$'Weapon Data'.L111]" office:value-type="float" office:value="6" calcext:value-type="float">
            <text:p>6</text:p>
          </table:table-cell>
          <table:table-cell table:formula="of:=[$'Weapon Data'.M111]" office:value-type="float" office:value="50" calcext:value-type="float">
            <text:p>50</text:p>
          </table:table-cell>
          <table:table-cell table:formula="of:=IF([$'Weapon Data'.N111]&gt;1;ROUNDUP([$'Weapon Data'.N111]/3);0)" office:value-type="float" office:value="1" calcext:value-type="float">
            <text:p>1</text:p>
          </table:table-cell>
          <table:table-cell table:formula="of:=ORG.LIBREOFFICE.REGEX([$'Weapon Data'.O111];&quot; \[\d+\]&quot;;&quot;&quot;)" office:value-type="string" office:string-value="D Energy Cell" calcext:value-type="string">
            <text:p>D Energy Cell</text:p>
          </table:table-cell>
          <table:table-cell table:formula="of:=[$'Weapon Data'.Q111]" office:value-type="float" office:value="0" calcext:value-type="float">
            <text:p>0</text:p>
          </table:table-cell>
          <table:table-cell table:formula="of:=[$'Weapon Data'.S111]" office:value-type="float" office:value="0" calcext:value-type="float">
            <text:p>0</text:p>
          </table:table-cell>
          <table:table-cell table:formula="of:=IF([.$U102]=&quot;Small Guns&quot;;IF(ORG.LIBREOFFICE.REGEX([.$E102];&quot;Laser|Plasma|Electrical&quot;;&quot;&quot;)=&quot;&quot;;&quot;Energy Weapons&quot;;IF([$'Weapon Data'.$X111];&quot;Big Guns&quot;;[.$U102])); [.$U102])" office:value-type="string" office:string-value="Energy Weapons" calcext:value-type="string">
            <text:p>Energy Weapons</text:p>
          </table:table-cell>
          <table:table-cell table:formula="of:=VLOOKUP([$'Weapon Data'.G1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2]" office:value-type="float" office:value="15" calcext:value-type="float">
            <text:p>15</text:p>
          </table:table-cell>
          <table:table-cell table:formula="of:=[$'Weapon Data'.B12]" office:value-type="string" office:string-value="Plasma Rifle" calcext:value-type="string">
            <text:p>Plasma Rifle</text:p>
          </table:table-cell>
          <table:table-cell/>
          <table:table-cell table:formula="of:=IF([.P103]&gt;1;[.H103]*[.P103]/IF([.J103]&lt;&gt;&quot;Burst&quot;;[.M103];[.N103]);[.H103]/[.M103])" office:value-type="float" office:value="11" calcext:value-type="float">
            <text:p>11.0</text:p>
          </table:table-cell>
          <table:table-cell table:formula="of:=[$'Weapon Data'.D12]" office:value-type="string" office:string-value="Plasma" calcext:value-type="string">
            <text:p>Plasma</text:p>
          </table:table-cell>
          <table:table-cell table:formula="of:=[$'Weapon Data'.E12]" office:value-type="float" office:value="40" calcext:value-type="float">
            <text:p>40</text:p>
          </table:table-cell>
          <table:table-cell table:formula="of:=[$'Weapon Data'.F12]" office:value-type="float" office:value="70" calcext:value-type="float">
            <text:p>70</text:p>
          </table:table-cell>
          <table:table-cell table:formula="of:=AVERAGE([.F103];[.G103])" office:value-type="float" office:value="55" calcext:value-type="float">
            <text:p>55</text:p>
          </table:table-cell>
          <table:table-cell table:formula="of:=[$'Weapon Data'.G12]" office:value-type="string" office:string-value="Single" calcext:value-type="string">
            <text:p>Single</text:p>
          </table:table-cell>
          <table:table-cell table:formula="of:=[$'Weapon Data'.H12]" office:value-type="string" office:string-value="None" calcext:value-type="string">
            <text:p>None</text:p>
          </table:table-cell>
          <table:table-cell table:formula="of:=[$'Weapon Data'.I12]" office:value-type="float" office:value="35" calcext:value-type="float">
            <text:p>35</text:p>
          </table:table-cell>
          <table:table-cell table:formula="of:=[$'Weapon Data'.J12]" office:value-type="float" office:value="0" calcext:value-type="float">
            <text:p>0</text:p>
          </table:table-cell>
          <table:table-cell table:formula="of:=[$'Weapon Data'.K12]" office:value-type="float" office:value="5" calcext:value-type="float">
            <text:p>5</text:p>
          </table:table-cell>
          <table:table-cell table:formula="of:=[$'Weapon Data'.L12]" office:value-type="float" office:value="0" calcext:value-type="float">
            <text:p>0</text:p>
          </table:table-cell>
          <table:table-cell table:formula="of:=[$'Weapon Data'.M12]" office:value-type="float" office:value="24" calcext:value-type="float">
            <text:p>24</text:p>
          </table:table-cell>
          <table:table-cell table:formula="of:=IF([$'Weapon Data'.N12]&gt;1;ROUNDUP([$'Weapon Data'.N12]/3);0)" office:value-type="float" office:value="0" calcext:value-type="float">
            <text:p>0</text:p>
          </table:table-cell>
          <table:table-cell table:formula="of:=ORG.LIBREOFFICE.REGEX([$'Weapon Data'.O12];&quot; \[\d+\]&quot;;&quot;&quot;)" office:value-type="string" office:string-value="D Energy Cell" calcext:value-type="string">
            <text:p>D Energy Cell</text:p>
          </table:table-cell>
          <table:table-cell table:formula="of:=[$'Weapon Data'.Q12]" office:value-type="float" office:value="6" calcext:value-type="float">
            <text:p>6</text:p>
          </table:table-cell>
          <table:table-cell table:formula="of:=[$'Weapon Data'.S12]" office:value-type="float" office:value="4500" calcext:value-type="float">
            <text:p>4500</text:p>
          </table:table-cell>
          <table:table-cell table:formula="of:=IF([.$U103]=&quot;Small Guns&quot;;IF(ORG.LIBREOFFICE.REGEX([.$E103];&quot;Laser|Plasma|Electrical&quot;;&quot;&quot;)=&quot;&quot;;&quot;Energy Weapons&quot;;IF([$'Weapon Data'.$X12];&quot;Big Guns&quot;;[.$U103])); [.$U103])" office:value-type="string" office:string-value="Energy Weapons" calcext:value-type="string">
            <text:p>Energy Weapons</text:p>
          </table:table-cell>
          <table:table-cell table:formula="of:=VLOOKUP([$'Weapon Data'.G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9]" office:value-type="float" office:value="11" calcext:value-type="float">
            <text:p>11</text:p>
          </table:table-cell>
          <table:table-cell table:formula="of:=[$'Weapon Data'.B9]" office:value-type="string" office:string-value="Flamer" calcext:value-type="string">
            <text:p>Flamer</text:p>
          </table:table-cell>
          <table:table-cell office:value-type="float" office:value="3" calcext:value-type="float">
            <text:p>3</text:p>
          </table:table-cell>
          <table:table-cell table:formula="of:=IF([.P104]&gt;1;[.H104]*[.P104]/IF([.J104]&lt;&gt;&quot;Burst&quot;;[.M104];[.N104]);[.H104]/[.M104])" office:value-type="float" office:value="11.25" calcext:value-type="float">
            <text:p>11.3</text:p>
          </table:table-cell>
          <table:table-cell table:formula="of:=[$'Weapon Data'.D9]" office:value-type="string" office:string-value="Fire" calcext:value-type="string">
            <text:p>Fire</text:p>
          </table:table-cell>
          <table:table-cell table:formula="of:=[$'Weapon Data'.E9]" office:value-type="float" office:value="45" calcext:value-type="float">
            <text:p>45</text:p>
          </table:table-cell>
          <table:table-cell table:formula="of:=[$'Weapon Data'.F9]" office:value-type="float" office:value="90" calcext:value-type="float">
            <text:p>90</text:p>
          </table:table-cell>
          <table:table-cell table:formula="of:=AVERAGE([.F104];[.G104])" office:value-type="float" office:value="67.5" calcext:value-type="float">
            <text:p>67.5</text:p>
          </table:table-cell>
          <table:table-cell table:formula="of:=[$'Weapon Data'.G9]" office:value-type="string" office:string-value="Flame" calcext:value-type="string">
            <text:p>Flame</text:p>
          </table:table-cell>
          <table:table-cell table:formula="of:=[$'Weapon Data'.H9]" office:value-type="string" office:string-value="None" calcext:value-type="string">
            <text:p>None</text:p>
          </table:table-cell>
          <table:table-cell table:formula="of:=[$'Weapon Data'.I9]" office:value-type="float" office:value="5" calcext:value-type="float">
            <text:p>5</text:p>
          </table:table-cell>
          <table:table-cell table:formula="of:=[$'Weapon Data'.J9]" office:value-type="float" office:value="0" calcext:value-type="float">
            <text:p>0</text:p>
          </table:table-cell>
          <table:table-cell table:formula="of:=[$'Weapon Data'.K9]" office:value-type="float" office:value="6" calcext:value-type="float">
            <text:p>6</text:p>
          </table:table-cell>
          <table:table-cell table:formula="of:=[$'Weapon Data'.L9]" office:value-type="float" office:value="0" calcext:value-type="float">
            <text:p>0</text:p>
          </table:table-cell>
          <table:table-cell table:formula="of:=[$'Weapon Data'.M9]" office:value-type="float" office:value="5" calcext:value-type="float">
            <text:p>5</text:p>
          </table:table-cell>
          <table:table-cell table:formula="of:=IF([$'Weapon Data'.N9]&gt;1;ROUNDUP([$'Weapon Data'.N9]/3);0)" office:value-type="float" office:value="0" calcext:value-type="float">
            <text:p>0</text:p>
          </table:table-cell>
          <table:table-cell table:formula="of:=ORG.LIBREOFFICE.REGEX([$'Weapon Data'.O9];&quot; \[\d+\]&quot;;&quot;&quot;)" office:value-type="string" office:string-value="Flamethrower Fuel" calcext:value-type="string">
            <text:p>Flamethrower Fuel</text:p>
          </table:table-cell>
          <table:table-cell table:formula="of:=[$'Weapon Data'.Q9]" office:value-type="float" office:value="6" calcext:value-type="float">
            <text:p>6</text:p>
          </table:table-cell>
          <table:table-cell table:formula="of:=[$'Weapon Data'.S9]" office:value-type="float" office:value="2000" calcext:value-type="float">
            <text:p>2000</text:p>
          </table:table-cell>
          <table:table-cell table:formula="of:=IF([.$U104]=&quot;Small Guns&quot;;IF(ORG.LIBREOFFICE.REGEX([.$E104];&quot;Laser|Plasma|Electrical&quot;;&quot;&quot;)=&quot;&quot;;&quot;Energy Weapons&quot;;IF([$'Weapon Data'.$X9];&quot;Big Guns&quot;;[.$U104])); [.$U104])" office:value-type="string" office:string-value="Big Guns" calcext:value-type="string">
            <text:p>Big Guns</text:p>
          </table:table-cell>
          <table:table-cell table:formula="of:=VLOOKUP([$'Weapon Data'.G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1]" office:value-type="float" office:value="13" calcext:value-type="float">
            <text:p>13</text:p>
          </table:table-cell>
          <table:table-cell table:formula="of:=[$'Weapon Data'.B11]" office:value-type="string" office:string-value="Rocket Launcher" calcext:value-type="string">
            <text:p>Rocket Launcher</text:p>
          </table:table-cell>
          <table:table-cell office:value-type="float" office:value="4" calcext:value-type="float">
            <text:p>4</text:p>
          </table:table-cell>
          <table:table-cell table:formula="of:=IF([.P105]&gt;1;[.H105]*[.P105]/IF([.J105]&lt;&gt;&quot;Burst&quot;;[.M105];[.N105]);[.H105]/[.M105])" office:value-type="float" office:value="11.25" calcext:value-type="float">
            <text:p>11.3</text:p>
          </table:table-cell>
          <table:table-cell table:formula="of:=[$'Weapon Data'.D11]" office:value-type="string" office:string-value="Explode" calcext:value-type="string">
            <text:p>Explode</text:p>
          </table:table-cell>
          <table:table-cell table:formula="of:=[$'Weapon Data'.E11]" office:value-type="float" office:value="45" calcext:value-type="float">
            <text:p>45</text:p>
          </table:table-cell>
          <table:table-cell table:formula="of:=[$'Weapon Data'.F11]" office:value-type="float" office:value="90" calcext:value-type="float">
            <text:p>90</text:p>
          </table:table-cell>
          <table:table-cell table:formula="of:=AVERAGE([.F105];[.G105])" office:value-type="float" office:value="67.5" calcext:value-type="float">
            <text:p>67.5</text:p>
          </table:table-cell>
          <table:table-cell table:formula="of:=[$'Weapon Data'.G11]" office:value-type="string" office:string-value="Single" calcext:value-type="string">
            <text:p>Single</text:p>
          </table:table-cell>
          <table:table-cell table:formula="of:=[$'Weapon Data'.H11]" office:value-type="string" office:string-value="None" calcext:value-type="string">
            <text:p>None</text:p>
          </table:table-cell>
          <table:table-cell table:formula="of:=[$'Weapon Data'.I11]" office:value-type="float" office:value="40" calcext:value-type="float">
            <text:p>40</text:p>
          </table:table-cell>
          <table:table-cell table:formula="of:=[$'Weapon Data'.J11]" office:value-type="float" office:value="0" calcext:value-type="float">
            <text:p>0</text:p>
          </table:table-cell>
          <table:table-cell table:formula="of:=[$'Weapon Data'.K11]" office:value-type="float" office:value="6" calcext:value-type="float">
            <text:p>6</text:p>
          </table:table-cell>
          <table:table-cell table:formula="of:=[$'Weapon Data'.L11]" office:value-type="float" office:value="0" calcext:value-type="float">
            <text:p>0</text:p>
          </table:table-cell>
          <table:table-cell table:formula="of:=[$'Weapon Data'.M11]" office:value-type="float" office:value="1" calcext:value-type="float">
            <text:p>1</text:p>
          </table:table-cell>
          <table:table-cell table:formula="of:=IF([$'Weapon Data'.N11]&gt;1;ROUNDUP([$'Weapon Data'.N11]/3);0)" office:value-type="float" office:value="0" calcext:value-type="float">
            <text:p>0</text:p>
          </table:table-cell>
          <table:table-cell table:formula="of:=ORG.LIBREOFFICE.REGEX([$'Weapon Data'.O11];&quot; \[\d+\]&quot;;&quot;&quot;)" office:value-type="string" office:string-value="Rocket" calcext:value-type="string">
            <text:p>Rocket</text:p>
          </table:table-cell>
          <table:table-cell table:formula="of:=[$'Weapon Data'.Q11]" office:value-type="float" office:value="6" calcext:value-type="float">
            <text:p>6</text:p>
          </table:table-cell>
          <table:table-cell table:formula="of:=[$'Weapon Data'.S11]" office:value-type="float" office:value="2500" calcext:value-type="float">
            <text:p>2500</text:p>
          </table:table-cell>
          <table:table-cell table:formula="of:=IF([.$U105]=&quot;Small Guns&quot;;IF(ORG.LIBREOFFICE.REGEX([.$E105];&quot;Laser|Plasma|Electrical&quot;;&quot;&quot;)=&quot;&quot;;&quot;Energy Weapons&quot;;IF([$'Weapon Data'.$X11];&quot;Big Guns&quot;;[.$U105])); [.$U105])" office:value-type="string" office:string-value="Big Guns" calcext:value-type="string">
            <text:p>Big Guns</text:p>
          </table:table-cell>
          <table:table-cell table:formula="of:=VLOOKUP([$'Weapon Data'.G1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3]" office:value-type="float" office:value="575" calcext:value-type="float">
            <text:p>575</text:p>
          </table:table-cell>
          <table:table-cell table:formula="of:=[$'Weapon Data'.B113]" office:value-type="string" office:string-value="Blaster" calcext:value-type="string">
            <text:p>Blaster</text:p>
          </table:table-cell>
          <table:table-cell/>
          <table:table-cell table:formula="of:=IF([.P106]&gt;1;[.H106]*[.P106]/IF([.J106]&lt;&gt;&quot;Burst&quot;;[.M106];[.N106]);[.H106]/[.M106])" office:value-type="float" office:value="11.6666666666667" calcext:value-type="float">
            <text:p>11.7</text:p>
          </table:table-cell>
          <table:table-cell table:formula="of:=[$'Weapon Data'.D113]" office:value-type="string" office:string-value="Laser" calcext:value-type="string">
            <text:p>Laser</text:p>
          </table:table-cell>
          <table:table-cell table:formula="of:=[$'Weapon Data'.E113]" office:value-type="float" office:value="30" calcext:value-type="float">
            <text:p>30</text:p>
          </table:table-cell>
          <table:table-cell table:formula="of:=[$'Weapon Data'.F113]" office:value-type="float" office:value="40" calcext:value-type="float">
            <text:p>40</text:p>
          </table:table-cell>
          <table:table-cell table:formula="of:=AVERAGE([.F106];[.G106])" office:value-type="float" office:value="35" calcext:value-type="float">
            <text:p>35</text:p>
          </table:table-cell>
          <table:table-cell table:formula="of:=[$'Weapon Data'.G113]" office:value-type="string" office:string-value="Single" calcext:value-type="string">
            <text:p>Single</text:p>
          </table:table-cell>
          <table:table-cell table:formula="of:=[$'Weapon Data'.H113]" office:value-type="string" office:string-value="None" calcext:value-type="string">
            <text:p>None</text:p>
          </table:table-cell>
          <table:table-cell table:formula="of:=[$'Weapon Data'.I113]" office:value-type="float" office:value="24" calcext:value-type="float">
            <text:p>24</text:p>
          </table:table-cell>
          <table:table-cell table:formula="of:=[$'Weapon Data'.J113]" office:value-type="float" office:value="0" calcext:value-type="float">
            <text:p>0</text:p>
          </table:table-cell>
          <table:table-cell table:formula="of:=[$'Weapon Data'.K113]" office:value-type="float" office:value="3" calcext:value-type="float">
            <text:p>3</text:p>
          </table:table-cell>
          <table:table-cell table:formula="of:=[$'Weapon Data'.L113]" office:value-type="float" office:value="0" calcext:value-type="float">
            <text:p>0</text:p>
          </table:table-cell>
          <table:table-cell table:formula="of:=[$'Weapon Data'.M113]" office:value-type="float" office:value="40" calcext:value-type="float">
            <text:p>40</text:p>
          </table:table-cell>
          <table:table-cell table:formula="of:=IF([$'Weapon Data'.N113]&gt;1;ROUNDUP([$'Weapon Data'.N113]/3);0)" office:value-type="float" office:value="0" calcext:value-type="float">
            <text:p>0</text:p>
          </table:table-cell>
          <table:table-cell table:formula="of:=ORG.LIBREOFFICE.REGEX([$'Weapon Data'.O113];&quot; \[\d+\]&quot;;&quot;&quot;)" office:value-type="string" office:string-value="C Energy Cell" calcext:value-type="string">
            <text:p>C Energy Cell</text:p>
          </table:table-cell>
          <table:table-cell table:formula="of:=[$'Weapon Data'.Q113]" office:value-type="float" office:value="3" calcext:value-type="float">
            <text:p>3</text:p>
          </table:table-cell>
          <table:table-cell table:formula="of:=[$'Weapon Data'.S113]" office:value-type="float" office:value="800" calcext:value-type="float">
            <text:p>800</text:p>
          </table:table-cell>
          <table:table-cell table:formula="of:=IF([.$U106]=&quot;Small Guns&quot;;IF(ORG.LIBREOFFICE.REGEX([.$E106];&quot;Laser|Plasma|Electrical&quot;;&quot;&quot;)=&quot;&quot;;&quot;Energy Weapons&quot;;IF([$'Weapon Data'.$X113];&quot;Big Guns&quot;;[.$U106])); [.$U106])" office:value-type="string" office:string-value="Energy Weapons" calcext:value-type="string">
            <text:p>Energy Weapons</text:p>
          </table:table-cell>
          <table:table-cell table:formula="of:=VLOOKUP([$'Weapon Data'.G11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2]" office:value-type="float" office:value="350" calcext:value-type="float">
            <text:p>350</text:p>
          </table:table-cell>
          <table:table-cell table:formula="of:=[$'Weapon Data'.B62]" office:value-type="string" office:string-value="Bozar AMR" calcext:value-type="string">
            <text:p>Bozar AMR</text:p>
          </table:table-cell>
          <table:table-cell office:value-type="float" office:value="4" calcext:value-type="float">
            <text:p>4</text:p>
          </table:table-cell>
          <table:table-cell table:formula="of:=IF([.P107]&gt;1;[.H107]*[.P107]/IF([.J107]&lt;&gt;&quot;Burst&quot;;[.M107];[.N107]);[.H107]/[.M107])" office:value-type="float" office:value="12.0833333333333" calcext:value-type="float">
            <text:p>12.1</text:p>
          </table:table-cell>
          <table:table-cell table:formula="of:=[$'Weapon Data'.D62]" office:value-type="string" office:string-value="Normal" calcext:value-type="string">
            <text:p>Normal</text:p>
          </table:table-cell>
          <table:table-cell table:formula="of:=[$'Weapon Data'.E62]" office:value-type="float" office:value="55" calcext:value-type="float">
            <text:p>55</text:p>
          </table:table-cell>
          <table:table-cell table:formula="of:=[$'Weapon Data'.F62]" office:value-type="float" office:value="90" calcext:value-type="float">
            <text:p>90</text:p>
          </table:table-cell>
          <table:table-cell table:formula="of:=AVERAGE([.F107];[.G107])" office:value-type="float" office:value="72.5" calcext:value-type="float">
            <text:p>72.5</text:p>
          </table:table-cell>
          <table:table-cell table:formula="of:=[$'Weapon Data'.G62]" office:value-type="string" office:string-value="Single" calcext:value-type="string">
            <text:p>Single</text:p>
          </table:table-cell>
          <table:table-cell table:formula="of:=[$'Weapon Data'.H62]" office:value-type="string" office:string-value="None" calcext:value-type="string">
            <text:p>None</text:p>
          </table:table-cell>
          <table:table-cell table:formula="of:=[$'Weapon Data'.I62]" office:value-type="float" office:value="50" calcext:value-type="float">
            <text:p>50</text:p>
          </table:table-cell>
          <table:table-cell table:formula="of:=[$'Weapon Data'.J62]" office:value-type="float" office:value="0" calcext:value-type="float">
            <text:p>0</text:p>
          </table:table-cell>
          <table:table-cell table:formula="of:=[$'Weapon Data'.K62]" office:value-type="float" office:value="6" calcext:value-type="float">
            <text:p>6</text:p>
          </table:table-cell>
          <table:table-cell table:formula="of:=[$'Weapon Data'.L62]" office:value-type="float" office:value="0" calcext:value-type="float">
            <text:p>0</text:p>
          </table:table-cell>
          <table:table-cell table:formula="of:=[$'Weapon Data'.M62]" office:value-type="float" office:value="5" calcext:value-type="float">
            <text:p>5</text:p>
          </table:table-cell>
          <table:table-cell table:formula="of:=IF([$'Weapon Data'.N62]&gt;1;ROUNDUP([$'Weapon Data'.N62]/3);0)" office:value-type="float" office:value="0" calcext:value-type="float">
            <text:p>0</text:p>
          </table:table-cell>
          <table:table-cell table:formula="of:=ORG.LIBREOFFICE.REGEX([$'Weapon Data'.O62];&quot; \[\d+\]&quot;;&quot;&quot;)" office:value-type="string" office:string-value=".50 cal" calcext:value-type="string">
            <text:p>.50 cal</text:p>
          </table:table-cell>
          <table:table-cell table:formula="of:=[$'Weapon Data'.Q62]" office:value-type="float" office:value="7" calcext:value-type="float">
            <text:p>7</text:p>
          </table:table-cell>
          <table:table-cell table:formula="of:=[$'Weapon Data'.S62]" office:value-type="float" office:value="6000" calcext:value-type="float">
            <text:p>6000</text:p>
          </table:table-cell>
          <table:table-cell table:formula="of:=IF([.$U107]=&quot;Small Guns&quot;;IF(ORG.LIBREOFFICE.REGEX([.$E107];&quot;Laser|Plasma|Electrical&quot;;&quot;&quot;)=&quot;&quot;;&quot;Energy Weapons&quot;;IF([$'Weapon Data'.$X62];&quot;Big Guns&quot;;[.$U107])); [.$U107])" office:value-type="string" office:string-value="Big Guns" calcext:value-type="string">
            <text:p>Big Guns</text:p>
          </table:table-cell>
          <table:table-cell table:formula="of:=VLOOKUP([$'Weapon Data'.G6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8]" office:value-type="float" office:value="400" calcext:value-type="float">
            <text:p>400</text:p>
          </table:table-cell>
          <table:table-cell table:formula="of:=[$'Weapon Data'.B88]" office:value-type="string" office:string-value="Improved Flamer" calcext:value-type="string">
            <text:p>Improved Flamer</text:p>
          </table:table-cell>
          <table:table-cell office:value-type="float" office:value="4" calcext:value-type="float">
            <text:p>4</text:p>
          </table:table-cell>
          <table:table-cell table:formula="of:=IF([.P108]&gt;1;[.H108]*[.P108]/IF([.J108]&lt;&gt;&quot;Burst&quot;;[.M108];[.N108]);[.H108]/[.M108])" office:value-type="float" office:value="12.0833333333333" calcext:value-type="float">
            <text:p>12.1</text:p>
          </table:table-cell>
          <table:table-cell table:formula="of:=[$'Weapon Data'.D88]" office:value-type="string" office:string-value="Fire" calcext:value-type="string">
            <text:p>Fire</text:p>
          </table:table-cell>
          <table:table-cell table:formula="of:=[$'Weapon Data'.E88]" office:value-type="float" office:value="55" calcext:value-type="float">
            <text:p>55</text:p>
          </table:table-cell>
          <table:table-cell table:formula="of:=[$'Weapon Data'.F88]" office:value-type="float" office:value="90" calcext:value-type="float">
            <text:p>90</text:p>
          </table:table-cell>
          <table:table-cell table:formula="of:=AVERAGE([.F108];[.G108])" office:value-type="float" office:value="72.5" calcext:value-type="float">
            <text:p>72.5</text:p>
          </table:table-cell>
          <table:table-cell table:formula="of:=[$'Weapon Data'.G88]" office:value-type="string" office:string-value="Flame" calcext:value-type="string">
            <text:p>Flame</text:p>
          </table:table-cell>
          <table:table-cell table:formula="of:=[$'Weapon Data'.H88]" office:value-type="string" office:string-value="None" calcext:value-type="string">
            <text:p>None</text:p>
          </table:table-cell>
          <table:table-cell table:formula="of:=[$'Weapon Data'.I88]" office:value-type="float" office:value="7" calcext:value-type="float">
            <text:p>7</text:p>
          </table:table-cell>
          <table:table-cell table:formula="of:=[$'Weapon Data'.J88]" office:value-type="float" office:value="0" calcext:value-type="float">
            <text:p>0</text:p>
          </table:table-cell>
          <table:table-cell table:formula="of:=[$'Weapon Data'.K88]" office:value-type="float" office:value="6" calcext:value-type="float">
            <text:p>6</text:p>
          </table:table-cell>
          <table:table-cell table:formula="of:=[$'Weapon Data'.L88]" office:value-type="float" office:value="0" calcext:value-type="float">
            <text:p>0</text:p>
          </table:table-cell>
          <table:table-cell table:formula="of:=[$'Weapon Data'.M88]" office:value-type="float" office:value="5" calcext:value-type="float">
            <text:p>5</text:p>
          </table:table-cell>
          <table:table-cell table:formula="of:=IF([$'Weapon Data'.N88]&gt;1;ROUNDUP([$'Weapon Data'.N88]/3);0)" office:value-type="float" office:value="0" calcext:value-type="float">
            <text:p>0</text:p>
          </table:table-cell>
          <table:table-cell table:formula="of:=ORG.LIBREOFFICE.REGEX([$'Weapon Data'.O88];&quot; \[\d+\]&quot;;&quot;&quot;)" office:value-type="string" office:string-value="Flamethrower Fuel" calcext:value-type="string">
            <text:p>Flamethrower Fuel</text:p>
          </table:table-cell>
          <table:table-cell table:formula="of:=[$'Weapon Data'.Q88]" office:value-type="float" office:value="6" calcext:value-type="float">
            <text:p>6</text:p>
          </table:table-cell>
          <table:table-cell table:formula="of:=[$'Weapon Data'.S88]" office:value-type="float" office:value="2400" calcext:value-type="float">
            <text:p>2400</text:p>
          </table:table-cell>
          <table:table-cell table:formula="of:=IF([.$U108]=&quot;Small Guns&quot;;IF(ORG.LIBREOFFICE.REGEX([.$E108];&quot;Laser|Plasma|Electrical&quot;;&quot;&quot;)=&quot;&quot;;&quot;Energy Weapons&quot;;IF([$'Weapon Data'.$X88];&quot;Big Guns&quot;;[.$U108])); [.$U108])" office:value-type="string" office:string-value="Big Guns" calcext:value-type="string">
            <text:p>Big Guns</text:p>
          </table:table-cell>
          <table:table-cell table:formula="of:=VLOOKUP([$'Weapon Data'.G8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1]" office:value-type="float" office:value="25" calcext:value-type="float">
            <text:p>25</text:p>
          </table:table-cell>
          <table:table-cell table:formula="of:=[$'Weapon Data'.B21]" office:value-type="string" office:string-value="Grenade (Frag)" calcext:value-type="string">
            <text:p>Grenade (Frag)</text:p>
          </table:table-cell>
          <table:table-cell/>
          <table:table-cell table:formula="of:=IF([.P109]&gt;1;[.H109]*[.P109]/IF([.J109]&lt;&gt;&quot;Burst&quot;;[.M109];[.N109]);[.H109]/[.M109])" office:value-type="float" office:value="12.5" calcext:value-type="float">
            <text:p>12.5</text:p>
          </table:table-cell>
          <table:table-cell table:formula="of:=[$'Weapon Data'.D21]" office:value-type="string" office:string-value="Explode" calcext:value-type="string">
            <text:p>Explode</text:p>
          </table:table-cell>
          <table:table-cell table:formula="of:=[$'Weapon Data'.E21]" office:value-type="float" office:value="30" calcext:value-type="float">
            <text:p>30</text:p>
          </table:table-cell>
          <table:table-cell table:formula="of:=[$'Weapon Data'.F21]" office:value-type="float" office:value="70" calcext:value-type="float">
            <text:p>70</text:p>
          </table:table-cell>
          <table:table-cell table:formula="of:=AVERAGE([.F109];[.G109])" office:value-type="float" office:value="50" calcext:value-type="float">
            <text:p>50</text:p>
          </table:table-cell>
          <table:table-cell table:formula="of:=[$'Weapon Data'.G21]" office:value-type="string" office:string-value="Throw" calcext:value-type="string">
            <text:p>Throw</text:p>
          </table:table-cell>
          <table:table-cell table:formula="of:=[$'Weapon Data'.H21]" office:value-type="string" office:string-value="None" calcext:value-type="string">
            <text:p>None</text:p>
          </table:table-cell>
          <table:table-cell table:formula="of:=[$'Weapon Data'.I21]" office:value-type="float" office:value="25" calcext:value-type="float">
            <text:p>25</text:p>
          </table:table-cell>
          <table:table-cell table:formula="of:=[$'Weapon Data'.J21]" office:value-type="float" office:value="0" calcext:value-type="float">
            <text:p>0</text:p>
          </table:table-cell>
          <table:table-cell table:formula="of:=[$'Weapon Data'.K21]" office:value-type="float" office:value="4" calcext:value-type="float">
            <text:p>4</text:p>
          </table:table-cell>
          <table:table-cell table:formula="of:=[$'Weapon Data'.L21]" office:value-type="float" office:value="0" calcext:value-type="float">
            <text:p>0</text:p>
          </table:table-cell>
          <table:table-cell table:formula="of:=[$'Weapon Data'.M21]" office:value-type="float" office:value="0" calcext:value-type="float">
            <text:p>0</text:p>
          </table:table-cell>
          <table:table-cell table:formula="of:=IF([$'Weapon Data'.N21]&gt;1;ROUNDUP([$'Weapon Data'.N21]/3);0)" office:value-type="float" office:value="0" calcext:value-type="float">
            <text:p>0</text:p>
          </table:table-cell>
          <table:table-cell table:formula="of:=ORG.LIBREOFFICE.REGEX([$'Weapon Data'.O21];&quot; \[\d+\]&quot;;&quot;&quot;)" office:value-type="string" office:string-value="None" calcext:value-type="string">
            <text:p>None</text:p>
          </table:table-cell>
          <table:table-cell table:formula="of:=[$'Weapon Data'.Q21]" office:value-type="float" office:value="3" calcext:value-type="float">
            <text:p>3</text:p>
          </table:table-cell>
          <table:table-cell table:formula="of:=[$'Weapon Data'.S21]" office:value-type="float" office:value="150" calcext:value-type="float">
            <text:p>150</text:p>
          </table:table-cell>
          <table:table-cell table:formula="of:=IF([.$U109]=&quot;Small Guns&quot;;IF(ORG.LIBREOFFICE.REGEX([.$E109];&quot;Laser|Plasma|Electrical&quot;;&quot;&quot;)=&quot;&quot;;&quot;Energy Weapons&quot;;IF([$'Weapon Data'.$X21];&quot;Big Guns&quot;;[.$U109])); [.$U109])" office:value-type="string" office:string-value="Throwing" calcext:value-type="string">
            <text:p>Throwing</text:p>
          </table:table-cell>
          <table:table-cell table:formula="of:=VLOOKUP([$'Weapon Data'.G21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9]" office:value-type="float" office:value="233" calcext:value-type="float">
            <text:p>233</text:p>
          </table:table-cell>
          <table:table-cell table:formula="of:=[$'Weapon Data'.B39]" office:value-type="string" office:string-value="Turbo Plasma Rifle" calcext:value-type="string">
            <text:p>Turbo Plasma Rifle</text:p>
          </table:table-cell>
          <table:table-cell/>
          <table:table-cell table:formula="of:=IF([.P110]&gt;1;[.H110]*[.P110]/IF([.J110]&lt;&gt;&quot;Burst&quot;;[.M110];[.N110]);[.H110]/[.M110])" office:value-type="float" office:value="12.5" calcext:value-type="float">
            <text:p>12.5</text:p>
          </table:table-cell>
          <table:table-cell table:formula="of:=[$'Weapon Data'.D39]" office:value-type="string" office:string-value="Plasma" calcext:value-type="string">
            <text:p>Plasma</text:p>
          </table:table-cell>
          <table:table-cell table:formula="of:=[$'Weapon Data'.E39]" office:value-type="float" office:value="40" calcext:value-type="float">
            <text:p>40</text:p>
          </table:table-cell>
          <table:table-cell table:formula="of:=[$'Weapon Data'.F39]" office:value-type="float" office:value="60" calcext:value-type="float">
            <text:p>60</text:p>
          </table:table-cell>
          <table:table-cell table:formula="of:=AVERAGE([.F110];[.G110])" office:value-type="float" office:value="50" calcext:value-type="float">
            <text:p>50</text:p>
          </table:table-cell>
          <table:table-cell table:formula="of:=[$'Weapon Data'.G39]" office:value-type="string" office:string-value="Single" calcext:value-type="string">
            <text:p>Single</text:p>
          </table:table-cell>
          <table:table-cell table:formula="of:=[$'Weapon Data'.H39]" office:value-type="string" office:string-value="None" calcext:value-type="string">
            <text:p>None</text:p>
          </table:table-cell>
          <table:table-cell table:formula="of:=[$'Weapon Data'.I39]" office:value-type="float" office:value="35" calcext:value-type="float">
            <text:p>35</text:p>
          </table:table-cell>
          <table:table-cell table:formula="of:=[$'Weapon Data'.J39]" office:value-type="float" office:value="0" calcext:value-type="float">
            <text:p>0</text:p>
          </table:table-cell>
          <table:table-cell table:formula="of:=[$'Weapon Data'.K39]" office:value-type="float" office:value="4" calcext:value-type="float">
            <text:p>4</text:p>
          </table:table-cell>
          <table:table-cell table:formula="of:=[$'Weapon Data'.L39]" office:value-type="float" office:value="0" calcext:value-type="float">
            <text:p>0</text:p>
          </table:table-cell>
          <table:table-cell table:formula="of:=[$'Weapon Data'.M39]" office:value-type="float" office:value="24" calcext:value-type="float">
            <text:p>24</text:p>
          </table:table-cell>
          <table:table-cell table:formula="of:=IF([$'Weapon Data'.N39]&gt;1;ROUNDUP([$'Weapon Data'.N39]/3);0)" office:value-type="float" office:value="0" calcext:value-type="float">
            <text:p>0</text:p>
          </table:table-cell>
          <table:table-cell table:formula="of:=ORG.LIBREOFFICE.REGEX([$'Weapon Data'.O39];&quot; \[\d+\]&quot;;&quot;&quot;)" office:value-type="string" office:string-value="D Energy Cell" calcext:value-type="string">
            <text:p>D Energy Cell</text:p>
          </table:table-cell>
          <table:table-cell table:formula="of:=[$'Weapon Data'.Q39]" office:value-type="float" office:value="6" calcext:value-type="float">
            <text:p>6</text:p>
          </table:table-cell>
          <table:table-cell table:formula="of:=[$'Weapon Data'.S39]" office:value-type="float" office:value="6500" calcext:value-type="float">
            <text:p>6500</text:p>
          </table:table-cell>
          <table:table-cell table:formula="of:=IF([.$U110]=&quot;Small Guns&quot;;IF(ORG.LIBREOFFICE.REGEX([.$E110];&quot;Laser|Plasma|Electrical&quot;;&quot;&quot;)=&quot;&quot;;&quot;Energy Weapons&quot;;IF([$'Weapon Data'.$X39];&quot;Big Guns&quot;;[.$U110])); [.$U110])" office:value-type="string" office:string-value="Energy Weapons" calcext:value-type="string">
            <text:p>Energy Weapons</text:p>
          </table:table-cell>
          <table:table-cell table:formula="of:=VLOOKUP([$'Weapon Data'.G39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85]" office:value-type="float" office:value="397" calcext:value-type="float">
            <text:p>397</text:p>
          </table:table-cell>
          <table:table-cell table:formula="of:=[$'Weapon Data'.B85]" office:value-type="string" office:string-value="YK42B Pulse Rifle" calcext:value-type="string">
            <text:p>YK42B Pulse Rifle</text:p>
          </table:table-cell>
          <table:table-cell/>
          <table:table-cell table:formula="of:=IF([.P111]&gt;1;[.H111]*[.P111]/IF([.J111]&lt;&gt;&quot;Burst&quot;;[.M111];[.N111]);[.H111]/[.M111])" office:value-type="float" office:value="13.2" calcext:value-type="float">
            <text:p>13.2</text:p>
          </table:table-cell>
          <table:table-cell table:formula="of:=[$'Weapon Data'.D85]" office:value-type="string" office:string-value="Electrical" calcext:value-type="string">
            <text:p>Electrical</text:p>
          </table:table-cell>
          <table:table-cell table:formula="of:=[$'Weapon Data'.E85]" office:value-type="float" office:value="54" calcext:value-type="float">
            <text:p>54</text:p>
          </table:table-cell>
          <table:table-cell table:formula="of:=[$'Weapon Data'.F85]" office:value-type="float" office:value="78" calcext:value-type="float">
            <text:p>78</text:p>
          </table:table-cell>
          <table:table-cell table:formula="of:=AVERAGE([.F111];[.G111])" office:value-type="float" office:value="66" calcext:value-type="float">
            <text:p>66</text:p>
          </table:table-cell>
          <table:table-cell table:formula="of:=[$'Weapon Data'.G85]" office:value-type="string" office:string-value="Single" calcext:value-type="string">
            <text:p>Single</text:p>
          </table:table-cell>
          <table:table-cell table:formula="of:=[$'Weapon Data'.H85]" office:value-type="string" office:string-value="None" calcext:value-type="string">
            <text:p>None</text:p>
          </table:table-cell>
          <table:table-cell table:formula="of:=[$'Weapon Data'.I85]" office:value-type="float" office:value="30" calcext:value-type="float">
            <text:p>30</text:p>
          </table:table-cell>
          <table:table-cell table:formula="of:=[$'Weapon Data'.J85]" office:value-type="float" office:value="0" calcext:value-type="float">
            <text:p>0</text:p>
          </table:table-cell>
          <table:table-cell table:formula="of:=[$'Weapon Data'.K85]" office:value-type="float" office:value="5" calcext:value-type="float">
            <text:p>5</text:p>
          </table:table-cell>
          <table:table-cell table:formula="of:=[$'Weapon Data'.L85]" office:value-type="float" office:value="0" calcext:value-type="float">
            <text:p>0</text:p>
          </table:table-cell>
          <table:table-cell table:formula="of:=[$'Weapon Data'.M85]" office:value-type="float" office:value="10" calcext:value-type="float">
            <text:p>10</text:p>
          </table:table-cell>
          <table:table-cell table:formula="of:=IF([$'Weapon Data'.N85]&gt;1;ROUNDUP([$'Weapon Data'.N85]/3);0)" office:value-type="float" office:value="0" calcext:value-type="float">
            <text:p>0</text:p>
          </table:table-cell>
          <table:table-cell table:formula="of:=ORG.LIBREOFFICE.REGEX([$'Weapon Data'.O85];&quot; \[\d+\]&quot;;&quot;&quot;)" office:value-type="string" office:string-value="D Energy Cell" calcext:value-type="string">
            <text:p>D Energy Cell</text:p>
          </table:table-cell>
          <table:table-cell table:formula="of:=[$'Weapon Data'.Q85]" office:value-type="float" office:value="6" calcext:value-type="float">
            <text:p>6</text:p>
          </table:table-cell>
          <table:table-cell table:formula="of:=[$'Weapon Data'.S85]" office:value-type="float" office:value="9500" calcext:value-type="float">
            <text:p>9500</text:p>
          </table:table-cell>
          <table:table-cell table:formula="of:=IF([.$U111]=&quot;Small Guns&quot;;IF(ORG.LIBREOFFICE.REGEX([.$E111];&quot;Laser|Plasma|Electrical&quot;;&quot;&quot;)=&quot;&quot;;&quot;Energy Weapons&quot;;IF([$'Weapon Data'.$X85];&quot;Big Guns&quot;;[.$U111])); [.$U111])" office:value-type="string" office:string-value="Energy Weapons" calcext:value-type="string">
            <text:p>Energy Weapons</text:p>
          </table:table-cell>
          <table:table-cell table:formula="of:=VLOOKUP([$'Weapon Data'.G8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04]" office:value-type="float" office:value="498" calcext:value-type="float">
            <text:p>498</text:p>
          </table:table-cell>
          <table:table-cell table:formula="of:=[$'Weapon Data'.B104]" office:value-type="string" office:string-value="Dual Plasma Cannon" calcext:value-type="string">
            <text:p>Dual Plasma Cannon</text:p>
          </table:table-cell>
          <table:table-cell/>
          <table:table-cell table:formula="of:=IF([.P112]&gt;1;[.H112]*[.P112]/IF([.J112]&lt;&gt;&quot;Burst&quot;;[.M112];[.N112]);[.H112]/[.M112])" office:value-type="float" office:value="13.5" calcext:value-type="float">
            <text:p>13.5</text:p>
          </table:table-cell>
          <table:table-cell table:formula="of:=[$'Weapon Data'.D104]" office:value-type="string" office:string-value="Plasma" calcext:value-type="string">
            <text:p>Plasma</text:p>
          </table:table-cell>
          <table:table-cell table:formula="of:=[$'Weapon Data'.E104]" office:value-type="float" office:value="45" calcext:value-type="float">
            <text:p>45</text:p>
          </table:table-cell>
          <table:table-cell table:formula="of:=[$'Weapon Data'.F104]" office:value-type="float" office:value="90" calcext:value-type="float">
            <text:p>90</text:p>
          </table:table-cell>
          <table:table-cell table:formula="of:=AVERAGE([.F112];[.G112])" office:value-type="float" office:value="67.5" calcext:value-type="float">
            <text:p>67.5</text:p>
          </table:table-cell>
          <table:table-cell table:formula="of:=[$'Weapon Data'.G104]" office:value-type="string" office:string-value="Single" calcext:value-type="string">
            <text:p>Single</text:p>
          </table:table-cell>
          <table:table-cell table:formula="of:=[$'Weapon Data'.H104]" office:value-type="string" office:string-value="None" calcext:value-type="string">
            <text:p>None</text:p>
          </table:table-cell>
          <table:table-cell table:formula="of:=[$'Weapon Data'.I104]" office:value-type="float" office:value="25" calcext:value-type="float">
            <text:p>25</text:p>
          </table:table-cell>
          <table:table-cell table:formula="of:=[$'Weapon Data'.J104]" office:value-type="float" office:value="0" calcext:value-type="float">
            <text:p>0</text:p>
          </table:table-cell>
          <table:table-cell table:formula="of:=[$'Weapon Data'.K104]" office:value-type="float" office:value="5" calcext:value-type="float">
            <text:p>5</text:p>
          </table:table-cell>
          <table:table-cell table:formula="of:=[$'Weapon Data'.L104]" office:value-type="float" office:value="0" calcext:value-type="float">
            <text:p>0</text:p>
          </table:table-cell>
          <table:table-cell table:formula="of:=[$'Weapon Data'.M104]" office:value-type="float" office:value="200" calcext:value-type="float">
            <text:p>200</text:p>
          </table:table-cell>
          <table:table-cell table:formula="of:=IF([$'Weapon Data'.N104]&gt;1;ROUNDUP([$'Weapon Data'.N104]/3);0)" office:value-type="float" office:value="0" calcext:value-type="float">
            <text:p>0</text:p>
          </table:table-cell>
          <table:table-cell table:formula="of:=ORG.LIBREOFFICE.REGEX([$'Weapon Data'.O104];&quot; \[\d+\]&quot;;&quot;&quot;)" office:value-type="string" office:string-value="None" calcext:value-type="string">
            <text:p>None</text:p>
          </table:table-cell>
          <table:table-cell table:formula="of:=[$'Weapon Data'.Q104]" office:value-type="float" office:value="1" calcext:value-type="float">
            <text:p>1</text:p>
          </table:table-cell>
          <table:table-cell table:formula="of:=[$'Weapon Data'.S104]" office:value-type="float" office:value="0" calcext:value-type="float">
            <text:p>0</text:p>
          </table:table-cell>
          <table:table-cell table:formula="of:=IF([.$U112]=&quot;Small Guns&quot;;IF(ORG.LIBREOFFICE.REGEX([.$E112];&quot;Laser|Plasma|Electrical&quot;;&quot;&quot;)=&quot;&quot;;&quot;Energy Weapons&quot;;IF([$'Weapon Data'.$X104];&quot;Big Guns&quot;;[.$U112])); [.$U112])" office:value-type="string" office:string-value="Energy Weapons" calcext:value-type="string">
            <text:p>Energy Weapons</text:p>
          </table:table-cell>
          <table:table-cell table:formula="of:=VLOOKUP([$'Weapon Data'.G10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67]" office:value-type="float" office:value="355" calcext:value-type="float">
            <text:p>355</text:p>
          </table:table-cell>
          <table:table-cell table:formula="of:=[$'Weapon Data'.B67]" office:value-type="string" office:string-value="Light Support Weapon" calcext:value-type="string">
            <text:p>Light Support Weapon</text:p>
          </table:table-cell>
          <table:table-cell office:value-type="float" office:value="4" calcext:value-type="float">
            <text:p>4</text:p>
          </table:table-cell>
          <table:table-cell table:formula="of:=IF([.P113]&gt;1;[.H113]*[.P113]/IF([.J113]&lt;&gt;&quot;Burst&quot;;[.M113];[.N113]);[.H113]/[.M113])" office:value-type="float" office:value="14" calcext:value-type="float">
            <text:p>14.0</text:p>
          </table:table-cell>
          <table:table-cell table:formula="of:=[$'Weapon Data'.D67]" office:value-type="string" office:string-value="Normal" calcext:value-type="string">
            <text:p>Normal</text:p>
          </table:table-cell>
          <table:table-cell table:formula="of:=[$'Weapon Data'.E67]" office:value-type="float" office:value="18" calcext:value-type="float">
            <text:p>18</text:p>
          </table:table-cell>
          <table:table-cell table:formula="of:=[$'Weapon Data'.F67]" office:value-type="float" office:value="24" calcext:value-type="float">
            <text:p>24</text:p>
          </table:table-cell>
          <table:table-cell table:formula="of:=AVERAGE([.F113];[.G113])" office:value-type="float" office:value="21" calcext:value-type="float">
            <text:p>21</text:p>
          </table:table-cell>
          <table:table-cell table:formula="of:=[$'Weapon Data'.G67]" office:value-type="string" office:string-value="Single" calcext:value-type="string">
            <text:p>Single</text:p>
          </table:table-cell>
          <table:table-cell table:formula="of:=[$'Weapon Data'.H67]" office:value-type="string" office:string-value="Burst" calcext:value-type="string">
            <text:p>Burst</text:p>
          </table:table-cell>
          <table:table-cell table:formula="of:=[$'Weapon Data'.I67]" office:value-type="float" office:value="45" calcext:value-type="float">
            <text:p>45</text:p>
          </table:table-cell>
          <table:table-cell table:formula="of:=[$'Weapon Data'.J67]" office:value-type="float" office:value="40" calcext:value-type="float">
            <text:p>40</text:p>
          </table:table-cell>
          <table:table-cell table:formula="of:=[$'Weapon Data'.K67]" office:value-type="float" office:value="5" calcext:value-type="float">
            <text:p>5</text:p>
          </table:table-cell>
          <table:table-cell table:formula="of:=[$'Weapon Data'.L67]" office:value-type="float" office:value="6" calcext:value-type="float">
            <text:p>6</text:p>
          </table:table-cell>
          <table:table-cell table:formula="of:=[$'Weapon Data'.M67]" office:value-type="float" office:value="40" calcext:value-type="float">
            <text:p>40</text:p>
          </table:table-cell>
          <table:table-cell table:formula="of:=IF([$'Weapon Data'.N67]&gt;1;ROUNDUP([$'Weapon Data'.N67]/3);0)" office:value-type="float" office:value="4" calcext:value-type="float">
            <text:p>4</text:p>
          </table:table-cell>
          <table:table-cell table:formula="of:=ORG.LIBREOFFICE.REGEX([$'Weapon Data'.O67];&quot; \[\d+\]&quot;;&quot;&quot;)" office:value-type="string" office:string-value=".223" calcext:value-type="string">
            <text:p>.223</text:p>
          </table:table-cell>
          <table:table-cell table:formula="of:=[$'Weapon Data'.Q67]" office:value-type="float" office:value="6" calcext:value-type="float">
            <text:p>6</text:p>
          </table:table-cell>
          <table:table-cell table:formula="of:=[$'Weapon Data'.S67]" office:value-type="float" office:value="3000" calcext:value-type="float">
            <text:p>3000</text:p>
          </table:table-cell>
          <table:table-cell table:formula="of:=IF([.$U113]=&quot;Small Guns&quot;;IF(ORG.LIBREOFFICE.REGEX([.$E113];&quot;Laser|Plasma|Electrical&quot;;&quot;&quot;)=&quot;&quot;;&quot;Energy Weapons&quot;;IF([$'Weapon Data'.$X67];&quot;Big Guns&quot;;[.$U113])); [.$U113])" office:value-type="string" office:string-value="Big Guns" calcext:value-type="string">
            <text:p>Big Guns</text:p>
          </table:table-cell>
          <table:table-cell table:formula="of:=VLOOKUP([$'Weapon Data'.G6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31]" office:value-type="float" office:value="120" calcext:value-type="float">
            <text:p>120</text:p>
          </table:table-cell>
          <table:table-cell table:formula="of:=[$'Weapon Data'.B31]" office:value-type="string" office:string-value="Alien Blaster" calcext:value-type="string">
            <text:p>Alien Blaster</text:p>
          </table:table-cell>
          <table:table-cell/>
          <table:table-cell table:formula="of:=IF([.P114]&gt;1;[.H114]*[.P114]/IF([.J114]&lt;&gt;&quot;Burst&quot;;[.M114];[.N114]);[.H114]/[.M114])" office:value-type="float" office:value="15" calcext:value-type="float">
            <text:p>15.0</text:p>
          </table:table-cell>
          <table:table-cell table:formula="of:=[$'Weapon Data'.D31]" office:value-type="string" office:string-value="Electrical" calcext:value-type="string">
            <text:p>Electrical</text:p>
          </table:table-cell>
          <table:table-cell table:formula="of:=[$'Weapon Data'.E31]" office:value-type="float" office:value="30" calcext:value-type="float">
            <text:p>30</text:p>
          </table:table-cell>
          <table:table-cell table:formula="of:=[$'Weapon Data'.F31]" office:value-type="float" office:value="90" calcext:value-type="float">
            <text:p>90</text:p>
          </table:table-cell>
          <table:table-cell table:formula="of:=AVERAGE([.F114];[.G114])" office:value-type="float" office:value="60" calcext:value-type="float">
            <text:p>60</text:p>
          </table:table-cell>
          <table:table-cell table:formula="of:=[$'Weapon Data'.G31]" office:value-type="string" office:string-value="Single" calcext:value-type="string">
            <text:p>Single</text:p>
          </table:table-cell>
          <table:table-cell table:formula="of:=[$'Weapon Data'.H31]" office:value-type="string" office:string-value="None" calcext:value-type="string">
            <text:p>None</text:p>
          </table:table-cell>
          <table:table-cell table:formula="of:=[$'Weapon Data'.I31]" office:value-type="float" office:value="10" calcext:value-type="float">
            <text:p>10</text:p>
          </table:table-cell>
          <table:table-cell table:formula="of:=[$'Weapon Data'.J31]" office:value-type="float" office:value="0" calcext:value-type="float">
            <text:p>0</text:p>
          </table:table-cell>
          <table:table-cell table:formula="of:=[$'Weapon Data'.K31]" office:value-type="float" office:value="4" calcext:value-type="float">
            <text:p>4</text:p>
          </table:table-cell>
          <table:table-cell table:formula="of:=[$'Weapon Data'.L31]" office:value-type="float" office:value="0" calcext:value-type="float">
            <text:p>0</text:p>
          </table:table-cell>
          <table:table-cell table:formula="of:=[$'Weapon Data'.M31]" office:value-type="float" office:value="30" calcext:value-type="float">
            <text:p>30</text:p>
          </table:table-cell>
          <table:table-cell table:formula="of:=IF([$'Weapon Data'.N31]&gt;1;ROUNDUP([$'Weapon Data'.N31]/3);0)" office:value-type="float" office:value="0" calcext:value-type="float">
            <text:p>0</text:p>
          </table:table-cell>
          <table:table-cell table:formula="of:=ORG.LIBREOFFICE.REGEX([$'Weapon Data'.O31];&quot; \[\d+\]&quot;;&quot;&quot;)" office:value-type="string" office:string-value="C Energy Cell" calcext:value-type="string">
            <text:p>C Energy Cell</text:p>
          </table:table-cell>
          <table:table-cell table:formula="of:=[$'Weapon Data'.Q31]" office:value-type="float" office:value="2" calcext:value-type="float">
            <text:p>2</text:p>
          </table:table-cell>
          <table:table-cell table:formula="of:=[$'Weapon Data'.S31]" office:value-type="float" office:value="10000" calcext:value-type="float">
            <text:p>10000</text:p>
          </table:table-cell>
          <table:table-cell table:formula="of:=IF([.$U114]=&quot;Small Guns&quot;;IF(ORG.LIBREOFFICE.REGEX([.$E114];&quot;Laser|Plasma|Electrical&quot;;&quot;&quot;)=&quot;&quot;;&quot;Energy Weapons&quot;;IF([$'Weapon Data'.$X31];&quot;Big Guns&quot;;[.$U114])); [.$U114])" office:value-type="string" office:string-value="Energy Weapons" calcext:value-type="string">
            <text:p>Energy Weapons</text:p>
          </table:table-cell>
          <table:table-cell table:formula="of:=VLOOKUP([$'Weapon Data'.G31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5]" office:value-type="float" office:value="387" calcext:value-type="float">
            <text:p>387</text:p>
          </table:table-cell>
          <table:table-cell table:formula="of:=[$'Weapon Data'.B75]" office:value-type="string" office:string-value="M60" calcext:value-type="string">
            <text:p>M60</text:p>
          </table:table-cell>
          <table:table-cell office:value-type="float" office:value="5" calcext:value-type="float">
            <text:p>5</text:p>
          </table:table-cell>
          <table:table-cell table:formula="of:=IF([.P115]&gt;1;[.H115]*[.P115]/IF([.J115]&lt;&gt;&quot;Burst&quot;;[.M115];[.N115]);[.H115]/[.M115])" office:value-type="float" office:value="17.3333333333333" calcext:value-type="float">
            <text:p>17.3</text:p>
          </table:table-cell>
          <table:table-cell table:formula="of:=[$'Weapon Data'.D75]" office:value-type="string" office:string-value="Normal" calcext:value-type="string">
            <text:p>Normal</text:p>
          </table:table-cell>
          <table:table-cell table:formula="of:=[$'Weapon Data'.E75]" office:value-type="float" office:value="22" calcext:value-type="float">
            <text:p>22</text:p>
          </table:table-cell>
          <table:table-cell table:formula="of:=[$'Weapon Data'.F75]" office:value-type="float" office:value="30" calcext:value-type="float">
            <text:p>30</text:p>
          </table:table-cell>
          <table:table-cell table:formula="of:=AVERAGE([.F115];[.G115])" office:value-type="float" office:value="26" calcext:value-type="float">
            <text:p>26</text:p>
          </table:table-cell>
          <table:table-cell table:formula="of:=[$'Weapon Data'.G75]" office:value-type="string" office:string-value="Single" calcext:value-type="string">
            <text:p>Single</text:p>
          </table:table-cell>
          <table:table-cell table:formula="of:=[$'Weapon Data'.H75]" office:value-type="string" office:string-value="Burst" calcext:value-type="string">
            <text:p>Burst</text:p>
          </table:table-cell>
          <table:table-cell table:formula="of:=[$'Weapon Data'.I75]" office:value-type="float" office:value="40" calcext:value-type="float">
            <text:p>40</text:p>
          </table:table-cell>
          <table:table-cell table:formula="of:=[$'Weapon Data'.J75]" office:value-type="float" office:value="40" calcext:value-type="float">
            <text:p>40</text:p>
          </table:table-cell>
          <table:table-cell table:formula="of:=[$'Weapon Data'.K75]" office:value-type="float" office:value="5" calcext:value-type="float">
            <text:p>5</text:p>
          </table:table-cell>
          <table:table-cell table:formula="of:=[$'Weapon Data'.L75]" office:value-type="float" office:value="6" calcext:value-type="float">
            <text:p>6</text:p>
          </table:table-cell>
          <table:table-cell table:formula="of:=[$'Weapon Data'.M75]" office:value-type="float" office:value="100" calcext:value-type="float">
            <text:p>100</text:p>
          </table:table-cell>
          <table:table-cell table:formula="of:=IF([$'Weapon Data'.N75]&gt;1;ROUNDUP([$'Weapon Data'.N75]/3);0)" office:value-type="float" office:value="4" calcext:value-type="float">
            <text:p>4</text:p>
          </table:table-cell>
          <table:table-cell table:formula="of:=ORG.LIBREOFFICE.REGEX([$'Weapon Data'.O75];&quot; \[\d+\]&quot;;&quot;&quot;)" office:value-type="string" office:string-value="7.62mm" calcext:value-type="string">
            <text:p>7.62mm</text:p>
          </table:table-cell>
          <table:table-cell table:formula="of:=[$'Weapon Data'.Q75]" office:value-type="float" office:value="7" calcext:value-type="float">
            <text:p>7</text:p>
          </table:table-cell>
          <table:table-cell table:formula="of:=[$'Weapon Data'.S75]" office:value-type="float" office:value="3600" calcext:value-type="float">
            <text:p>3600</text:p>
          </table:table-cell>
          <table:table-cell table:formula="of:=IF([.$U115]=&quot;Small Guns&quot;;IF(ORG.LIBREOFFICE.REGEX([.$E115];&quot;Laser|Plasma|Electrical&quot;;&quot;&quot;)=&quot;&quot;;&quot;Energy Weapons&quot;;IF([$'Weapon Data'.$X75];&quot;Big Guns&quot;;[.$U115])); [.$U115])" office:value-type="string" office:string-value="Big Guns" calcext:value-type="string">
            <text:p>Big Guns</text:p>
          </table:table-cell>
          <table:table-cell table:formula="of:=VLOOKUP([$'Weapon Data'.G75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2]" office:value-type="float" office:value="574" calcext:value-type="float">
            <text:p>574</text:p>
          </table:table-cell>
          <table:table-cell table:formula="of:=[$'Weapon Data'.B112]" office:value-type="string" office:string-value="Lightsaber" calcext:value-type="string">
            <text:p>Lightsaber</text:p>
          </table:table-cell>
          <table:table-cell/>
          <table:table-cell table:formula="of:=IF([.P116]&gt;1;[.H116]*[.P116]/IF([.J116]&lt;&gt;&quot;Burst&quot;;[.M116];[.N116]);[.H116]/[.M116])" office:value-type="float" office:value="18.6666666666667" calcext:value-type="float">
            <text:p>18.7</text:p>
          </table:table-cell>
          <table:table-cell table:formula="of:=[$'Weapon Data'.D112]" office:value-type="string" office:string-value="Laser" calcext:value-type="string">
            <text:p>Laser</text:p>
          </table:table-cell>
          <table:table-cell table:formula="of:=[$'Weapon Data'.E112]" office:value-type="float" office:value="36" calcext:value-type="float">
            <text:p>36</text:p>
          </table:table-cell>
          <table:table-cell table:formula="of:=[$'Weapon Data'.F112]" office:value-type="float" office:value="76" calcext:value-type="float">
            <text:p>76</text:p>
          </table:table-cell>
          <table:table-cell table:formula="of:=AVERAGE([.F116];[.G116])" office:value-type="float" office:value="56" calcext:value-type="float">
            <text:p>56</text:p>
          </table:table-cell>
          <table:table-cell table:formula="of:=[$'Weapon Data'.G112]" office:value-type="string" office:string-value="Single" calcext:value-type="string">
            <text:p>Single</text:p>
          </table:table-cell>
          <table:table-cell table:formula="of:=[$'Weapon Data'.H112]" office:value-type="string" office:string-value="None" calcext:value-type="string">
            <text:p>None</text:p>
          </table:table-cell>
          <table:table-cell table:formula="of:=[$'Weapon Data'.I112]" office:value-type="float" office:value="1" calcext:value-type="float">
            <text:p>1</text:p>
          </table:table-cell>
          <table:table-cell table:formula="of:=[$'Weapon Data'.J112]" office:value-type="float" office:value="0" calcext:value-type="float">
            <text:p>0</text:p>
          </table:table-cell>
          <table:table-cell table:formula="of:=[$'Weapon Data'.K112]" office:value-type="float" office:value="3" calcext:value-type="float">
            <text:p>3</text:p>
          </table:table-cell>
          <table:table-cell table:formula="of:=[$'Weapon Data'.L112]" office:value-type="float" office:value="0" calcext:value-type="float">
            <text:p>0</text:p>
          </table:table-cell>
          <table:table-cell table:formula="of:=[$'Weapon Data'.M112]" office:value-type="float" office:value="0" calcext:value-type="float">
            <text:p>0</text:p>
          </table:table-cell>
          <table:table-cell table:formula="of:=IF([$'Weapon Data'.N112]&gt;1;ROUNDUP([$'Weapon Data'.N112]/3);0)" office:value-type="float" office:value="0" calcext:value-type="float">
            <text:p>0</text:p>
          </table:table-cell>
          <table:table-cell table:formula="of:=ORG.LIBREOFFICE.REGEX([$'Weapon Data'.O112];&quot; \[\d+\]&quot;;&quot;&quot;)" office:value-type="string" office:string-value="None" calcext:value-type="string">
            <text:p>None</text:p>
          </table:table-cell>
          <table:table-cell table:formula="of:=[$'Weapon Data'.Q112]" office:value-type="float" office:value="2" calcext:value-type="float">
            <text:p>2</text:p>
          </table:table-cell>
          <table:table-cell table:formula="of:=[$'Weapon Data'.S112]" office:value-type="float" office:value="12000" calcext:value-type="float">
            <text:p>12000</text:p>
          </table:table-cell>
          <table:table-cell table:formula="of:=IF([.$U116]=&quot;Small Guns&quot;;IF(ORG.LIBREOFFICE.REGEX([.$E116];&quot;Laser|Plasma|Electrical&quot;;&quot;&quot;)=&quot;&quot;;&quot;Energy Weapons&quot;;IF([$'Weapon Data'.$X112];&quot;Big Guns&quot;;[.$U116])); [.$U116])" office:value-type="string" office:string-value="Energy Weapons" calcext:value-type="string">
            <text:p>Energy Weapons</text:p>
          </table:table-cell>
          <table:table-cell table:formula="of:=VLOOKUP([$'Weapon Data'.G112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114]" office:value-type="float" office:value="576" calcext:value-type="float">
            <text:p>576</text:p>
          </table:table-cell>
          <table:table-cell table:formula="of:=[$'Weapon Data'.B114]" office:value-type="string" office:string-value="Lightsaber" calcext:value-type="string">
            <text:p>Lightsaber</text:p>
          </table:table-cell>
          <table:table-cell/>
          <table:table-cell table:formula="of:=IF([.P117]&gt;1;[.H117]*[.P117]/IF([.J117]&lt;&gt;&quot;Burst&quot;;[.M117];[.N117]);[.H117]/[.M117])" office:value-type="float" office:value="18.6666666666667" calcext:value-type="float">
            <text:p>18.7</text:p>
          </table:table-cell>
          <table:table-cell table:formula="of:=[$'Weapon Data'.D114]" office:value-type="string" office:string-value="Laser" calcext:value-type="string">
            <text:p>Laser</text:p>
          </table:table-cell>
          <table:table-cell table:formula="of:=[$'Weapon Data'.E114]" office:value-type="float" office:value="36" calcext:value-type="float">
            <text:p>36</text:p>
          </table:table-cell>
          <table:table-cell table:formula="of:=[$'Weapon Data'.F114]" office:value-type="float" office:value="76" calcext:value-type="float">
            <text:p>76</text:p>
          </table:table-cell>
          <table:table-cell table:formula="of:=AVERAGE([.F117];[.G117])" office:value-type="float" office:value="56" calcext:value-type="float">
            <text:p>56</text:p>
          </table:table-cell>
          <table:table-cell table:formula="of:=[$'Weapon Data'.G114]" office:value-type="string" office:string-value="Single" calcext:value-type="string">
            <text:p>Single</text:p>
          </table:table-cell>
          <table:table-cell table:formula="of:=[$'Weapon Data'.H114]" office:value-type="string" office:string-value="None" calcext:value-type="string">
            <text:p>None</text:p>
          </table:table-cell>
          <table:table-cell table:formula="of:=[$'Weapon Data'.I114]" office:value-type="float" office:value="1" calcext:value-type="float">
            <text:p>1</text:p>
          </table:table-cell>
          <table:table-cell table:formula="of:=[$'Weapon Data'.J114]" office:value-type="float" office:value="0" calcext:value-type="float">
            <text:p>0</text:p>
          </table:table-cell>
          <table:table-cell table:formula="of:=[$'Weapon Data'.K114]" office:value-type="float" office:value="3" calcext:value-type="float">
            <text:p>3</text:p>
          </table:table-cell>
          <table:table-cell table:formula="of:=[$'Weapon Data'.L114]" office:value-type="float" office:value="0" calcext:value-type="float">
            <text:p>0</text:p>
          </table:table-cell>
          <table:table-cell table:formula="of:=[$'Weapon Data'.M114]" office:value-type="float" office:value="0" calcext:value-type="float">
            <text:p>0</text:p>
          </table:table-cell>
          <table:table-cell table:formula="of:=IF([$'Weapon Data'.N114]&gt;1;ROUNDUP([$'Weapon Data'.N114]/3);0)" office:value-type="float" office:value="0" calcext:value-type="float">
            <text:p>0</text:p>
          </table:table-cell>
          <table:table-cell table:formula="of:=ORG.LIBREOFFICE.REGEX([$'Weapon Data'.O114];&quot; \[\d+\]&quot;;&quot;&quot;)" office:value-type="string" office:string-value="None" calcext:value-type="string">
            <text:p>None</text:p>
          </table:table-cell>
          <table:table-cell table:formula="of:=[$'Weapon Data'.Q114]" office:value-type="float" office:value="2" calcext:value-type="float">
            <text:p>2</text:p>
          </table:table-cell>
          <table:table-cell table:formula="of:=[$'Weapon Data'.S114]" office:value-type="float" office:value="12000" calcext:value-type="float">
            <text:p>12000</text:p>
          </table:table-cell>
          <table:table-cell table:formula="of:=IF([.$U117]=&quot;Small Guns&quot;;IF(ORG.LIBREOFFICE.REGEX([.$E117];&quot;Laser|Plasma|Electrical&quot;;&quot;&quot;)=&quot;&quot;;&quot;Energy Weapons&quot;;IF([$'Weapon Data'.$X114];&quot;Big Guns&quot;;[.$U117])); [.$U117])" office:value-type="string" office:string-value="Energy Weapons" calcext:value-type="string">
            <text:p>Energy Weapons</text:p>
          </table:table-cell>
          <table:table-cell table:formula="of:=VLOOKUP([$'Weapon Data'.G11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]" office:value-type="float" office:value="12" calcext:value-type="float">
            <text:p>12</text:p>
          </table:table-cell>
          <table:table-cell table:formula="of:=[$'Weapon Data'.B10]" office:value-type="string" office:string-value="Minigun" calcext:value-type="string">
            <text:p>Minigun</text:p>
          </table:table-cell>
          <table:table-cell office:value-type="float" office:value="5" calcext:value-type="float">
            <text:p>5</text:p>
          </table:table-cell>
          <table:table-cell table:formula="of:=IF([.P118]&gt;1;[.H118]*[.P118]/IF([.J118]&lt;&gt;&quot;Burst&quot;;[.M118];[.N118]);[.H118]/[.M118])" office:value-type="float" office:value="19.1666666666667" calcext:value-type="float">
            <text:p>19.2</text:p>
          </table:table-cell>
          <table:table-cell table:formula="of:=[$'Weapon Data'.D10]" office:value-type="string" office:string-value="Normal" calcext:value-type="string">
            <text:p>Normal</text:p>
          </table:table-cell>
          <table:table-cell table:formula="of:=[$'Weapon Data'.E10]" office:value-type="float" office:value="9" calcext:value-type="float">
            <text:p>9</text:p>
          </table:table-cell>
          <table:table-cell table:formula="of:=[$'Weapon Data'.F10]" office:value-type="float" office:value="14" calcext:value-type="float">
            <text:p>14</text:p>
          </table:table-cell>
          <table:table-cell table:formula="of:=AVERAGE([.F118];[.G118])" office:value-type="float" office:value="11.5" calcext:value-type="float">
            <text:p>11.5</text:p>
          </table:table-cell>
          <table:table-cell table:formula="of:=[$'Weapon Data'.G10]" office:value-type="string" office:string-value="Burst" calcext:value-type="string">
            <text:p>Burst</text:p>
          </table:table-cell>
          <table:table-cell table:formula="of:=[$'Weapon Data'.H10]" office:value-type="string" office:string-value="None" calcext:value-type="string">
            <text:p>None</text:p>
          </table:table-cell>
          <table:table-cell table:formula="of:=[$'Weapon Data'.I10]" office:value-type="float" office:value="35" calcext:value-type="float">
            <text:p>35</text:p>
          </table:table-cell>
          <table:table-cell table:formula="of:=[$'Weapon Data'.J10]" office:value-type="float" office:value="0" calcext:value-type="float">
            <text:p>0</text:p>
          </table:table-cell>
          <table:table-cell table:formula="of:=[$'Weapon Data'.K10]" office:value-type="float" office:value="6" calcext:value-type="float">
            <text:p>6</text:p>
          </table:table-cell>
          <table:table-cell table:formula="of:=[$'Weapon Data'.L10]" office:value-type="float" office:value="0" calcext:value-type="float">
            <text:p>0</text:p>
          </table:table-cell>
          <table:table-cell table:formula="of:=[$'Weapon Data'.M10]" office:value-type="float" office:value="120" calcext:value-type="float">
            <text:p>120</text:p>
          </table:table-cell>
          <table:table-cell table:formula="of:=IF([$'Weapon Data'.N10]&gt;1;ROUNDUP([$'Weapon Data'.N10]/3);0)" office:value-type="float" office:value="10" calcext:value-type="float">
            <text:p>10</text:p>
          </table:table-cell>
          <table:table-cell table:formula="of:=ORG.LIBREOFFICE.REGEX([$'Weapon Data'.O10];&quot; \[\d+\]&quot;;&quot;&quot;)" office:value-type="string" office:string-value="5mm" calcext:value-type="string">
            <text:p>5mm</text:p>
          </table:table-cell>
          <table:table-cell table:formula="of:=[$'Weapon Data'.Q10]" office:value-type="float" office:value="7" calcext:value-type="float">
            <text:p>7</text:p>
          </table:table-cell>
          <table:table-cell table:formula="of:=[$'Weapon Data'.S10]" office:value-type="float" office:value="3800" calcext:value-type="float">
            <text:p>3800</text:p>
          </table:table-cell>
          <table:table-cell table:formula="of:=IF([.$U118]=&quot;Small Guns&quot;;IF(ORG.LIBREOFFICE.REGEX([.$E118];&quot;Laser|Plasma|Electrical&quot;;&quot;&quot;)=&quot;&quot;;&quot;Energy Weapons&quot;;IF([$'Weapon Data'.$X10];&quot;Big Guns&quot;;[.$U118])); [.$U118])" office:value-type="string" office:string-value="Big Guns" calcext:value-type="string">
            <text:p>Big Guns</text:p>
          </table:table-cell>
          <table:table-cell table:formula="of:=VLOOKUP([$'Weapon Data'.G10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2]" office:value-type="float" office:value="26" calcext:value-type="float">
            <text:p>26</text:p>
          </table:table-cell>
          <table:table-cell table:formula="of:=[$'Weapon Data'.B22]" office:value-type="string" office:string-value="Grenade (Plasma)" calcext:value-type="string">
            <text:p>Grenade (Plasma)</text:p>
          </table:table-cell>
          <table:table-cell/>
          <table:table-cell table:formula="of:=IF([.P119]&gt;1;[.H119]*[.P119]/IF([.J119]&lt;&gt;&quot;Burst&quot;;[.M119];[.N119]);[.H119]/[.M119])" office:value-type="float" office:value="20" calcext:value-type="float">
            <text:p>20.0</text:p>
          </table:table-cell>
          <table:table-cell table:formula="of:=[$'Weapon Data'.D22]" office:value-type="string" office:string-value="Plasma" calcext:value-type="string">
            <text:p>Plasma</text:p>
          </table:table-cell>
          <table:table-cell table:formula="of:=[$'Weapon Data'.E22]" office:value-type="float" office:value="60" calcext:value-type="float">
            <text:p>60</text:p>
          </table:table-cell>
          <table:table-cell table:formula="of:=[$'Weapon Data'.F22]" office:value-type="float" office:value="100" calcext:value-type="float">
            <text:p>100</text:p>
          </table:table-cell>
          <table:table-cell table:formula="of:=AVERAGE([.F119];[.G119])" office:value-type="float" office:value="80" calcext:value-type="float">
            <text:p>80</text:p>
          </table:table-cell>
          <table:table-cell table:formula="of:=[$'Weapon Data'.G22]" office:value-type="string" office:string-value="Throw" calcext:value-type="string">
            <text:p>Throw</text:p>
          </table:table-cell>
          <table:table-cell table:formula="of:=[$'Weapon Data'.H22]" office:value-type="string" office:string-value="None" calcext:value-type="string">
            <text:p>None</text:p>
          </table:table-cell>
          <table:table-cell table:formula="of:=[$'Weapon Data'.I22]" office:value-type="float" office:value="25" calcext:value-type="float">
            <text:p>25</text:p>
          </table:table-cell>
          <table:table-cell table:formula="of:=[$'Weapon Data'.J22]" office:value-type="float" office:value="0" calcext:value-type="float">
            <text:p>0</text:p>
          </table:table-cell>
          <table:table-cell table:formula="of:=[$'Weapon Data'.K22]" office:value-type="float" office:value="4" calcext:value-type="float">
            <text:p>4</text:p>
          </table:table-cell>
          <table:table-cell table:formula="of:=[$'Weapon Data'.L22]" office:value-type="float" office:value="0" calcext:value-type="float">
            <text:p>0</text:p>
          </table:table-cell>
          <table:table-cell table:formula="of:=[$'Weapon Data'.M22]" office:value-type="float" office:value="0" calcext:value-type="float">
            <text:p>0</text:p>
          </table:table-cell>
          <table:table-cell table:formula="of:=IF([$'Weapon Data'.N22]&gt;1;ROUNDUP([$'Weapon Data'.N22]/3);0)" office:value-type="float" office:value="0" calcext:value-type="float">
            <text:p>0</text:p>
          </table:table-cell>
          <table:table-cell table:formula="of:=ORG.LIBREOFFICE.REGEX([$'Weapon Data'.O22];&quot; \[\d+\]&quot;;&quot;&quot;)" office:value-type="string" office:string-value="None" calcext:value-type="string">
            <text:p>None</text:p>
          </table:table-cell>
          <table:table-cell table:formula="of:=[$'Weapon Data'.Q22]" office:value-type="float" office:value="4" calcext:value-type="float">
            <text:p>4</text:p>
          </table:table-cell>
          <table:table-cell table:formula="of:=[$'Weapon Data'.S22]" office:value-type="float" office:value="350" calcext:value-type="float">
            <text:p>350</text:p>
          </table:table-cell>
          <table:table-cell table:formula="of:=IF([.$U119]=&quot;Small Guns&quot;;IF(ORG.LIBREOFFICE.REGEX([.$E119];&quot;Laser|Plasma|Electrical&quot;;&quot;&quot;)=&quot;&quot;;&quot;Energy Weapons&quot;;IF([$'Weapon Data'.$X22];&quot;Big Guns&quot;;[.$U119])); [.$U119])" office:value-type="string" office:string-value="Throwing" calcext:value-type="string">
            <text:p>Throwing</text:p>
          </table:table-cell>
          <table:table-cell table:formula="of:=VLOOKUP([$'Weapon Data'.G22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24]" office:value-type="float" office:value="28" calcext:value-type="float">
            <text:p>28</text:p>
          </table:table-cell>
          <table:table-cell table:formula="of:=[$'Weapon Data'.B24]" office:value-type="string" office:string-value="Gatling Laser" calcext:value-type="string">
            <text:p>Gatling Laser</text:p>
          </table:table-cell>
          <table:table-cell/>
          <table:table-cell table:formula="of:=IF([.P120]&gt;1;[.H120]*[.P120]/IF([.J120]&lt;&gt;&quot;Burst&quot;;[.M120];[.N120]);[.H120]/[.M120])" office:value-type="float" office:value="20" calcext:value-type="float">
            <text:p>20.0</text:p>
          </table:table-cell>
          <table:table-cell table:formula="of:=[$'Weapon Data'.D24]" office:value-type="string" office:string-value="Laser" calcext:value-type="string">
            <text:p>Laser</text:p>
          </table:table-cell>
          <table:table-cell table:formula="of:=[$'Weapon Data'.E24]" office:value-type="float" office:value="20" calcext:value-type="float">
            <text:p>20</text:p>
          </table:table-cell>
          <table:table-cell table:formula="of:=[$'Weapon Data'.F24]" office:value-type="float" office:value="40" calcext:value-type="float">
            <text:p>40</text:p>
          </table:table-cell>
          <table:table-cell table:formula="of:=AVERAGE([.F120];[.G120])" office:value-type="float" office:value="30" calcext:value-type="float">
            <text:p>30</text:p>
          </table:table-cell>
          <table:table-cell table:formula="of:=[$'Weapon Data'.G24]" office:value-type="string" office:string-value="Burst" calcext:value-type="string">
            <text:p>Burst</text:p>
          </table:table-cell>
          <table:table-cell table:formula="of:=[$'Weapon Data'.H24]" office:value-type="string" office:string-value="None" calcext:value-type="string">
            <text:p>None</text:p>
          </table:table-cell>
          <table:table-cell table:formula="of:=[$'Weapon Data'.I24]" office:value-type="float" office:value="40" calcext:value-type="float">
            <text:p>40</text:p>
          </table:table-cell>
          <table:table-cell table:formula="of:=[$'Weapon Data'.J24]" office:value-type="float" office:value="0" calcext:value-type="float">
            <text:p>0</text:p>
          </table:table-cell>
          <table:table-cell table:formula="of:=[$'Weapon Data'.K24]" office:value-type="float" office:value="6" calcext:value-type="float">
            <text:p>6</text:p>
          </table:table-cell>
          <table:table-cell table:formula="of:=[$'Weapon Data'.L24]" office:value-type="float" office:value="0" calcext:value-type="float">
            <text:p>0</text:p>
          </table:table-cell>
          <table:table-cell table:formula="of:=[$'Weapon Data'.M24]" office:value-type="float" office:value="30" calcext:value-type="float">
            <text:p>30</text:p>
          </table:table-cell>
          <table:table-cell table:formula="of:=IF([$'Weapon Data'.N24]&gt;1;ROUNDUP([$'Weapon Data'.N24]/3);0)" office:value-type="float" office:value="4" calcext:value-type="float">
            <text:p>4</text:p>
          </table:table-cell>
          <table:table-cell table:formula="of:=ORG.LIBREOFFICE.REGEX([$'Weapon Data'.O24];&quot; \[\d+\]&quot;;&quot;&quot;)" office:value-type="string" office:string-value="D Energy Cell" calcext:value-type="string">
            <text:p>D Energy Cell</text:p>
          </table:table-cell>
          <table:table-cell table:formula="of:=[$'Weapon Data'.Q24]" office:value-type="float" office:value="6" calcext:value-type="float">
            <text:p>6</text:p>
          </table:table-cell>
          <table:table-cell table:formula="of:=[$'Weapon Data'.S24]" office:value-type="float" office:value="7500" calcext:value-type="float">
            <text:p>7500</text:p>
          </table:table-cell>
          <table:table-cell table:formula="of:=IF([.$U120]=&quot;Small Guns&quot;;IF(ORG.LIBREOFFICE.REGEX([.$E120];&quot;Laser|Plasma|Electrical&quot;;&quot;&quot;)=&quot;&quot;;&quot;Energy Weapons&quot;;IF([$'Weapon Data'.$X24];&quot;Big Guns&quot;;[.$U120])); [.$U120])" office:value-type="string" office:string-value="Energy Weapons" calcext:value-type="string">
            <text:p>Energy Weapons</text:p>
          </table:table-cell>
          <table:table-cell table:formula="of:=VLOOKUP([$'Weapon Data'.G24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7]" office:value-type="float" office:value="518" calcext:value-type="float">
            <text:p>518</text:p>
          </table:table-cell>
          <table:table-cell table:formula="of:=[$'Weapon Data'.B107]" office:value-type="string" office:string-value="Dual Minigun" calcext:value-type="string">
            <text:p>Dual Minigun</text:p>
          </table:table-cell>
          <table:table-cell office:value-type="float" office:value="5" calcext:value-type="float">
            <text:p>5</text:p>
          </table:table-cell>
          <table:table-cell table:formula="of:=IF([.P121]&gt;1;[.H121]*[.P121]/IF([.J121]&lt;&gt;&quot;Burst&quot;;[.M121];[.N121]);[.H121]/[.M121])" office:value-type="float" office:value="20" calcext:value-type="float">
            <text:p>20.0</text:p>
          </table:table-cell>
          <table:table-cell table:formula="of:=[$'Weapon Data'.D107]" office:value-type="string" office:string-value="Normal" calcext:value-type="string">
            <text:p>Normal</text:p>
          </table:table-cell>
          <table:table-cell table:formula="of:=[$'Weapon Data'.E107]" office:value-type="float" office:value="10" calcext:value-type="float">
            <text:p>10</text:p>
          </table:table-cell>
          <table:table-cell table:formula="of:=[$'Weapon Data'.F107]" office:value-type="float" office:value="14" calcext:value-type="float">
            <text:p>14</text:p>
          </table:table-cell>
          <table:table-cell table:formula="of:=AVERAGE([.F121];[.G121])" office:value-type="float" office:value="12" calcext:value-type="float">
            <text:p>12</text:p>
          </table:table-cell>
          <table:table-cell table:formula="of:=[$'Weapon Data'.G107]" office:value-type="string" office:string-value="Burst" calcext:value-type="string">
            <text:p>Burst</text:p>
          </table:table-cell>
          <table:table-cell table:formula="of:=[$'Weapon Data'.H107]" office:value-type="string" office:string-value="None" calcext:value-type="string">
            <text:p>None</text:p>
          </table:table-cell>
          <table:table-cell table:formula="of:=[$'Weapon Data'.I107]" office:value-type="float" office:value="40" calcext:value-type="float">
            <text:p>40</text:p>
          </table:table-cell>
          <table:table-cell table:formula="of:=[$'Weapon Data'.J107]" office:value-type="float" office:value="0" calcext:value-type="float">
            <text:p>0</text:p>
          </table:table-cell>
          <table:table-cell table:formula="of:=[$'Weapon Data'.K107]" office:value-type="float" office:value="6" calcext:value-type="float">
            <text:p>6</text:p>
          </table:table-cell>
          <table:table-cell table:formula="of:=[$'Weapon Data'.L107]" office:value-type="float" office:value="0" calcext:value-type="float">
            <text:p>0</text:p>
          </table:table-cell>
          <table:table-cell table:formula="of:=[$'Weapon Data'.M107]" office:value-type="float" office:value="800" calcext:value-type="float">
            <text:p>800</text:p>
          </table:table-cell>
          <table:table-cell table:formula="of:=IF([$'Weapon Data'.N107]&gt;1;ROUNDUP([$'Weapon Data'.N107]/3);0)" office:value-type="float" office:value="10" calcext:value-type="float">
            <text:p>10</text:p>
          </table:table-cell>
          <table:table-cell table:formula="of:=ORG.LIBREOFFICE.REGEX([$'Weapon Data'.O107];&quot; \[\d+\]&quot;;&quot;&quot;)" office:value-type="string" office:string-value="5mm" calcext:value-type="string">
            <text:p>5mm</text:p>
          </table:table-cell>
          <table:table-cell table:formula="of:=[$'Weapon Data'.Q107]" office:value-type="float" office:value="1" calcext:value-type="float">
            <text:p>1</text:p>
          </table:table-cell>
          <table:table-cell table:formula="of:=[$'Weapon Data'.S107]" office:value-type="float" office:value="0" calcext:value-type="float">
            <text:p>0</text:p>
          </table:table-cell>
          <table:table-cell table:formula="of:=IF([.$U121]=&quot;Small Guns&quot;;IF(ORG.LIBREOFFICE.REGEX([.$E121];&quot;Laser|Plasma|Electrical&quot;;&quot;&quot;)=&quot;&quot;;&quot;Energy Weapons&quot;;IF([$'Weapon Data'.$X107];&quot;Big Guns&quot;;[.$U121])); [.$U121])" office:value-type="string" office:string-value="Big Guns" calcext:value-type="string">
            <text:p>Big Guns</text:p>
          </table:table-cell>
          <table:table-cell table:formula="of:=VLOOKUP([$'Weapon Data'.G10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83]" office:value-type="float" office:value="395" calcext:value-type="float">
            <text:p>395</text:p>
          </table:table-cell>
          <table:table-cell table:formula="of:=[$'Weapon Data'.B83]" office:value-type="string" office:string-value="Vindicator Minigun" calcext:value-type="string">
            <text:p>Vindicator Minigun</text:p>
          </table:table-cell>
          <table:table-cell office:value-type="float" office:value="5" calcext:value-type="float">
            <text:p>5</text:p>
          </table:table-cell>
          <table:table-cell table:formula="of:=IF([.P122]&gt;1;[.H122]*[.P122]/IF([.J122]&lt;&gt;&quot;Burst&quot;;[.M122];[.N122]);[.H122]/[.M122])" office:value-type="float" office:value="22.1666666666667" calcext:value-type="float">
            <text:p>22.2</text:p>
          </table:table-cell>
          <table:table-cell table:formula="of:=[$'Weapon Data'.D83]" office:value-type="string" office:string-value="Normal" calcext:value-type="string">
            <text:p>Normal</text:p>
          </table:table-cell>
          <table:table-cell table:formula="of:=[$'Weapon Data'.E83]" office:value-type="float" office:value="16" calcext:value-type="float">
            <text:p>16</text:p>
          </table:table-cell>
          <table:table-cell table:formula="of:=[$'Weapon Data'.F83]" office:value-type="float" office:value="22" calcext:value-type="float">
            <text:p>22</text:p>
          </table:table-cell>
          <table:table-cell table:formula="of:=AVERAGE([.F122];[.G122])" office:value-type="float" office:value="19" calcext:value-type="float">
            <text:p>19</text:p>
          </table:table-cell>
          <table:table-cell table:formula="of:=[$'Weapon Data'.G83]" office:value-type="string" office:string-value="Burst" calcext:value-type="string">
            <text:p>Burst</text:p>
          </table:table-cell>
          <table:table-cell table:formula="of:=[$'Weapon Data'.H83]" office:value-type="string" office:string-value="None" calcext:value-type="string">
            <text:p>None</text:p>
          </table:table-cell>
          <table:table-cell table:formula="of:=[$'Weapon Data'.I83]" office:value-type="float" office:value="30" calcext:value-type="float">
            <text:p>30</text:p>
          </table:table-cell>
          <table:table-cell table:formula="of:=[$'Weapon Data'.J83]" office:value-type="float" office:value="0" calcext:value-type="float">
            <text:p>0</text:p>
          </table:table-cell>
          <table:table-cell table:formula="of:=[$'Weapon Data'.K83]" office:value-type="float" office:value="6" calcext:value-type="float">
            <text:p>6</text:p>
          </table:table-cell>
          <table:table-cell table:formula="of:=[$'Weapon Data'.L83]" office:value-type="float" office:value="0" calcext:value-type="float">
            <text:p>0</text:p>
          </table:table-cell>
          <table:table-cell table:formula="of:=[$'Weapon Data'.M83]" office:value-type="float" office:value="100" calcext:value-type="float">
            <text:p>100</text:p>
          </table:table-cell>
          <table:table-cell table:formula="of:=IF([$'Weapon Data'.N83]&gt;1;ROUNDUP([$'Weapon Data'.N83]/3);0)" office:value-type="float" office:value="7" calcext:value-type="float">
            <text:p>7</text:p>
          </table:table-cell>
          <table:table-cell table:formula="of:=ORG.LIBREOFFICE.REGEX([$'Weapon Data'.O83];&quot; \[\d+\]&quot;;&quot;&quot;)" office:value-type="string" office:string-value="4.7mm caseless" calcext:value-type="string">
            <text:p>4.7mm caseless</text:p>
          </table:table-cell>
          <table:table-cell table:formula="of:=[$'Weapon Data'.Q83]" office:value-type="float" office:value="7" calcext:value-type="float">
            <text:p>7</text:p>
          </table:table-cell>
          <table:table-cell table:formula="of:=[$'Weapon Data'.S83]" office:value-type="float" office:value="12000" calcext:value-type="float">
            <text:p>12000</text:p>
          </table:table-cell>
          <table:table-cell table:formula="of:=IF([.$U122]=&quot;Small Guns&quot;;IF(ORG.LIBREOFFICE.REGEX([.$E122];&quot;Laser|Plasma|Electrical&quot;;&quot;&quot;)=&quot;&quot;;&quot;Energy Weapons&quot;;IF([$'Weapon Data'.$X83];&quot;Big Guns&quot;;[.$U122])); [.$U122])" office:value-type="string" office:string-value="Big Guns" calcext:value-type="string">
            <text:p>Big Guns</text:p>
          </table:table-cell>
          <table:table-cell table:formula="of:=VLOOKUP([$'Weapon Data'.G83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77]" office:value-type="float" office:value="389" calcext:value-type="float">
            <text:p>389</text:p>
          </table:table-cell>
          <table:table-cell table:formula="of:=[$'Weapon Data'.B77]" office:value-type="string" office:string-value="Avenger Minigun" calcext:value-type="string">
            <text:p>Avenger Minigun</text:p>
          </table:table-cell>
          <table:table-cell office:value-type="float" office:value="5" calcext:value-type="float">
            <text:p>5</text:p>
          </table:table-cell>
          <table:table-cell table:formula="of:=IF([.P123]&gt;1;[.H123]*[.P123]/IF([.J123]&lt;&gt;&quot;Burst&quot;;[.M123];[.N123]);[.H123]/[.M123])" office:value-type="float" office:value="24.1666666666667" calcext:value-type="float">
            <text:p>24.2</text:p>
          </table:table-cell>
          <table:table-cell table:formula="of:=[$'Weapon Data'.D77]" office:value-type="string" office:string-value="Normal" calcext:value-type="string">
            <text:p>Normal</text:p>
          </table:table-cell>
          <table:table-cell table:formula="of:=[$'Weapon Data'.E77]" office:value-type="float" office:value="12" calcext:value-type="float">
            <text:p>12</text:p>
          </table:table-cell>
          <table:table-cell table:formula="of:=[$'Weapon Data'.F77]" office:value-type="float" office:value="17" calcext:value-type="float">
            <text:p>17</text:p>
          </table:table-cell>
          <table:table-cell table:formula="of:=AVERAGE([.F123];[.G123])" office:value-type="float" office:value="14.5" calcext:value-type="float">
            <text:p>14.5</text:p>
          </table:table-cell>
          <table:table-cell table:formula="of:=[$'Weapon Data'.G77]" office:value-type="string" office:string-value="Burst" calcext:value-type="string">
            <text:p>Burst</text:p>
          </table:table-cell>
          <table:table-cell table:formula="of:=[$'Weapon Data'.H77]" office:value-type="string" office:string-value="None" calcext:value-type="string">
            <text:p>None</text:p>
          </table:table-cell>
          <table:table-cell table:formula="of:=[$'Weapon Data'.I77]" office:value-type="float" office:value="40" calcext:value-type="float">
            <text:p>40</text:p>
          </table:table-cell>
          <table:table-cell table:formula="of:=[$'Weapon Data'.J77]" office:value-type="float" office:value="0" calcext:value-type="float">
            <text:p>0</text:p>
          </table:table-cell>
          <table:table-cell table:formula="of:=[$'Weapon Data'.K77]" office:value-type="float" office:value="6" calcext:value-type="float">
            <text:p>6</text:p>
          </table:table-cell>
          <table:table-cell table:formula="of:=[$'Weapon Data'.L77]" office:value-type="float" office:value="0" calcext:value-type="float">
            <text:p>0</text:p>
          </table:table-cell>
          <table:table-cell table:formula="of:=[$'Weapon Data'.M77]" office:value-type="float" office:value="120" calcext:value-type="float">
            <text:p>120</text:p>
          </table:table-cell>
          <table:table-cell table:formula="of:=IF([$'Weapon Data'.N77]&gt;1;ROUNDUP([$'Weapon Data'.N77]/3);0)" office:value-type="float" office:value="10" calcext:value-type="float">
            <text:p>10</text:p>
          </table:table-cell>
          <table:table-cell table:formula="of:=ORG.LIBREOFFICE.REGEX([$'Weapon Data'.O77];&quot; \[\d+\]&quot;;&quot;&quot;)" office:value-type="string" office:string-value="5mm" calcext:value-type="string">
            <text:p>5mm</text:p>
          </table:table-cell>
          <table:table-cell table:formula="of:=[$'Weapon Data'.Q77]" office:value-type="float" office:value="7" calcext:value-type="float">
            <text:p>7</text:p>
          </table:table-cell>
          <table:table-cell table:formula="of:=[$'Weapon Data'.S77]" office:value-type="float" office:value="5500" calcext:value-type="float">
            <text:p>5500</text:p>
          </table:table-cell>
          <table:table-cell table:formula="of:=IF([.$U123]=&quot;Small Guns&quot;;IF(ORG.LIBREOFFICE.REGEX([.$E123];&quot;Laser|Plasma|Electrical&quot;;&quot;&quot;)=&quot;&quot;;&quot;Energy Weapons&quot;;IF([$'Weapon Data'.$X77];&quot;Big Guns&quot;;[.$U123])); [.$U123])" office:value-type="string" office:string-value="Big Guns" calcext:value-type="string">
            <text:p>Big Guns</text:p>
          </table:table-cell>
          <table:table-cell table:formula="of:=VLOOKUP([$'Weapon Data'.G77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>
          <table:table-cell table:formula="of:=[$'Weapon Data'.$C108]" office:value-type="float" office:value="520" calcext:value-type="float">
            <text:p>520</text:p>
          </table:table-cell>
          <table:table-cell table:formula="of:=[$'Weapon Data'.B108]" office:value-type="string" office:string-value="Heavy Dual Minigun" calcext:value-type="string">
            <text:p>Heavy Dual Minigun</text:p>
          </table:table-cell>
          <table:table-cell/>
          <table:table-cell table:formula="of:=IF([.P124]&gt;1;[.H124]*[.P124]/IF([.J124]&lt;&gt;&quot;Burst&quot;;[.M124];[.N124]);[.H124]/[.M124])" office:value-type="float" office:value="26.6666666666667" calcext:value-type="float">
            <text:p>26.7</text:p>
          </table:table-cell>
          <table:table-cell table:formula="of:=[$'Weapon Data'.D108]" office:value-type="string" office:string-value="Normal" calcext:value-type="string">
            <text:p>Normal</text:p>
          </table:table-cell>
          <table:table-cell table:formula="of:=[$'Weapon Data'.E108]" office:value-type="float" office:value="12" calcext:value-type="float">
            <text:p>12</text:p>
          </table:table-cell>
          <table:table-cell table:formula="of:=[$'Weapon Data'.F108]" office:value-type="float" office:value="20" calcext:value-type="float">
            <text:p>20</text:p>
          </table:table-cell>
          <table:table-cell table:formula="of:=AVERAGE([.F124];[.G124])" office:value-type="float" office:value="16" calcext:value-type="float">
            <text:p>16</text:p>
          </table:table-cell>
          <table:table-cell table:formula="of:=[$'Weapon Data'.G108]" office:value-type="string" office:string-value="Burst" calcext:value-type="string">
            <text:p>Burst</text:p>
          </table:table-cell>
          <table:table-cell table:formula="of:=[$'Weapon Data'.H108]" office:value-type="string" office:string-value="None" calcext:value-type="string">
            <text:p>None</text:p>
          </table:table-cell>
          <table:table-cell table:formula="of:=[$'Weapon Data'.I108]" office:value-type="float" office:value="40" calcext:value-type="float">
            <text:p>40</text:p>
          </table:table-cell>
          <table:table-cell table:formula="of:=[$'Weapon Data'.J108]" office:value-type="float" office:value="0" calcext:value-type="float">
            <text:p>0</text:p>
          </table:table-cell>
          <table:table-cell table:formula="of:=[$'Weapon Data'.K108]" office:value-type="float" office:value="6" calcext:value-type="float">
            <text:p>6</text:p>
          </table:table-cell>
          <table:table-cell table:formula="of:=[$'Weapon Data'.L108]" office:value-type="float" office:value="0" calcext:value-type="float">
            <text:p>0</text:p>
          </table:table-cell>
          <table:table-cell table:formula="of:=[$'Weapon Data'.M108]" office:value-type="float" office:value="800" calcext:value-type="float">
            <text:p>800</text:p>
          </table:table-cell>
          <table:table-cell table:formula="of:=IF([$'Weapon Data'.N108]&gt;1;ROUNDUP([$'Weapon Data'.N108]/3);0)" office:value-type="float" office:value="10" calcext:value-type="float">
            <text:p>10</text:p>
          </table:table-cell>
          <table:table-cell table:formula="of:=ORG.LIBREOFFICE.REGEX([$'Weapon Data'.O108];&quot; \[\d+\]&quot;;&quot;&quot;)" office:value-type="string" office:string-value=".223" calcext:value-type="string">
            <text:p>.223</text:p>
          </table:table-cell>
          <table:table-cell table:formula="of:=[$'Weapon Data'.Q108]" office:value-type="float" office:value="1" calcext:value-type="float">
            <text:p>1</text:p>
          </table:table-cell>
          <table:table-cell table:formula="of:=[$'Weapon Data'.S108]" office:value-type="float" office:value="0" calcext:value-type="float">
            <text:p>0</text:p>
          </table:table-cell>
          <table:table-cell table:formula="of:=IF([.$U124]=&quot;Small Guns&quot;;IF(ORG.LIBREOFFICE.REGEX([.$E124];&quot;Laser|Plasma|Electrical&quot;;&quot;&quot;)=&quot;&quot;;&quot;Energy Weapons&quot;;IF([$'Weapon Data'.$X108];&quot;Big Guns&quot;;[.$U124])); [.$U124])" office:value-type="string" office:string-value="Big Guns" calcext:value-type="string">
            <text:p>Big Guns</text:p>
          </table:table-cell>
          <table:table-cell table:formula="of:=VLOOKUP([$'Weapon Data'.G108];[$Calibers.$F$1:$Calibers.$G$9];2;0)" office:value-type="string" office:string-value="Small Guns" calcext:value-type="string">
            <text:p>Small Guns</text:p>
          </table:table-cell>
          <table:table-cell table:number-columns-repeated="16363"/>
        </table:table-row>
        <table:table-row table:style-name="ro2" table:visibility="filter">
          <table:table-cell table:formula="of:=[$'Weapon Data'.$C23]" office:value-type="float" office:value="27" calcext:value-type="float">
            <text:p>27</text:p>
          </table:table-cell>
          <table:table-cell table:formula="of:=[$'Weapon Data'.B23]" office:value-type="string" office:string-value="Grenade (Pulse)" calcext:value-type="string">
            <text:p>Grenade (Pulse)</text:p>
          </table:table-cell>
          <table:table-cell/>
          <table:table-cell table:formula="of:=IF([.P125]&gt;1;[.H125]*[.P125]/IF([.J125]&lt;&gt;&quot;Burst&quot;;[.M125];[.N125]);[.H125]/[.M125])" office:value-type="float" office:value="31.25" calcext:value-type="float">
            <text:p>31.3</text:p>
          </table:table-cell>
          <table:table-cell table:formula="of:=[$'Weapon Data'.D23]" office:value-type="string" office:string-value="EMP" calcext:value-type="string">
            <text:p>EMP</text:p>
          </table:table-cell>
          <table:table-cell table:formula="of:=[$'Weapon Data'.E23]" office:value-type="float" office:value="100" calcext:value-type="float">
            <text:p>100</text:p>
          </table:table-cell>
          <table:table-cell table:formula="of:=[$'Weapon Data'.F23]" office:value-type="float" office:value="150" calcext:value-type="float">
            <text:p>150</text:p>
          </table:table-cell>
          <table:table-cell table:formula="of:=AVERAGE([.F125];[.G125])" office:value-type="float" office:value="125" calcext:value-type="float">
            <text:p>125</text:p>
          </table:table-cell>
          <table:table-cell table:formula="of:=[$'Weapon Data'.G23]" office:value-type="string" office:string-value="Throw" calcext:value-type="string">
            <text:p>Throw</text:p>
          </table:table-cell>
          <table:table-cell table:formula="of:=[$'Weapon Data'.H23]" office:value-type="string" office:string-value="None" calcext:value-type="string">
            <text:p>None</text:p>
          </table:table-cell>
          <table:table-cell table:formula="of:=[$'Weapon Data'.I23]" office:value-type="float" office:value="25" calcext:value-type="float">
            <text:p>25</text:p>
          </table:table-cell>
          <table:table-cell table:formula="of:=[$'Weapon Data'.J23]" office:value-type="float" office:value="0" calcext:value-type="float">
            <text:p>0</text:p>
          </table:table-cell>
          <table:table-cell table:formula="of:=[$'Weapon Data'.K23]" office:value-type="float" office:value="4" calcext:value-type="float">
            <text:p>4</text:p>
          </table:table-cell>
          <table:table-cell table:formula="of:=[$'Weapon Data'.L23]" office:value-type="float" office:value="0" calcext:value-type="float">
            <text:p>0</text:p>
          </table:table-cell>
          <table:table-cell table:formula="of:=[$'Weapon Data'.M23]" office:value-type="float" office:value="0" calcext:value-type="float">
            <text:p>0</text:p>
          </table:table-cell>
          <table:table-cell table:formula="of:=IF([$'Weapon Data'.N23]&gt;1;ROUNDUP([$'Weapon Data'.N23]/3);0)" office:value-type="float" office:value="0" calcext:value-type="float">
            <text:p>0</text:p>
          </table:table-cell>
          <table:table-cell table:formula="of:=ORG.LIBREOFFICE.REGEX([$'Weapon Data'.O23];&quot; \[\d+\]&quot;;&quot;&quot;)" office:value-type="string" office:string-value="None" calcext:value-type="string">
            <text:p>None</text:p>
          </table:table-cell>
          <table:table-cell table:formula="of:=[$'Weapon Data'.Q23]" office:value-type="float" office:value="4" calcext:value-type="float">
            <text:p>4</text:p>
          </table:table-cell>
          <table:table-cell table:formula="of:=[$'Weapon Data'.S23]" office:value-type="float" office:value="250" calcext:value-type="float">
            <text:p>250</text:p>
          </table:table-cell>
          <table:table-cell table:formula="of:=IF([.$U125]=&quot;Small Guns&quot;;IF(ORG.LIBREOFFICE.REGEX([.$E125];&quot;Laser|Plasma|Electrical&quot;;&quot;&quot;)=&quot;&quot;;&quot;Energy Weapons&quot;;IF([$'Weapon Data'.$X23];&quot;Big Guns&quot;;[.$U125])); [.$U125])" office:value-type="string" office:string-value="Throwing" calcext:value-type="string">
            <text:p>Throwing</text:p>
          </table:table-cell>
          <table:table-cell table:formula="of:=VLOOKUP([$'Weapon Data'.G23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96]" office:value-type="float" office:value="421" calcext:value-type="float">
            <text:p>421</text:p>
          </table:table-cell>
          <table:table-cell table:formula="of:=[$'Weapon Data'.B96]" office:value-type="string" office:string-value="Holy Hand Grenade" calcext:value-type="string">
            <text:p>Holy Hand Grenade</text:p>
          </table:table-cell>
          <table:table-cell/>
          <table:table-cell table:formula="of:=IF([.P126]&gt;1;[.H126]*[.P126]/IF([.J126]&lt;&gt;&quot;Burst&quot;;[.M126];[.N126]);[.H126]/[.M126])" office:value-type="float" office:value="100" calcext:value-type="float">
            <text:p>100.0</text:p>
          </table:table-cell>
          <table:table-cell table:formula="of:=[$'Weapon Data'.D96]" office:value-type="string" office:string-value="Explode" calcext:value-type="string">
            <text:p>Explode</text:p>
          </table:table-cell>
          <table:table-cell table:formula="of:=[$'Weapon Data'.E96]" office:value-type="float" office:value="300" calcext:value-type="float">
            <text:p>300</text:p>
          </table:table-cell>
          <table:table-cell table:formula="of:=[$'Weapon Data'.F96]" office:value-type="float" office:value="500" calcext:value-type="float">
            <text:p>500</text:p>
          </table:table-cell>
          <table:table-cell table:formula="of:=AVERAGE([.F126];[.G126])" office:value-type="float" office:value="400" calcext:value-type="float">
            <text:p>400</text:p>
          </table:table-cell>
          <table:table-cell table:formula="of:=[$'Weapon Data'.G96]" office:value-type="string" office:string-value="Throw" calcext:value-type="string">
            <text:p>Throw</text:p>
          </table:table-cell>
          <table:table-cell table:formula="of:=[$'Weapon Data'.H96]" office:value-type="string" office:string-value="None" calcext:value-type="string">
            <text:p>None</text:p>
          </table:table-cell>
          <table:table-cell table:formula="of:=[$'Weapon Data'.I96]" office:value-type="float" office:value="30" calcext:value-type="float">
            <text:p>30</text:p>
          </table:table-cell>
          <table:table-cell table:formula="of:=[$'Weapon Data'.J96]" office:value-type="float" office:value="0" calcext:value-type="float">
            <text:p>0</text:p>
          </table:table-cell>
          <table:table-cell table:formula="of:=[$'Weapon Data'.K96]" office:value-type="float" office:value="4" calcext:value-type="float">
            <text:p>4</text:p>
          </table:table-cell>
          <table:table-cell table:formula="of:=[$'Weapon Data'.L96]" office:value-type="float" office:value="0" calcext:value-type="float">
            <text:p>0</text:p>
          </table:table-cell>
          <table:table-cell table:formula="of:=[$'Weapon Data'.M96]" office:value-type="float" office:value="0" calcext:value-type="float">
            <text:p>0</text:p>
          </table:table-cell>
          <table:table-cell table:formula="of:=IF([$'Weapon Data'.N96]&gt;1;ROUNDUP([$'Weapon Data'.N96]/3);0)" office:value-type="float" office:value="0" calcext:value-type="float">
            <text:p>0</text:p>
          </table:table-cell>
          <table:table-cell table:formula="of:=ORG.LIBREOFFICE.REGEX([$'Weapon Data'.O96];&quot; \[\d+\]&quot;;&quot;&quot;)" office:value-type="string" office:string-value="None" calcext:value-type="string">
            <text:p>None</text:p>
          </table:table-cell>
          <table:table-cell table:formula="of:=[$'Weapon Data'.Q96]" office:value-type="float" office:value="2" calcext:value-type="float">
            <text:p>2</text:p>
          </table:table-cell>
          <table:table-cell table:formula="of:=[$'Weapon Data'.S96]" office:value-type="float" office:value="1" calcext:value-type="float">
            <text:p>1</text:p>
          </table:table-cell>
          <table:table-cell table:formula="of:=IF([.$U126]=&quot;Small Guns&quot;;IF(ORG.LIBREOFFICE.REGEX([.$E126];&quot;Laser|Plasma|Electrical&quot;;&quot;&quot;)=&quot;&quot;;&quot;Energy Weapons&quot;;IF([$'Weapon Data'.$X96];&quot;Big Guns&quot;;[.$U126])); [.$U126])" office:value-type="string" office:string-value="Throwing" calcext:value-type="string">
            <text:p>Throwing</text:p>
          </table:table-cell>
          <table:table-cell table:formula="of:=VLOOKUP([$'Weapon Data'.G96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visibility="filter">
          <table:table-cell table:formula="of:=[$'Weapon Data'.$C38]" office:value-type="float" office:value="205" calcext:value-type="float">
            <text:p>205</text:p>
          </table:table-cell>
          <table:table-cell table:formula="of:=[$'Weapon Data'.B38]" office:value-type="string" office:string-value="Flare" calcext:value-type="string">
            <text:p>Flare</text:p>
          </table:table-cell>
          <table:table-cell/>
          <table:table-cell table:formula="of:=IF([.P127]&gt;1;[.H127]*[.P127]/IF([.J127]&lt;&gt;&quot;Burst&quot;;[.M127];[.N127]);[.H127]/[.M127])" office:value-type="string" office:string-value="" calcext:value-type="error">
            <text:p>#DIV/0!</text:p>
          </table:table-cell>
          <table:table-cell table:formula="of:=[$'Weapon Data'.D38]" office:value-type="string" office:string-value="Normal" calcext:value-type="string">
            <text:p>Normal</text:p>
          </table:table-cell>
          <table:table-cell table:formula="of:=[$'Weapon Data'.E38]" office:value-type="float" office:value="1" calcext:value-type="float">
            <text:p>1</text:p>
          </table:table-cell>
          <table:table-cell table:formula="of:=[$'Weapon Data'.F38]" office:value-type="float" office:value="1" calcext:value-type="float">
            <text:p>1</text:p>
          </table:table-cell>
          <table:table-cell table:formula="of:=AVERAGE([.F127];[.G127])" office:value-type="float" office:value="1" calcext:value-type="float">
            <text:p>1</text:p>
          </table:table-cell>
          <table:table-cell table:formula="of:=[$'Weapon Data'.G38]" office:value-type="string" office:string-value="Throw" calcext:value-type="string">
            <text:p>Throw</text:p>
          </table:table-cell>
          <table:table-cell table:formula="of:=[$'Weapon Data'.H38]" office:value-type="string" office:string-value="None" calcext:value-type="string">
            <text:p>None</text:p>
          </table:table-cell>
          <table:table-cell table:formula="of:=[$'Weapon Data'.I38]" office:value-type="float" office:value="15" calcext:value-type="float">
            <text:p>15</text:p>
          </table:table-cell>
          <table:table-cell table:formula="of:=[$'Weapon Data'.J38]" office:value-type="float" office:value="0" calcext:value-type="float">
            <text:p>0</text:p>
          </table:table-cell>
          <table:table-cell table:formula="of:=[$'Weapon Data'.K38]" office:value-type="float" office:value="0" calcext:value-type="float">
            <text:p>0</text:p>
          </table:table-cell>
          <table:table-cell table:formula="of:=[$'Weapon Data'.L38]" office:value-type="float" office:value="0" calcext:value-type="float">
            <text:p>0</text:p>
          </table:table-cell>
          <table:table-cell table:formula="of:=[$'Weapon Data'.M38]" office:value-type="float" office:value="0" calcext:value-type="float">
            <text:p>0</text:p>
          </table:table-cell>
          <table:table-cell table:formula="of:=IF([$'Weapon Data'.N38]&gt;1;ROUNDUP([$'Weapon Data'.N38]/3);0)" office:value-type="float" office:value="0" calcext:value-type="float">
            <text:p>0</text:p>
          </table:table-cell>
          <table:table-cell table:formula="of:=ORG.LIBREOFFICE.REGEX([$'Weapon Data'.O38];&quot; \[\d+\]&quot;;&quot;&quot;)" office:value-type="string" office:string-value="None" calcext:value-type="string">
            <text:p>None</text:p>
          </table:table-cell>
          <table:table-cell table:formula="of:=[$'Weapon Data'.Q38]" office:value-type="float" office:value="0" calcext:value-type="float">
            <text:p>0</text:p>
          </table:table-cell>
          <table:table-cell table:formula="of:=[$'Weapon Data'.S38]" office:value-type="float" office:value="60" calcext:value-type="float">
            <text:p>60</text:p>
          </table:table-cell>
          <table:table-cell table:formula="of:=IF([.$U127]=&quot;Small Guns&quot;;IF(ORG.LIBREOFFICE.REGEX([.$E127];&quot;Laser|Plasma|Electrical&quot;;&quot;&quot;)=&quot;&quot;;&quot;Energy Weapons&quot;;IF([$'Weapon Data'.$X38];&quot;Big Guns&quot;;[.$U127])); [.$U127])" office:value-type="string" office:string-value="Throwing" calcext:value-type="string">
            <text:p>Throwing</text:p>
          </table:table-cell>
          <table:table-cell table:formula="of:=VLOOKUP([$'Weapon Data'.G38];[$Calibers.$F$1:$Calibers.$G$9];2;0)" office:value-type="string" office:string-value="Throwing" calcext:value-type="string">
            <text:p>Throwing</text:p>
          </table:table-cell>
          <table:table-cell table:number-columns-repeated="16363"/>
        </table:table-row>
        <table:table-row table:style-name="ro2" table:number-rows-repeated="14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>
          <table:table-cell table:number-columns-repeated="19"/>
          <table:table-cell table:style-name="Default" table:number-columns-repeated="2"/>
          <table:table-cell table:number-columns-repeated="16363"/>
        </table:table-row>
      </table:table>
      <table:table table:name="Calibers" table:style-name="ta1">
        <table:table-column table:style-name="co22" table:number-columns-repeated="7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table:number-columns-repeated="3"/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unch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.44 ca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ick</text:p>
          </table:table-cell>
          <table:table-cell office:value-type="string" calcext:value-type="string">
            <text:p>Unarmed</text:p>
          </table:table-cell>
        </table:table-row>
        <table:table-row table:style-name="ro2"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ng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12-gaug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ust</text:p>
          </table:table-cell>
          <table:table-cell office:value-type="string" calcext:value-type="string">
            <text:p>Melee</text:p>
          </table:table-cell>
        </table:table-row>
        <table:table-row table:style-name="ro2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hrow</text:p>
          </table:table-cell>
          <table:table-cell office:value-type="string" calcext:value-type="string">
            <text:p>Throwing</text:p>
          </table:table-cell>
        </table:table-row>
        <table:table-row table:style-name="ro2">
          <table:table-cell office:value-type="string" calcext:value-type="string">
            <text:p>.22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ingl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.45 c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urst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40mm grenad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lame</text:p>
          </table:table-cell>
          <table:table-cell office:value-type="string" calcext:value-type="string">
            <text:p>Small Guns</text:p>
          </table:table-cell>
        </table:table-row>
        <table:table-row table:style-name="ro2">
          <table:table-cell office:value-type="string" calcext:value-type="string">
            <text:p>5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.62m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Energy Cel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methrower Fue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N needl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.50 c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m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7mm caseles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cket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Weapon Tiers'.A1:'Weapon Tiers'.U127" table:display-filter-buttons="true">
          <table:filter>
            <table:filter-and>
              <table:filter-condition table:value="Big Guns" table:operator="=" table:field-number="19">
                <table:filter-set-item table:value="Big Guns"/>
                <table:filter-set-item table:value="Small Guns"/>
              </table:filter-condition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Calibers.A1:Calibers.B2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9T02:57:12.499000000</dc:date>
    <meta:editing-duration>PT3H28M47S</meta:editing-duration>
    <meta:editing-cycles>15</meta:editing-cycles>
    <meta:generator>LibreOffice/7.5.0.3$Windows_X86_64 LibreOffice_project/c21113d003cd3efa8c53188764377a8272d9d6de</meta:generator>
    <meta:document-statistic meta:table-count="3" meta:cell-count="5845" meta:object-count="0"/>
  </office:meta>
</office:document-meta>
</file>